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 office:value-type="float" office:value="-5">
            <text:p>-5</text:p>
          </table:table-cell>
          <table:table-cell table:style-name="ce1" office:value-type="float" office:value="-0.17490272">
            <text:p>-0,1749</text:p>
          </table:table-cell>
          <table:table-cell table:number-columns-repeated="10"/>
        </table:table-row>
        <table:table-row table:style-name="ro1">
          <table:table-cell office:value-type="float" office:value="-4">
            <text:p>-4</text:p>
          </table:table-cell>
          <table:table-cell table:style-name="ce1" office:value-type="float" office:value="-0.17616834">
            <text:p>-0,1762</text:p>
          </table:table-cell>
          <table:table-cell>
            <draw:frame table:end-cell-address="Sheet1.G17" table:end-x="0.096cm" table:end-y="0.45cm" draw:z-index="0" svg:width="7.999cm" svg:height="6.999cm" svg:x="1.128cm" svg:y="0.225cm">
              <draw:object draw:notify-on-update-of-ranges="Sheet1.A1:Sheet1.B9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office:value-type="float" office:value="-3">
            <text:p>-3</text:p>
          </table:table-cell>
          <table:table-cell table:style-name="ce1" office:value-type="float" office:value="-0.17414125">
            <text:p>-0,1741</text:p>
          </table:table-cell>
          <table:table-cell table:number-columns-repeated="10"/>
        </table:table-row>
        <table:table-row table:style-name="ro1">
          <table:table-cell office:value-type="float" office:value="-2">
            <text:p>-2</text:p>
          </table:table-cell>
          <table:table-cell table:style-name="ce1" office:value-type="float" office:value="-0.17064366">
            <text:p>-0,1706</text:p>
          </table:table-cell>
          <table:table-cell table:number-columns-repeated="10"/>
        </table:table-row>
        <table:table-row table:style-name="ro1">
          <table:table-cell office:value-type="float" office:value="-1">
            <text:p>-1</text:p>
          </table:table-cell>
          <table:table-cell table:style-name="ce1" office:value-type="float" office:value="-0.17157966">
            <text:p>-0,1716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-0.16472973">
            <text:p>-0,1647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-0.15793125">
            <text:p>-0,1579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-0.15561286">
            <text:p>-0,1556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-0.15425641">
            <text:p>-0,1543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-0.15422559">
            <text:p>-0,1542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-0.15171137">
            <text:p>-0,1517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-0.14903475">
            <text:p>-0,14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-0.14819808">
            <text:p>-0,1482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-0.14635432">
            <text:p>-0,1464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-0.14607268">
            <text:p>-0,1461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-0.14829348">
            <text:p>-0,1483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-0.14961555">
            <text:p>-0,1496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-0.15426135">
            <text:p>-0,1543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-0.15839551">
            <text:p>-0,1584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-0.16142569">
            <text:p>-0,1614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-0.15908926">
            <text:p>-0,1591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-0.16002993">
            <text:p>-0,16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-0.1631728">
            <text:p>-0,1632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-0.16302871">
            <text:p>-0,163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-0.16405706">
            <text:p>-0,1641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-0.16278697">
            <text:p>-0,1628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-0.15941813">
            <text:p>-0,1594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-0.15697268">
            <text:p>-0,157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-0.15465399">
            <text:p>-0,1547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-0.15389144">
            <text:p>-0,1539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-0.14934135">
            <text:p>-0,1493</text:p>
          </table:table-cell>
          <table:table-cell table:style-name="ce1" office:value-type="float" office:value="-0.24197614">
            <text:p>-0,242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-0.1475702">
            <text:p>-0,1476</text:p>
          </table:table-cell>
          <table:table-cell table:style-name="ce1" office:value-type="float" office:value="-0.253313">
            <text:p>-0,2533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-0.15023955">
            <text:p>-0,1502</text:p>
          </table:table-cell>
          <table:table-cell table:style-name="ce1" office:value-type="float" office:value="-0.25270927">
            <text:p>-0,2527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-0.15077048">
            <text:p>-0,1508</text:p>
          </table:table-cell>
          <table:table-cell table:style-name="ce1" office:value-type="float" office:value="-0.24104912">
            <text:p>-0,241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-0.15025569">
            <text:p>-0,1503</text:p>
          </table:table-cell>
          <table:table-cell table:style-name="ce1" office:value-type="float" office:value="-0.23170593">
            <text:p>-0,2317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-0.1519932">
            <text:p>-0,152</text:p>
          </table:table-cell>
          <table:table-cell table:style-name="ce1" office:value-type="float" office:value="-0.22677242">
            <text:p>-0,2268</text:p>
          </table:table-cell>
          <table:table-cell table:formula="oooc:=[.B36]-[.C36]" office:value-type="float" office:value="0.07477922">
            <text:p>0,0748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table:formula="oooc:=[.C37]+[.$D$36]" office:value-type="float" office:value="-0.14831748">
            <text:p>-0,1483</text:p>
          </table:table-cell>
          <table:table-cell table:style-name="ce1" office:value-type="float" office:value="-0.2230967">
            <text:p>-0,2231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table:formula="oooc:=[.C38]+[.$D$36]" office:value-type="float" office:value="-0.14830068">
            <text:p>-0,1483</text:p>
          </table:table-cell>
          <table:table-cell table:style-name="ce1" office:value-type="float" office:value="-0.2230799">
            <text:p>-0,223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table:formula="oooc:=[.C39]+[.$D$36]" office:value-type="float" office:value="-0.15048818">
            <text:p>-0,1505</text:p>
          </table:table-cell>
          <table:table-cell table:style-name="ce1" office:value-type="float" office:value="-0.2252674">
            <text:p>-0,2253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table:formula="oooc:=[.C40]+[.$D$36]" office:value-type="float" office:value="-0.14910892">
            <text:p>-0,1491</text:p>
          </table:table-cell>
          <table:table-cell table:style-name="ce1" office:value-type="float" office:value="-0.22388814">
            <text:p>-0,2239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table:formula="oooc:=[.C41]+[.$D$36]" office:value-type="float" office:value="-0.14751309">
            <text:p>-0,1475</text:p>
          </table:table-cell>
          <table:table-cell table:style-name="ce1" office:value-type="float" office:value="-0.22229231">
            <text:p>-0,2223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table:formula="oooc:=[.C42]+[.$D$36]" office:value-type="float" office:value="-0.14508452">
            <text:p>-0,1451</text:p>
          </table:table-cell>
          <table:table-cell table:style-name="ce1" office:value-type="float" office:value="-0.21986374">
            <text:p>-0,2199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table:formula="oooc:=[.C43]+[.$D$36]" office:value-type="float" office:value="-0.13754809">
            <text:p>-0,1375</text:p>
          </table:table-cell>
          <table:table-cell table:style-name="ce1" office:value-type="float" office:value="-0.21232731">
            <text:p>-0,2123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table:formula="oooc:=[.C44]+[.$D$36]" office:value-type="float" office:value="-0.13284922">
            <text:p>-0,1328</text:p>
          </table:table-cell>
          <table:table-cell table:style-name="ce1" office:value-type="float" office:value="-0.20762844">
            <text:p>-0,2076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table:formula="oooc:=[.C45]+[.$D$36]" office:value-type="float" office:value="-0.125007">
            <text:p>-0,125</text:p>
          </table:table-cell>
          <table:table-cell table:style-name="ce1" office:value-type="float" office:value="-0.19978622">
            <text:p>-0,1998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table:formula="oooc:=[.C46]+[.$D$36]" office:value-type="float" office:value="-0.1172789">
            <text:p>-0,1173</text:p>
          </table:table-cell>
          <table:table-cell table:style-name="ce1" office:value-type="float" office:value="-0.19205812">
            <text:p>-0,1921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table:formula="oooc:=[.C47]+[.$D$36]" office:value-type="float" office:value="-0.11002378">
            <text:p>-0,11</text:p>
          </table:table-cell>
          <table:table-cell table:style-name="ce1" office:value-type="float" office:value="-0.184803">
            <text:p>-0,1848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table:formula="oooc:=[.C48]+[.$D$36]" office:value-type="float" office:value="-0.10117092">
            <text:p>-0,1012</text:p>
          </table:table-cell>
          <table:table-cell table:style-name="ce1" office:value-type="float" office:value="-0.17595014">
            <text:p>-0,176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table:formula="oooc:=[.C49]+[.$D$36]" office:value-type="float" office:value="-0.09590375">
            <text:p>-0,0959</text:p>
          </table:table-cell>
          <table:table-cell table:style-name="ce1" office:value-type="float" office:value="-0.17068297">
            <text:p>-0,1707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table:formula="oooc:=[.C50]+[.$D$36]" office:value-type="float" office:value="-0.08974635">
            <text:p>-0,0897</text:p>
          </table:table-cell>
          <table:table-cell table:style-name="ce1" office:value-type="float" office:value="-0.16452557">
            <text:p>-0,1645</text:p>
          </table:table-cell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table:formula="oooc:=[.C51]+[.$D$36]" office:value-type="float" office:value="-0.08096068">
            <text:p>-0,081</text:p>
          </table:table-cell>
          <table:table-cell table:style-name="ce1" office:value-type="float" office:value="-0.1557399">
            <text:p>-0,1557</text:p>
          </table:table-cell>
          <table:table-cell table:number-columns-repeated="9"/>
        </table:table-row>
        <table:table-row table:style-name="ro1">
          <table:table-cell office:value-type="float" office:value="46">
            <text:p>46</text:p>
          </table:table-cell>
          <table:table-cell table:formula="oooc:=[.C52]+[.$D$36]" office:value-type="float" office:value="-0.073554">
            <text:p>-0,0736</text:p>
          </table:table-cell>
          <table:table-cell table:style-name="ce1" office:value-type="float" office:value="-0.14833322">
            <text:p>-0,1483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table:formula="oooc:=[.C53]+[.$D$36]" office:value-type="float" office:value="-0.06744607">
            <text:p>-0,0674</text:p>
          </table:table-cell>
          <table:table-cell table:style-name="ce1" office:value-type="float" office:value="-0.14222529">
            <text:p>-0,1422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table:formula="oooc:=[.C54]+[.$D$36]" office:value-type="float" office:value="-0.0623705">
            <text:p>-0,0624</text:p>
          </table:table-cell>
          <table:table-cell table:style-name="ce1" office:value-type="float" office:value="-0.13714972">
            <text:p>-0,1371</text:p>
          </table:table-cell>
          <table:table-cell table:number-columns-repeated="9"/>
        </table:table-row>
        <table:table-row table:style-name="ro1">
          <table:table-cell office:value-type="float" office:value="49">
            <text:p>49</text:p>
          </table:table-cell>
          <table:table-cell table:formula="oooc:=[.C55]+[.$D$36]" office:value-type="float" office:value="-0.05438325">
            <text:p>-0,0544</text:p>
          </table:table-cell>
          <table:table-cell table:style-name="ce1" office:value-type="float" office:value="-0.12916247">
            <text:p>-0,1292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formula="oooc:=[.C56]+[.$D$36]" office:value-type="float" office:value="-0.04366675">
            <text:p>-0,0437</text:p>
          </table:table-cell>
          <table:table-cell table:style-name="ce1" office:value-type="float" office:value="-0.11844597">
            <text:p>-0,1184</text:p>
          </table:table-cell>
          <table:table-cell table:number-columns-repeated="9"/>
        </table:table-row>
        <table:table-row table:style-name="ro1">
          <table:table-cell office:value-type="float" office:value="51">
            <text:p>51</text:p>
          </table:table-cell>
          <table:table-cell table:formula="oooc:=[.C57]+[.$D$36]" office:value-type="float" office:value="-0.0410069">
            <text:p>-0,041</text:p>
          </table:table-cell>
          <table:table-cell table:style-name="ce1" office:value-type="float" office:value="-0.11578612">
            <text:p>-0,1158</text:p>
          </table:table-cell>
          <table:table-cell table:number-columns-repeated="9"/>
        </table:table-row>
        <table:table-row table:style-name="ro1">
          <table:table-cell office:value-type="float" office:value="52">
            <text:p>52</text:p>
          </table:table-cell>
          <table:table-cell table:formula="oooc:=[.C58]+[.$D$36]" office:value-type="float" office:value="-0.0382985">
            <text:p>-0,0383</text:p>
          </table:table-cell>
          <table:table-cell table:style-name="ce1" office:value-type="float" office:value="-0.11307772">
            <text:p>-0,1131</text:p>
          </table:table-cell>
          <table:table-cell table:number-columns-repeated="9"/>
        </table:table-row>
        <table:table-row table:style-name="ro1">
          <table:table-cell office:value-type="float" office:value="53">
            <text:p>53</text:p>
          </table:table-cell>
          <table:table-cell table:formula="oooc:=[.C59]+[.$D$36]" office:value-type="float" office:value="-0.03407489">
            <text:p>-0,0341</text:p>
          </table:table-cell>
          <table:table-cell table:style-name="ce1" office:value-type="float" office:value="-0.10885411">
            <text:p>-0,1089</text:p>
          </table:table-cell>
          <table:table-cell table:number-columns-repeated="9"/>
        </table:table-row>
        <table:table-row table:style-name="ro1">
          <table:table-cell office:value-type="float" office:value="54">
            <text:p>54</text:p>
          </table:table-cell>
          <table:table-cell table:formula="oooc:=[.C60]+[.$D$36]" office:value-type="float" office:value="-0.02698211">
            <text:p>-0,027</text:p>
          </table:table-cell>
          <table:table-cell table:style-name="ce1" office:value-type="float" office:value="-0.10176133">
            <text:p>-0,1018</text:p>
          </table:table-cell>
          <table:table-cell table:number-columns-repeated="9"/>
        </table:table-row>
        <table:table-row table:style-name="ro1">
          <table:table-cell office:value-type="float" office:value="55">
            <text:p>55</text:p>
          </table:table-cell>
          <table:table-cell table:formula="oooc:=[.C61]+[.$D$36]" office:value-type="float" office:value="-0.01928821">
            <text:p>-0,0193</text:p>
          </table:table-cell>
          <table:table-cell table:style-name="ce1" office:value-type="float" office:value="-0.09406743">
            <text:p>-0,0941</text:p>
          </table:table-cell>
          <table:table-cell table:style-name="ce1" office:value-type="float" office:value="-0.08490463">
            <text:p>-0,0849</text:p>
          </table:table-cell>
          <table:table-cell table:number-columns-repeated="8"/>
        </table:table-row>
        <table:table-row table:style-name="ro1">
          <table:table-cell office:value-type="float" office:value="56">
            <text:p>56</text:p>
          </table:table-cell>
          <table:table-cell table:formula="oooc:=[.C62]+[.$D$36]" office:value-type="float" office:value="-0.01182017">
            <text:p>-0,0118</text:p>
          </table:table-cell>
          <table:table-cell table:style-name="ce1" office:value-type="float" office:value="-0.08659939">
            <text:p>-0,0866</text:p>
          </table:table-cell>
          <table:table-cell table:style-name="ce1" office:value-type="float" office:value="-0.07107543">
            <text:p>-0,0711</text:p>
          </table:table-cell>
          <table:table-cell table:number-columns-repeated="8"/>
        </table:table-row>
        <table:table-row table:style-name="ro1">
          <table:table-cell office:value-type="float" office:value="57">
            <text:p>57</text:p>
          </table:table-cell>
          <table:table-cell table:formula="oooc:=[.C63]+[.$D$36]" office:value-type="float" office:value="-0.000984409999999991">
            <text:p>-0,001</text:p>
          </table:table-cell>
          <table:table-cell table:style-name="ce1" office:value-type="float" office:value="-0.07576363">
            <text:p>-0,0758</text:p>
          </table:table-cell>
          <table:table-cell table:style-name="ce1" office:value-type="float" office:value="-0.07981739">
            <text:p>-0,0798</text:p>
          </table:table-cell>
          <table:table-cell table:number-columns-repeated="8"/>
        </table:table-row>
        <table:table-row table:style-name="ro1">
          <table:table-cell office:value-type="float" office:value="58">
            <text:p>58</text:p>
          </table:table-cell>
          <table:table-cell table:formula="oooc:=[.C64]+[.$D$36]" office:value-type="float" office:value="0.00796575000000001">
            <text:p>0,008</text:p>
          </table:table-cell>
          <table:table-cell table:style-name="ce1" office:value-type="float" office:value="-0.06681347">
            <text:p>-0,0668</text:p>
          </table:table-cell>
          <table:table-cell table:style-name="ce1" office:value-type="float" office:value="-0.06122189">
            <text:p>-0,0612</text:p>
          </table:table-cell>
          <table:table-cell table:number-columns-repeated="8"/>
        </table:table-row>
        <table:table-row table:style-name="ro1">
          <table:table-cell office:value-type="float" office:value="59">
            <text:p>59</text:p>
          </table:table-cell>
          <table:table-cell table:formula="oooc:=[.C65]+[.$D$36]" office:value-type="float" office:value="0.01413748">
            <text:p>0,0141</text:p>
          </table:table-cell>
          <table:table-cell table:style-name="ce1" office:value-type="float" office:value="-0.06064174">
            <text:p>-0,0606</text:p>
          </table:table-cell>
          <table:table-cell table:style-name="ce1" office:value-type="float" office:value="-0.05807868">
            <text:p>-0,0581</text:p>
          </table:table-cell>
          <table:table-cell table:number-columns-repeated="8"/>
        </table:table-row>
        <table:table-row table:style-name="ro1">
          <table:table-cell office:value-type="float" office:value="60">
            <text:p>60</text:p>
          </table:table-cell>
          <table:table-cell table:formula="oooc:=[.C66]+[.$D$36]" office:value-type="float" office:value="0.0220167">
            <text:p>0,022</text:p>
          </table:table-cell>
          <table:table-cell table:style-name="ce1" office:value-type="float" office:value="-0.05276252">
            <text:p>-0,0528</text:p>
          </table:table-cell>
          <table:table-cell table:style-name="ce1" office:value-type="float" office:value="-0.04256666">
            <text:p>-0,0426</text:p>
          </table:table-cell>
          <table:table-cell table:formula="oooc:=[.B66]-[.D66]" office:value-type="float" office:value="0.06458336">
            <text:p>0,0646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table:formula="oooc:=[.D67]+[.$E$66]" office:value-type="float" office:value="0.03545557">
            <text:p>0,0355</text:p>
          </table:table-cell>
          <table:table-cell/>
          <table:table-cell table:style-name="ce1" office:value-type="float" office:value="-0.02912779">
            <text:p>-0,0291</text:p>
          </table:table-cell>
          <table:table-cell table:number-columns-repeated="8"/>
        </table:table-row>
        <table:table-row table:style-name="ro1">
          <table:table-cell office:value-type="float" office:value="62">
            <text:p>62</text:p>
          </table:table-cell>
          <table:table-cell table:formula="oooc:=[.D68]+[.$E$66]" office:value-type="float" office:value="0.02862089">
            <text:p>0,0286</text:p>
          </table:table-cell>
          <table:table-cell/>
          <table:table-cell table:style-name="ce1" office:value-type="float" office:value="-0.03596247">
            <text:p>-0,036</text:p>
          </table:table-cell>
          <table:table-cell table:number-columns-repeated="8"/>
        </table:table-row>
        <table:table-row table:style-name="ro1">
          <table:table-cell office:value-type="float" office:value="63">
            <text:p>63</text:p>
          </table:table-cell>
          <table:table-cell table:formula="oooc:=[.D69]+[.$E$66]" office:value-type="float" office:value="0.02669698">
            <text:p>0,0267</text:p>
          </table:table-cell>
          <table:table-cell/>
          <table:table-cell table:style-name="ce1" office:value-type="float" office:value="-0.03788638">
            <text:p>-0,0379</text:p>
          </table:table-cell>
          <table:table-cell table:number-columns-repeated="8"/>
        </table:table-row>
        <table:table-row table:style-name="ro1">
          <table:table-cell office:value-type="float" office:value="64">
            <text:p>64</text:p>
          </table:table-cell>
          <table:table-cell table:formula="oooc:=[.D70]+[.$E$66]" office:value-type="float" office:value="0.0364233">
            <text:p>0,0364</text:p>
          </table:table-cell>
          <table:table-cell/>
          <table:table-cell table:style-name="ce1" office:value-type="float" office:value="-0.02816006">
            <text:p>-0,0282</text:p>
          </table:table-cell>
          <table:table-cell table:number-columns-repeated="8"/>
        </table:table-row>
        <table:table-row table:style-name="ro1">
          <table:table-cell office:value-type="float" office:value="65">
            <text:p>65</text:p>
          </table:table-cell>
          <table:table-cell table:formula="oooc:=[.D71]+[.$E$66]" office:value-type="float" office:value="0.04906176">
            <text:p>0,0491</text:p>
          </table:table-cell>
          <table:table-cell/>
          <table:table-cell table:style-name="ce1" office:value-type="float" office:value="-0.0155216">
            <text:p>-0,0155</text:p>
          </table:table-cell>
          <table:table-cell table:number-columns-repeated="8"/>
        </table:table-row>
        <table:table-row table:style-name="ro1">
          <table:table-cell office:value-type="float" office:value="66">
            <text:p>66</text:p>
          </table:table-cell>
          <table:table-cell table:formula="oooc:=[.D72]+[.$E$66]" office:value-type="float" office:value="0.06528533">
            <text:p>0,0653</text:p>
          </table:table-cell>
          <table:table-cell/>
          <table:table-cell table:style-name="ce1" office:value-type="float" office:value="0.00070197000000001">
            <text:p>0,0007</text:p>
          </table:table-cell>
          <table:table-cell table:number-columns-repeated="8"/>
        </table:table-row>
        <table:table-row table:style-name="ro1">
          <table:table-cell office:value-type="float" office:value="67">
            <text:p>67</text:p>
          </table:table-cell>
          <table:table-cell table:formula="oooc:=[.D73]+[.$E$66]" office:value-type="float" office:value="0.08442154">
            <text:p>0,0844</text:p>
          </table:table-cell>
          <table:table-cell/>
          <table:table-cell table:style-name="ce1" office:value-type="float" office:value="0.01983818">
            <text:p>0,0198</text:p>
          </table:table-cell>
          <table:table-cell table:number-columns-repeated="8"/>
        </table:table-row>
        <table:table-row table:style-name="ro1">
          <table:table-cell office:value-type="float" office:value="68">
            <text:p>68</text:p>
          </table:table-cell>
          <table:table-cell table:formula="oooc:=[.D74]+[.$E$66]" office:value-type="float" office:value="0.09598959">
            <text:p>0,096</text:p>
          </table:table-cell>
          <table:table-cell/>
          <table:table-cell table:style-name="ce1" office:value-type="float" office:value="0.03140623">
            <text:p>0,0314</text:p>
          </table:table-cell>
          <table:table-cell table:number-columns-repeated="8"/>
        </table:table-row>
        <table:table-row table:style-name="ro1">
          <table:table-cell office:value-type="float" office:value="69">
            <text:p>69</text:p>
          </table:table-cell>
          <table:table-cell table:formula="oooc:=[.D75]+[.$E$66]" office:value-type="float" office:value="0.11076505">
            <text:p>0,1108</text:p>
          </table:table-cell>
          <table:table-cell/>
          <table:table-cell table:style-name="ce1" office:value-type="float" office:value="0.04618169">
            <text:p>0,0462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table:formula="oooc:=[.D76]+[.$E$66]" office:value-type="float" office:value="0.10952772">
            <text:p>0,1095</text:p>
          </table:table-cell>
          <table:table-cell/>
          <table:table-cell table:style-name="ce1" office:value-type="float" office:value="0.04494436">
            <text:p>0,0449</text:p>
          </table:table-cell>
          <table:table-cell table:number-columns-repeated="8"/>
        </table:table-row>
        <table:table-row table:style-name="ro1">
          <table:table-cell office:value-type="float" office:value="71">
            <text:p>71</text:p>
          </table:table-cell>
          <table:table-cell table:formula="oooc:=[.D77]+[.$E$66]" office:value-type="float" office:value="0.10894976">
            <text:p>0,1089</text:p>
          </table:table-cell>
          <table:table-cell/>
          <table:table-cell table:style-name="ce1" office:value-type="float" office:value="0.0443664">
            <text:p>0,0444</text:p>
          </table:table-cell>
          <table:table-cell table:number-columns-repeated="8"/>
        </table:table-row>
        <table:table-row table:style-name="ro1">
          <table:table-cell office:value-type="float" office:value="72">
            <text:p>72</text:p>
          </table:table-cell>
          <table:table-cell table:formula="oooc:=[.D78]+[.$E$66]" office:value-type="float" office:value="0.12413391">
            <text:p>0,1241</text:p>
          </table:table-cell>
          <table:table-cell/>
          <table:table-cell table:style-name="ce1" office:value-type="float" office:value="0.05955055">
            <text:p>0,0596</text:p>
          </table:table-cell>
          <table:table-cell table:number-columns-repeated="8"/>
        </table:table-row>
        <table:table-row table:style-name="ro1">
          <table:table-cell office:value-type="float" office:value="73">
            <text:p>73</text:p>
          </table:table-cell>
          <table:table-cell table:formula="oooc:=[.D79]+[.$E$66]" office:value-type="float" office:value="0.13007396">
            <text:p>0,1301</text:p>
          </table:table-cell>
          <table:table-cell/>
          <table:table-cell table:style-name="ce1" office:value-type="float" office:value="0.0654906">
            <text:p>0,0655</text:p>
          </table:table-cell>
          <table:table-cell table:number-columns-repeated="8"/>
        </table:table-row>
        <table:table-row table:style-name="ro1">
          <table:table-cell office:value-type="float" office:value="74">
            <text:p>74</text:p>
          </table:table-cell>
          <table:table-cell table:formula="oooc:=[.D80]+[.$E$66]" office:value-type="float" office:value="0.13115933">
            <text:p>0,1312</text:p>
          </table:table-cell>
          <table:table-cell/>
          <table:table-cell table:style-name="ce1" office:value-type="float" office:value="0.06657597">
            <text:p>0,0666</text:p>
          </table:table-cell>
          <table:table-cell table:number-columns-repeated="8"/>
        </table:table-row>
        <table:table-row table:style-name="ro1">
          <table:table-cell office:value-type="float" office:value="75">
            <text:p>75</text:p>
          </table:table-cell>
          <table:table-cell table:formula="oooc:=[.D81]+[.$E$66]" office:value-type="float" office:value="0.13419272">
            <text:p>0,1342</text:p>
          </table:table-cell>
          <table:table-cell/>
          <table:table-cell table:style-name="ce1" office:value-type="float" office:value="0.06960936">
            <text:p>0,0696</text:p>
          </table:table-cell>
          <table:table-cell table:number-columns-repeated="8"/>
        </table:table-row>
        <table:table-row table:style-name="ro1">
          <table:table-cell office:value-type="float" office:value="76">
            <text:p>76</text:p>
          </table:table-cell>
          <table:table-cell table:formula="oooc:=[.D82]+[.$E$66]" office:value-type="float" office:value="0.14308061">
            <text:p>0,1431</text:p>
          </table:table-cell>
          <table:table-cell/>
          <table:table-cell table:style-name="ce1" office:value-type="float" office:value="0.07849725">
            <text:p>0,0785</text:p>
          </table:table-cell>
          <table:table-cell table:number-columns-repeated="8"/>
        </table:table-row>
        <table:table-row table:style-name="ro1">
          <table:table-cell office:value-type="float" office:value="77">
            <text:p>77</text:p>
          </table:table-cell>
          <table:table-cell table:formula="oooc:=[.D83]+[.$E$66]" office:value-type="float" office:value="0.15208749">
            <text:p>0,1521</text:p>
          </table:table-cell>
          <table:table-cell/>
          <table:table-cell table:style-name="ce1" office:value-type="float" office:value="0.08750413">
            <text:p>0,0875</text:p>
          </table:table-cell>
          <table:table-cell table:number-columns-repeated="8"/>
        </table:table-row>
        <table:table-row table:style-name="ro1">
          <table:table-cell office:value-type="float" office:value="78">
            <text:p>78</text:p>
          </table:table-cell>
          <table:table-cell table:formula="oooc:=[.D84]+[.$E$66]" office:value-type="float" office:value="0.16947101">
            <text:p>0,1695</text:p>
          </table:table-cell>
          <table:table-cell/>
          <table:table-cell table:style-name="ce1" office:value-type="float" office:value="0.10488765">
            <text:p>0,1049</text:p>
          </table:table-cell>
          <table:table-cell table:number-columns-repeated="8"/>
        </table:table-row>
        <table:table-row table:style-name="ro1">
          <table:table-cell office:value-type="float" office:value="79">
            <text:p>79</text:p>
          </table:table-cell>
          <table:table-cell table:formula="oooc:=[.D85]+[.$E$66]" office:value-type="float" office:value="0.17237795">
            <text:p>0,1724</text:p>
          </table:table-cell>
          <table:table-cell/>
          <table:table-cell table:style-name="ce1" office:value-type="float" office:value="0.10779459">
            <text:p>0,1078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table:formula="oooc:=[.D86]+[.$E$66]" office:value-type="float" office:value="0.18604152">
            <text:p>0,186</text:p>
          </table:table-cell>
          <table:table-cell/>
          <table:table-cell table:style-name="ce1" office:value-type="float" office:value="0.12145816">
            <text:p>0,1215</text:p>
          </table:table-cell>
          <table:table-cell table:number-columns-repeated="8"/>
        </table:table-row>
        <table:table-row table:style-name="ro1">
          <table:table-cell office:value-type="float" office:value="81">
            <text:p>81</text:p>
          </table:table-cell>
          <table:table-cell table:formula="oooc:=[.D87]+[.$E$66]" office:value-type="float" office:value="0.19361167">
            <text:p>0,1936</text:p>
          </table:table-cell>
          <table:table-cell/>
          <table:table-cell table:style-name="ce1" office:value-type="float" office:value="0.12902831">
            <text:p>0,129</text:p>
          </table:table-cell>
          <table:table-cell table:number-columns-repeated="8"/>
        </table:table-row>
        <table:table-row table:style-name="ro1">
          <table:table-cell office:value-type="float" office:value="82">
            <text:p>82</text:p>
          </table:table-cell>
          <table:table-cell table:formula="oooc:=[.D88]+[.$E$66]" office:value-type="float" office:value="0.19945453">
            <text:p>0,1995</text:p>
          </table:table-cell>
          <table:table-cell/>
          <table:table-cell table:style-name="ce1" office:value-type="float" office:value="0.13487117">
            <text:p>0,1349</text:p>
          </table:table-cell>
          <table:table-cell table:number-columns-repeated="8"/>
        </table:table-row>
        <table:table-row table:style-name="ro1">
          <table:table-cell office:value-type="float" office:value="83">
            <text:p>83</text:p>
          </table:table-cell>
          <table:table-cell table:formula="oooc:=[.D89]+[.$E$66]" office:value-type="float" office:value="0.1949656">
            <text:p>0,195</text:p>
          </table:table-cell>
          <table:table-cell/>
          <table:table-cell table:style-name="ce1" office:value-type="float" office:value="0.13038224">
            <text:p>0,1304</text:p>
          </table:table-cell>
          <table:table-cell table:number-columns-repeated="8"/>
        </table:table-row>
        <table:table-row table:style-name="ro1">
          <table:table-cell office:value-type="float" office:value="84">
            <text:p>84</text:p>
          </table:table-cell>
          <table:table-cell table:formula="oooc:=[.D90]+[.$E$66]" office:value-type="float" office:value="0.19954844">
            <text:p>0,1995</text:p>
          </table:table-cell>
          <table:table-cell/>
          <table:table-cell table:style-name="ce1" office:value-type="float" office:value="0.13496508">
            <text:p>0,135</text:p>
          </table:table-cell>
          <table:table-cell table:number-columns-repeated="8"/>
        </table:table-row>
        <table:table-row table:style-name="ro1">
          <table:table-cell office:value-type="float" office:value="85">
            <text:p>85</text:p>
          </table:table-cell>
          <table:table-cell table:formula="oooc:=[.D91]+[.$E$66]" office:value-type="float" office:value="0.20164894">
            <text:p>0,2016</text:p>
          </table:table-cell>
          <table:table-cell/>
          <table:table-cell table:style-name="ce1" office:value-type="float" office:value="0.13706558">
            <text:p>0,1371</text:p>
          </table:table-cell>
          <table:table-cell table:number-columns-repeated="8"/>
        </table:table-row>
        <table:table-row table:style-name="ro1">
          <table:table-cell office:value-type="float" office:value="86">
            <text:p>86</text:p>
          </table:table-cell>
          <table:table-cell table:formula="oooc:=[.D92]+[.$E$66]" office:value-type="float" office:value="0.20975913">
            <text:p>0,2098</text:p>
          </table:table-cell>
          <table:table-cell/>
          <table:table-cell table:style-name="ce1" office:value-type="float" office:value="0.14517577">
            <text:p>0,1452</text:p>
          </table:table-cell>
          <table:table-cell table:number-columns-repeated="8"/>
        </table:table-row>
        <table:table-row table:style-name="ro1">
          <table:table-cell office:value-type="float" office:value="87">
            <text:p>87</text:p>
          </table:table-cell>
          <table:table-cell table:formula="oooc:=[.D93]+[.$E$66]" office:value-type="float" office:value="0.21479999">
            <text:p>0,2148</text:p>
          </table:table-cell>
          <table:table-cell/>
          <table:table-cell table:style-name="ce1" office:value-type="float" office:value="0.15021663">
            <text:p>0,1502</text:p>
          </table:table-cell>
          <table:table-cell table:number-columns-repeated="8"/>
        </table:table-row>
        <table:table-row table:style-name="ro1">
          <table:table-cell office:value-type="float" office:value="88">
            <text:p>88</text:p>
          </table:table-cell>
          <table:table-cell table:formula="oooc:=[.D94]+[.$E$66]" office:value-type="float" office:value="0.21940756">
            <text:p>0,2194</text:p>
          </table:table-cell>
          <table:table-cell/>
          <table:table-cell table:style-name="ce1" office:value-type="float" office:value="0.1548242">
            <text:p>0,1548</text:p>
          </table:table-cell>
          <table:table-cell table:number-columns-repeated="8"/>
        </table:table-row>
        <table:table-row table:style-name="ro1">
          <table:table-cell office:value-type="float" office:value="89">
            <text:p>89</text:p>
          </table:table-cell>
          <table:table-cell table:formula="oooc:=[.D95]+[.$E$66]" office:value-type="float" office:value="0.22894892">
            <text:p>0,2289</text:p>
          </table:table-cell>
          <table:table-cell/>
          <table:table-cell table:style-name="ce1" office:value-type="float" office:value="0.16436556">
            <text:p>0,1644</text:p>
          </table:table-cell>
          <table:table-cell table:number-columns-repeated="8"/>
        </table:table-row>
        <table:table-row table:style-name="ro1">
          <table:table-cell office:value-type="float" office:value="90">
            <text:p>90</text:p>
          </table:table-cell>
          <table:table-cell table:formula="oooc:=[.D96]+[.$E$66]" office:value-type="float" office:value="0.23619464">
            <text:p>0,2362</text:p>
          </table:table-cell>
          <table:table-cell/>
          <table:table-cell table:style-name="ce1" office:value-type="float" office:value="0.17161128">
            <text:p>0,1716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-5">
            <text:p>-5</text:p>
          </table:table-cell>
          <table:table-cell table:style-name="ce1" office:value-type="float" office:value="-0.16886995">
            <text:p>-0,1689</text:p>
          </table:table-cell>
          <table:table-cell table:number-columns-repeated="10"/>
        </table:table-row>
        <table:table-row table:style-name="ro1">
          <table:table-cell office:value-type="float" office:value="-4">
            <text:p>-4</text:p>
          </table:table-cell>
          <table:table-cell table:style-name="ce1" office:value-type="float" office:value="-0.17145704">
            <text:p>-0,1715</text:p>
          </table:table-cell>
          <table:table-cell>
            <draw:frame table:end-cell-address="Sheet1.G117" table:end-x="0.096cm" table:end-y="0.451cm" draw:z-index="1" svg:width="7.999cm" svg:height="6.999cm" svg:x="1.128cm" svg:y="0.225cm">
              <draw:object draw:notify-on-update-of-ranges="Sheet1.A101:Sheet1.B19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office:value-type="float" office:value="-3">
            <text:p>-3</text:p>
          </table:table-cell>
          <table:table-cell table:style-name="ce1" office:value-type="float" office:value="-0.17110466">
            <text:p>-0,1711</text:p>
          </table:table-cell>
          <table:table-cell table:number-columns-repeated="10"/>
        </table:table-row>
        <table:table-row table:style-name="ro1">
          <table:table-cell office:value-type="float" office:value="-2">
            <text:p>-2</text:p>
          </table:table-cell>
          <table:table-cell table:style-name="ce1" office:value-type="float" office:value="-0.17233607">
            <text:p>-0,1723</text:p>
          </table:table-cell>
          <table:table-cell table:number-columns-repeated="10"/>
        </table:table-row>
        <table:table-row table:style-name="ro1">
          <table:table-cell office:value-type="float" office:value="-1">
            <text:p>-1</text:p>
          </table:table-cell>
          <table:table-cell table:style-name="ce1" office:value-type="float" office:value="-0.17545262">
            <text:p>-0,1755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-0.17871283">
            <text:p>-0,1787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-0.18333682">
            <text:p>-0,1833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-0.18893367">
            <text:p>-0,1889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-0.19384391">
            <text:p>-0,1938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-0.19505811">
            <text:p>-0,1951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-0.19718412">
            <text:p>-0,1972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-0.19851136">
            <text:p>-0,198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-0.20044111">
            <text:p>-0,2004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-0.20302106">
            <text:p>-0,203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-0.20250044">
            <text:p>-0,2025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-0.20293046">
            <text:p>-0,2029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-0.19856353">
            <text:p>-0,1986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-0.19433204">
            <text:p>-0,1943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-0.18948756">
            <text:p>-0,1895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-0.18742725">
            <text:p>-0,1874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-0.1849382">
            <text:p>-0,1849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-0.18371563">
            <text:p>-0,1837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-0.17939082">
            <text:p>-0,1794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-0.17850037">
            <text:p>-0,1785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-0.17861496">
            <text:p>-0,1786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-0.1818631">
            <text:p>-0,1819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-0.18106965">
            <text:p>-0,1811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-0.18051316">
            <text:p>-0,1805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-0.17841383">
            <text:p>-0,1784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-0.17702401">
            <text:p>-0,177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-0.17793426">
            <text:p>-0,1779</text:p>
          </table:table-cell>
          <table:table-cell table:style-name="ce1" office:value-type="float" office:value="-0.22769874">
            <text:p>-0,2277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-0.17459534">
            <text:p>-0,1746</text:p>
          </table:table-cell>
          <table:table-cell table:style-name="ce1" office:value-type="float" office:value="-0.21459912">
            <text:p>-0,2146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-0.17248836">
            <text:p>-0,1725</text:p>
          </table:table-cell>
          <table:table-cell table:style-name="ce1" office:value-type="float" office:value="-0.20958961">
            <text:p>-0,2096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-0.17157229">
            <text:p>-0,1716</text:p>
          </table:table-cell>
          <table:table-cell table:style-name="ce1" office:value-type="float" office:value="-0.21484187">
            <text:p>-0,2148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-0.16986163">
            <text:p>-0,1699</text:p>
          </table:table-cell>
          <table:table-cell table:style-name="ce1" office:value-type="float" office:value="-0.21484803">
            <text:p>-0,2148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-0.17179974">
            <text:p>-0,1718</text:p>
          </table:table-cell>
          <table:table-cell table:style-name="ce1" office:value-type="float" office:value="-0.21449925">
            <text:p>-0,2145</text:p>
          </table:table-cell>
          <table:table-cell table:formula="oooc:=[.B136]-[.C136]" office:value-type="float" office:value="0.04269951">
            <text:p>0,0427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table:formula="oooc:=[.C137]+[.$D$136]" office:value-type="float" office:value="-0.17012791">
            <text:p>-0,1701</text:p>
          </table:table-cell>
          <table:table-cell table:style-name="ce1" office:value-type="float" office:value="-0.21282742">
            <text:p>-0,2128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table:formula="oooc:=[.C138]+[.$D$136]" office:value-type="float" office:value="-0.16819721">
            <text:p>-0,1682</text:p>
          </table:table-cell>
          <table:table-cell table:style-name="ce1" office:value-type="float" office:value="-0.21089672">
            <text:p>-0,2109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table:formula="oooc:=[.C139]+[.$D$136]" office:value-type="float" office:value="-0.16076882">
            <text:p>-0,1608</text:p>
          </table:table-cell>
          <table:table-cell table:style-name="ce1" office:value-type="float" office:value="-0.20346833">
            <text:p>-0,2035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table:formula="oooc:=[.C140]+[.$D$136]" office:value-type="float" office:value="-0.1563832">
            <text:p>-0,1564</text:p>
          </table:table-cell>
          <table:table-cell table:style-name="ce1" office:value-type="float" office:value="-0.19908271">
            <text:p>-0,1991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table:formula="oooc:=[.C141]+[.$D$136]" office:value-type="float" office:value="-0.15298573">
            <text:p>-0,153</text:p>
          </table:table-cell>
          <table:table-cell table:style-name="ce1" office:value-type="float" office:value="-0.19568524">
            <text:p>-0,1957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table:formula="oooc:=[.C142]+[.$D$136]" office:value-type="float" office:value="-0.14946371">
            <text:p>-0,1495</text:p>
          </table:table-cell>
          <table:table-cell table:style-name="ce1" office:value-type="float" office:value="-0.19216322">
            <text:p>-0,1922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table:formula="oooc:=[.C143]+[.$D$136]" office:value-type="float" office:value="-0.14808794">
            <text:p>-0,1481</text:p>
          </table:table-cell>
          <table:table-cell table:style-name="ce1" office:value-type="float" office:value="-0.19078745">
            <text:p>-0,1908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table:formula="oooc:=[.C144]+[.$D$136]" office:value-type="float" office:value="-0.14345105">
            <text:p>-0,1435</text:p>
          </table:table-cell>
          <table:table-cell table:style-name="ce1" office:value-type="float" office:value="-0.18615056">
            <text:p>-0,1862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table:formula="oooc:=[.C145]+[.$D$136]" office:value-type="float" office:value="-0.1413842">
            <text:p>-0,1414</text:p>
          </table:table-cell>
          <table:table-cell table:style-name="ce1" office:value-type="float" office:value="-0.18408371">
            <text:p>-0,1841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table:formula="oooc:=[.C146]+[.$D$136]" office:value-type="float" office:value="-0.13858892">
            <text:p>-0,1386</text:p>
          </table:table-cell>
          <table:table-cell table:style-name="ce1" office:value-type="float" office:value="-0.18128843">
            <text:p>-0,1813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table:formula="oooc:=[.C147]+[.$D$136]" office:value-type="float" office:value="-0.13801437">
            <text:p>-0,138</text:p>
          </table:table-cell>
          <table:table-cell table:style-name="ce1" office:value-type="float" office:value="-0.18071388">
            <text:p>-0,1807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table:formula="oooc:=[.C148]+[.$D$136]" office:value-type="float" office:value="-0.13327652">
            <text:p>-0,1333</text:p>
          </table:table-cell>
          <table:table-cell table:style-name="ce1" office:value-type="float" office:value="-0.17597603">
            <text:p>-0,176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table:formula="oooc:=[.C149]+[.$D$136]" office:value-type="float" office:value="-0.12941194">
            <text:p>-0,1294</text:p>
          </table:table-cell>
          <table:table-cell table:style-name="ce1" office:value-type="float" office:value="-0.17211145">
            <text:p>-0,1721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table:formula="oooc:=[.C150]+[.$D$136]" office:value-type="float" office:value="-0.12657002">
            <text:p>-0,1266</text:p>
          </table:table-cell>
          <table:table-cell table:style-name="ce1" office:value-type="float" office:value="-0.16926953">
            <text:p>-0,1693</text:p>
          </table:table-cell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table:formula="oooc:=[.C151]+[.$D$136]" office:value-type="float" office:value="-0.12290039">
            <text:p>-0,1229</text:p>
          </table:table-cell>
          <table:table-cell table:style-name="ce1" office:value-type="float" office:value="-0.1655999">
            <text:p>-0,1656</text:p>
          </table:table-cell>
          <table:table-cell table:number-columns-repeated="9"/>
        </table:table-row>
        <table:table-row table:style-name="ro1">
          <table:table-cell office:value-type="float" office:value="46">
            <text:p>46</text:p>
          </table:table-cell>
          <table:table-cell table:formula="oooc:=[.C152]+[.$D$136]" office:value-type="float" office:value="-0.12040892">
            <text:p>-0,1204</text:p>
          </table:table-cell>
          <table:table-cell table:style-name="ce1" office:value-type="float" office:value="-0.16310843">
            <text:p>-0,1631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table:formula="oooc:=[.C153]+[.$D$136]" office:value-type="float" office:value="-0.11429585">
            <text:p>-0,1143</text:p>
          </table:table-cell>
          <table:table-cell table:style-name="ce1" office:value-type="float" office:value="-0.15699536">
            <text:p>-0,157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table:formula="oooc:=[.C154]+[.$D$136]" office:value-type="float" office:value="-0.10979029">
            <text:p>-0,1098</text:p>
          </table:table-cell>
          <table:table-cell table:style-name="ce1" office:value-type="float" office:value="-0.1524898">
            <text:p>-0,1525</text:p>
          </table:table-cell>
          <table:table-cell table:number-columns-repeated="9"/>
        </table:table-row>
        <table:table-row table:style-name="ro1">
          <table:table-cell office:value-type="float" office:value="49">
            <text:p>49</text:p>
          </table:table-cell>
          <table:table-cell table:formula="oooc:=[.C155]+[.$D$136]" office:value-type="float" office:value="-0.10462811">
            <text:p>-0,1046</text:p>
          </table:table-cell>
          <table:table-cell table:style-name="ce1" office:value-type="float" office:value="-0.14732762">
            <text:p>-0,1473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formula="oooc:=[.C156]+[.$D$136]" office:value-type="float" office:value="-0.10286952">
            <text:p>-0,1029</text:p>
          </table:table-cell>
          <table:table-cell table:style-name="ce1" office:value-type="float" office:value="-0.14556903">
            <text:p>-0,1456</text:p>
          </table:table-cell>
          <table:table-cell table:number-columns-repeated="9"/>
        </table:table-row>
        <table:table-row table:style-name="ro1">
          <table:table-cell office:value-type="float" office:value="51">
            <text:p>51</text:p>
          </table:table-cell>
          <table:table-cell table:formula="oooc:=[.C157]+[.$D$136]" office:value-type="float" office:value="-0.09578771">
            <text:p>-0,0958</text:p>
          </table:table-cell>
          <table:table-cell table:style-name="ce1" office:value-type="float" office:value="-0.13848722">
            <text:p>-0,1385</text:p>
          </table:table-cell>
          <table:table-cell table:number-columns-repeated="9"/>
        </table:table-row>
        <table:table-row table:style-name="ro1">
          <table:table-cell office:value-type="float" office:value="52">
            <text:p>52</text:p>
          </table:table-cell>
          <table:table-cell table:formula="oooc:=[.C158]+[.$D$136]" office:value-type="float" office:value="-0.08728492">
            <text:p>-0,0873</text:p>
          </table:table-cell>
          <table:table-cell table:style-name="ce1" office:value-type="float" office:value="-0.12998443">
            <text:p>-0,13</text:p>
          </table:table-cell>
          <table:table-cell table:number-columns-repeated="9"/>
        </table:table-row>
        <table:table-row table:style-name="ro1">
          <table:table-cell office:value-type="float" office:value="53">
            <text:p>53</text:p>
          </table:table-cell>
          <table:table-cell table:formula="oooc:=[.C159]+[.$D$136]" office:value-type="float" office:value="-0.07692868">
            <text:p>-0,0769</text:p>
          </table:table-cell>
          <table:table-cell table:style-name="ce1" office:value-type="float" office:value="-0.11962819">
            <text:p>-0,1196</text:p>
          </table:table-cell>
          <table:table-cell table:number-columns-repeated="9"/>
        </table:table-row>
        <table:table-row table:style-name="ro1">
          <table:table-cell office:value-type="float" office:value="54">
            <text:p>54</text:p>
          </table:table-cell>
          <table:table-cell table:formula="oooc:=[.C160]+[.$D$136]" office:value-type="float" office:value="-0.07068493">
            <text:p>-0,0707</text:p>
          </table:table-cell>
          <table:table-cell table:style-name="ce1" office:value-type="float" office:value="-0.11338444">
            <text:p>-0,1134</text:p>
          </table:table-cell>
          <table:table-cell table:number-columns-repeated="9"/>
        </table:table-row>
        <table:table-row table:style-name="ro1">
          <table:table-cell office:value-type="float" office:value="55">
            <text:p>55</text:p>
          </table:table-cell>
          <table:table-cell table:formula="oooc:=[.C161]+[.$D$136]" office:value-type="float" office:value="-0.06375782">
            <text:p>-0,0638</text:p>
          </table:table-cell>
          <table:table-cell table:style-name="ce1" office:value-type="float" office:value="-0.10645733">
            <text:p>-0,1065</text:p>
          </table:table-cell>
          <table:table-cell table:style-name="ce1" office:value-type="float" office:value="-0.14294701">
            <text:p>-0,1429</text:p>
          </table:table-cell>
          <table:table-cell table:number-columns-repeated="8"/>
        </table:table-row>
        <table:table-row table:style-name="ro1">
          <table:table-cell office:value-type="float" office:value="56">
            <text:p>56</text:p>
          </table:table-cell>
          <table:table-cell table:formula="oooc:=[.C162]+[.$D$136]" office:value-type="float" office:value="-0.06306655">
            <text:p>-0,0631</text:p>
          </table:table-cell>
          <table:table-cell table:style-name="ce1" office:value-type="float" office:value="-0.10576606">
            <text:p>-0,1058</text:p>
          </table:table-cell>
          <table:table-cell table:style-name="ce1" office:value-type="float" office:value="-0.13221486">
            <text:p>-0,1322</text:p>
          </table:table-cell>
          <table:table-cell table:number-columns-repeated="8"/>
        </table:table-row>
        <table:table-row table:style-name="ro1">
          <table:table-cell office:value-type="float" office:value="57">
            <text:p>57</text:p>
          </table:table-cell>
          <table:table-cell table:formula="oooc:=[.C163]+[.$D$136]" office:value-type="float" office:value="-0.05926672">
            <text:p>-0,0593</text:p>
          </table:table-cell>
          <table:table-cell table:style-name="ce1" office:value-type="float" office:value="-0.10196623">
            <text:p>-0,102</text:p>
          </table:table-cell>
          <table:table-cell table:style-name="ce1" office:value-type="float" office:value="-0.13160688">
            <text:p>-0,1316</text:p>
          </table:table-cell>
          <table:table-cell table:number-columns-repeated="8"/>
        </table:table-row>
        <table:table-row table:style-name="ro1">
          <table:table-cell office:value-type="float" office:value="58">
            <text:p>58</text:p>
          </table:table-cell>
          <table:table-cell table:formula="oooc:=[.C164]+[.$D$136]" office:value-type="float" office:value="-0.06056497">
            <text:p>-0,0606</text:p>
          </table:table-cell>
          <table:table-cell table:style-name="ce1" office:value-type="float" office:value="-0.10326448">
            <text:p>-0,1033</text:p>
          </table:table-cell>
          <table:table-cell table:style-name="ce1" office:value-type="float" office:value="-0.14328766">
            <text:p>-0,1433</text:p>
          </table:table-cell>
          <table:table-cell table:number-columns-repeated="8"/>
        </table:table-row>
        <table:table-row table:style-name="ro1">
          <table:table-cell office:value-type="float" office:value="59">
            <text:p>59</text:p>
          </table:table-cell>
          <table:table-cell table:formula="oooc:=[.C165]+[.$D$136]" office:value-type="float" office:value="-0.05520357">
            <text:p>-0,0552</text:p>
          </table:table-cell>
          <table:table-cell table:style-name="ce1" office:value-type="float" office:value="-0.09790308">
            <text:p>-0,0979</text:p>
          </table:table-cell>
          <table:table-cell table:style-name="ce1" office:value-type="float" office:value="-0.14174344">
            <text:p>-0,1417</text:p>
          </table:table-cell>
          <table:table-cell table:number-columns-repeated="8"/>
        </table:table-row>
        <table:table-row table:style-name="ro1">
          <table:table-cell office:value-type="float" office:value="60">
            <text:p>60</text:p>
          </table:table-cell>
          <table:table-cell table:formula="oooc:=[.C166]+[.$D$136]" office:value-type="float" office:value="-0.0499963">
            <text:p>-0,05</text:p>
          </table:table-cell>
          <table:table-cell table:style-name="ce1" office:value-type="float" office:value="-0.09269581">
            <text:p>-0,0927</text:p>
          </table:table-cell>
          <table:table-cell table:style-name="ce1" office:value-type="float" office:value="-0.14116708">
            <text:p>-0,1412</text:p>
          </table:table-cell>
          <table:table-cell table:formula="oooc:=[.B166]-[.D166]" office:value-type="float" office:value="0.09117078">
            <text:p>0,0912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table:formula="oooc:=[.D167]+[.$E$166]" office:value-type="float" office:value="-0.04667459">
            <text:p>-0,0467</text:p>
          </table:table-cell>
          <table:table-cell/>
          <table:table-cell table:style-name="ce1" office:value-type="float" office:value="-0.13784537">
            <text:p>-0,1378</text:p>
          </table:table-cell>
          <table:table-cell table:number-columns-repeated="8"/>
        </table:table-row>
        <table:table-row table:style-name="ro1">
          <table:table-cell office:value-type="float" office:value="62">
            <text:p>62</text:p>
          </table:table-cell>
          <table:table-cell table:formula="oooc:=[.D168]+[.$E$166]" office:value-type="float" office:value="-0.03039982">
            <text:p>-0,0304</text:p>
          </table:table-cell>
          <table:table-cell/>
          <table:table-cell table:style-name="ce1" office:value-type="float" office:value="-0.1215706">
            <text:p>-0,1216</text:p>
          </table:table-cell>
          <table:table-cell table:number-columns-repeated="8"/>
        </table:table-row>
        <table:table-row table:style-name="ro1">
          <table:table-cell office:value-type="float" office:value="63">
            <text:p>63</text:p>
          </table:table-cell>
          <table:table-cell table:formula="oooc:=[.D169]+[.$E$166]" office:value-type="float" office:value="-0.02490402">
            <text:p>-0,0249</text:p>
          </table:table-cell>
          <table:table-cell/>
          <table:table-cell table:style-name="ce1" office:value-type="float" office:value="-0.1160748">
            <text:p>-0,1161</text:p>
          </table:table-cell>
          <table:table-cell table:number-columns-repeated="8"/>
        </table:table-row>
        <table:table-row table:style-name="ro1">
          <table:table-cell office:value-type="float" office:value="64">
            <text:p>64</text:p>
          </table:table-cell>
          <table:table-cell table:formula="oooc:=[.D170]+[.$E$166]" office:value-type="float" office:value="-0.03114304">
            <text:p>-0,0311</text:p>
          </table:table-cell>
          <table:table-cell/>
          <table:table-cell table:style-name="ce1" office:value-type="float" office:value="-0.12231382">
            <text:p>-0,1223</text:p>
          </table:table-cell>
          <table:table-cell table:number-columns-repeated="8"/>
        </table:table-row>
        <table:table-row table:style-name="ro1">
          <table:table-cell office:value-type="float" office:value="65">
            <text:p>65</text:p>
          </table:table-cell>
          <table:table-cell table:formula="oooc:=[.D171]+[.$E$166]" office:value-type="float" office:value="-0.01693102">
            <text:p>-0,0169</text:p>
          </table:table-cell>
          <table:table-cell/>
          <table:table-cell table:style-name="ce1" office:value-type="float" office:value="-0.1081018">
            <text:p>-0,1081</text:p>
          </table:table-cell>
          <table:table-cell table:number-columns-repeated="8"/>
        </table:table-row>
        <table:table-row table:style-name="ro1">
          <table:table-cell office:value-type="float" office:value="66">
            <text:p>66</text:p>
          </table:table-cell>
          <table:table-cell table:formula="oooc:=[.D172]+[.$E$166]" office:value-type="float" office:value="-0.02741907">
            <text:p>-0,0274</text:p>
          </table:table-cell>
          <table:table-cell/>
          <table:table-cell table:style-name="ce1" office:value-type="float" office:value="-0.11858985">
            <text:p>-0,1186</text:p>
          </table:table-cell>
          <table:table-cell table:number-columns-repeated="8"/>
        </table:table-row>
        <table:table-row table:style-name="ro1">
          <table:table-cell office:value-type="float" office:value="67">
            <text:p>67</text:p>
          </table:table-cell>
          <table:table-cell table:formula="oooc:=[.D173]+[.$E$166]" office:value-type="float" office:value="-0.03309998">
            <text:p>-0,0331</text:p>
          </table:table-cell>
          <table:table-cell/>
          <table:table-cell table:style-name="ce1" office:value-type="float" office:value="-0.12427076">
            <text:p>-0,1243</text:p>
          </table:table-cell>
          <table:table-cell table:number-columns-repeated="8"/>
        </table:table-row>
        <table:table-row table:style-name="ro1">
          <table:table-cell office:value-type="float" office:value="68">
            <text:p>68</text:p>
          </table:table-cell>
          <table:table-cell table:formula="oooc:=[.D174]+[.$E$166]" office:value-type="float" office:value="-0.02701626">
            <text:p>-0,027</text:p>
          </table:table-cell>
          <table:table-cell/>
          <table:table-cell table:style-name="ce1" office:value-type="float" office:value="-0.11818704">
            <text:p>-0,1182</text:p>
          </table:table-cell>
          <table:table-cell table:number-columns-repeated="8"/>
        </table:table-row>
        <table:table-row table:style-name="ro1">
          <table:table-cell office:value-type="float" office:value="69">
            <text:p>69</text:p>
          </table:table-cell>
          <table:table-cell table:formula="oooc:=[.D175]+[.$E$166]" office:value-type="float" office:value="-0.03190184">
            <text:p>-0,0319</text:p>
          </table:table-cell>
          <table:table-cell/>
          <table:table-cell table:style-name="ce1" office:value-type="float" office:value="-0.12307262">
            <text:p>-0,1231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table:formula="oooc:=[.D176]+[.$E$166]" office:value-type="float" office:value="-0.01454919">
            <text:p>-0,0145</text:p>
          </table:table-cell>
          <table:table-cell/>
          <table:table-cell table:style-name="ce1" office:value-type="float" office:value="-0.10571997">
            <text:p>-0,1057</text:p>
          </table:table-cell>
          <table:table-cell table:number-columns-repeated="8"/>
        </table:table-row>
        <table:table-row table:style-name="ro1">
          <table:table-cell office:value-type="float" office:value="71">
            <text:p>71</text:p>
          </table:table-cell>
          <table:table-cell table:formula="oooc:=[.D177]+[.$E$166]" office:value-type="float" office:value="0.00188491999999998">
            <text:p>0,0019</text:p>
          </table:table-cell>
          <table:table-cell/>
          <table:table-cell table:style-name="ce1" office:value-type="float" office:value="-0.08928586">
            <text:p>-0,0893</text:p>
          </table:table-cell>
          <table:table-cell table:number-columns-repeated="8"/>
        </table:table-row>
        <table:table-row table:style-name="ro1">
          <table:table-cell office:value-type="float" office:value="72">
            <text:p>72</text:p>
          </table:table-cell>
          <table:table-cell table:formula="oooc:=[.D178]+[.$E$166]" office:value-type="float" office:value="-0.00391680000000001">
            <text:p>-0,0039</text:p>
          </table:table-cell>
          <table:table-cell/>
          <table:table-cell table:style-name="ce1" office:value-type="float" office:value="-0.09508758">
            <text:p>-0,0951</text:p>
          </table:table-cell>
          <table:table-cell table:number-columns-repeated="8"/>
        </table:table-row>
        <table:table-row table:style-name="ro1">
          <table:table-cell office:value-type="float" office:value="73">
            <text:p>73</text:p>
          </table:table-cell>
          <table:table-cell table:formula="oooc:=[.D179]+[.$E$166]" office:value-type="float" office:value="0.00123720999999999">
            <text:p>0,0012</text:p>
          </table:table-cell>
          <table:table-cell/>
          <table:table-cell table:style-name="ce1" office:value-type="float" office:value="-0.08993357">
            <text:p>-0,0899</text:p>
          </table:table-cell>
          <table:table-cell table:number-columns-repeated="8"/>
        </table:table-row>
        <table:table-row table:style-name="ro1">
          <table:table-cell office:value-type="float" office:value="74">
            <text:p>74</text:p>
          </table:table-cell>
          <table:table-cell table:formula="oooc:=[.D180]+[.$E$166]" office:value-type="float" office:value="0.01138162">
            <text:p>0,0114</text:p>
          </table:table-cell>
          <table:table-cell/>
          <table:table-cell table:style-name="ce1" office:value-type="float" office:value="-0.07978916">
            <text:p>-0,0798</text:p>
          </table:table-cell>
          <table:table-cell table:number-columns-repeated="8"/>
        </table:table-row>
        <table:table-row table:style-name="ro1">
          <table:table-cell office:value-type="float" office:value="75">
            <text:p>75</text:p>
          </table:table-cell>
          <table:table-cell table:formula="oooc:=[.D181]+[.$E$166]" office:value-type="float" office:value="0.02139795">
            <text:p>0,0214</text:p>
          </table:table-cell>
          <table:table-cell/>
          <table:table-cell table:style-name="ce1" office:value-type="float" office:value="-0.06977283">
            <text:p>-0,0698</text:p>
          </table:table-cell>
          <table:table-cell table:number-columns-repeated="8"/>
        </table:table-row>
        <table:table-row table:style-name="ro1">
          <table:table-cell office:value-type="float" office:value="76">
            <text:p>76</text:p>
          </table:table-cell>
          <table:table-cell table:formula="oooc:=[.D182]+[.$E$166]" office:value-type="float" office:value="0.02279571">
            <text:p>0,0228</text:p>
          </table:table-cell>
          <table:table-cell/>
          <table:table-cell table:style-name="ce1" office:value-type="float" office:value="-0.06837507">
            <text:p>-0,0684</text:p>
          </table:table-cell>
          <table:table-cell table:number-columns-repeated="8"/>
        </table:table-row>
        <table:table-row table:style-name="ro1">
          <table:table-cell office:value-type="float" office:value="77">
            <text:p>77</text:p>
          </table:table-cell>
          <table:table-cell table:formula="oooc:=[.D183]+[.$E$166]" office:value-type="float" office:value="0.02515448">
            <text:p>0,0252</text:p>
          </table:table-cell>
          <table:table-cell/>
          <table:table-cell table:style-name="ce1" office:value-type="float" office:value="-0.0660163">
            <text:p>-0,066</text:p>
          </table:table-cell>
          <table:table-cell table:number-columns-repeated="8"/>
        </table:table-row>
        <table:table-row table:style-name="ro1">
          <table:table-cell office:value-type="float" office:value="78">
            <text:p>78</text:p>
          </table:table-cell>
          <table:table-cell table:formula="oooc:=[.D184]+[.$E$166]" office:value-type="float" office:value="0.01920762">
            <text:p>0,0192</text:p>
          </table:table-cell>
          <table:table-cell/>
          <table:table-cell table:style-name="ce1" office:value-type="float" office:value="-0.07196316">
            <text:p>-0,072</text:p>
          </table:table-cell>
          <table:table-cell table:number-columns-repeated="8"/>
        </table:table-row>
        <table:table-row table:style-name="ro1">
          <table:table-cell office:value-type="float" office:value="79">
            <text:p>79</text:p>
          </table:table-cell>
          <table:table-cell table:formula="oooc:=[.D185]+[.$E$166]" office:value-type="float" office:value="0.02580724">
            <text:p>0,0258</text:p>
          </table:table-cell>
          <table:table-cell/>
          <table:table-cell table:style-name="ce1" office:value-type="float" office:value="-0.06536354">
            <text:p>-0,0654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table:formula="oooc:=[.D186]+[.$E$166]" office:value-type="float" office:value="0.01934129">
            <text:p>0,0193</text:p>
          </table:table-cell>
          <table:table-cell/>
          <table:table-cell table:style-name="ce1" office:value-type="float" office:value="-0.07182949">
            <text:p>-0,0718</text:p>
          </table:table-cell>
          <table:table-cell table:number-columns-repeated="8"/>
        </table:table-row>
        <table:table-row table:style-name="ro1">
          <table:table-cell office:value-type="float" office:value="81">
            <text:p>81</text:p>
          </table:table-cell>
          <table:table-cell table:formula="oooc:=[.D187]+[.$E$166]" office:value-type="float" office:value="0.02070159">
            <text:p>0,0207</text:p>
          </table:table-cell>
          <table:table-cell/>
          <table:table-cell table:style-name="ce1" office:value-type="float" office:value="-0.07046919">
            <text:p>-0,0705</text:p>
          </table:table-cell>
          <table:table-cell table:number-columns-repeated="8"/>
        </table:table-row>
        <table:table-row table:style-name="ro1">
          <table:table-cell office:value-type="float" office:value="82">
            <text:p>82</text:p>
          </table:table-cell>
          <table:table-cell table:formula="oooc:=[.D188]+[.$E$166]" office:value-type="float" office:value="0.02277357">
            <text:p>0,0228</text:p>
          </table:table-cell>
          <table:table-cell/>
          <table:table-cell table:style-name="ce1" office:value-type="float" office:value="-0.06839721">
            <text:p>-0,0684</text:p>
          </table:table-cell>
          <table:table-cell table:number-columns-repeated="8"/>
        </table:table-row>
        <table:table-row table:style-name="ro1">
          <table:table-cell office:value-type="float" office:value="83">
            <text:p>83</text:p>
          </table:table-cell>
          <table:table-cell table:formula="oooc:=[.D189]+[.$E$166]" office:value-type="float" office:value="0.03743465">
            <text:p>0,0374</text:p>
          </table:table-cell>
          <table:table-cell/>
          <table:table-cell table:style-name="ce1" office:value-type="float" office:value="-0.05373613">
            <text:p>-0,0537</text:p>
          </table:table-cell>
          <table:table-cell table:number-columns-repeated="8"/>
        </table:table-row>
        <table:table-row table:style-name="ro1">
          <table:table-cell office:value-type="float" office:value="84">
            <text:p>84</text:p>
          </table:table-cell>
          <table:table-cell table:formula="oooc:=[.D190]+[.$E$166]" office:value-type="float" office:value="0.04109218">
            <text:p>0,0411</text:p>
          </table:table-cell>
          <table:table-cell/>
          <table:table-cell table:style-name="ce1" office:value-type="float" office:value="-0.0500786">
            <text:p>-0,0501</text:p>
          </table:table-cell>
          <table:table-cell table:number-columns-repeated="8"/>
        </table:table-row>
        <table:table-row table:style-name="ro1">
          <table:table-cell office:value-type="float" office:value="85">
            <text:p>85</text:p>
          </table:table-cell>
          <table:table-cell table:formula="oooc:=[.D191]+[.$E$166]" office:value-type="float" office:value="0.05175623">
            <text:p>0,0518</text:p>
          </table:table-cell>
          <table:table-cell/>
          <table:table-cell table:style-name="ce1" office:value-type="float" office:value="-0.03941455">
            <text:p>-0,0394</text:p>
          </table:table-cell>
          <table:table-cell table:number-columns-repeated="8"/>
        </table:table-row>
        <table:table-row table:style-name="ro1">
          <table:table-cell office:value-type="float" office:value="86">
            <text:p>86</text:p>
          </table:table-cell>
          <table:table-cell table:formula="oooc:=[.D192]+[.$E$166]" office:value-type="float" office:value="0.0518266">
            <text:p>0,0518</text:p>
          </table:table-cell>
          <table:table-cell/>
          <table:table-cell table:style-name="ce1" office:value-type="float" office:value="-0.03934418">
            <text:p>-0,0393</text:p>
          </table:table-cell>
          <table:table-cell table:number-columns-repeated="8"/>
        </table:table-row>
        <table:table-row table:style-name="ro1">
          <table:table-cell office:value-type="float" office:value="87">
            <text:p>87</text:p>
          </table:table-cell>
          <table:table-cell table:formula="oooc:=[.D193]+[.$E$166]" office:value-type="float" office:value="0.05025589">
            <text:p>0,0503</text:p>
          </table:table-cell>
          <table:table-cell/>
          <table:table-cell table:style-name="ce1" office:value-type="float" office:value="-0.04091489">
            <text:p>-0,0409</text:p>
          </table:table-cell>
          <table:table-cell table:number-columns-repeated="8"/>
        </table:table-row>
        <table:table-row table:style-name="ro1">
          <table:table-cell office:value-type="float" office:value="88">
            <text:p>88</text:p>
          </table:table-cell>
          <table:table-cell table:formula="oooc:=[.D194]+[.$E$166]" office:value-type="float" office:value="0.05258904">
            <text:p>0,0526</text:p>
          </table:table-cell>
          <table:table-cell/>
          <table:table-cell table:style-name="ce1" office:value-type="float" office:value="-0.03858174">
            <text:p>-0,0386</text:p>
          </table:table-cell>
          <table:table-cell table:number-columns-repeated="8"/>
        </table:table-row>
        <table:table-row table:style-name="ro1">
          <table:table-cell office:value-type="float" office:value="89">
            <text:p>89</text:p>
          </table:table-cell>
          <table:table-cell table:formula="oooc:=[.D195]+[.$E$166]" office:value-type="float" office:value="0.05188146">
            <text:p>0,0519</text:p>
          </table:table-cell>
          <table:table-cell/>
          <table:table-cell table:style-name="ce1" office:value-type="float" office:value="-0.03928932">
            <text:p>-0,0393</text:p>
          </table:table-cell>
          <table:table-cell table:number-columns-repeated="8"/>
        </table:table-row>
        <table:table-row table:style-name="ro1">
          <table:table-cell office:value-type="float" office:value="90">
            <text:p>90</text:p>
          </table:table-cell>
          <table:table-cell table:formula="oooc:=[.D196]+[.$E$166]" office:value-type="float" office:value="0.05391506">
            <text:p>0,0539</text:p>
          </table:table-cell>
          <table:table-cell/>
          <table:table-cell table:style-name="ce1" office:value-type="float" office:value="-0.03725572">
            <text:p>-0,0373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-5">
            <text:p>-5</text:p>
          </table:table-cell>
          <table:table-cell table:style-name="ce1" office:value-type="float" office:value="0.07595976">
            <text:p>0,076</text:p>
          </table:table-cell>
          <table:table-cell table:number-columns-repeated="10"/>
        </table:table-row>
        <table:table-row table:style-name="ro1">
          <table:table-cell office:value-type="float" office:value="-4">
            <text:p>-4</text:p>
          </table:table-cell>
          <table:table-cell table:style-name="ce1" office:value-type="float" office:value="0.07955447">
            <text:p>0,0796</text:p>
          </table:table-cell>
          <table:table-cell>
            <draw:frame table:end-cell-address="Sheet1.G217" table:end-x="0.096cm" table:end-y="0.45cm" draw:z-index="2" svg:width="7.999cm" svg:height="6.999cm" svg:x="1.128cm" svg:y="0.225cm">
              <draw:object draw:notify-on-update-of-ranges="Sheet1.A201:Sheet1.B29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office:value-type="float" office:value="-3">
            <text:p>-3</text:p>
          </table:table-cell>
          <table:table-cell table:style-name="ce1" office:value-type="float" office:value="0.08403692">
            <text:p>0,084</text:p>
          </table:table-cell>
          <table:table-cell table:number-columns-repeated="10"/>
        </table:table-row>
        <table:table-row table:style-name="ro1">
          <table:table-cell office:value-type="float" office:value="-2">
            <text:p>-2</text:p>
          </table:table-cell>
          <table:table-cell table:style-name="ce1" office:value-type="float" office:value="0.08721746">
            <text:p>0,0872</text:p>
          </table:table-cell>
          <table:table-cell table:number-columns-repeated="10"/>
        </table:table-row>
        <table:table-row table:style-name="ro1">
          <table:table-cell office:value-type="float" office:value="-1">
            <text:p>-1</text:p>
          </table:table-cell>
          <table:table-cell table:style-name="ce1" office:value-type="float" office:value="0.09100273">
            <text:p>0,091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0.09465766">
            <text:p>0,0947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0.09799442">
            <text:p>0,098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0.10243663">
            <text:p>0,1024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0.1050404">
            <text:p>0,105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0.10830013">
            <text:p>0,1083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0.11272862">
            <text:p>0,1127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0.11620589">
            <text:p>0,116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0.12017476">
            <text:p>0,1202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0.12309978">
            <text:p>0,1231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0.12634443">
            <text:p>0,1263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0.13165773">
            <text:p>0,1317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0.13632519">
            <text:p>0,1363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0.14274999">
            <text:p>0,1427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0.14818525">
            <text:p>0,1482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0.15442098">
            <text:p>0,1544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0.15945334">
            <text:p>0,1595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0.16465311">
            <text:p>0,1647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0.1699565">
            <text:p>0,17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0.17654301">
            <text:p>0,1765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0.18174131">
            <text:p>0,1817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0.1881471">
            <text:p>0,1881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0.19146822">
            <text:p>0,1915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0.19768816">
            <text:p>0,1977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0.20425265">
            <text:p>0,2043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0.20912884">
            <text:p>0,2091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0.21364852">
            <text:p>0,2136</text:p>
          </table:table-cell>
          <table:table-cell table:style-name="ce1" office:value-type="float" office:value="-0.06389074">
            <text:p>-0,0639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0.21844794">
            <text:p>0,2184</text:p>
          </table:table-cell>
          <table:table-cell table:style-name="ce1" office:value-type="float" office:value="-0.04687823">
            <text:p>-0,046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0.22422834">
            <text:p>0,2242</text:p>
          </table:table-cell>
          <table:table-cell table:style-name="ce1" office:value-type="float" office:value="-0.03587191">
            <text:p>-0,0359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0.22938062">
            <text:p>0,2294</text:p>
          </table:table-cell>
          <table:table-cell table:style-name="ce1" office:value-type="float" office:value="-0.03583536">
            <text:p>-0,0358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0.23723814">
            <text:p>0,2372</text:p>
          </table:table-cell>
          <table:table-cell table:style-name="ce1" office:value-type="float" office:value="-0.03492496">
            <text:p>-0,0349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0.24379232">
            <text:p>0,2438</text:p>
          </table:table-cell>
          <table:table-cell table:style-name="ce1" office:value-type="float" office:value="-0.02315529">
            <text:p>-0,0232</text:p>
          </table:table-cell>
          <table:table-cell table:formula="oooc:=[.B236]-[.C236]" office:value-type="float" office:value="0.26694761">
            <text:p>0,2669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table:formula="oooc:=[.C237]+[.$D$236]" office:value-type="float" office:value="0.25032725">
            <text:p>0,2503</text:p>
          </table:table-cell>
          <table:table-cell table:style-name="ce1" office:value-type="float" office:value="-0.01662036">
            <text:p>-0,0166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table:formula="oooc:=[.C238]+[.$D$236]" office:value-type="float" office:value="0.25159218">
            <text:p>0,2516</text:p>
          </table:table-cell>
          <table:table-cell table:style-name="ce1" office:value-type="float" office:value="-0.01535543">
            <text:p>-0,0154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table:formula="oooc:=[.C239]+[.$D$236]" office:value-type="float" office:value="0.25703778">
            <text:p>0,257</text:p>
          </table:table-cell>
          <table:table-cell table:style-name="ce1" office:value-type="float" office:value="-0.00990983000000004">
            <text:p>-0,0099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table:formula="oooc:=[.C240]+[.$D$236]" office:value-type="float" office:value="0.26352655">
            <text:p>0,2635</text:p>
          </table:table-cell>
          <table:table-cell table:style-name="ce1" office:value-type="float" office:value="-0.00342106">
            <text:p>-0,0034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table:formula="oooc:=[.C241]+[.$D$236]" office:value-type="float" office:value="0.26961732">
            <text:p>0,2696</text:p>
          </table:table-cell>
          <table:table-cell table:style-name="ce1" office:value-type="float" office:value="0.00266971000000002">
            <text:p>0,0027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table:formula="oooc:=[.C242]+[.$D$236]" office:value-type="float" office:value="0.27509689">
            <text:p>0,2751</text:p>
          </table:table-cell>
          <table:table-cell table:style-name="ce1" office:value-type="float" office:value="0.00814928000000001">
            <text:p>0,0081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table:formula="oooc:=[.C243]+[.$D$236]" office:value-type="float" office:value="0.27611034">
            <text:p>0,2761</text:p>
          </table:table-cell>
          <table:table-cell table:style-name="ce1" office:value-type="float" office:value="0.00916273000000001">
            <text:p>0,0092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table:formula="oooc:=[.C244]+[.$D$236]" office:value-type="float" office:value="0.2811772">
            <text:p>0,2812</text:p>
          </table:table-cell>
          <table:table-cell table:style-name="ce1" office:value-type="float" office:value="0.01422959">
            <text:p>0,0142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table:formula="oooc:=[.C245]+[.$D$236]" office:value-type="float" office:value="0.29028477">
            <text:p>0,2903</text:p>
          </table:table-cell>
          <table:table-cell table:style-name="ce1" office:value-type="float" office:value="0.02333716">
            <text:p>0,0233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table:formula="oooc:=[.C246]+[.$D$236]" office:value-type="float" office:value="0.29905811">
            <text:p>0,2991</text:p>
          </table:table-cell>
          <table:table-cell table:style-name="ce1" office:value-type="float" office:value="0.0321105">
            <text:p>0,0321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table:formula="oooc:=[.C247]+[.$D$236]" office:value-type="float" office:value="0.30351806">
            <text:p>0,3035</text:p>
          </table:table-cell>
          <table:table-cell table:style-name="ce1" office:value-type="float" office:value="0.03657045">
            <text:p>0,0366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table:formula="oooc:=[.C248]+[.$D$236]" office:value-type="float" office:value="0.3102413">
            <text:p>0,3102</text:p>
          </table:table-cell>
          <table:table-cell table:style-name="ce1" office:value-type="float" office:value="0.04329369">
            <text:p>0,0433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table:formula="oooc:=[.C249]+[.$D$236]" office:value-type="float" office:value="0.32151904">
            <text:p>0,3215</text:p>
          </table:table-cell>
          <table:table-cell table:style-name="ce1" office:value-type="float" office:value="0.05457143">
            <text:p>0,0546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table:formula="oooc:=[.C250]+[.$D$236]" office:value-type="float" office:value="0.32978193">
            <text:p>0,3298</text:p>
          </table:table-cell>
          <table:table-cell table:style-name="ce1" office:value-type="float" office:value="0.06283432">
            <text:p>0,0628</text:p>
          </table:table-cell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table:formula="oooc:=[.C251]+[.$D$236]" office:value-type="float" office:value="0.33381643">
            <text:p>0,3338</text:p>
          </table:table-cell>
          <table:table-cell table:style-name="ce1" office:value-type="float" office:value="0.06686882">
            <text:p>0,0669</text:p>
          </table:table-cell>
          <table:table-cell table:number-columns-repeated="9"/>
        </table:table-row>
        <table:table-row table:style-name="ro1">
          <table:table-cell office:value-type="float" office:value="46">
            <text:p>46</text:p>
          </table:table-cell>
          <table:table-cell table:formula="oooc:=[.C252]+[.$D$236]" office:value-type="float" office:value="0.33957698">
            <text:p>0,3396</text:p>
          </table:table-cell>
          <table:table-cell table:style-name="ce1" office:value-type="float" office:value="0.07262937">
            <text:p>0,0726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table:formula="oooc:=[.C253]+[.$D$236]" office:value-type="float" office:value="0.34880607">
            <text:p>0,3488</text:p>
          </table:table-cell>
          <table:table-cell table:style-name="ce1" office:value-type="float" office:value="0.08185846">
            <text:p>0,0819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table:formula="oooc:=[.C254]+[.$D$236]" office:value-type="float" office:value="0.35199205">
            <text:p>0,352</text:p>
          </table:table-cell>
          <table:table-cell table:style-name="ce1" office:value-type="float" office:value="0.08504444">
            <text:p>0,085</text:p>
          </table:table-cell>
          <table:table-cell table:number-columns-repeated="9"/>
        </table:table-row>
        <table:table-row table:style-name="ro1">
          <table:table-cell office:value-type="float" office:value="49">
            <text:p>49</text:p>
          </table:table-cell>
          <table:table-cell table:formula="oooc:=[.C255]+[.$D$236]" office:value-type="float" office:value="0.35365431">
            <text:p>0,3537</text:p>
          </table:table-cell>
          <table:table-cell table:style-name="ce1" office:value-type="float" office:value="0.0867067">
            <text:p>0,0867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formula="oooc:=[.C256]+[.$D$236]" office:value-type="float" office:value="0.35409419">
            <text:p>0,3541</text:p>
          </table:table-cell>
          <table:table-cell table:style-name="ce1" office:value-type="float" office:value="0.08714658">
            <text:p>0,0871</text:p>
          </table:table-cell>
          <table:table-cell table:number-columns-repeated="9"/>
        </table:table-row>
        <table:table-row table:style-name="ro1">
          <table:table-cell office:value-type="float" office:value="51">
            <text:p>51</text:p>
          </table:table-cell>
          <table:table-cell table:formula="oooc:=[.C257]+[.$D$236]" office:value-type="float" office:value="0.36821271">
            <text:p>0,3682</text:p>
          </table:table-cell>
          <table:table-cell table:style-name="ce1" office:value-type="float" office:value="0.1012651">
            <text:p>0,1013</text:p>
          </table:table-cell>
          <table:table-cell table:number-columns-repeated="9"/>
        </table:table-row>
        <table:table-row table:style-name="ro1">
          <table:table-cell office:value-type="float" office:value="52">
            <text:p>52</text:p>
          </table:table-cell>
          <table:table-cell table:formula="oooc:=[.C258]+[.$D$236]" office:value-type="float" office:value="0.37388234">
            <text:p>0,3739</text:p>
          </table:table-cell>
          <table:table-cell table:style-name="ce1" office:value-type="float" office:value="0.10693473">
            <text:p>0,1069</text:p>
          </table:table-cell>
          <table:table-cell table:number-columns-repeated="9"/>
        </table:table-row>
        <table:table-row table:style-name="ro1">
          <table:table-cell office:value-type="float" office:value="53">
            <text:p>53</text:p>
          </table:table-cell>
          <table:table-cell table:formula="oooc:=[.C259]+[.$D$236]" office:value-type="float" office:value="0.37853379">
            <text:p>0,3785</text:p>
          </table:table-cell>
          <table:table-cell table:style-name="ce1" office:value-type="float" office:value="0.11158618">
            <text:p>0,1116</text:p>
          </table:table-cell>
          <table:table-cell table:number-columns-repeated="9"/>
        </table:table-row>
        <table:table-row table:style-name="ro1">
          <table:table-cell office:value-type="float" office:value="54">
            <text:p>54</text:p>
          </table:table-cell>
          <table:table-cell table:formula="oooc:=[.C260]+[.$D$236]" office:value-type="float" office:value="0.39035608">
            <text:p>0,3904</text:p>
          </table:table-cell>
          <table:table-cell table:style-name="ce1" office:value-type="float" office:value="0.12340847">
            <text:p>0,1234</text:p>
          </table:table-cell>
          <table:table-cell table:number-columns-repeated="9"/>
        </table:table-row>
        <table:table-row table:style-name="ro1">
          <table:table-cell office:value-type="float" office:value="55">
            <text:p>55</text:p>
          </table:table-cell>
          <table:table-cell table:formula="oooc:=[.C261]+[.$D$236]" office:value-type="float" office:value="0.39341728">
            <text:p>0,3934</text:p>
          </table:table-cell>
          <table:table-cell table:style-name="ce1" office:value-type="float" office:value="0.12646967">
            <text:p>0,1265</text:p>
          </table:table-cell>
          <table:table-cell table:style-name="ce1" office:value-type="float" office:value="0.46083495">
            <text:p>0,4608</text:p>
          </table:table-cell>
          <table:table-cell table:number-columns-repeated="8"/>
        </table:table-row>
        <table:table-row table:style-name="ro1">
          <table:table-cell office:value-type="float" office:value="56">
            <text:p>56</text:p>
          </table:table-cell>
          <table:table-cell table:formula="oooc:=[.C262]+[.$D$236]" office:value-type="float" office:value="0.39520712">
            <text:p>0,3952</text:p>
          </table:table-cell>
          <table:table-cell table:style-name="ce1" office:value-type="float" office:value="0.12825951">
            <text:p>0,1283</text:p>
          </table:table-cell>
          <table:table-cell table:style-name="ce1" office:value-type="float" office:value="0.45008703">
            <text:p>0,4501</text:p>
          </table:table-cell>
          <table:table-cell table:number-columns-repeated="8"/>
        </table:table-row>
        <table:table-row table:style-name="ro1">
          <table:table-cell office:value-type="float" office:value="57">
            <text:p>57</text:p>
          </table:table-cell>
          <table:table-cell table:formula="oooc:=[.C263]+[.$D$236]" office:value-type="float" office:value="0.39768459">
            <text:p>0,3977</text:p>
          </table:table-cell>
          <table:table-cell table:style-name="ce1" office:value-type="float" office:value="0.13073698">
            <text:p>0,1307</text:p>
          </table:table-cell>
          <table:table-cell table:style-name="ce1" office:value-type="float" office:value="0.48285543">
            <text:p>0,4829</text:p>
          </table:table-cell>
          <table:table-cell table:number-columns-repeated="8"/>
        </table:table-row>
        <table:table-row table:style-name="ro1">
          <table:table-cell office:value-type="float" office:value="58">
            <text:p>58</text:p>
          </table:table-cell>
          <table:table-cell table:formula="oooc:=[.C264]+[.$D$236]" office:value-type="float" office:value="0.39476777">
            <text:p>0,3948</text:p>
          </table:table-cell>
          <table:table-cell table:style-name="ce1" office:value-type="float" office:value="0.12782016">
            <text:p>0,1278</text:p>
          </table:table-cell>
          <table:table-cell table:style-name="ce1" office:value-type="float" office:value="0.46115491">
            <text:p>0,4612</text:p>
          </table:table-cell>
          <table:table-cell table:number-columns-repeated="8"/>
        </table:table-row>
        <table:table-row table:style-name="ro1">
          <table:table-cell office:value-type="float" office:value="59">
            <text:p>59</text:p>
          </table:table-cell>
          <table:table-cell table:formula="oooc:=[.C265]+[.$D$236]" office:value-type="float" office:value="0.39293025">
            <text:p>0,3929</text:p>
          </table:table-cell>
          <table:table-cell table:style-name="ce1" office:value-type="float" office:value="0.12598264">
            <text:p>0,126</text:p>
          </table:table-cell>
          <table:table-cell table:style-name="ce1" office:value-type="float" office:value="0.47234717">
            <text:p>0,4723</text:p>
          </table:table-cell>
          <table:table-cell table:number-columns-repeated="8"/>
        </table:table-row>
        <table:table-row table:style-name="ro1">
          <table:table-cell office:value-type="float" office:value="60">
            <text:p>60</text:p>
          </table:table-cell>
          <table:table-cell table:formula="oooc:=[.C266]+[.$D$236]" office:value-type="float" office:value="0.39464256">
            <text:p>0,3946</text:p>
          </table:table-cell>
          <table:table-cell table:style-name="ce1" office:value-type="float" office:value="0.12769495">
            <text:p>0,1277</text:p>
          </table:table-cell>
          <table:table-cell table:style-name="ce1" office:value-type="float" office:value="0.45314562">
            <text:p>0,4531</text:p>
          </table:table-cell>
          <table:table-cell table:formula="oooc:=[.B266]-[.D266]" office:value-type="float" office:value="-0.0585030600000001">
            <text:p>-0,0585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table:formula="oooc:=[.D267]+[.$E$266]" office:value-type="float" office:value="0.38984046">
            <text:p>0,3898</text:p>
          </table:table-cell>
          <table:table-cell/>
          <table:table-cell table:style-name="ce1" office:value-type="float" office:value="0.44834352">
            <text:p>0,4483</text:p>
          </table:table-cell>
          <table:table-cell table:number-columns-repeated="8"/>
        </table:table-row>
        <table:table-row table:style-name="ro1">
          <table:table-cell office:value-type="float" office:value="62">
            <text:p>62</text:p>
          </table:table-cell>
          <table:table-cell table:formula="oooc:=[.D268]+[.$E$266]" office:value-type="float" office:value="0.42507653">
            <text:p>0,4251</text:p>
          </table:table-cell>
          <table:table-cell/>
          <table:table-cell table:style-name="ce1" office:value-type="float" office:value="0.48357959">
            <text:p>0,4836</text:p>
          </table:table-cell>
          <table:table-cell table:number-columns-repeated="8"/>
        </table:table-row>
        <table:table-row table:style-name="ro1">
          <table:table-cell office:value-type="float" office:value="63">
            <text:p>63</text:p>
          </table:table-cell>
          <table:table-cell table:formula="oooc:=[.D269]+[.$E$266]" office:value-type="float" office:value="0.45693934">
            <text:p>0,4569</text:p>
          </table:table-cell>
          <table:table-cell/>
          <table:table-cell table:style-name="ce1" office:value-type="float" office:value="0.5154424">
            <text:p>0,5154</text:p>
          </table:table-cell>
          <table:table-cell table:number-columns-repeated="8"/>
        </table:table-row>
        <table:table-row table:style-name="ro1">
          <table:table-cell office:value-type="float" office:value="64">
            <text:p>64</text:p>
          </table:table-cell>
          <table:table-cell table:formula="oooc:=[.D270]+[.$E$266]" office:value-type="float" office:value="0.45944081">
            <text:p>0,4594</text:p>
          </table:table-cell>
          <table:table-cell/>
          <table:table-cell table:style-name="ce1" office:value-type="float" office:value="0.51794387">
            <text:p>0,5179</text:p>
          </table:table-cell>
          <table:table-cell table:number-columns-repeated="8"/>
        </table:table-row>
        <table:table-row table:style-name="ro1">
          <table:table-cell office:value-type="float" office:value="65">
            <text:p>65</text:p>
          </table:table-cell>
          <table:table-cell table:formula="oooc:=[.D271]+[.$E$266]" office:value-type="float" office:value="0.45175048">
            <text:p>0,4518</text:p>
          </table:table-cell>
          <table:table-cell/>
          <table:table-cell table:style-name="ce1" office:value-type="float" office:value="0.51025354">
            <text:p>0,5103</text:p>
          </table:table-cell>
          <table:table-cell table:number-columns-repeated="8"/>
        </table:table-row>
        <table:table-row table:style-name="ro1">
          <table:table-cell office:value-type="float" office:value="66">
            <text:p>66</text:p>
          </table:table-cell>
          <table:table-cell table:formula="oooc:=[.D272]+[.$E$266]" office:value-type="float" office:value="0.43997966">
            <text:p>0,44</text:p>
          </table:table-cell>
          <table:table-cell/>
          <table:table-cell table:style-name="ce1" office:value-type="float" office:value="0.49848272">
            <text:p>0,4985</text:p>
          </table:table-cell>
          <table:table-cell table:number-columns-repeated="8"/>
        </table:table-row>
        <table:table-row table:style-name="ro1">
          <table:table-cell office:value-type="float" office:value="67">
            <text:p>67</text:p>
          </table:table-cell>
          <table:table-cell table:formula="oooc:=[.D273]+[.$E$266]" office:value-type="float" office:value="0.42551188">
            <text:p>0,4255</text:p>
          </table:table-cell>
          <table:table-cell/>
          <table:table-cell table:style-name="ce1" office:value-type="float" office:value="0.48401494">
            <text:p>0,484</text:p>
          </table:table-cell>
          <table:table-cell table:number-columns-repeated="8"/>
        </table:table-row>
        <table:table-row table:style-name="ro1">
          <table:table-cell office:value-type="float" office:value="68">
            <text:p>68</text:p>
          </table:table-cell>
          <table:table-cell table:formula="oooc:=[.D274]+[.$E$266]" office:value-type="float" office:value="0.41521627">
            <text:p>0,4152</text:p>
          </table:table-cell>
          <table:table-cell/>
          <table:table-cell table:style-name="ce1" office:value-type="float" office:value="0.47371933">
            <text:p>0,4737</text:p>
          </table:table-cell>
          <table:table-cell table:number-columns-repeated="8"/>
        </table:table-row>
        <table:table-row table:style-name="ro1">
          <table:table-cell office:value-type="float" office:value="69">
            <text:p>69</text:p>
          </table:table-cell>
          <table:table-cell table:formula="oooc:=[.D275]+[.$E$266]" office:value-type="float" office:value="0.39512388">
            <text:p>0,3951</text:p>
          </table:table-cell>
          <table:table-cell/>
          <table:table-cell table:style-name="ce1" office:value-type="float" office:value="0.45362694">
            <text:p>0,4536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table:formula="oooc:=[.D276]+[.$E$266]" office:value-type="float" office:value="0.41759965">
            <text:p>0,4176</text:p>
          </table:table-cell>
          <table:table-cell/>
          <table:table-cell table:style-name="ce1" office:value-type="float" office:value="0.47610271">
            <text:p>0,4761</text:p>
          </table:table-cell>
          <table:table-cell table:number-columns-repeated="8"/>
        </table:table-row>
        <table:table-row table:style-name="ro1">
          <table:table-cell office:value-type="float" office:value="71">
            <text:p>71</text:p>
          </table:table-cell>
          <table:table-cell table:formula="oooc:=[.D277]+[.$E$266]" office:value-type="float" office:value="0.44181272">
            <text:p>0,4418</text:p>
          </table:table-cell>
          <table:table-cell/>
          <table:table-cell table:style-name="ce1" office:value-type="float" office:value="0.50031578">
            <text:p>0,5003</text:p>
          </table:table-cell>
          <table:table-cell table:number-columns-repeated="8"/>
        </table:table-row>
        <table:table-row table:style-name="ro1">
          <table:table-cell office:value-type="float" office:value="72">
            <text:p>72</text:p>
          </table:table-cell>
          <table:table-cell table:formula="oooc:=[.D278]+[.$E$266]" office:value-type="float" office:value="0.41531853">
            <text:p>0,4153</text:p>
          </table:table-cell>
          <table:table-cell/>
          <table:table-cell table:style-name="ce1" office:value-type="float" office:value="0.47382159">
            <text:p>0,4738</text:p>
          </table:table-cell>
          <table:table-cell table:number-columns-repeated="8"/>
        </table:table-row>
        <table:table-row table:style-name="ro1">
          <table:table-cell office:value-type="float" office:value="73">
            <text:p>73</text:p>
          </table:table-cell>
          <table:table-cell table:formula="oooc:=[.D279]+[.$E$266]" office:value-type="float" office:value="0.40229437">
            <text:p>0,4023</text:p>
          </table:table-cell>
          <table:table-cell/>
          <table:table-cell table:style-name="ce1" office:value-type="float" office:value="0.46079743">
            <text:p>0,4608</text:p>
          </table:table-cell>
          <table:table-cell table:number-columns-repeated="8"/>
        </table:table-row>
        <table:table-row table:style-name="ro1">
          <table:table-cell office:value-type="float" office:value="74">
            <text:p>74</text:p>
          </table:table-cell>
          <table:table-cell table:formula="oooc:=[.D280]+[.$E$266]" office:value-type="float" office:value="0.41470937">
            <text:p>0,4147</text:p>
          </table:table-cell>
          <table:table-cell/>
          <table:table-cell table:style-name="ce1" office:value-type="float" office:value="0.47321243">
            <text:p>0,4732</text:p>
          </table:table-cell>
          <table:table-cell table:number-columns-repeated="8"/>
        </table:table-row>
        <table:table-row table:style-name="ro1">
          <table:table-cell office:value-type="float" office:value="75">
            <text:p>75</text:p>
          </table:table-cell>
          <table:table-cell table:formula="oooc:=[.D281]+[.$E$266]" office:value-type="float" office:value="0.41917331">
            <text:p>0,4192</text:p>
          </table:table-cell>
          <table:table-cell/>
          <table:table-cell table:style-name="ce1" office:value-type="float" office:value="0.47767637">
            <text:p>0,4777</text:p>
          </table:table-cell>
          <table:table-cell table:number-columns-repeated="8"/>
        </table:table-row>
        <table:table-row table:style-name="ro1">
          <table:table-cell office:value-type="float" office:value="76">
            <text:p>76</text:p>
          </table:table-cell>
          <table:table-cell table:formula="oooc:=[.D282]+[.$E$266]" office:value-type="float" office:value="0.41567721">
            <text:p>0,4157</text:p>
          </table:table-cell>
          <table:table-cell/>
          <table:table-cell table:style-name="ce1" office:value-type="float" office:value="0.47418027">
            <text:p>0,4742</text:p>
          </table:table-cell>
          <table:table-cell table:number-columns-repeated="8"/>
        </table:table-row>
        <table:table-row table:style-name="ro1">
          <table:table-cell office:value-type="float" office:value="77">
            <text:p>77</text:p>
          </table:table-cell>
          <table:table-cell table:formula="oooc:=[.D283]+[.$E$266]" office:value-type="float" office:value="0.39833467">
            <text:p>0,3983</text:p>
          </table:table-cell>
          <table:table-cell/>
          <table:table-cell table:style-name="ce1" office:value-type="float" office:value="0.45683773">
            <text:p>0,4568</text:p>
          </table:table-cell>
          <table:table-cell table:number-columns-repeated="8"/>
        </table:table-row>
        <table:table-row table:style-name="ro1">
          <table:table-cell office:value-type="float" office:value="78">
            <text:p>78</text:p>
          </table:table-cell>
          <table:table-cell table:formula="oooc:=[.D284]+[.$E$266]" office:value-type="float" office:value="0.37087151">
            <text:p>0,3709</text:p>
          </table:table-cell>
          <table:table-cell/>
          <table:table-cell table:style-name="ce1" office:value-type="float" office:value="0.42937457">
            <text:p>0,4294</text:p>
          </table:table-cell>
          <table:table-cell table:number-columns-repeated="8"/>
        </table:table-row>
        <table:table-row table:style-name="ro1">
          <table:table-cell office:value-type="float" office:value="79">
            <text:p>79</text:p>
          </table:table-cell>
          <table:table-cell table:formula="oooc:=[.D285]+[.$E$266]" office:value-type="float" office:value="0.36039891">
            <text:p>0,3604</text:p>
          </table:table-cell>
          <table:table-cell/>
          <table:table-cell table:style-name="ce1" office:value-type="float" office:value="0.41890197">
            <text:p>0,4189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table:formula="oooc:=[.D286]+[.$E$266]" office:value-type="float" office:value="0.34082299">
            <text:p>0,3408</text:p>
          </table:table-cell>
          <table:table-cell/>
          <table:table-cell table:style-name="ce1" office:value-type="float" office:value="0.39932605">
            <text:p>0,3993</text:p>
          </table:table-cell>
          <table:table-cell table:number-columns-repeated="8"/>
        </table:table-row>
        <table:table-row table:style-name="ro1">
          <table:table-cell office:value-type="float" office:value="81">
            <text:p>81</text:p>
          </table:table-cell>
          <table:table-cell table:formula="oooc:=[.D287]+[.$E$266]" office:value-type="float" office:value="0.33159203">
            <text:p>0,3316</text:p>
          </table:table-cell>
          <table:table-cell/>
          <table:table-cell table:style-name="ce1" office:value-type="float" office:value="0.39009509">
            <text:p>0,3901</text:p>
          </table:table-cell>
          <table:table-cell table:number-columns-repeated="8"/>
        </table:table-row>
        <table:table-row table:style-name="ro1">
          <table:table-cell office:value-type="float" office:value="82">
            <text:p>82</text:p>
          </table:table-cell>
          <table:table-cell table:formula="oooc:=[.D288]+[.$E$266]" office:value-type="float" office:value="0.33046258">
            <text:p>0,3305</text:p>
          </table:table-cell>
          <table:table-cell/>
          <table:table-cell table:style-name="ce1" office:value-type="float" office:value="0.38896564">
            <text:p>0,389</text:p>
          </table:table-cell>
          <table:table-cell table:number-columns-repeated="8"/>
        </table:table-row>
        <table:table-row table:style-name="ro1">
          <table:table-cell office:value-type="float" office:value="83">
            <text:p>83</text:p>
          </table:table-cell>
          <table:table-cell table:formula="oooc:=[.D289]+[.$E$266]" office:value-type="float" office:value="0.3502327">
            <text:p>0,3502</text:p>
          </table:table-cell>
          <table:table-cell/>
          <table:table-cell table:style-name="ce1" office:value-type="float" office:value="0.40873576">
            <text:p>0,4087</text:p>
          </table:table-cell>
          <table:table-cell table:number-columns-repeated="8"/>
        </table:table-row>
        <table:table-row table:style-name="ro1">
          <table:table-cell office:value-type="float" office:value="84">
            <text:p>84</text:p>
          </table:table-cell>
          <table:table-cell table:formula="oooc:=[.D290]+[.$E$266]" office:value-type="float" office:value="0.34339986">
            <text:p>0,3434</text:p>
          </table:table-cell>
          <table:table-cell/>
          <table:table-cell table:style-name="ce1" office:value-type="float" office:value="0.40190292">
            <text:p>0,4019</text:p>
          </table:table-cell>
          <table:table-cell table:number-columns-repeated="8"/>
        </table:table-row>
        <table:table-row table:style-name="ro1">
          <table:table-cell office:value-type="float" office:value="85">
            <text:p>85</text:p>
          </table:table-cell>
          <table:table-cell table:formula="oooc:=[.D291]+[.$E$266]" office:value-type="float" office:value="0.3529616">
            <text:p>0,353</text:p>
          </table:table-cell>
          <table:table-cell/>
          <table:table-cell table:style-name="ce1" office:value-type="float" office:value="0.41146466">
            <text:p>0,4115</text:p>
          </table:table-cell>
          <table:table-cell table:number-columns-repeated="8"/>
        </table:table-row>
        <table:table-row table:style-name="ro1">
          <table:table-cell office:value-type="float" office:value="86">
            <text:p>86</text:p>
          </table:table-cell>
          <table:table-cell table:formula="oooc:=[.D292]+[.$E$266]" office:value-type="float" office:value="0.34269801">
            <text:p>0,3427</text:p>
          </table:table-cell>
          <table:table-cell/>
          <table:table-cell table:style-name="ce1" office:value-type="float" office:value="0.40120107">
            <text:p>0,4012</text:p>
          </table:table-cell>
          <table:table-cell table:number-columns-repeated="8"/>
        </table:table-row>
        <table:table-row table:style-name="ro1">
          <table:table-cell office:value-type="float" office:value="87">
            <text:p>87</text:p>
          </table:table-cell>
          <table:table-cell table:formula="oooc:=[.D293]+[.$E$266]" office:value-type="float" office:value="0.3377352">
            <text:p>0,3377</text:p>
          </table:table-cell>
          <table:table-cell/>
          <table:table-cell table:style-name="ce1" office:value-type="float" office:value="0.39623826">
            <text:p>0,3962</text:p>
          </table:table-cell>
          <table:table-cell table:number-columns-repeated="8"/>
        </table:table-row>
        <table:table-row table:style-name="ro1">
          <table:table-cell office:value-type="float" office:value="88">
            <text:p>88</text:p>
          </table:table-cell>
          <table:table-cell table:formula="oooc:=[.D294]+[.$E$266]" office:value-type="float" office:value="0.36130988">
            <text:p>0,3613</text:p>
          </table:table-cell>
          <table:table-cell/>
          <table:table-cell table:style-name="ce1" office:value-type="float" office:value="0.41981294">
            <text:p>0,4198</text:p>
          </table:table-cell>
          <table:table-cell table:number-columns-repeated="8"/>
        </table:table-row>
        <table:table-row table:style-name="ro1">
          <table:table-cell office:value-type="float" office:value="89">
            <text:p>89</text:p>
          </table:table-cell>
          <table:table-cell table:formula="oooc:=[.D295]+[.$E$266]" office:value-type="float" office:value="0.35896641">
            <text:p>0,359</text:p>
          </table:table-cell>
          <table:table-cell/>
          <table:table-cell table:style-name="ce1" office:value-type="float" office:value="0.41746947">
            <text:p>0,4175</text:p>
          </table:table-cell>
          <table:table-cell table:number-columns-repeated="8"/>
        </table:table-row>
        <table:table-row table:style-name="ro1">
          <table:table-cell office:value-type="float" office:value="90">
            <text:p>90</text:p>
          </table:table-cell>
          <table:table-cell table:formula="oooc:=[.D296]+[.$E$266]" office:value-type="float" office:value="0.35410176">
            <text:p>0,3541</text:p>
          </table:table-cell>
          <table:table-cell/>
          <table:table-cell table:style-name="ce1" office:value-type="float" office:value="0.41260482">
            <text:p>0,4126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-5">
            <text:p>-5</text:p>
          </table:table-cell>
          <table:table-cell table:style-name="ce1" office:value-type="float" office:value="-0.16977502">
            <text:p>-0,1698</text:p>
          </table:table-cell>
          <table:table-cell table:number-columns-repeated="10"/>
        </table:table-row>
        <table:table-row table:style-name="ro1">
          <table:table-cell office:value-type="float" office:value="-4">
            <text:p>-4</text:p>
          </table:table-cell>
          <table:table-cell table:style-name="ce1" office:value-type="float" office:value="-0.1642343">
            <text:p>-0,1642</text:p>
          </table:table-cell>
          <table:table-cell>
            <draw:frame table:end-cell-address="Sheet1.G317" table:end-x="0.096cm" table:end-y="0.451cm" draw:z-index="3" svg:width="7.999cm" svg:height="6.999cm" svg:x="1.128cm" svg:y="0.225cm">
              <draw:object draw:notify-on-update-of-ranges="Sheet1.A301:Sheet1.B39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office:value-type="float" office:value="-3">
            <text:p>-3</text:p>
          </table:table-cell>
          <table:table-cell table:style-name="ce1" office:value-type="float" office:value="-0.15931736">
            <text:p>-0,1593</text:p>
          </table:table-cell>
          <table:table-cell table:number-columns-repeated="10"/>
        </table:table-row>
        <table:table-row table:style-name="ro1">
          <table:table-cell office:value-type="float" office:value="-2">
            <text:p>-2</text:p>
          </table:table-cell>
          <table:table-cell table:style-name="ce1" office:value-type="float" office:value="-0.15505266">
            <text:p>-0,1551</text:p>
          </table:table-cell>
          <table:table-cell table:number-columns-repeated="10"/>
        </table:table-row>
        <table:table-row table:style-name="ro1">
          <table:table-cell office:value-type="float" office:value="-1">
            <text:p>-1</text:p>
          </table:table-cell>
          <table:table-cell table:style-name="ce1" office:value-type="float" office:value="-0.15130476">
            <text:p>-0,1513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-0.14603442">
            <text:p>-0,146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-0.14172583">
            <text:p>-0,1417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-0.13580122">
            <text:p>-0,1358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-0.13018774">
            <text:p>-0,1302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-0.12458584">
            <text:p>-0,1246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-0.1189866">
            <text:p>-0,119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-0.11365823">
            <text:p>-0,1137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-0.10762307">
            <text:p>-0,1076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-0.10071323">
            <text:p>-0,1007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-0.09687003">
            <text:p>-0,0969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-0.09198827">
            <text:p>-0,092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-0.08746989">
            <text:p>-0,0875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-0.08388198">
            <text:p>-0,0839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-0.08081696">
            <text:p>-0,0808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-0.07594678">
            <text:p>-0,0759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-0.07183266">
            <text:p>-0,0718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-0.06712194">
            <text:p>-0,0671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-0.06513044">
            <text:p>-0,0651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-0.05911249">
            <text:p>-0,0591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-0.0547093">
            <text:p>-0,0547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-0.04760013">
            <text:p>-0,0476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-0.04418647">
            <text:p>-0,0442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-0.038407">
            <text:p>-0,0384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-0.03402866">
            <text:p>-0,034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-0.02924782">
            <text:p>-0,0292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-0.02578304">
            <text:p>-0,0258</text:p>
          </table:table-cell>
          <table:table-cell table:style-name="ce1" office:value-type="float" office:value="0.02937425">
            <text:p>0,0294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-0.02172056">
            <text:p>-0,0217</text:p>
          </table:table-cell>
          <table:table-cell table:style-name="ce1" office:value-type="float" office:value="0.02813087">
            <text:p>0,0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-0.01802691">
            <text:p>-0,018</text:p>
          </table:table-cell>
          <table:table-cell table:style-name="ce1" office:value-type="float" office:value="0.03335164">
            <text:p>0,0334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-0.01593719">
            <text:p>-0,0159</text:p>
          </table:table-cell>
          <table:table-cell table:style-name="ce1" office:value-type="float" office:value="0.04210449">
            <text:p>0,0421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-0.01292704">
            <text:p>-0,0129</text:p>
          </table:table-cell>
          <table:table-cell table:style-name="ce1" office:value-type="float" office:value="0.04849426">
            <text:p>0,0485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-0.00937927000000001">
            <text:p>-0,0094</text:p>
          </table:table-cell>
          <table:table-cell table:style-name="ce1" office:value-type="float" office:value="0.05285258">
            <text:p>0,0529</text:p>
          </table:table-cell>
          <table:table-cell table:formula="oooc:=[.B336]-[.C336]" office:value-type="float" office:value="-0.06223185">
            <text:p>-0,0622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table:formula="oooc:=[.C337]+[.$D$336]" office:value-type="float" office:value="0.00297963999999998">
            <text:p>0,003</text:p>
          </table:table-cell>
          <table:table-cell table:style-name="ce1" office:value-type="float" office:value="0.06521149">
            <text:p>0,0652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table:formula="oooc:=[.C338]+[.$D$336]" office:value-type="float" office:value="0.00120968999999999">
            <text:p>0,0012</text:p>
          </table:table-cell>
          <table:table-cell table:style-name="ce1" office:value-type="float" office:value="0.06344154">
            <text:p>0,0634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table:formula="oooc:=[.C339]+[.$D$336]" office:value-type="float" office:value="-0.00331798000000001">
            <text:p>-0,0033</text:p>
          </table:table-cell>
          <table:table-cell table:style-name="ce1" office:value-type="float" office:value="0.05891387">
            <text:p>0,0589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table:formula="oooc:=[.C340]+[.$D$336]" office:value-type="float" office:value="-0.00112321000000001">
            <text:p>-0,0011</text:p>
          </table:table-cell>
          <table:table-cell table:style-name="ce1" office:value-type="float" office:value="0.06110864">
            <text:p>0,0611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table:formula="oooc:=[.C341]+[.$D$336]" office:value-type="float" office:value="-0.00291860000000001">
            <text:p>-0,0029</text:p>
          </table:table-cell>
          <table:table-cell table:style-name="ce1" office:value-type="float" office:value="0.05931325">
            <text:p>0,0593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table:formula="oooc:=[.C342]+[.$D$336]" office:value-type="float" office:value="-0.000970760000000008">
            <text:p>-0,001</text:p>
          </table:table-cell>
          <table:table-cell table:style-name="ce1" office:value-type="float" office:value="0.06126109">
            <text:p>0,0613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table:formula="oooc:=[.C343]+[.$D$336]" office:value-type="float" office:value="-0.00578978000000001">
            <text:p>-0,0058</text:p>
          </table:table-cell>
          <table:table-cell table:style-name="ce1" office:value-type="float" office:value="0.05644207">
            <text:p>0,0564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table:formula="oooc:=[.C344]+[.$D$336]" office:value-type="float" office:value="-0.00311245000000002">
            <text:p>-0,0031</text:p>
          </table:table-cell>
          <table:table-cell table:style-name="ce1" office:value-type="float" office:value="0.0591194">
            <text:p>0,0591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table:formula="oooc:=[.C345]+[.$D$336]" office:value-type="float" office:value="0.00238385999999999">
            <text:p>0,0024</text:p>
          </table:table-cell>
          <table:table-cell table:style-name="ce1" office:value-type="float" office:value="0.06461571">
            <text:p>0,0646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table:formula="oooc:=[.C346]+[.$D$336]" office:value-type="float" office:value="0.01017574">
            <text:p>0,0102</text:p>
          </table:table-cell>
          <table:table-cell table:style-name="ce1" office:value-type="float" office:value="0.07240759">
            <text:p>0,0724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table:formula="oooc:=[.C347]+[.$D$336]" office:value-type="float" office:value="0.0163475">
            <text:p>0,0163</text:p>
          </table:table-cell>
          <table:table-cell table:style-name="ce1" office:value-type="float" office:value="0.07857935">
            <text:p>0,0786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table:formula="oooc:=[.C348]+[.$D$336]" office:value-type="float" office:value="0.02177307">
            <text:p>0,0218</text:p>
          </table:table-cell>
          <table:table-cell table:style-name="ce1" office:value-type="float" office:value="0.08400492">
            <text:p>0,084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table:formula="oooc:=[.C349]+[.$D$336]" office:value-type="float" office:value="0.02780331">
            <text:p>0,0278</text:p>
          </table:table-cell>
          <table:table-cell table:style-name="ce1" office:value-type="float" office:value="0.09003516">
            <text:p>0,09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table:formula="oooc:=[.C350]+[.$D$336]" office:value-type="float" office:value="0.0298156">
            <text:p>0,0298</text:p>
          </table:table-cell>
          <table:table-cell table:style-name="ce1" office:value-type="float" office:value="0.09204745">
            <text:p>0,092</text:p>
          </table:table-cell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table:formula="oooc:=[.C351]+[.$D$336]" office:value-type="float" office:value="0.03696226">
            <text:p>0,037</text:p>
          </table:table-cell>
          <table:table-cell table:style-name="ce1" office:value-type="float" office:value="0.09919411">
            <text:p>0,0992</text:p>
          </table:table-cell>
          <table:table-cell table:number-columns-repeated="9"/>
        </table:table-row>
        <table:table-row table:style-name="ro1">
          <table:table-cell office:value-type="float" office:value="46">
            <text:p>46</text:p>
          </table:table-cell>
          <table:table-cell table:formula="oooc:=[.C352]+[.$D$336]" office:value-type="float" office:value="0.04525463">
            <text:p>0,0453</text:p>
          </table:table-cell>
          <table:table-cell table:style-name="ce1" office:value-type="float" office:value="0.10748648">
            <text:p>0,1075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table:formula="oooc:=[.C353]+[.$D$336]" office:value-type="float" office:value="0.05172971">
            <text:p>0,0517</text:p>
          </table:table-cell>
          <table:table-cell table:style-name="ce1" office:value-type="float" office:value="0.11396156">
            <text:p>0,114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table:formula="oooc:=[.C354]+[.$D$336]" office:value-type="float" office:value="0.06008433">
            <text:p>0,0601</text:p>
          </table:table-cell>
          <table:table-cell table:style-name="ce1" office:value-type="float" office:value="0.12231618">
            <text:p>0,1223</text:p>
          </table:table-cell>
          <table:table-cell table:number-columns-repeated="9"/>
        </table:table-row>
        <table:table-row table:style-name="ro1">
          <table:table-cell office:value-type="float" office:value="49">
            <text:p>49</text:p>
          </table:table-cell>
          <table:table-cell table:formula="oooc:=[.C355]+[.$D$336]" office:value-type="float" office:value="0.06593085">
            <text:p>0,0659</text:p>
          </table:table-cell>
          <table:table-cell table:style-name="ce1" office:value-type="float" office:value="0.1281627">
            <text:p>0,1282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table:formula="oooc:=[.C356]+[.$D$336]" office:value-type="float" office:value="0.07761827">
            <text:p>0,0776</text:p>
          </table:table-cell>
          <table:table-cell table:style-name="ce1" office:value-type="float" office:value="0.13985012">
            <text:p>0,1399</text:p>
          </table:table-cell>
          <table:table-cell table:number-columns-repeated="9"/>
        </table:table-row>
        <table:table-row table:style-name="ro1">
          <table:table-cell office:value-type="float" office:value="51">
            <text:p>51</text:p>
          </table:table-cell>
          <table:table-cell table:formula="oooc:=[.C357]+[.$D$336]" office:value-type="float" office:value="0.08521201">
            <text:p>0,0852</text:p>
          </table:table-cell>
          <table:table-cell table:style-name="ce1" office:value-type="float" office:value="0.14744386">
            <text:p>0,1474</text:p>
          </table:table-cell>
          <table:table-cell table:number-columns-repeated="9"/>
        </table:table-row>
        <table:table-row table:style-name="ro1">
          <table:table-cell office:value-type="float" office:value="52">
            <text:p>52</text:p>
          </table:table-cell>
          <table:table-cell table:formula="oooc:=[.C358]+[.$D$336]" office:value-type="float" office:value="0.08173797">
            <text:p>0,0817</text:p>
          </table:table-cell>
          <table:table-cell table:style-name="ce1" office:value-type="float" office:value="0.14396982">
            <text:p>0,144</text:p>
          </table:table-cell>
          <table:table-cell table:number-columns-repeated="9"/>
        </table:table-row>
        <table:table-row table:style-name="ro1">
          <table:table-cell office:value-type="float" office:value="53">
            <text:p>53</text:p>
          </table:table-cell>
          <table:table-cell table:formula="oooc:=[.C359]+[.$D$336]" office:value-type="float" office:value="0.07815805">
            <text:p>0,0782</text:p>
          </table:table-cell>
          <table:table-cell table:style-name="ce1" office:value-type="float" office:value="0.1403899">
            <text:p>0,1404</text:p>
          </table:table-cell>
          <table:table-cell table:number-columns-repeated="9"/>
        </table:table-row>
        <table:table-row table:style-name="ro1">
          <table:table-cell office:value-type="float" office:value="54">
            <text:p>54</text:p>
          </table:table-cell>
          <table:table-cell table:formula="oooc:=[.C360]+[.$D$336]" office:value-type="float" office:value="0.07871906">
            <text:p>0,0787</text:p>
          </table:table-cell>
          <table:table-cell table:style-name="ce1" office:value-type="float" office:value="0.14095091">
            <text:p>0,141</text:p>
          </table:table-cell>
          <table:table-cell table:number-columns-repeated="9"/>
        </table:table-row>
        <table:table-row table:style-name="ro1">
          <table:table-cell office:value-type="float" office:value="55">
            <text:p>55</text:p>
          </table:table-cell>
          <table:table-cell table:formula="oooc:=[.C361]+[.$D$336]" office:value-type="float" office:value="0.07627156">
            <text:p>0,0763</text:p>
          </table:table-cell>
          <table:table-cell table:style-name="ce1" office:value-type="float" office:value="0.13850341">
            <text:p>0,1385</text:p>
          </table:table-cell>
          <table:table-cell table:style-name="ce1" office:value-type="float" office:value="0.15500359">
            <text:p>0,155</text:p>
          </table:table-cell>
          <table:table-cell table:number-columns-repeated="8"/>
        </table:table-row>
        <table:table-row table:style-name="ro1">
          <table:table-cell office:value-type="float" office:value="56">
            <text:p>56</text:p>
          </table:table-cell>
          <table:table-cell table:formula="oooc:=[.C362]+[.$D$336]" office:value-type="float" office:value="0.08510654">
            <text:p>0,0851</text:p>
          </table:table-cell>
          <table:table-cell table:style-name="ce1" office:value-type="float" office:value="0.14733839">
            <text:p>0,1473</text:p>
          </table:table-cell>
          <table:table-cell table:style-name="ce1" office:value-type="float" office:value="0.14456649">
            <text:p>0,1446</text:p>
          </table:table-cell>
          <table:table-cell table:number-columns-repeated="8"/>
        </table:table-row>
        <table:table-row table:style-name="ro1">
          <table:table-cell office:value-type="float" office:value="57">
            <text:p>57</text:p>
          </table:table-cell>
          <table:table-cell table:formula="oooc:=[.C363]+[.$D$336]" office:value-type="float" office:value="0.09932672">
            <text:p>0,0993</text:p>
          </table:table-cell>
          <table:table-cell table:style-name="ce1" office:value-type="float" office:value="0.16155857">
            <text:p>0,1616</text:p>
          </table:table-cell>
          <table:table-cell table:style-name="ce1" office:value-type="float" office:value="0.15513281">
            <text:p>0,1551</text:p>
          </table:table-cell>
          <table:table-cell table:number-columns-repeated="8"/>
        </table:table-row>
        <table:table-row table:style-name="ro1">
          <table:table-cell office:value-type="float" office:value="58">
            <text:p>58</text:p>
          </table:table-cell>
          <table:table-cell table:formula="oooc:=[.C364]+[.$D$336]" office:value-type="float" office:value="0.11217409">
            <text:p>0,1122</text:p>
          </table:table-cell>
          <table:table-cell table:style-name="ce1" office:value-type="float" office:value="0.17440594">
            <text:p>0,1744</text:p>
          </table:table-cell>
          <table:table-cell table:style-name="ce1" office:value-type="float" office:value="0.19257205">
            <text:p>0,1926</text:p>
          </table:table-cell>
          <table:table-cell table:number-columns-repeated="8"/>
        </table:table-row>
        <table:table-row table:style-name="ro1">
          <table:table-cell office:value-type="float" office:value="59">
            <text:p>59</text:p>
          </table:table-cell>
          <table:table-cell table:formula="oooc:=[.C365]+[.$D$336]" office:value-type="float" office:value="0.11132606">
            <text:p>0,1113</text:p>
          </table:table-cell>
          <table:table-cell table:style-name="ce1" office:value-type="float" office:value="0.17355791">
            <text:p>0,1736</text:p>
          </table:table-cell>
          <table:table-cell table:style-name="ce1" office:value-type="float" office:value="0.20649447">
            <text:p>0,2065</text:p>
          </table:table-cell>
          <table:table-cell table:number-columns-repeated="8"/>
        </table:table-row>
        <table:table-row table:style-name="ro1">
          <table:table-cell office:value-type="float" office:value="60">
            <text:p>60</text:p>
          </table:table-cell>
          <table:table-cell table:formula="oooc:=[.C366]+[.$D$336]" office:value-type="float" office:value="0.1193813">
            <text:p>0,1194</text:p>
          </table:table-cell>
          <table:table-cell table:style-name="ce1" office:value-type="float" office:value="0.18161315">
            <text:p>0,1816</text:p>
          </table:table-cell>
          <table:table-cell table:style-name="ce1" office:value-type="float" office:value="0.21506068">
            <text:p>0,2151</text:p>
          </table:table-cell>
          <table:table-cell table:formula="oooc:=[.B366]-[.D366]" office:value-type="float" office:value="-0.09567938">
            <text:p>-0,0957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table:formula="oooc:=[.D367]+[.$E$366]" office:value-type="float" office:value="0.12136389">
            <text:p>0,1214</text:p>
          </table:table-cell>
          <table:table-cell/>
          <table:table-cell table:style-name="ce1" office:value-type="float" office:value="0.21704327">
            <text:p>0,217</text:p>
          </table:table-cell>
          <table:table-cell table:number-columns-repeated="8"/>
        </table:table-row>
        <table:table-row table:style-name="ro1">
          <table:table-cell office:value-type="float" office:value="62">
            <text:p>62</text:p>
          </table:table-cell>
          <table:table-cell table:formula="oooc:=[.D368]+[.$E$366]" office:value-type="float" office:value="0.09253302">
            <text:p>0,0925</text:p>
          </table:table-cell>
          <table:table-cell/>
          <table:table-cell table:style-name="ce1" office:value-type="float" office:value="0.1882124">
            <text:p>0,1882</text:p>
          </table:table-cell>
          <table:table-cell table:number-columns-repeated="8"/>
        </table:table-row>
        <table:table-row table:style-name="ro1">
          <table:table-cell office:value-type="float" office:value="63">
            <text:p>63</text:p>
          </table:table-cell>
          <table:table-cell table:formula="oooc:=[.D369]+[.$E$366]" office:value-type="float" office:value="0.08768651">
            <text:p>0,0877</text:p>
          </table:table-cell>
          <table:table-cell/>
          <table:table-cell table:style-name="ce1" office:value-type="float" office:value="0.18336589">
            <text:p>0,1834</text:p>
          </table:table-cell>
          <table:table-cell table:number-columns-repeated="8"/>
        </table:table-row>
        <table:table-row table:style-name="ro1">
          <table:table-cell office:value-type="float" office:value="64">
            <text:p>64</text:p>
          </table:table-cell>
          <table:table-cell table:formula="oooc:=[.D370]+[.$E$366]" office:value-type="float" office:value="0.108597">
            <text:p>0,1086</text:p>
          </table:table-cell>
          <table:table-cell/>
          <table:table-cell table:style-name="ce1" office:value-type="float" office:value="0.20427638">
            <text:p>0,2043</text:p>
          </table:table-cell>
          <table:table-cell table:number-columns-repeated="8"/>
        </table:table-row>
        <table:table-row table:style-name="ro1">
          <table:table-cell office:value-type="float" office:value="65">
            <text:p>65</text:p>
          </table:table-cell>
          <table:table-cell table:formula="oooc:=[.D371]+[.$E$366]" office:value-type="float" office:value="0.09217091">
            <text:p>0,0922</text:p>
          </table:table-cell>
          <table:table-cell/>
          <table:table-cell table:style-name="ce1" office:value-type="float" office:value="0.18785029">
            <text:p>0,1879</text:p>
          </table:table-cell>
          <table:table-cell table:number-columns-repeated="8"/>
        </table:table-row>
        <table:table-row table:style-name="ro1">
          <table:table-cell office:value-type="float" office:value="66">
            <text:p>66</text:p>
          </table:table-cell>
          <table:table-cell table:formula="oooc:=[.D372]+[.$E$366]" office:value-type="float" office:value="0.12690828">
            <text:p>0,1269</text:p>
          </table:table-cell>
          <table:table-cell/>
          <table:table-cell table:style-name="ce1" office:value-type="float" office:value="0.22258766">
            <text:p>0,2226</text:p>
          </table:table-cell>
          <table:table-cell table:number-columns-repeated="8"/>
        </table:table-row>
        <table:table-row table:style-name="ro1">
          <table:table-cell office:value-type="float" office:value="67">
            <text:p>67</text:p>
          </table:table-cell>
          <table:table-cell table:formula="oooc:=[.D373]+[.$E$366]" office:value-type="float" office:value="0.13674754">
            <text:p>0,1367</text:p>
          </table:table-cell>
          <table:table-cell/>
          <table:table-cell table:style-name="ce1" office:value-type="float" office:value="0.23242692">
            <text:p>0,2324</text:p>
          </table:table-cell>
          <table:table-cell table:number-columns-repeated="8"/>
        </table:table-row>
        <table:table-row table:style-name="ro1">
          <table:table-cell office:value-type="float" office:value="68">
            <text:p>68</text:p>
          </table:table-cell>
          <table:table-cell table:formula="oooc:=[.D374]+[.$E$366]" office:value-type="float" office:value="0.13775387">
            <text:p>0,1378</text:p>
          </table:table-cell>
          <table:table-cell/>
          <table:table-cell table:style-name="ce1" office:value-type="float" office:value="0.23343325">
            <text:p>0,2334</text:p>
          </table:table-cell>
          <table:table-cell table:number-columns-repeated="8"/>
        </table:table-row>
        <table:table-row table:style-name="ro1">
          <table:table-cell office:value-type="float" office:value="69">
            <text:p>69</text:p>
          </table:table-cell>
          <table:table-cell table:formula="oooc:=[.D375]+[.$E$366]" office:value-type="float" office:value="0.1663547">
            <text:p>0,1664</text:p>
          </table:table-cell>
          <table:table-cell/>
          <table:table-cell table:style-name="ce1" office:value-type="float" office:value="0.26203408">
            <text:p>0,262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table:formula="oooc:=[.D376]+[.$E$366]" office:value-type="float" office:value="0.13782935">
            <text:p>0,1378</text:p>
          </table:table-cell>
          <table:table-cell/>
          <table:table-cell table:style-name="ce1" office:value-type="float" office:value="0.23350873">
            <text:p>0,2335</text:p>
          </table:table-cell>
          <table:table-cell table:number-columns-repeated="8"/>
        </table:table-row>
        <table:table-row table:style-name="ro1">
          <table:table-cell office:value-type="float" office:value="71">
            <text:p>71</text:p>
          </table:table-cell>
          <table:table-cell table:formula="oooc:=[.D377]+[.$E$366]" office:value-type="float" office:value="0.11005081">
            <text:p>0,1101</text:p>
          </table:table-cell>
          <table:table-cell/>
          <table:table-cell table:style-name="ce1" office:value-type="float" office:value="0.20573019">
            <text:p>0,2057</text:p>
          </table:table-cell>
          <table:table-cell table:number-columns-repeated="8"/>
        </table:table-row>
        <table:table-row table:style-name="ro1">
          <table:table-cell office:value-type="float" office:value="72">
            <text:p>72</text:p>
          </table:table-cell>
          <table:table-cell table:formula="oooc:=[.D378]+[.$E$366]" office:value-type="float" office:value="0.14361288">
            <text:p>0,1436</text:p>
          </table:table-cell>
          <table:table-cell/>
          <table:table-cell table:style-name="ce1" office:value-type="float" office:value="0.23929226">
            <text:p>0,2393</text:p>
          </table:table-cell>
          <table:table-cell table:number-columns-repeated="8"/>
        </table:table-row>
        <table:table-row table:style-name="ro1">
          <table:table-cell office:value-type="float" office:value="73">
            <text:p>73</text:p>
          </table:table-cell>
          <table:table-cell table:formula="oooc:=[.D379]+[.$E$366]" office:value-type="float" office:value="0.16273352">
            <text:p>0,1627</text:p>
          </table:table-cell>
          <table:table-cell/>
          <table:table-cell table:style-name="ce1" office:value-type="float" office:value="0.2584129">
            <text:p>0,2584</text:p>
          </table:table-cell>
          <table:table-cell table:number-columns-repeated="8"/>
        </table:table-row>
        <table:table-row table:style-name="ro1">
          <table:table-cell office:value-type="float" office:value="74">
            <text:p>74</text:p>
          </table:table-cell>
          <table:table-cell table:formula="oooc:=[.D380]+[.$E$366]" office:value-type="float" office:value="0.15443467">
            <text:p>0,1544</text:p>
          </table:table-cell>
          <table:table-cell/>
          <table:table-cell table:style-name="ce1" office:value-type="float" office:value="0.25011405">
            <text:p>0,2501</text:p>
          </table:table-cell>
          <table:table-cell table:number-columns-repeated="8"/>
        </table:table-row>
        <table:table-row table:style-name="ro1">
          <table:table-cell office:value-type="float" office:value="75">
            <text:p>75</text:p>
          </table:table-cell>
          <table:table-cell table:formula="oooc:=[.D381]+[.$E$366]" office:value-type="float" office:value="0.14146615">
            <text:p>0,1415</text:p>
          </table:table-cell>
          <table:table-cell/>
          <table:table-cell table:style-name="ce1" office:value-type="float" office:value="0.23714553">
            <text:p>0,2371</text:p>
          </table:table-cell>
          <table:table-cell table:number-columns-repeated="8"/>
        </table:table-row>
        <table:table-row table:style-name="ro1">
          <table:table-cell office:value-type="float" office:value="76">
            <text:p>76</text:p>
          </table:table-cell>
          <table:table-cell table:formula="oooc:=[.D382]+[.$E$366]" office:value-type="float" office:value="0.14922224">
            <text:p>0,1492</text:p>
          </table:table-cell>
          <table:table-cell/>
          <table:table-cell table:style-name="ce1" office:value-type="float" office:value="0.24490162">
            <text:p>0,2449</text:p>
          </table:table-cell>
          <table:table-cell table:number-columns-repeated="8"/>
        </table:table-row>
        <table:table-row table:style-name="ro1">
          <table:table-cell office:value-type="float" office:value="77">
            <text:p>77</text:p>
          </table:table-cell>
          <table:table-cell table:formula="oooc:=[.D383]+[.$E$366]" office:value-type="float" office:value="0.15891939">
            <text:p>0,1589</text:p>
          </table:table-cell>
          <table:table-cell/>
          <table:table-cell table:style-name="ce1" office:value-type="float" office:value="0.25459877">
            <text:p>0,2546</text:p>
          </table:table-cell>
          <table:table-cell table:number-columns-repeated="8"/>
        </table:table-row>
        <table:table-row table:style-name="ro1">
          <table:table-cell office:value-type="float" office:value="78">
            <text:p>78</text:p>
          </table:table-cell>
          <table:table-cell table:formula="oooc:=[.D384]+[.$E$366]" office:value-type="float" office:value="0.192556">
            <text:p>0,1926</text:p>
          </table:table-cell>
          <table:table-cell/>
          <table:table-cell table:style-name="ce1" office:value-type="float" office:value="0.28823538">
            <text:p>0,2882</text:p>
          </table:table-cell>
          <table:table-cell table:number-columns-repeated="8"/>
        </table:table-row>
        <table:table-row table:style-name="ro1">
          <table:table-cell office:value-type="float" office:value="79">
            <text:p>79</text:p>
          </table:table-cell>
          <table:table-cell table:formula="oooc:=[.D385]+[.$E$366]" office:value-type="float" office:value="0.18603101">
            <text:p>0,186</text:p>
          </table:table-cell>
          <table:table-cell/>
          <table:table-cell table:style-name="ce1" office:value-type="float" office:value="0.28171039">
            <text:p>0,2817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table:formula="oooc:=[.D386]+[.$E$366]" office:value-type="float" office:value="0.20928378">
            <text:p>0,2093</text:p>
          </table:table-cell>
          <table:table-cell/>
          <table:table-cell table:style-name="ce1" office:value-type="float" office:value="0.30496316">
            <text:p>0,305</text:p>
          </table:table-cell>
          <table:table-cell table:number-columns-repeated="8"/>
        </table:table-row>
        <table:table-row table:style-name="ro1">
          <table:table-cell office:value-type="float" office:value="81">
            <text:p>81</text:p>
          </table:table-cell>
          <table:table-cell table:formula="oooc:=[.D387]+[.$E$366]" office:value-type="float" office:value="0.20204427">
            <text:p>0,202</text:p>
          </table:table-cell>
          <table:table-cell/>
          <table:table-cell table:style-name="ce1" office:value-type="float" office:value="0.29772365">
            <text:p>0,2977</text:p>
          </table:table-cell>
          <table:table-cell table:number-columns-repeated="8"/>
        </table:table-row>
        <table:table-row table:style-name="ro1">
          <table:table-cell office:value-type="float" office:value="82">
            <text:p>82</text:p>
          </table:table-cell>
          <table:table-cell table:formula="oooc:=[.D388]+[.$E$366]" office:value-type="float" office:value="0.20325217">
            <text:p>0,2033</text:p>
          </table:table-cell>
          <table:table-cell/>
          <table:table-cell table:style-name="ce1" office:value-type="float" office:value="0.29893155">
            <text:p>0,2989</text:p>
          </table:table-cell>
          <table:table-cell table:number-columns-repeated="8"/>
        </table:table-row>
        <table:table-row table:style-name="ro1">
          <table:table-cell office:value-type="float" office:value="83">
            <text:p>83</text:p>
          </table:table-cell>
          <table:table-cell table:formula="oooc:=[.D389]+[.$E$366]" office:value-type="float" office:value="0.18016729">
            <text:p>0,1802</text:p>
          </table:table-cell>
          <table:table-cell/>
          <table:table-cell table:style-name="ce1" office:value-type="float" office:value="0.27584667">
            <text:p>0,2758</text:p>
          </table:table-cell>
          <table:table-cell table:number-columns-repeated="8"/>
        </table:table-row>
        <table:table-row table:style-name="ro1">
          <table:table-cell office:value-type="float" office:value="84">
            <text:p>84</text:p>
          </table:table-cell>
          <table:table-cell table:formula="oooc:=[.D390]+[.$E$366]" office:value-type="float" office:value="0.18945944">
            <text:p>0,1895</text:p>
          </table:table-cell>
          <table:table-cell/>
          <table:table-cell table:style-name="ce1" office:value-type="float" office:value="0.28513882">
            <text:p>0,2851</text:p>
          </table:table-cell>
          <table:table-cell table:number-columns-repeated="8"/>
        </table:table-row>
        <table:table-row table:style-name="ro1">
          <table:table-cell office:value-type="float" office:value="85">
            <text:p>85</text:p>
          </table:table-cell>
          <table:table-cell table:formula="oooc:=[.D391]+[.$E$366]" office:value-type="float" office:value="0.1776249">
            <text:p>0,1776</text:p>
          </table:table-cell>
          <table:table-cell/>
          <table:table-cell table:style-name="ce1" office:value-type="float" office:value="0.27330428">
            <text:p>0,2733</text:p>
          </table:table-cell>
          <table:table-cell table:number-columns-repeated="8"/>
        </table:table-row>
        <table:table-row table:style-name="ro1">
          <table:table-cell office:value-type="float" office:value="86">
            <text:p>86</text:p>
          </table:table-cell>
          <table:table-cell table:formula="oooc:=[.D392]+[.$E$366]" office:value-type="float" office:value="0.19352053">
            <text:p>0,1935</text:p>
          </table:table-cell>
          <table:table-cell/>
          <table:table-cell table:style-name="ce1" office:value-type="float" office:value="0.28919991">
            <text:p>0,2892</text:p>
          </table:table-cell>
          <table:table-cell table:number-columns-repeated="8"/>
        </table:table-row>
        <table:table-row table:style-name="ro1">
          <table:table-cell office:value-type="float" office:value="87">
            <text:p>87</text:p>
          </table:table-cell>
          <table:table-cell table:formula="oooc:=[.D393]+[.$E$366]" office:value-type="float" office:value="0.21060584">
            <text:p>0,2106</text:p>
          </table:table-cell>
          <table:table-cell/>
          <table:table-cell table:style-name="ce1" office:value-type="float" office:value="0.30628522">
            <text:p>0,3063</text:p>
          </table:table-cell>
          <table:table-cell table:number-columns-repeated="8"/>
        </table:table-row>
        <table:table-row table:style-name="ro1">
          <table:table-cell office:value-type="float" office:value="88">
            <text:p>88</text:p>
          </table:table-cell>
          <table:table-cell table:formula="oooc:=[.D394]+[.$E$366]" office:value-type="float" office:value="0.16623058">
            <text:p>0,1662</text:p>
          </table:table-cell>
          <table:table-cell/>
          <table:table-cell table:style-name="ce1" office:value-type="float" office:value="0.26190996">
            <text:p>0,2619</text:p>
          </table:table-cell>
          <table:table-cell table:number-columns-repeated="8"/>
        </table:table-row>
        <table:table-row table:style-name="ro1">
          <table:table-cell office:value-type="float" office:value="89">
            <text:p>89</text:p>
          </table:table-cell>
          <table:table-cell table:formula="oooc:=[.D395]+[.$E$366]" office:value-type="float" office:value="0.18339086">
            <text:p>0,1834</text:p>
          </table:table-cell>
          <table:table-cell/>
          <table:table-cell table:style-name="ce1" office:value-type="float" office:value="0.27907024">
            <text:p>0,2791</text:p>
          </table:table-cell>
          <table:table-cell table:number-columns-repeated="8"/>
        </table:table-row>
        <table:table-row table:style-name="ro1">
          <table:table-cell office:value-type="float" office:value="90">
            <text:p>90</text:p>
          </table:table-cell>
          <table:table-cell table:formula="oooc:=[.D396]+[.$E$366]" office:value-type="float" office:value="0.18658045">
            <text:p>0,1866</text:p>
          </table:table-cell>
          <table:table-cell/>
          <table:table-cell table:style-name="ce1" office:value-type="float" office:value="0.28225983">
            <text:p>0,2823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-5">
            <text:p>-5</text:p>
          </table:table-cell>
          <table:table-cell table:style-name="ce1" office:value-type="float" office:value="-0.21739975">
            <text:p>-0,2174</text:p>
          </table:table-cell>
          <table:table-cell table:number-columns-repeated="10"/>
        </table:table-row>
        <table:table-row table:style-name="ro1">
          <table:table-cell office:value-type="float" office:value="-4">
            <text:p>-4</text:p>
          </table:table-cell>
          <table:table-cell table:style-name="ce1" office:value-type="float" office:value="-0.1420236">
            <text:p>-0,142</text:p>
          </table:table-cell>
          <table:table-cell>
            <draw:frame table:end-cell-address="Sheet1.G417" table:end-x="0.096cm" table:end-y="0.45cm" draw:z-index="4" svg:width="7.999cm" svg:height="6.999cm" svg:x="1.128cm" svg:y="0.225cm">
              <draw:object draw:notify-on-update-of-ranges="Sheet1.A401:Sheet1.B49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office:value-type="float" office:value="-3">
            <text:p>-3</text:p>
          </table:table-cell>
          <table:table-cell table:style-name="ce1" office:value-type="float" office:value="-0.18043491">
            <text:p>-0,1804</text:p>
          </table:table-cell>
          <table:table-cell table:number-columns-repeated="10"/>
        </table:table-row>
        <table:table-row table:style-name="ro1">
          <table:table-cell office:value-type="float" office:value="-2">
            <text:p>-2</text:p>
          </table:table-cell>
          <table:table-cell table:style-name="ce1" office:value-type="float" office:value="-0.11181024">
            <text:p>-0,1118</text:p>
          </table:table-cell>
          <table:table-cell table:number-columns-repeated="10"/>
        </table:table-row>
        <table:table-row table:style-name="ro1">
          <table:table-cell office:value-type="float" office:value="-1">
            <text:p>-1</text:p>
          </table:table-cell>
          <table:table-cell table:style-name="ce1" office:value-type="float" office:value="-0.13804331">
            <text:p>-0,138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-0.20244035">
            <text:p>-0,2024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-0.1828171">
            <text:p>-0,1828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-0.23091786">
            <text:p>-0,2309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-0.22092177">
            <text:p>-0,2209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-0.17462727">
            <text:p>-0,1746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-0.19341454">
            <text:p>-0,1934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-0.18947551">
            <text:p>-0,189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-0.19813025">
            <text:p>-0,1981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-0.1893536">
            <text:p>-0,1894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-0.1820854">
            <text:p>-0,1821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-0.17809117">
            <text:p>-0,1781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-0.1813598">
            <text:p>-0,1814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-0.18364701">
            <text:p>-0,1836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-0.1869587">
            <text:p>-0,187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-0.19203496">
            <text:p>-0,192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-0.19372099">
            <text:p>-0,1937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-0.19745452">
            <text:p>-0,1975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-0.19897267">
            <text:p>-0,199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-0.2029747">
            <text:p>-0,203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-0.20640531">
            <text:p>-0,2064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-0.21041783">
            <text:p>-0,2104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-0.20978069">
            <text:p>-0,2098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-0.21307621">
            <text:p>-0,2131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-0.21505391">
            <text:p>-0,2151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-0.2176181">
            <text:p>-0,2176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-0.21892844">
            <text:p>-0,2189</text:p>
          </table:table-cell>
          <table:table-cell table:style-name="ce1" office:value-type="float" office:value="-0.30261852">
            <text:p>-0,3026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-0.22111184">
            <text:p>-0,2211</text:p>
          </table:table-cell>
          <table:table-cell table:style-name="ce1" office:value-type="float" office:value="-0.27387039">
            <text:p>-0,2739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-0.22314699">
            <text:p>-0,2231</text:p>
          </table:table-cell>
          <table:table-cell table:style-name="ce1" office:value-type="float" office:value="-0.27312468">
            <text:p>-0,273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-0.22469583">
            <text:p>-0,2247</text:p>
          </table:table-cell>
          <table:table-cell table:style-name="ce1" office:value-type="float" office:value="-0.27304541">
            <text:p>-0,273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-0.2281315">
            <text:p>-0,2281</text:p>
          </table:table-cell>
          <table:table-cell table:style-name="ce1" office:value-type="float" office:value="-0.27345858">
            <text:p>-0,2735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-0.2437543">
            <text:p>-0,2438</text:p>
          </table:table-cell>
          <table:table-cell table:formula="oooc:=[.F436]*COS(RADIANS(30))" office:value-type="float" office:value="-0.243785111934835">
            <text:p>-0,2438</text:p>
          </table:table-cell>
          <table:table-cell table:formula="oooc:=[.B436]-[.C436]" office:value-type="float" office:value="0.0000308119348349789">
            <text:p>0</text:p>
          </table:table-cell>
          <table:table-cell/>
          <table:table-cell table:style-name="ce1" office:value-type="float" office:value="-0.2814988">
            <text:p>-0,2815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table:formula="oooc:=[.C437]+[.$D$436]" office:value-type="float" office:value="-0.254260409243724">
            <text:p>-0,2543</text:p>
          </table:table-cell>
          <table:table-cell table:formula="oooc:=[.F437]*COS(RADIANS(30))" office:value-type="float" office:value="-0.25429122117856">
            <text:p>-0,2543</text:p>
          </table:table-cell>
          <table:table-cell table:number-columns-repeated="2"/>
          <table:table-cell table:style-name="ce1" office:value-type="float" office:value="-0.29363021">
            <text:p>-0,2936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table:formula="oooc:=[.C438]+[.$D$436]" office:value-type="float" office:value="-0.255342863056169">
            <text:p>-0,2553</text:p>
          </table:table-cell>
          <table:table-cell table:formula="oooc:=[.F438]*COS(RADIANS(30))" office:value-type="float" office:value="-0.255373674991004">
            <text:p>-0,2554</text:p>
          </table:table-cell>
          <table:table-cell table:number-columns-repeated="2"/>
          <table:table-cell table:style-name="ce1" office:value-type="float" office:value="-0.29488012">
            <text:p>-0,2949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table:formula="oooc:=[.C439]+[.$D$436]" office:value-type="float" office:value="-0.253333121202876">
            <text:p>-0,2533</text:p>
          </table:table-cell>
          <table:table-cell table:formula="oooc:=[.F439]*COS(RADIANS(30))" office:value-type="float" office:value="-0.253363933137711">
            <text:p>-0,2534</text:p>
          </table:table-cell>
          <table:table-cell table:number-columns-repeated="2"/>
          <table:table-cell table:style-name="ce1" office:value-type="float" office:value="-0.29255947">
            <text:p>-0,2926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table:formula="oooc:=[.C440]+[.$D$436]" office:value-type="float" office:value="-0.252655958619149">
            <text:p>-0,2527</text:p>
          </table:table-cell>
          <table:table-cell table:formula="oooc:=[.F440]*COS(RADIANS(30))" office:value-type="float" office:value="-0.252686770553984">
            <text:p>-0,2527</text:p>
          </table:table-cell>
          <table:table-cell table:number-columns-repeated="2"/>
          <table:table-cell table:style-name="ce1" office:value-type="float" office:value="-0.29177755">
            <text:p>-0,2918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table:formula="oooc:=[.C441]+[.$D$436]" office:value-type="float" office:value="-0.251769564297868">
            <text:p>-0,2518</text:p>
          </table:table-cell>
          <table:table-cell table:formula="oooc:=[.F441]*COS(RADIANS(30))" office:value-type="float" office:value="-0.251800376232703">
            <text:p>-0,2518</text:p>
          </table:table-cell>
          <table:table-cell table:number-columns-repeated="2"/>
          <table:table-cell table:style-name="ce1" office:value-type="float" office:value="-0.29075403">
            <text:p>-0,2908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table:formula="oooc:=[.C442]+[.$D$436]" office:value-type="float" office:value="-0.253198895925544">
            <text:p>-0,2532</text:p>
          </table:table-cell>
          <table:table-cell table:formula="oooc:=[.F442]*COS(RADIANS(30))" office:value-type="float" office:value="-0.253229707860379">
            <text:p>-0,2532</text:p>
          </table:table-cell>
          <table:table-cell table:number-columns-repeated="2"/>
          <table:table-cell table:style-name="ce1" office:value-type="float" office:value="-0.29240448">
            <text:p>-0,2924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table:formula="oooc:=[.C443]+[.$D$436]" office:value-type="float" office:value="-0.244707871911853">
            <text:p>-0,2447</text:p>
          </table:table-cell>
          <table:table-cell table:formula="oooc:=[.F443]*COS(RADIANS(30))" office:value-type="float" office:value="-0.244738683846688">
            <text:p>-0,2447</text:p>
          </table:table-cell>
          <table:table-cell table:number-columns-repeated="2"/>
          <table:table-cell table:style-name="ce1" office:value-type="float" office:value="-0.28259989">
            <text:p>-0,2826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table:formula="oooc:=[.C444]+[.$D$436]" office:value-type="float" office:value="-0.247862689874537">
            <text:p>-0,2479</text:p>
          </table:table-cell>
          <table:table-cell table:formula="oooc:=[.F444]*COS(RADIANS(30))" office:value-type="float" office:value="-0.247893501809372">
            <text:p>-0,2479</text:p>
          </table:table-cell>
          <table:table-cell table:number-columns-repeated="2"/>
          <table:table-cell table:style-name="ce1" office:value-type="float" office:value="-0.28624276">
            <text:p>-0,2862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table:formula="oooc:=[.C445]+[.$D$436]" office:value-type="float" office:value="-0.248841644990975">
            <text:p>-0,2488</text:p>
          </table:table-cell>
          <table:table-cell table:formula="oooc:=[.F445]*COS(RADIANS(30))" office:value-type="float" office:value="-0.24887245692581">
            <text:p>-0,2489</text:p>
          </table:table-cell>
          <table:table-cell table:number-columns-repeated="2"/>
          <table:table-cell table:style-name="ce1" office:value-type="float" office:value="-0.28737316">
            <text:p>-0,287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formula="oooc:=[.C446]+[.$D$436]" office:value-type="float" office:value="-0.252123023906168">
            <text:p>-0,2521</text:p>
          </table:table-cell>
          <table:table-cell table:formula="oooc:=[.F446]*COS(RADIANS(30))" office:value-type="float" office:value="-0.252153835841003">
            <text:p>-0,2522</text:p>
          </table:table-cell>
          <table:table-cell table:number-columns-repeated="2"/>
          <table:table-cell table:style-name="ce1" office:value-type="float" office:value="-0.29116217">
            <text:p>-0,2912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table:formula="oooc:=[.C447]+[.$D$436]" office:value-type="float" office:value="-0.257411485976664">
            <text:p>-0,2574</text:p>
          </table:table-cell>
          <table:table-cell table:formula="oooc:=[.F447]*COS(RADIANS(30))" office:value-type="float" office:value="-0.257442297911499">
            <text:p>-0,2574</text:p>
          </table:table-cell>
          <table:table-cell table:number-columns-repeated="2"/>
          <table:table-cell table:style-name="ce1" office:value-type="float" office:value="-0.29726876">
            <text:p>-0,2973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table:formula="oooc:=[.C448]+[.$D$436]" office:value-type="float" office:value="-0.258870963948646">
            <text:p>-0,2589</text:p>
          </table:table-cell>
          <table:table-cell table:formula="oooc:=[.F448]*COS(RADIANS(30))" office:value-type="float" office:value="-0.258901775883481">
            <text:p>-0,2589</text:p>
          </table:table-cell>
          <table:table-cell table:number-columns-repeated="2"/>
          <table:table-cell table:style-name="ce1" office:value-type="float" office:value="-0.29895402">
            <text:p>-0,299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table:formula="oooc:=[.C449]+[.$D$436]" office:value-type="float" office:value="-0.262442227547248">
            <text:p>-0,2624</text:p>
          </table:table-cell>
          <table:table-cell table:formula="oooc:=[.F449]*COS(RADIANS(30))" office:value-type="float" office:value="-0.262473039482083">
            <text:p>-0,2625</text:p>
          </table:table-cell>
          <table:table-cell table:number-columns-repeated="2"/>
          <table:table-cell table:style-name="ce1" office:value-type="float" office:value="-0.30307776">
            <text:p>-0,3031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table:formula="oooc:=[.C450]+[.$D$436]" office:value-type="float" office:value="-0.266108658677472">
            <text:p>-0,2661</text:p>
          </table:table-cell>
          <table:table-cell table:formula="oooc:=[.F450]*COS(RADIANS(30))" office:value-type="float" office:value="-0.266139470612307">
            <text:p>-0,2661</text:p>
          </table:table-cell>
          <table:table-cell table:number-columns-repeated="2"/>
          <table:table-cell table:style-name="ce1" office:value-type="float" office:value="-0.30731139">
            <text:p>-0,3073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table:formula="oooc:=[.C451]+[.$D$436]" office:value-type="float" office:value="-0.269565173910073">
            <text:p>-0,2696</text:p>
          </table:table-cell>
          <table:table-cell table:formula="oooc:=[.F451]*COS(RADIANS(30))" office:value-type="float" office:value="-0.269595985844908">
            <text:p>-0,2696</text:p>
          </table:table-cell>
          <table:table-cell table:number-columns-repeated="2"/>
          <table:table-cell table:style-name="ce1" office:value-type="float" office:value="-0.31130263">
            <text:p>-0,3113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table:formula="oooc:=[.C452]+[.$D$436]" office:value-type="float" office:value="-0.274737190204776">
            <text:p>-0,2747</text:p>
          </table:table-cell>
          <table:table-cell table:formula="oooc:=[.F452]*COS(RADIANS(30))" office:value-type="float" office:value="-0.274768002139611">
            <text:p>-0,2748</text:p>
          </table:table-cell>
          <table:table-cell table:number-columns-repeated="2"/>
          <table:table-cell table:style-name="ce1" office:value-type="float" office:value="-0.31727476">
            <text:p>-0,3173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table:formula="oooc:=[.C453]+[.$D$436]" office:value-type="float" office:value="-0.282624222121105">
            <text:p>-0,2826</text:p>
          </table:table-cell>
          <table:table-cell table:formula="oooc:=[.F453]*COS(RADIANS(30))" office:value-type="float" office:value="-0.28265503405594">
            <text:p>-0,2827</text:p>
          </table:table-cell>
          <table:table-cell table:number-columns-repeated="2"/>
          <table:table-cell table:style-name="ce1" office:value-type="float" office:value="-0.32638192">
            <text:p>-0,3264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table:formula="oooc:=[.C454]+[.$D$436]" office:value-type="float" office:value="-0.287879818527528">
            <text:p>-0,2879</text:p>
          </table:table-cell>
          <table:table-cell table:formula="oooc:=[.F454]*COS(RADIANS(30))" office:value-type="float" office:value="-0.287910630462363">
            <text:p>-0,2879</text:p>
          </table:table-cell>
          <table:table-cell table:number-columns-repeated="2"/>
          <table:table-cell table:style-name="ce1" office:value-type="float" office:value="-0.33245056">
            <text:p>-0,3325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table:formula="oooc:=[.C455]+[.$D$436]" office:value-type="float" office:value="-0.291484614629764">
            <text:p>-0,2915</text:p>
          </table:table-cell>
          <table:table-cell table:formula="oooc:=[.F455]*COS(RADIANS(30))" office:value-type="float" office:value="-0.291515426564599">
            <text:p>-0,2915</text:p>
          </table:table-cell>
          <table:table-cell table:number-columns-repeated="2"/>
          <table:table-cell table:style-name="ce1" office:value-type="float" office:value="-0.33661302">
            <text:p>-0,3366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formula="oooc:=[.C456]+[.$D$436]" office:value-type="float" office:value="-0.298269152905806">
            <text:p>-0,2983</text:p>
          </table:table-cell>
          <table:table-cell table:formula="oooc:=[.F456]*COS(RADIANS(30))" office:value-type="float" office:value="-0.298299964840641">
            <text:p>-0,2983</text:p>
          </table:table-cell>
          <table:table-cell table:number-columns-repeated="2"/>
          <table:table-cell table:style-name="ce1" office:value-type="float" office:value="-0.34444713">
            <text:p>-0,3444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table:formula="oooc:=[.C457]+[.$D$436]" office:value-type="float" office:value="-0.312277079171003">
            <text:p>-0,3123</text:p>
          </table:table-cell>
          <table:table-cell table:formula="oooc:=[.F457]*COS(RADIANS(30))" office:value-type="float" office:value="-0.312307891105838">
            <text:p>-0,3123</text:p>
          </table:table-cell>
          <table:table-cell table:number-columns-repeated="2"/>
          <table:table-cell table:style-name="ce1" office:value-type="float" office:value="-0.36062209">
            <text:p>-0,3606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table:formula="oooc:=[.C458]+[.$D$436]" office:value-type="float" office:value="-0.325624635085053">
            <text:p>-0,3256</text:p>
          </table:table-cell>
          <table:table-cell table:formula="oooc:=[.F458]*COS(RADIANS(30))" office:value-type="float" office:value="-0.325655447019888">
            <text:p>-0,3257</text:p>
          </table:table-cell>
          <table:table-cell table:number-columns-repeated="2"/>
          <table:table-cell table:style-name="ce1" office:value-type="float" office:value="-0.37603452">
            <text:p>-0,376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table:formula="oooc:=[.C459]+[.$D$436]" office:value-type="float" office:value="-0.321025901626893">
            <text:p>-0,321</text:p>
          </table:table-cell>
          <table:table-cell table:formula="oooc:=[.F459]*COS(RADIANS(30))" office:value-type="float" office:value="-0.321056713561728">
            <text:p>-0,3211</text:p>
          </table:table-cell>
          <table:table-cell table:number-columns-repeated="2"/>
          <table:table-cell table:style-name="ce1" office:value-type="float" office:value="-0.37072436">
            <text:p>-0,3707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table:formula="oooc:=[.C460]+[.$D$436]" office:value-type="float" office:value="-0.324864316742054">
            <text:p>-0,3249</text:p>
          </table:table-cell>
          <table:table-cell table:formula="oooc:=[.F460]*COS(RADIANS(30))" office:value-type="float" office:value="-0.324895128676889">
            <text:p>-0,3249</text:p>
          </table:table-cell>
          <table:table-cell table:number-columns-repeated="2"/>
          <table:table-cell table:style-name="ce1" office:value-type="float" office:value="-0.37515658">
            <text:p>-0,3752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table:formula="oooc:=[.C461]+[.$D$436]" office:value-type="float" office:value="-0.324378467830277">
            <text:p>-0,3244</text:p>
          </table:table-cell>
          <table:table-cell table:formula="oooc:=[.F461]*COS(RADIANS(30))" office:value-type="float" office:value="-0.324409279765112">
            <text:p>-0,3244</text:p>
          </table:table-cell>
          <table:table-cell table:style-name="ce1" office:value-type="float" office:value="-0.14370506">
            <text:p>-0,1437</text:p>
          </table:table-cell>
          <table:table-cell/>
          <table:table-cell table:style-name="ce1" office:value-type="float" office:value="-0.37459557">
            <text:p>-0,3746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table:formula="oooc:=[.C462]+[.$D$436]" office:value-type="float" office:value="-0.330850197730472">
            <text:p>-0,3309</text:p>
          </table:table-cell>
          <table:table-cell table:formula="oooc:=[.F462]*COS(RADIANS(30))" office:value-type="float" office:value="-0.330881009665307">
            <text:p>-0,3309</text:p>
          </table:table-cell>
          <table:table-cell table:style-name="ce1" office:value-type="float" office:value="-0.11285415">
            <text:p>-0,1129</text:p>
          </table:table-cell>
          <table:table-cell/>
          <table:table-cell table:style-name="ce1" office:value-type="float" office:value="-0.38206848">
            <text:p>-0,3821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table:formula="oooc:=[.C463]+[.$D$436]" office:value-type="float" office:value="-0.344830289939191">
            <text:p>-0,3448</text:p>
          </table:table-cell>
          <table:table-cell table:formula="oooc:=[.F463]*COS(RADIANS(30))" office:value-type="float" office:value="-0.344861101874026">
            <text:p>-0,3449</text:p>
          </table:table-cell>
          <table:table-cell table:style-name="ce1" office:value-type="float" office:value="-0.14978991">
            <text:p>-0,1498</text:p>
          </table:table-cell>
          <table:table-cell/>
          <table:table-cell table:style-name="ce1" office:value-type="float" office:value="-0.3982113">
            <text:p>-0,3982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table:formula="oooc:=[.C464]+[.$D$436]" office:value-type="float" office:value="-0.355392231840698">
            <text:p>-0,3554</text:p>
          </table:table-cell>
          <table:table-cell table:formula="oooc:=[.F464]*COS(RADIANS(30))" office:value-type="float" office:value="-0.355423043775533">
            <text:p>-0,3554</text:p>
          </table:table-cell>
          <table:table-cell table:style-name="ce1" office:value-type="float" office:value="-0.15576757">
            <text:p>-0,1558</text:p>
          </table:table-cell>
          <table:table-cell/>
          <table:table-cell table:style-name="ce1" office:value-type="float" office:value="-0.41040718">
            <text:p>-0,4104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table:formula="oooc:=[.C465]+[.$D$436]" office:value-type="float" office:value="-0.354635966496589">
            <text:p>-0,3546</text:p>
          </table:table-cell>
          <table:table-cell table:formula="oooc:=[.F465]*COS(RADIANS(30))" office:value-type="float" office:value="-0.354666778431424">
            <text:p>-0,3547</text:p>
          </table:table-cell>
          <table:table-cell table:style-name="ce1" office:value-type="float" office:value="-0.17329938">
            <text:p>-0,1733</text:p>
          </table:table-cell>
          <table:table-cell/>
          <table:table-cell table:style-name="ce1" office:value-type="float" office:value="-0.40953392">
            <text:p>-0,409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table:formula="oooc:=[.C466]+[.$D$436]" office:value-type="float" office:value="-0.358214426766297">
            <text:p>-0,3582</text:p>
          </table:table-cell>
          <table:table-cell table:formula="oooc:=[.F466]*COS(RADIANS(30))" office:value-type="float" office:value="-0.358245238701131">
            <text:p>-0,3582</text:p>
          </table:table-cell>
          <table:table-cell table:formula="oooc:=[.G466]*COS(RADIANS(60))" office:value-type="float" office:value="-0.077284045">
            <text:p>-0,0773</text:p>
          </table:table-cell>
          <table:table-cell table:formula="oooc:=[.B466]-[.D466]" office:value-type="float" office:value="-0.280930381766297">
            <text:p>-0,2809</text:p>
          </table:table-cell>
          <table:table-cell table:style-name="ce1" office:value-type="float" office:value="-0.41366597">
            <text:p>-0,4137</text:p>
          </table:table-cell>
          <table:table-cell table:style-name="ce1" office:value-type="float" office:value="-0.15456809">
            <text:p>-0,1546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table:formula="oooc:=[.D467]+[.$E$466]" office:value-type="float" office:value="-0.353298541766297">
            <text:p>-0,3533</text:p>
          </table:table-cell>
          <table:table-cell/>
          <table:table-cell table:formula="oooc:=[.G467]*COS(RADIANS(60))" office:value-type="float" office:value="-0.07236816">
            <text:p>-0,0724</text:p>
          </table:table-cell>
          <table:table-cell table:number-columns-repeated="2"/>
          <table:table-cell table:style-name="ce1" office:value-type="float" office:value="-0.14473632">
            <text:p>-0,1447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table:formula="oooc:=[.D468]+[.$E$466]" office:value-type="float" office:value="-0.363582246766297">
            <text:p>-0,3636</text:p>
          </table:table-cell>
          <table:table-cell/>
          <table:table-cell table:formula="oooc:=[.G468]*COS(RADIANS(60))" office:value-type="float" office:value="-0.082651865">
            <text:p>-0,0827</text:p>
          </table:table-cell>
          <table:table-cell table:number-columns-repeated="2"/>
          <table:table-cell table:style-name="ce1" office:value-type="float" office:value="-0.16530373">
            <text:p>-0,1653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formula="oooc:=[.D469]+[.$E$466]" office:value-type="float" office:value="-0.360996621766297">
            <text:p>-0,361</text:p>
          </table:table-cell>
          <table:table-cell/>
          <table:table-cell table:formula="oooc:=[.G469]*COS(RADIANS(60))" office:value-type="float" office:value="-0.08006624">
            <text:p>-0,0801</text:p>
          </table:table-cell>
          <table:table-cell table:number-columns-repeated="2"/>
          <table:table-cell table:style-name="ce1" office:value-type="float" office:value="-0.16013248">
            <text:p>-0,1601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formula="oooc:=[.D470]+[.$E$466]" office:value-type="float" office:value="-0.369230376766297">
            <text:p>-0,3692</text:p>
          </table:table-cell>
          <table:table-cell/>
          <table:table-cell table:formula="oooc:=[.G470]*COS(RADIANS(60))" office:value-type="float" office:value="-0.088299995">
            <text:p>-0,0883</text:p>
          </table:table-cell>
          <table:table-cell table:number-columns-repeated="2"/>
          <table:table-cell table:style-name="ce1" office:value-type="float" office:value="-0.17659999">
            <text:p>-0,1766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formula="oooc:=[.D471]+[.$E$466]" office:value-type="float" office:value="-0.370030381766297">
            <text:p>-0,37</text:p>
          </table:table-cell>
          <table:table-cell/>
          <table:table-cell table:formula="oooc:=[.G471]*COS(RADIANS(60))" office:value-type="float" office:value="-0.0891">
            <text:p>-0,0891</text:p>
          </table:table-cell>
          <table:table-cell table:number-columns-repeated="2"/>
          <table:table-cell table:style-name="ce1" office:value-type="float" office:value="-0.1782">
            <text:p>-0,1782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formula="oooc:=[.D472]+[.$E$466]" office:value-type="float" office:value="-0.373377076766297">
            <text:p>-0,3734</text:p>
          </table:table-cell>
          <table:table-cell/>
          <table:table-cell table:formula="oooc:=[.G472]*COS(RADIANS(60))" office:value-type="float" office:value="-0.092446695">
            <text:p>-0,0924</text:p>
          </table:table-cell>
          <table:table-cell table:number-columns-repeated="2"/>
          <table:table-cell table:style-name="ce1" office:value-type="float" office:value="-0.18489339">
            <text:p>-0,1849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formula="oooc:=[.D473]+[.$E$466]" office:value-type="float" office:value="-0.374852241766297">
            <text:p>-0,3749</text:p>
          </table:table-cell>
          <table:table-cell/>
          <table:table-cell table:formula="oooc:=[.G473]*COS(RADIANS(60))" office:value-type="float" office:value="-0.09392186">
            <text:p>-0,0939</text:p>
          </table:table-cell>
          <table:table-cell table:number-columns-repeated="2"/>
          <table:table-cell table:style-name="ce1" office:value-type="float" office:value="-0.18784372">
            <text:p>-0,1878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formula="oooc:=[.D474]+[.$E$466]" office:value-type="float" office:value="-0.371463766766297">
            <text:p>-0,3715</text:p>
          </table:table-cell>
          <table:table-cell/>
          <table:table-cell table:formula="oooc:=[.G474]*COS(RADIANS(60))" office:value-type="float" office:value="-0.090533385">
            <text:p>-0,0905</text:p>
          </table:table-cell>
          <table:table-cell table:number-columns-repeated="2"/>
          <table:table-cell table:style-name="ce1" office:value-type="float" office:value="-0.18106677">
            <text:p>-0,1811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formula="oooc:=[.D475]+[.$E$466]" office:value-type="float" office:value="-0.363204941766296">
            <text:p>-0,3632</text:p>
          </table:table-cell>
          <table:table-cell/>
          <table:table-cell table:formula="oooc:=[.G475]*COS(RADIANS(60))" office:value-type="float" office:value="-0.08227456">
            <text:p>-0,0823</text:p>
          </table:table-cell>
          <table:table-cell table:number-columns-repeated="2"/>
          <table:table-cell table:style-name="ce1" office:value-type="float" office:value="-0.16454912">
            <text:p>-0,164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formula="oooc:=[.D476]+[.$E$466]" office:value-type="float" office:value="-0.361427511766297">
            <text:p>-0,3614</text:p>
          </table:table-cell>
          <table:table-cell/>
          <table:table-cell table:formula="oooc:=[.G476]*COS(RADIANS(60))" office:value-type="float" office:value="-0.08049713">
            <text:p>-0,0805</text:p>
          </table:table-cell>
          <table:table-cell table:number-columns-repeated="2"/>
          <table:table-cell table:style-name="ce1" office:value-type="float" office:value="-0.16099426">
            <text:p>-0,161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formula="oooc:=[.D477]+[.$E$466]" office:value-type="float" office:value="-0.355735301766297">
            <text:p>-0,3557</text:p>
          </table:table-cell>
          <table:table-cell/>
          <table:table-cell table:formula="oooc:=[.G477]*COS(RADIANS(60))" office:value-type="float" office:value="-0.07480492">
            <text:p>-0,0748</text:p>
          </table:table-cell>
          <table:table-cell table:number-columns-repeated="2"/>
          <table:table-cell table:style-name="ce1" office:value-type="float" office:value="-0.14960984">
            <text:p>-0,1496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formula="oooc:=[.D478]+[.$E$466]" office:value-type="float" office:value="-0.355094226766297">
            <text:p>-0,3551</text:p>
          </table:table-cell>
          <table:table-cell/>
          <table:table-cell table:formula="oooc:=[.G478]*COS(RADIANS(60))" office:value-type="float" office:value="-0.074163845">
            <text:p>-0,0742</text:p>
          </table:table-cell>
          <table:table-cell table:number-columns-repeated="2"/>
          <table:table-cell table:style-name="ce1" office:value-type="float" office:value="-0.14832769">
            <text:p>-0,1483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formula="oooc:=[.D479]+[.$E$466]" office:value-type="float" office:value="-0.357762741766297">
            <text:p>-0,3578</text:p>
          </table:table-cell>
          <table:table-cell/>
          <table:table-cell table:formula="oooc:=[.G479]*COS(RADIANS(60))" office:value-type="float" office:value="-0.07683236">
            <text:p>-0,0768</text:p>
          </table:table-cell>
          <table:table-cell table:number-columns-repeated="2"/>
          <table:table-cell table:style-name="ce1" office:value-type="float" office:value="-0.15366472">
            <text:p>-0,1537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formula="oooc:=[.D480]+[.$E$466]" office:value-type="float" office:value="-0.360804811766297">
            <text:p>-0,3608</text:p>
          </table:table-cell>
          <table:table-cell/>
          <table:table-cell table:formula="oooc:=[.G480]*COS(RADIANS(60))" office:value-type="float" office:value="-0.07987443">
            <text:p>-0,0799</text:p>
          </table:table-cell>
          <table:table-cell table:number-columns-repeated="2"/>
          <table:table-cell table:style-name="ce1" office:value-type="float" office:value="-0.15974886">
            <text:p>-0,1597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formula="oooc:=[.D481]+[.$E$466]" office:value-type="float" office:value="-0.354794076766297">
            <text:p>-0,3548</text:p>
          </table:table-cell>
          <table:table-cell/>
          <table:table-cell table:formula="oooc:=[.G481]*COS(RADIANS(60))" office:value-type="float" office:value="-0.073863695">
            <text:p>-0,0739</text:p>
          </table:table-cell>
          <table:table-cell table:number-columns-repeated="2"/>
          <table:table-cell table:style-name="ce1" office:value-type="float" office:value="-0.14772739">
            <text:p>-0,1477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formula="oooc:=[.D482]+[.$E$466]" office:value-type="float" office:value="-0.354695101766297">
            <text:p>-0,3547</text:p>
          </table:table-cell>
          <table:table-cell/>
          <table:table-cell table:formula="oooc:=[.G482]*COS(RADIANS(60))" office:value-type="float" office:value="-0.07376472">
            <text:p>-0,0738</text:p>
          </table:table-cell>
          <table:table-cell table:number-columns-repeated="2"/>
          <table:table-cell table:style-name="ce1" office:value-type="float" office:value="-0.14752944">
            <text:p>-0,1475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formula="oooc:=[.D483]+[.$E$466]" office:value-type="float" office:value="-0.344624246766297">
            <text:p>-0,3446</text:p>
          </table:table-cell>
          <table:table-cell/>
          <table:table-cell table:formula="oooc:=[.G483]*COS(RADIANS(60))" office:value-type="float" office:value="-0.063693865">
            <text:p>-0,0637</text:p>
          </table:table-cell>
          <table:table-cell table:number-columns-repeated="2"/>
          <table:table-cell table:style-name="ce1" office:value-type="float" office:value="-0.12738773">
            <text:p>-0,1274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formula="oooc:=[.D484]+[.$E$466]" office:value-type="float" office:value="-0.349703946766297">
            <text:p>-0,3497</text:p>
          </table:table-cell>
          <table:table-cell/>
          <table:table-cell table:formula="oooc:=[.G484]*COS(RADIANS(60))" office:value-type="float" office:value="-0.068773565">
            <text:p>-0,0688</text:p>
          </table:table-cell>
          <table:table-cell table:number-columns-repeated="2"/>
          <table:table-cell table:style-name="ce1" office:value-type="float" office:value="-0.13754713">
            <text:p>-0,1375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formula="oooc:=[.D485]+[.$E$466]" office:value-type="float" office:value="-0.337067651766297">
            <text:p>-0,3371</text:p>
          </table:table-cell>
          <table:table-cell/>
          <table:table-cell table:formula="oooc:=[.G485]*COS(RADIANS(60))" office:value-type="float" office:value="-0.05613727">
            <text:p>-0,0561</text:p>
          </table:table-cell>
          <table:table-cell table:number-columns-repeated="2"/>
          <table:table-cell table:style-name="ce1" office:value-type="float" office:value="-0.11227454">
            <text:p>-0,1123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formula="oooc:=[.D486]+[.$E$466]" office:value-type="float" office:value="-0.341717776766297">
            <text:p>-0,3417</text:p>
          </table:table-cell>
          <table:table-cell/>
          <table:table-cell table:formula="oooc:=[.G486]*COS(RADIANS(60))" office:value-type="float" office:value="-0.060787395">
            <text:p>-0,0608</text:p>
          </table:table-cell>
          <table:table-cell table:number-columns-repeated="2"/>
          <table:table-cell table:style-name="ce1" office:value-type="float" office:value="-0.12157479">
            <text:p>-0,1216</text:p>
          </table:table-cell>
          <table:table-cell table:number-columns-repeated="5"/>
        </table:table-row>
        <table:table-row table:style-name="ro1">
          <table:table-cell office:value-type="float" office:value="81">
            <text:p>81</text:p>
          </table:table-cell>
          <table:table-cell table:formula="oooc:=[.D487]+[.$E$466]" office:value-type="float" office:value="-0.330215661766297">
            <text:p>-0,3302</text:p>
          </table:table-cell>
          <table:table-cell/>
          <table:table-cell table:formula="oooc:=[.G487]*COS(RADIANS(60))" office:value-type="float" office:value="-0.04928528">
            <text:p>-0,0493</text:p>
          </table:table-cell>
          <table:table-cell table:number-columns-repeated="2"/>
          <table:table-cell table:style-name="ce1" office:value-type="float" office:value="-0.09857056">
            <text:p>-0,0986</text:p>
          </table:table-cell>
          <table:table-cell table:number-columns-repeated="5"/>
        </table:table-row>
        <table:table-row table:style-name="ro1">
          <table:table-cell office:value-type="float" office:value="82">
            <text:p>82</text:p>
          </table:table-cell>
          <table:table-cell table:formula="oooc:=[.D488]+[.$E$466]" office:value-type="float" office:value="-0.332366041766296">
            <text:p>-0,3324</text:p>
          </table:table-cell>
          <table:table-cell/>
          <table:table-cell table:formula="oooc:=[.G488]*COS(RADIANS(60))" office:value-type="float" office:value="-0.05143566">
            <text:p>-0,0514</text:p>
          </table:table-cell>
          <table:table-cell table:number-columns-repeated="2"/>
          <table:table-cell table:style-name="ce1" office:value-type="float" office:value="-0.10287132">
            <text:p>-0,1029</text:p>
          </table:table-cell>
          <table:table-cell table:number-columns-repeated="5"/>
        </table:table-row>
        <table:table-row table:style-name="ro1">
          <table:table-cell office:value-type="float" office:value="83">
            <text:p>83</text:p>
          </table:table-cell>
          <table:table-cell table:formula="oooc:=[.D489]+[.$E$466]" office:value-type="float" office:value="-0.337488996766297">
            <text:p>-0,3375</text:p>
          </table:table-cell>
          <table:table-cell/>
          <table:table-cell table:formula="oooc:=[.G489]*COS(RADIANS(60))" office:value-type="float" office:value="-0.056558615">
            <text:p>-0,0566</text:p>
          </table:table-cell>
          <table:table-cell table:number-columns-repeated="2"/>
          <table:table-cell table:style-name="ce1" office:value-type="float" office:value="-0.11311723">
            <text:p>-0,1131</text:p>
          </table:table-cell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table:formula="oooc:=[.D490]+[.$E$466]" office:value-type="float" office:value="-0.335847811766296">
            <text:p>-0,3358</text:p>
          </table:table-cell>
          <table:table-cell/>
          <table:table-cell table:formula="oooc:=[.G490]*COS(RADIANS(60))" office:value-type="float" office:value="-0.05491743">
            <text:p>-0,0549</text:p>
          </table:table-cell>
          <table:table-cell table:number-columns-repeated="2"/>
          <table:table-cell table:style-name="ce1" office:value-type="float" office:value="-0.10983486">
            <text:p>-0,1098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table:formula="oooc:=[.D491]+[.$E$466]" office:value-type="float" office:value="-0.333141786766297">
            <text:p>-0,3331</text:p>
          </table:table-cell>
          <table:table-cell/>
          <table:table-cell table:formula="oooc:=[.G491]*COS(RADIANS(60))" office:value-type="float" office:value="-0.052211405">
            <text:p>-0,0522</text:p>
          </table:table-cell>
          <table:table-cell table:number-columns-repeated="2"/>
          <table:table-cell table:style-name="ce1" office:value-type="float" office:value="-0.10442281">
            <text:p>-0,1044</text:p>
          </table:table-cell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table:formula="oooc:=[.D492]+[.$E$466]" office:value-type="float" office:value="-0.337335371766297">
            <text:p>-0,3373</text:p>
          </table:table-cell>
          <table:table-cell/>
          <table:table-cell table:formula="oooc:=[.G492]*COS(RADIANS(60))" office:value-type="float" office:value="-0.05640499">
            <text:p>-0,0564</text:p>
          </table:table-cell>
          <table:table-cell table:number-columns-repeated="2"/>
          <table:table-cell table:style-name="ce1" office:value-type="float" office:value="-0.11280998">
            <text:p>-0,1128</text:p>
          </table:table-cell>
          <table:table-cell table:number-columns-repeated="5"/>
        </table:table-row>
        <table:table-row table:style-name="ro1">
          <table:table-cell office:value-type="float" office:value="87">
            <text:p>87</text:p>
          </table:table-cell>
          <table:table-cell table:formula="oooc:=[.D493]+[.$E$466]" office:value-type="float" office:value="-0.333738386766296">
            <text:p>-0,3337</text:p>
          </table:table-cell>
          <table:table-cell/>
          <table:table-cell table:formula="oooc:=[.G493]*COS(RADIANS(60))" office:value-type="float" office:value="-0.052808005">
            <text:p>-0,0528</text:p>
          </table:table-cell>
          <table:table-cell table:number-columns-repeated="2"/>
          <table:table-cell table:style-name="ce1" office:value-type="float" office:value="-0.10561601">
            <text:p>-0,1056</text:p>
          </table:table-cell>
          <table:table-cell table:number-columns-repeated="5"/>
        </table:table-row>
        <table:table-row table:style-name="ro1">
          <table:table-cell office:value-type="float" office:value="88">
            <text:p>88</text:p>
          </table:table-cell>
          <table:table-cell table:formula="oooc:=[.D494]+[.$E$466]" office:value-type="float" office:value="-0.317470016766297">
            <text:p>-0,3175</text:p>
          </table:table-cell>
          <table:table-cell/>
          <table:table-cell table:formula="oooc:=[.G494]*COS(RADIANS(60))" office:value-type="float" office:value="-0.036539635">
            <text:p>-0,0365</text:p>
          </table:table-cell>
          <table:table-cell table:number-columns-repeated="2"/>
          <table:table-cell table:style-name="ce1" office:value-type="float" office:value="-0.07307927">
            <text:p>-0,0731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 table:formula="oooc:=[.D495]+[.$E$466]" office:value-type="float" office:value="-0.340138491766297">
            <text:p>-0,3401</text:p>
          </table:table-cell>
          <table:table-cell/>
          <table:table-cell table:formula="oooc:=[.G495]*COS(RADIANS(60))" office:value-type="float" office:value="-0.05920811">
            <text:p>-0,0592</text:p>
          </table:table-cell>
          <table:table-cell table:number-columns-repeated="2"/>
          <table:table-cell table:style-name="ce1" office:value-type="float" office:value="-0.11841622">
            <text:p>-0,1184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table:formula="oooc:=[.D496]+[.$E$466]" office:value-type="float" office:value="-0.326324756766296">
            <text:p>-0,3263</text:p>
          </table:table-cell>
          <table:table-cell/>
          <table:table-cell table:formula="oooc:=[.G496]*COS(RADIANS(60))" office:value-type="float" office:value="-0.045394375">
            <text:p>-0,0454</text:p>
          </table:table-cell>
          <table:table-cell table:number-columns-repeated="2"/>
          <table:table-cell table:style-name="ce1" office:value-type="float" office:value="-0.09078875">
            <text:p>-0,0908</text:p>
          </table:table-cell>
          <table:table-cell table:number-columns-repeated="5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>
            <text:p>L</text:p>
          </table:table-cell>
          <table:table-cell office:value-type="float" office:value="0.065">
            <text:p>0,065</text:p>
          </table:table-cell>
          <table:table-cell table:number-columns-repeated="10"/>
        </table:table-row>
        <table:table-row table:style-name="ro1">
          <table:table-cell office:value-type="string">
            <text:p>D1</text:p>
          </table:table-cell>
          <table:table-cell office:value-type="float" office:value="0.08">
            <text:p>0,08</text:p>
          </table:table-cell>
          <table:table-cell table:number-columns-repeated="10"/>
        </table:table-row>
        <table:table-row table:style-name="ro1">
          <table:table-cell office:value-type="string">
            <text:p>D2</text:p>
          </table:table-cell>
          <table:table-cell office:value-type="float" office:value="0.092">
            <text:p>0,092</text:p>
          </table:table-cell>
          <table:table-cell table:number-columns-repeated="10"/>
        </table:table-row>
        <table:table-row table:style-name="ro1">
          <table:table-cell office:value-type="string">
            <text:p>D3</text:p>
          </table:table-cell>
          <table:table-cell office:value-type="float" office:value="0.16">
            <text:p>0,1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Lacet</text:p>
          </table:table-cell>
          <table:table-cell office:value-type="string">
            <text:p>Roulis</text:p>
          </table:table-cell>
          <table:table-cell office:value-type="string">
            <text:p>Tangage</text:p>
          </table:table-cell>
          <table:table-cell office:value-type="string">
            <text:p>Poussée</text:p>
          </table:table-cell>
          <table:table-cell office:value-type="string">
            <text:p>Portance</text:p>
          </table:table-cell>
          <table:table-cell table:number-columns-repeated="6"/>
        </table:table-row>
        <table:table-row table:style-name="ro1">
          <table:table-cell office:value-type="float" office:value="-5">
            <text:p>-5</text:p>
          </table:table-cell>
          <table:table-cell table:formula="oooc:=[.$B$501]/2*(([.B301]-[.B201])*SIN(RADIANS([.A507]))+([.B1]-[.B101])*COS(RADIANS([.A507])))" office:value-type="float" office:value="0.000500739972883326">
            <text:p>0,0005</text:p>
          </table:table-cell>
          <table:table-cell table:formula="oooc:=[.$B$501]/2*(([.B301]-[.B201])*COS(RADIANS([.A507]))+([.B101]-[.B1])*SIN(RADIANS([.A507])))" office:value-type="float" office:value="-0.00797307795449481">
            <text:p>-0,008</text:p>
          </table:table-cell>
          <table:table-cell table:formula="oooc:=-[.B401]*[.$B$502]" office:value-type="float" office:value="0.01739198">
            <text:p>0,0174</text:p>
          </table:table-cell>
          <table:table-cell table:formula="oooc:=([.B301]+[.B201])*SIN(RADIANS([.A507]))-([.B101]+[.B1])*COS(RADIANS([.A507]))" office:value-type="float" office:value="0.350641049869208">
            <text:p>0,3506</text:p>
          </table:table-cell>
          <table:table-cell table:formula="oooc:=-([.B301]+[.B201])*COS(RADIANS([.A507]))-([.B1]+[.B101])*SIN(RADIANS([.A507]))-[.B401]" office:value-type="float" office:value="0.280896252221903">
            <text:p>0,2809</text:p>
          </table:table-cell>
          <table:table-cell table:number-columns-repeated="6"/>
        </table:table-row>
        <table:table-row table:style-name="ro1">
          <table:table-cell office:value-type="float" office:value="-4">
            <text:p>-4</text:p>
          </table:table-cell>
          <table:table-cell table:formula="oooc:=[.$B$501]/2*(([.B302]-[.B202])*SIN(RADIANS([.A508]))+([.B2]-[.B102])*COS(RADIANS([.A508])))" office:value-type="float" office:value="0.000399945696267926">
            <text:p>0,0004</text:p>
          </table:table-cell>
          <table:table-cell table:formula="oooc:=[.$B$501]/2*(([.B302]-[.B202])*COS(RADIANS([.A508]))+([.B102]-[.B2])*SIN(RADIANS([.A508])))" office:value-type="float" office:value="-0.00791451558572387">
            <text:p>-0,0079</text:p>
          </table:table-cell>
          <table:table-cell table:formula="oooc:=-[.B402]*[.$B$502]" office:value-type="float" office:value="0.011361888">
            <text:p>0,0114</text:p>
          </table:table-cell>
          <table:table-cell table:formula="oooc:=([.B302]+[.B202])*SIN(RADIANS([.A508]))-([.B102]+[.B2])*COS(RADIANS([.A508]))" office:value-type="float" office:value="0.352685548383962">
            <text:p>0,3527</text:p>
          </table:table-cell>
          <table:table-cell table:formula="oooc:=-([.B302]+[.B202])*COS(RADIANS([.A508]))-([.B2]+[.B102])*SIN(RADIANS([.A508]))-[.B402]" office:value-type="float" office:value="0.202248033497352">
            <text:p>0,2022</text:p>
          </table:table-cell>
          <table:table-cell/>
          <table:table-cell>
            <draw:frame table:end-cell-address="Sheet1.M531" table:end-x="0.726cm" table:end-y="0.003cm" draw:z-index="11" svg:width="11.626cm" svg:height="10.337cm" svg:x="0.39cm" svg:y="0.052cm">
              <draw:object draw:notify-on-update-of-ranges="Sheet1.A506:Sheet1.A602 Sheet1.C506:Sheet1.C60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-3">
            <text:p>-3</text:p>
          </table:table-cell>
          <table:table-cell table:formula="oooc:=[.$B$501]/2*(([.B303]-[.B203])*SIN(RADIANS([.A509]))+([.B3]-[.B103])*COS(RADIANS([.A509])))" office:value-type="float" office:value="0.000315371890946863">
            <text:p>0,0003</text:p>
          </table:table-cell>
          <table:table-cell table:formula="oooc:=[.$B$501]/2*(([.B303]-[.B203])*COS(RADIANS([.A509]))+([.B103]-[.B3])*SIN(RADIANS([.A509])))" office:value-type="float" office:value="-0.00790334006339482">
            <text:p>-0,0079</text:p>
          </table:table-cell>
          <table:table-cell table:formula="oooc:=-[.B403]*[.$B$502]" office:value-type="float" office:value="0.0144347928">
            <text:p>0,0144</text:p>
          </table:table-cell>
          <table:table-cell table:formula="oooc:=([.B303]+[.B203])*SIN(RADIANS([.A509]))-([.B103]+[.B3])*COS(RADIANS([.A509]))" office:value-type="float" office:value="0.348712636293009">
            <text:p>0,3487</text:p>
          </table:table-cell>
          <table:table-cell table:formula="oooc:=-([.B303]+[.B203])*COS(RADIANS([.A509]))-([.B3]+[.B103])*SIN(RADIANS([.A509]))-[.B403]" office:value-type="float" office:value="0.237543405934504">
            <text:p>0,2375</text:p>
          </table:table-cell>
          <table:table-cell table:number-columns-repeated="6"/>
        </table:table-row>
        <table:table-row table:style-name="ro1">
          <table:table-cell office:value-type="float" office:value="-2">
            <text:p>-2</text:p>
          </table:table-cell>
          <table:table-cell table:formula="oooc:=[.$B$501]/2*(([.B304]-[.B204])*SIN(RADIANS([.A510]))+([.B4]-[.B104])*COS(RADIANS([.A510])))" office:value-type="float" office:value="0.000329760739217322">
            <text:p>0,0003</text:p>
          </table:table-cell>
          <table:table-cell table:formula="oooc:=[.$B$501]/2*(([.B304]-[.B204])*COS(RADIANS([.A510]))+([.B104]-[.B4])*SIN(RADIANS([.A510])))" office:value-type="float" office:value="-0.00786706281827704">
            <text:p>-0,0079</text:p>
          </table:table-cell>
          <table:table-cell table:formula="oooc:=-[.B404]*[.$B$502]" office:value-type="float" office:value="0.0089448192">
            <text:p>0,0089</text:p>
          </table:table-cell>
          <table:table-cell table:formula="oooc:=([.B304]+[.B204])*SIN(RADIANS([.A510]))-([.B104]+[.B4])*COS(RADIANS([.A510]))" office:value-type="float" office:value="0.3451382103542">
            <text:p>0,3451</text:p>
          </table:table-cell>
          <table:table-cell table:formula="oooc:=-([.B304]+[.B204])*COS(RADIANS([.A510]))-([.B4]+[.B104])*SIN(RADIANS([.A510]))-[.B404]" office:value-type="float" office:value="0.167634296672846">
            <text:p>0,1676</text:p>
          </table:table-cell>
          <table:table-cell table:number-columns-repeated="6"/>
        </table:table-row>
        <table:table-row table:style-name="ro1">
          <table:table-cell office:value-type="float" office:value="-1">
            <text:p>-1</text:p>
          </table:table-cell>
          <table:table-cell table:formula="oooc:=[.$B$501]/2*(([.B305]-[.B205])*SIN(RADIANS([.A511]))+([.B5]-[.B105])*COS(RADIANS([.A511])))" office:value-type="float" office:value="0.000263289615150605">
            <text:p>0,0003</text:p>
          </table:table-cell>
          <table:table-cell table:formula="oooc:=[.$B$501]/2*(([.B305]-[.B205])*COS(RADIANS([.A511]))+([.B105]-[.B5])*SIN(RADIANS([.A511])))" office:value-type="float" office:value="-0.00787159727001684">
            <text:p>-0,0079</text:p>
          </table:table-cell>
          <table:table-cell table:formula="oooc:=-[.B405]*[.$B$502]" office:value-type="float" office:value="0.0110434648">
            <text:p>0,011</text:p>
          </table:table-cell>
          <table:table-cell table:formula="oooc:=([.B305]+[.B205])*SIN(RADIANS([.A511]))-([.B105]+[.B5])*COS(RADIANS([.A511]))" office:value-type="float" office:value="0.348031840839421">
            <text:p>0,348</text:p>
          </table:table-cell>
          <table:table-cell table:formula="oooc:=-([.B305]+[.B205])*COS(RADIANS([.A511]))-([.B5]+[.B105])*SIN(RADIANS([.A511]))-[.B405]" office:value-type="float" office:value="0.192279607311334">
            <text:p>0,1923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formula="oooc:=[.$B$501]/2*(([.B306]-[.B206])*SIN(RADIANS([.A512]))+([.B6]-[.B106])*COS(RADIANS([.A512])))" office:value-type="float" office:value="0.000454450750000001">
            <text:p>0,0005</text:p>
          </table:table-cell>
          <table:table-cell table:formula="oooc:=[.$B$501]/2*(([.B306]-[.B206])*COS(RADIANS([.A512]))+([.B106]-[.B6])*SIN(RADIANS([.A512])))" office:value-type="float" office:value="-0.0078224926">
            <text:p>-0,0078</text:p>
          </table:table-cell>
          <table:table-cell table:formula="oooc:=-[.B406]*[.$B$502]" office:value-type="float" office:value="0.016195228">
            <text:p>0,0162</text:p>
          </table:table-cell>
          <table:table-cell table:formula="oooc:=([.B306]+[.B206])*SIN(RADIANS([.A512]))-([.B106]+[.B6])*COS(RADIANS([.A512]))" office:value-type="float" office:value="0.34344256">
            <text:p>0,3434</text:p>
          </table:table-cell>
          <table:table-cell table:formula="oooc:=-([.B306]+[.B206])*COS(RADIANS([.A512]))-([.B6]+[.B106])*SIN(RADIANS([.A512]))-[.B406]" office:value-type="float" office:value="0.25381711">
            <text:p>0,2538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  <draw:frame table:end-cell-address="Sheet1.F537" table:end-x="2.231cm" table:end-y="0.199cm" draw:z-index="10" svg:width="12.449cm" svg:height="10.892cm" svg:x="1.071cm" svg:y="0.145cm">
              <draw:object draw:notify-on-update-of-ranges="Sheet1.A506:Sheet1.B60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formula="oooc:=[.$B$501]/2*(([.B307]-[.B207])*SIN(RADIANS([.A513]))+([.B7]-[.B107])*COS(RADIANS([.A513])))" office:value-type="float" office:value="0.000689585174667583">
            <text:p>0,0007</text:p>
          </table:table-cell>
          <table:table-cell table:formula="oooc:=[.$B$501]/2*(([.B307]-[.B207])*COS(RADIANS([.A513]))+([.B107]-[.B7])*SIN(RADIANS([.A513])))" office:value-type="float" office:value="-0.0078041316527923">
            <text:p>-0,0078</text:p>
          </table:table-cell>
          <table:table-cell table:formula="oooc:=-[.B407]*[.$B$502]" office:value-type="float" office:value="0.014625368">
            <text:p>0,0146</text:p>
          </table:table-cell>
          <table:table-cell table:formula="oooc:=([.B307]+[.B207])*SIN(RADIANS([.A513]))-([.B107]+[.B7])*COS(RADIANS([.A513]))" office:value-type="float" office:value="0.340452874878575">
            <text:p>0,3405</text:p>
          </table:table-cell>
          <table:table-cell table:formula="oooc:=-([.B307]+[.B207])*COS(RADIANS([.A513]))-([.B7]+[.B107])*SIN(RADIANS([.A513]))-[.B407]" office:value-type="float" office:value="0.232497798556146">
            <text:p>0,2325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table:formula="oooc:=[.$B$501]/2*(([.B308]-[.B208])*SIN(RADIANS([.A514]))+([.B8]-[.B108])*COS(RADIANS([.A514])))" office:value-type="float" office:value="0.000812049251076708">
            <text:p>0,0008</text:p>
          </table:table-cell>
          <table:table-cell table:formula="oooc:=[.$B$501]/2*(([.B308]-[.B208])*COS(RADIANS([.A514]))+([.B108]-[.B8])*SIN(RADIANS([.A514])))" office:value-type="float" office:value="-0.00777580704671781">
            <text:p>-0,0078</text:p>
          </table:table-cell>
          <table:table-cell table:formula="oooc:=-[.B408]*[.$B$502]" office:value-type="float" office:value="0.0184734288">
            <text:p>0,0185</text:p>
          </table:table-cell>
          <table:table-cell table:formula="oooc:=([.B308]+[.B208])*SIN(RADIANS([.A514]))-([.B108]+[.B8])*COS(RADIANS([.A514]))" office:value-type="float" office:value="0.343172234164574">
            <text:p>0,3432</text:p>
          </table:table-cell>
          <table:table-cell table:formula="oooc:=-([.B308]+[.B208])*COS(RADIANS([.A514]))-([.B8]+[.B108])*SIN(RADIANS([.A514]))-[.B408]" office:value-type="float" office:value="0.276286625680846">
            <text:p>0,2763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table:formula="oooc:=[.$B$501]/2*(([.B309]-[.B209])*SIN(RADIANS([.A515]))+([.B9]-[.B109])*COS(RADIANS([.A515])))" office:value-type="float" office:value="0.000884726604610798">
            <text:p>0,0009</text:p>
          </table:table-cell>
          <table:table-cell table:formula="oooc:=[.$B$501]/2*(([.B309]-[.B209])*COS(RADIANS([.A515]))+([.B109]-[.B9])*SIN(RADIANS([.A515])))" office:value-type="float" office:value="-0.00770177257450742">
            <text:p>-0,0077</text:p>
          </table:table-cell>
          <table:table-cell table:formula="oooc:=-[.B409]*[.$B$502]" office:value-type="float" office:value="0.0176737416">
            <text:p>0,0177</text:p>
          </table:table-cell>
          <table:table-cell table:formula="oooc:=([.B309]+[.B209])*SIN(RADIANS([.A515]))-([.B109]+[.B9])*COS(RADIANS([.A515]))" office:value-type="float" office:value="0.346307150523652">
            <text:p>0,3463</text:p>
          </table:table-cell>
          <table:table-cell table:formula="oooc:=-([.B309]+[.B209])*COS(RADIANS([.A515]))-([.B9]+[.B109])*SIN(RADIANS([.A515]))-[.B409]" office:value-type="float" office:value="0.26425280956019">
            <text:p>0,2643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table:formula="oooc:=[.$B$501]/2*(([.B310]-[.B210])*SIN(RADIANS([.A516]))+([.B10]-[.B110])*COS(RADIANS([.A516])))" office:value-type="float" office:value="0.000795851874409642">
            <text:p>0,0008</text:p>
          </table:table-cell>
          <table:table-cell table:formula="oooc:=[.$B$501]/2*(([.B310]-[.B210])*COS(RADIANS([.A516]))+([.B110]-[.B10])*SIN(RADIANS([.A516])))" office:value-type="float" office:value="-0.00764292763296317">
            <text:p>-0,0076</text:p>
          </table:table-cell>
          <table:table-cell table:formula="oooc:=-[.B410]*[.$B$502]" office:value-type="float" office:value="0.0139701816">
            <text:p>0,014</text:p>
          </table:table-cell>
          <table:table-cell table:formula="oooc:=([.B310]+[.B210])*SIN(RADIANS([.A516]))-([.B110]+[.B10])*COS(RADIANS([.A516]))" office:value-type="float" office:value="0.347296828759718">
            <text:p>0,3473</text:p>
          </table:table-cell>
          <table:table-cell table:formula="oooc:=-([.B310]+[.B210])*COS(RADIANS([.A516]))-([.B10]+[.B110])*SIN(RADIANS([.A516]))-[.B410]" office:value-type="float" office:value="0.215238108077258">
            <text:p>0,2152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table:formula="oooc:=[.$B$501]/2*(([.B311]-[.B211])*SIN(RADIANS([.A517]))+([.B11]-[.B111])*COS(RADIANS([.A517])))" office:value-type="float" office:value="0.000815893011459968">
            <text:p>0,0008</text:p>
          </table:table-cell>
          <table:table-cell table:formula="oooc:=[.$B$501]/2*(([.B311]-[.B211])*COS(RADIANS([.A517]))+([.B111]-[.B11])*SIN(RADIANS([.A517])))" office:value-type="float" office:value="-0.00763089226029621">
            <text:p>-0,0076</text:p>
          </table:table-cell>
          <table:table-cell table:formula="oooc:=-[.B411]*[.$B$502]" office:value-type="float" office:value="0.0154731632">
            <text:p>0,0155</text:p>
          </table:table-cell>
          <table:table-cell table:formula="oooc:=([.B311]+[.B211])*SIN(RADIANS([.A517]))-([.B111]+[.B11])*COS(RADIANS([.A517]))" office:value-type="float" office:value="0.347022418431122">
            <text:p>0,347</text:p>
          </table:table-cell>
          <table:table-cell table:formula="oooc:=-([.B311]+[.B211])*COS(RADIANS([.A517]))-([.B11]+[.B111])*SIN(RADIANS([.A517]))-[.B411]" office:value-type="float" office:value="0.230056952069022">
            <text:p>0,2301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table:formula="oooc:=[.$B$501]/2*(([.B312]-[.B212])*SIN(RADIANS([.A518]))+([.B12]-[.B112])*COS(RADIANS([.A518])))" office:value-type="float" office:value="0.000818292433712825">
            <text:p>0,0008</text:p>
          </table:table-cell>
          <table:table-cell table:formula="oooc:=[.$B$501]/2*(([.B312]-[.B212])*COS(RADIANS([.A518]))+([.B112]-[.B12])*SIN(RADIANS([.A518])))" office:value-type="float" office:value="-0.00759773996509298">
            <text:p>-0,0076</text:p>
          </table:table-cell>
          <table:table-cell table:formula="oooc:=-[.B412]*[.$B$502]" office:value-type="float" office:value="0.0151580408">
            <text:p>0,0152</text:p>
          </table:table-cell>
          <table:table-cell table:formula="oooc:=([.B312]+[.B212])*SIN(RADIANS([.A518]))-([.B112]+[.B12])*COS(RADIANS([.A518]))" office:value-type="float" office:value="0.345908519029799">
            <text:p>0,3459</text:p>
          </table:table-cell>
          <table:table-cell table:formula="oooc:=-([.B312]+[.B212])*COS(RADIANS([.A518]))-([.B12]+[.B112])*SIN(RADIANS([.A518]))-[.B412]" office:value-type="float" office:value="0.223270267140997">
            <text:p>0,2233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table:formula="oooc:=[.$B$501]/2*(([.B313]-[.B213])*SIN(RADIANS([.A519]))+([.B13]-[.B113])*COS(RADIANS([.A519])))" office:value-type="float" office:value="0.000782991508174354">
            <text:p>0,0008</text:p>
          </table:table-cell>
          <table:table-cell table:formula="oooc:=[.$B$501]/2*(([.B313]-[.B213])*COS(RADIANS([.A519]))+([.B113]-[.B13])*SIN(RADIANS([.A519])))" office:value-type="float" office:value="-0.00755516720667603">
            <text:p>-0,0076</text:p>
          </table:table-cell>
          <table:table-cell table:formula="oooc:=-[.B413]*[.$B$502]" office:value-type="float" office:value="0.01585042">
            <text:p>0,0159</text:p>
          </table:table-cell>
          <table:table-cell table:formula="oooc:=([.B313]+[.B213])*SIN(RADIANS([.A519]))-([.B113]+[.B13])*COS(RADIANS([.A519]))" office:value-type="float" office:value="0.347570152564773">
            <text:p>0,3476</text:p>
          </table:table-cell>
          <table:table-cell table:formula="oooc:=-([.B313]+[.B213])*COS(RADIANS([.A519]))-([.B13]+[.B113])*SIN(RADIANS([.A519]))-[.B413]" office:value-type="float" office:value="0.228160547564508">
            <text:p>0,2282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table:formula="oooc:=[.$B$501]/2*(([.B314]-[.B214])*SIN(RADIANS([.A520]))+([.B14]-[.B114])*COS(RADIANS([.A520])))" office:value-type="float" office:value="0.000811411657705173">
            <text:p>0,0008</text:p>
          </table:table-cell>
          <table:table-cell table:formula="oooc:=[.$B$501]/2*(([.B314]-[.B214])*COS(RADIANS([.A520]))+([.B114]-[.B14])*SIN(RADIANS([.A520])))" office:value-type="float" office:value="-0.00745944430071866">
            <text:p>-0,0075</text:p>
          </table:table-cell>
          <table:table-cell table:formula="oooc:=-[.B414]*[.$B$502]" office:value-type="float" office:value="0.015148288">
            <text:p>0,0151</text:p>
          </table:table-cell>
          <table:table-cell table:formula="oooc:=([.B314]+[.B214])*SIN(RADIANS([.A520]))-([.B114]+[.B14])*COS(RADIANS([.A520]))" office:value-type="float" office:value="0.34909088840175">
            <text:p>0,3491</text:p>
          </table:table-cell>
          <table:table-cell table:formula="oooc:=-([.B314]+[.B214])*COS(RADIANS([.A520]))-([.B14]+[.B114])*SIN(RADIANS([.A520]))-[.B414]" office:value-type="float" office:value="0.215808569399415">
            <text:p>0,2158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table:formula="oooc:=[.$B$501]/2*(([.B315]-[.B215])*SIN(RADIANS([.A521]))+([.B15]-[.B115])*COS(RADIANS([.A521])))" office:value-type="float" office:value="0.000676474694953092">
            <text:p>0,0007</text:p>
          </table:table-cell>
          <table:table-cell table:formula="oooc:=[.$B$501]/2*(([.B315]-[.B215])*COS(RADIANS([.A521]))+([.B115]-[.B15])*SIN(RADIANS([.A521])))" office:value-type="float" office:value="-0.00745204089640589">
            <text:p>-0,0075</text:p>
          </table:table-cell>
          <table:table-cell table:formula="oooc:=-[.B415]*[.$B$502]" office:value-type="float" office:value="0.014566832">
            <text:p>0,0146</text:p>
          </table:table-cell>
          <table:table-cell table:formula="oooc:=([.B315]+[.B215])*SIN(RADIANS([.A521]))-([.B115]+[.B15])*COS(RADIANS([.A521]))" office:value-type="float" office:value="0.348892418465252">
            <text:p>0,3489</text:p>
          </table:table-cell>
          <table:table-cell table:formula="oooc:=-([.B315]+[.B215])*COS(RADIANS([.A521]))-([.B15]+[.B115])*SIN(RADIANS([.A521]))-[.B415]" office:value-type="float" office:value="0.207502728328567">
            <text:p>0,207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formula="oooc:=[.$B$501]/2*(([.B316]-[.B216])*SIN(RADIANS([.A522]))+([.B16]-[.B116])*COS(RADIANS([.A522])))" office:value-type="float" office:value="0.000486564037786926">
            <text:p>0,0005</text:p>
          </table:table-cell>
          <table:table-cell table:formula="oooc:=[.$B$501]/2*(([.B316]-[.B216])*COS(RADIANS([.A522]))+([.B116]-[.B16])*SIN(RADIANS([.A522])))" office:value-type="float" office:value="-0.00746641761906277">
            <text:p>-0,0075</text:p>
          </table:table-cell>
          <table:table-cell table:formula="oooc:=-[.B416]*[.$B$502]" office:value-type="float" office:value="0.0142472936">
            <text:p>0,0142</text:p>
          </table:table-cell>
          <table:table-cell table:formula="oooc:=([.B316]+[.B216])*SIN(RADIANS([.A522]))-([.B116]+[.B16])*COS(RADIANS([.A522]))" office:value-type="float" office:value="0.352776588593526">
            <text:p>0,3528</text:p>
          </table:table-cell>
          <table:table-cell table:formula="oooc:=-([.B316]+[.B216])*COS(RADIANS([.A522]))-([.B16]+[.B116])*SIN(RADIANS([.A522]))-[.B416]" office:value-type="float" office:value="0.200013775368192">
            <text:p>0,2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table:formula="oooc:=[.$B$501]/2*(([.B317]-[.B217])*SIN(RADIANS([.A523]))+([.B17]-[.B117])*COS(RADIANS([.A523])))" office:value-type="float" office:value="0.000173762984129771">
            <text:p>0,0002</text:p>
          </table:table-cell>
          <table:table-cell table:formula="oooc:=[.$B$501]/2*(([.B317]-[.B217])*COS(RADIANS([.A523]))+([.B117]-[.B17])*SIN(RADIANS([.A523])))" office:value-type="float" office:value="-0.00744324909052907">
            <text:p>-0,0074</text:p>
          </table:table-cell>
          <table:table-cell table:formula="oooc:=-[.B417]*[.$B$502]" office:value-type="float" office:value="0.014508784">
            <text:p>0,0145</text:p>
          </table:table-cell>
          <table:table-cell table:formula="oooc:=([.B317]+[.B217])*SIN(RADIANS([.A523]))-([.B117]+[.B17])*COS(RADIANS([.A523]))" office:value-type="float" office:value="0.351104080347619">
            <text:p>0,3511</text:p>
          </table:table-cell>
          <table:table-cell table:formula="oooc:=-([.B317]+[.B217])*COS(RADIANS([.A523]))-([.B17]+[.B117])*SIN(RADIANS([.A523]))-[.B417]" office:value-type="float" office:value="0.199837809930439">
            <text:p>0,1998</text:p>
          </table:table-cell>
          <table:table-cell>
            <draw:frame table:end-cell-address="Sheet1.J538" table:end-x="2.229cm" table:end-y="0.332cm" draw:z-index="5" svg:width="7.999cm" svg:height="6.999cm" svg:x="1.004cm" svg:y="0.107cm">
              <draw:object draw:notify-on-update-of-ranges="Sheet1.A506:Sheet1.A602 Sheet1.D506:Sheet1.D60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4"/>
          <table:table-cell>
            <draw:frame table:end-cell-address="Sheet1.O538" table:end-x="1.423cm" table:end-y="0.242cm" draw:z-index="6" svg:width="8.001cm" svg:height="6.987cm" svg:x="0.195cm" svg:y="0.029cm">
              <draw:object draw:notify-on-update-of-ranges="Sheet1.A506:Sheet1.A602 Sheet1.E506:Sheet1.E602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ooc:=[.$B$501]/2*(([.B318]-[.B218])*SIN(RADIANS([.A524]))+([.B18]-[.B118])*COS(RADIANS([.A524])))" office:value-type="float" office:value="-0.000257542570766376">
            <text:p>-0,0003</text:p>
          </table:table-cell>
          <table:table-cell table:formula="oooc:=[.$B$501]/2*(([.B318]-[.B218])*COS(RADIANS([.A524]))+([.B118]-[.B18])*SIN(RADIANS([.A524])))" office:value-type="float" office:value="-0.00747534718499433">
            <text:p>-0,0075</text:p>
          </table:table-cell>
          <table:table-cell table:formula="oooc:=-[.B418]*[.$B$502]" office:value-type="float" office:value="0.0146917608">
            <text:p>0,0147</text:p>
          </table:table-cell>
          <table:table-cell table:formula="oooc:=([.B318]+[.B218])*SIN(RADIANS([.A524]))-([.B118]+[.B18])*COS(RADIANS([.A524]))" office:value-type="float" office:value="0.353215135554341">
            <text:p>0,3532</text:p>
          </table:table-cell>
          <table:table-cell table:formula="oooc:=-([.B318]+[.B218])*COS(RADIANS([.A524]))-([.B18]+[.B118])*SIN(RADIANS([.A524]))-[.B418]" office:value-type="float" office:value="0.198542048381321">
            <text:p>0,1985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table:formula="oooc:=[.$B$501]/2*(([.B319]-[.B219])*SIN(RADIANS([.A525]))+([.B19]-[.B119])*COS(RADIANS([.A525])))" office:value-type="float" office:value="-0.000689621588947506">
            <text:p>-0,0007</text:p>
          </table:table-cell>
          <table:table-cell table:formula="oooc:=[.$B$501]/2*(([.B319]-[.B219])*COS(RADIANS([.A525]))+([.B119]-[.B19])*SIN(RADIANS([.A525])))" office:value-type="float" office:value="-0.00747913034774341">
            <text:p>-0,0075</text:p>
          </table:table-cell>
          <table:table-cell table:formula="oooc:=-[.B419]*[.$B$502]" office:value-type="float" office:value="0.014956696">
            <text:p>0,015</text:p>
          </table:table-cell>
          <table:table-cell table:formula="oooc:=([.B319]+[.B219])*SIN(RADIANS([.A525]))-([.B119]+[.B19])*COS(RADIANS([.A525]))" office:value-type="float" office:value="0.35412141731843">
            <text:p>0,3541</text:p>
          </table:table-cell>
          <table:table-cell table:formula="oooc:=-([.B319]+[.B219])*COS(RADIANS([.A525]))-([.B19]+[.B119])*SIN(RADIANS([.A525]))-[.B419]" office:value-type="float" office:value="0.19957371829311">
            <text:p>0,1996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table:formula="oooc:=[.$B$501]/2*(([.B320]-[.B220])*SIN(RADIANS([.A526]))+([.B20]-[.B120])*COS(RADIANS([.A526])))" office:value-type="float" office:value="-0.000991308585791563">
            <text:p>-0,001</text:p>
          </table:table-cell>
          <table:table-cell table:formula="oooc:=[.$B$501]/2*(([.B320]-[.B220])*COS(RADIANS([.A526]))+([.B120]-[.B20])*SIN(RADIANS([.A526])))" office:value-type="float" office:value="-0.0074689939897145">
            <text:p>-0,0075</text:p>
          </table:table-cell>
          <table:table-cell table:formula="oooc:=-[.B420]*[.$B$502]" office:value-type="float" office:value="0.0153627968">
            <text:p>0,0154</text:p>
          </table:table-cell>
          <table:table-cell table:formula="oooc:=([.B320]+[.B220])*SIN(RADIANS([.A526]))-([.B120]+[.B20])*COS(RADIANS([.A526]))" office:value-type="float" office:value="0.357475144000484">
            <text:p>0,3575</text:p>
          </table:table-cell>
          <table:table-cell table:formula="oooc:=-([.B320]+[.B220])*COS(RADIANS([.A526]))-([.B20]+[.B120])*SIN(RADIANS([.A526]))-[.B420]" office:value-type="float" office:value="0.200286943647389">
            <text:p>0,2003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table:formula="oooc:=[.$B$501]/2*(([.B321]-[.B221])*SIN(RADIANS([.A527]))+([.B21]-[.B121])*COS(RADIANS([.A527])))" office:value-type="float" office:value="-0.00113402454546501">
            <text:p>-0,0011</text:p>
          </table:table-cell>
          <table:table-cell table:formula="oooc:=[.$B$501]/2*(([.B321]-[.B221])*COS(RADIANS([.A527]))+([.B121]-[.B21])*SIN(RADIANS([.A527])))" office:value-type="float" office:value="-0.00747809785537119">
            <text:p>-0,0075</text:p>
          </table:table-cell>
          <table:table-cell table:formula="oooc:=-[.B421]*[.$B$502]" office:value-type="float" office:value="0.0154976792">
            <text:p>0,0155</text:p>
          </table:table-cell>
          <table:table-cell table:formula="oooc:=([.B321]+[.B221])*SIN(RADIANS([.A527]))-([.B121]+[.B21])*COS(RADIANS([.A527]))" office:value-type="float" office:value="0.354982909295463">
            <text:p>0,355</text:p>
          </table:table-cell>
          <table:table-cell table:formula="oooc:=-([.B321]+[.B221])*COS(RADIANS([.A527]))-([.B21]+[.B121])*SIN(RADIANS([.A527]))-[.B421]" office:value-type="float" office:value="0.198126770957236">
            <text:p>0,198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table:formula="oooc:=[.$B$501]/2*(([.B322]-[.B222])*SIN(RADIANS([.A528]))+([.B22]-[.B122])*COS(RADIANS([.A528])))" office:value-type="float" office:value="-0.00133632543768316">
            <text:p>-0,0013</text:p>
          </table:table-cell>
          <table:table-cell table:formula="oooc:=[.$B$501]/2*(([.B322]-[.B222])*COS(RADIANS([.A528]))+([.B122]-[.B22])*SIN(RADIANS([.A528])))" office:value-type="float" office:value="-0.00745306709413056">
            <text:p>-0,0075</text:p>
          </table:table-cell>
          <table:table-cell table:formula="oooc:=-[.B422]*[.$B$502]" office:value-type="float" office:value="0.0157963616">
            <text:p>0,0158</text:p>
          </table:table-cell>
          <table:table-cell table:formula="oooc:=([.B322]+[.B222])*SIN(RADIANS([.A528]))-([.B122]+[.B22])*COS(RADIANS([.A528]))" office:value-type="float" office:value="0.357312673785405">
            <text:p>0,3573</text:p>
          </table:table-cell>
          <table:table-cell table:formula="oooc:=-([.B322]+[.B222])*COS(RADIANS([.A528]))-([.B22]+[.B122])*SIN(RADIANS([.A528]))-[.B422]" office:value-type="float" office:value="0.198450659351185">
            <text:p>0,198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table:formula="oooc:=[.$B$501]/2*(([.B323]-[.B223])*SIN(RADIANS([.A529]))+([.B23]-[.B123])*COS(RADIANS([.A529])))" office:value-type="float" office:value="-0.00172976049179531">
            <text:p>-0,0017</text:p>
          </table:table-cell>
          <table:table-cell table:formula="oooc:=[.$B$501]/2*(([.B323]-[.B223])*COS(RADIANS([.A529]))+([.B123]-[.B23])*SIN(RADIANS([.A529])))" office:value-type="float" office:value="-0.00746058459059629">
            <text:p>-0,0075</text:p>
          </table:table-cell>
          <table:table-cell table:formula="oooc:=-[.B423]*[.$B$502]" office:value-type="float" office:value="0.0159178136">
            <text:p>0,0159</text:p>
          </table:table-cell>
          <table:table-cell table:formula="oooc:=([.B323]+[.B223])*SIN(RADIANS([.A529]))-([.B123]+[.B23])*COS(RADIANS([.A529]))" office:value-type="float" office:value="0.358243392887482">
            <text:p>0,3582</text:p>
          </table:table-cell>
          <table:table-cell table:formula="oooc:=-([.B323]+[.B223])*COS(RADIANS([.A529]))-([.B23]+[.B123])*SIN(RADIANS([.A529]))-[.B423]" office:value-type="float" office:value="0.198882919828525">
            <text:p>0,198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table:formula="oooc:=[.$B$501]/2*(([.B324]-[.B224])*SIN(RADIANS([.A530]))+([.B24]-[.B124])*COS(RADIANS([.A530])))" office:value-type="float" office:value="-0.00188848176585323">
            <text:p>-0,0019</text:p>
          </table:table-cell>
          <table:table-cell table:formula="oooc:=[.$B$501]/2*(([.B324]-[.B224])*COS(RADIANS([.A530]))+([.B124]-[.B24])*SIN(RADIANS([.A530])))" office:value-type="float" office:value="-0.00743933790427697">
            <text:p>-0,0074</text:p>
          </table:table-cell>
          <table:table-cell table:formula="oooc:=-[.B424]*[.$B$502]" office:value-type="float" office:value="0.016237976">
            <text:p>0,0162</text:p>
          </table:table-cell>
          <table:table-cell table:formula="oooc:=([.B324]+[.B224])*SIN(RADIANS([.A530]))-([.B124]+[.B24])*COS(RADIANS([.A530]))" office:value-type="float" office:value="0.361101483376576">
            <text:p>0,3611</text:p>
          </table:table-cell>
          <table:table-cell table:formula="oooc:=-([.B324]+[.B224])*COS(RADIANS([.A530]))-([.B24]+[.B124])*SIN(RADIANS([.A530]))-[.B424]" office:value-type="float" office:value="0.196829928535313">
            <text:p>0,1968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table:formula="oooc:=[.$B$501]/2*(([.B325]-[.B225])*SIN(RADIANS([.A531]))+([.B25]-[.B125])*COS(RADIANS([.A531])))" office:value-type="float" office:value="-0.00205452077500318">
            <text:p>-0,0021</text:p>
          </table:table-cell>
          <table:table-cell table:formula="oooc:=[.$B$501]/2*(([.B325]-[.B225])*COS(RADIANS([.A531]))+([.B125]-[.B25])*SIN(RADIANS([.A531])))" office:value-type="float" office:value="-0.00742001105958325">
            <text:p>-0,0074</text:p>
          </table:table-cell>
          <table:table-cell table:formula="oooc:=-[.B425]*[.$B$502]" office:value-type="float" office:value="0.0165124248">
            <text:p>0,0165</text:p>
          </table:table-cell>
          <table:table-cell table:formula="oooc:=([.B325]+[.B225])*SIN(RADIANS([.A531]))-([.B125]+[.B25])*COS(RADIANS([.A531]))" office:value-type="float" office:value="0.365360337300824">
            <text:p>0,3654</text:p>
          </table:table-cell>
          <table:table-cell table:formula="oooc:=-([.B325]+[.B225])*COS(RADIANS([.A531]))-([.B25]+[.B125])*SIN(RADIANS([.A531]))-[.B425]" office:value-type="float" office:value="0.197857281984788">
            <text:p>0,197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formula="oooc:=[.$B$501]/2*(([.B326]-[.B226])*SIN(RADIANS([.A532]))+([.B26]-[.B126])*COS(RADIANS([.A532])))" office:value-type="float" office:value="-0.00203789959096999">
            <text:p>-0,002</text:p>
          </table:table-cell>
          <table:table-cell table:formula="oooc:=[.$B$501]/2*(([.B326]-[.B226])*COS(RADIANS([.A532]))+([.B126]-[.B26])*SIN(RADIANS([.A532])))" office:value-type="float" office:value="-0.00741176647634857">
            <text:p>-0,0074</text:p>
          </table:table-cell>
          <table:table-cell table:formula="oooc:=-[.B426]*[.$B$502]" office:value-type="float" office:value="0.0168334264">
            <text:p>0,0168</text:p>
          </table:table-cell>
          <table:table-cell table:formula="oooc:=([.B326]+[.B226])*SIN(RADIANS([.A532]))-([.B126]+[.B26])*COS(RADIANS([.A532]))" office:value-type="float" office:value="0.371935022355735">
            <text:p>0,3719</text:p>
          </table:table-cell>
          <table:table-cell table:formula="oooc:=-([.B326]+[.B226])*COS(RADIANS([.A532]))-([.B26]+[.B126])*SIN(RADIANS([.A532]))-[.B426]" office:value-type="float" office:value="0.196224145755783">
            <text:p>0,1962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table:formula="oooc:=[.$B$501]/2*(([.B327]-[.B227])*SIN(RADIANS([.A533]))+([.B27]-[.B127])*COS(RADIANS([.A533])))" office:value-type="float" office:value="-0.00208772371535392">
            <text:p>-0,0021</text:p>
          </table:table-cell>
          <table:table-cell table:formula="oooc:=[.$B$501]/2*(([.B327]-[.B227])*COS(RADIANS([.A533]))+([.B127]-[.B27])*SIN(RADIANS([.A533])))" office:value-type="float" office:value="-0.00740225904675416">
            <text:p>-0,0074</text:p>
          </table:table-cell>
          <table:table-cell table:formula="oooc:=-[.B427]*[.$B$502]" office:value-type="float" office:value="0.0167824552">
            <text:p>0,0168</text:p>
          </table:table-cell>
          <table:table-cell table:formula="oooc:=([.B327]+[.B227])*SIN(RADIANS([.A533]))-([.B127]+[.B27])*COS(RADIANS([.A533]))" office:value-type="float" office:value="0.370653785622429">
            <text:p>0,3707</text:p>
          </table:table-cell>
          <table:table-cell table:formula="oooc:=-([.B327]+[.B227])*COS(RADIANS([.A533]))-([.B27]+[.B127])*SIN(RADIANS([.A533]))-[.B427]" office:value-type="float" office:value="0.194301238583577">
            <text:p>0,1943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table:formula="oooc:=[.$B$501]/2*(([.B328]-[.B228])*SIN(RADIANS([.A534]))+([.B28]-[.B128])*COS(RADIANS([.A534])))" office:value-type="float" office:value="-0.00216503464530705">
            <text:p>-0,0022</text:p>
          </table:table-cell>
          <table:table-cell table:formula="oooc:=[.$B$501]/2*(([.B328]-[.B228])*COS(RADIANS([.A534]))+([.B128]-[.B28])*SIN(RADIANS([.A534])))" office:value-type="float" office:value="-0.00740096628418998">
            <text:p>-0,0074</text:p>
          </table:table-cell>
          <table:table-cell table:formula="oooc:=-[.B428]*[.$B$502]" office:value-type="float" office:value="0.0170460968">
            <text:p>0,017</text:p>
          </table:table-cell>
          <table:table-cell table:formula="oooc:=([.B328]+[.B228])*SIN(RADIANS([.A534]))-([.B128]+[.B28])*COS(RADIANS([.A534]))" office:value-type="float" office:value="0.372579194735845">
            <text:p>0,3726</text:p>
          </table:table-cell>
          <table:table-cell table:formula="oooc:=-([.B328]+[.B228])*COS(RADIANS([.A534]))-([.B28]+[.B128])*SIN(RADIANS([.A534]))-[.B428]" office:value-type="float" office:value="0.191817710959838">
            <text:p>0,1918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table:formula="oooc:=[.$B$501]/2*(([.B329]-[.B229])*SIN(RADIANS([.A535]))+([.B29]-[.B129])*COS(RADIANS([.A535])))" office:value-type="float" office:value="-0.00231506850630084">
            <text:p>-0,0023</text:p>
          </table:table-cell>
          <table:table-cell table:formula="oooc:=[.$B$501]/2*(([.B329]-[.B229])*COS(RADIANS([.A535]))+([.B129]-[.B29])*SIN(RADIANS([.A535])))" office:value-type="float" office:value="-0.00743024137173273">
            <text:p>-0,0074</text:p>
          </table:table-cell>
          <table:table-cell table:formula="oooc:=-[.B429]*[.$B$502]" office:value-type="float" office:value="0.0172043128">
            <text:p>0,0172</text:p>
          </table:table-cell>
          <table:table-cell table:formula="oooc:=([.B329]+[.B229])*SIN(RADIANS([.A535]))-([.B129]+[.B29])*COS(RADIANS([.A535]))" office:value-type="float" office:value="0.373102356547471">
            <text:p>0,3731</text:p>
          </table:table-cell>
          <table:table-cell table:formula="oooc:=-([.B329]+[.B229])*COS(RADIANS([.A535]))-([.B29]+[.B129])*SIN(RADIANS([.A535]))-[.B429]" office:value-type="float" office:value="0.188501866203023">
            <text:p>0,1885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table:formula="oooc:=[.$B$501]/2*(([.B330]-[.B230])*SIN(RADIANS([.A536]))+([.B30]-[.B130])*COS(RADIANS([.A536])))" office:value-type="float" office:value="-0.00246427571743996">
            <text:p>-0,0025</text:p>
          </table:table-cell>
          <table:table-cell table:formula="oooc:=[.$B$501]/2*(([.B330]-[.B230])*COS(RADIANS([.A536]))+([.B130]-[.B30])*SIN(RADIANS([.A536])))" office:value-type="float" office:value="-0.00738324531160225">
            <text:p>-0,0074</text:p>
          </table:table-cell>
          <table:table-cell table:formula="oooc:=-[.B430]*[.$B$502]" office:value-type="float" office:value="0.017409448">
            <text:p>0,0174</text:p>
          </table:table-cell>
          <table:table-cell table:formula="oooc:=([.B330]+[.B230])*SIN(RADIANS([.A536]))-([.B130]+[.B30])*COS(RADIANS([.A536]))" office:value-type="float" office:value="0.375470508439108">
            <text:p>0,3755</text:p>
          </table:table-cell>
          <table:table-cell table:formula="oooc:=-([.B330]+[.B230])*COS(RADIANS([.A536]))-([.B30]+[.B130])*SIN(RADIANS([.A536]))-[.B430]" office:value-type="float" office:value="0.1878840505378">
            <text:p>0,187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table:formula="oooc:=[.$B$501]/2*(([.B331]-[.B231])*SIN(RADIANS([.A537]))+([.B31]-[.B131])*COS(RADIANS([.A537])))" office:value-type="float" office:value="-0.00244641061294584">
            <text:p>-0,0024</text:p>
          </table:table-cell>
          <table:table-cell table:formula="oooc:=[.$B$501]/2*(([.B331]-[.B231])*COS(RADIANS([.A537]))+([.B131]-[.B31])*SIN(RADIANS([.A537])))" office:value-type="float" office:value="-0.00744518362941084">
            <text:p>-0,0074</text:p>
          </table:table-cell>
          <table:table-cell table:formula="oooc:=-[.B431]*[.$B$502]" office:value-type="float" office:value="0.0175142752">
            <text:p>0,0175</text:p>
          </table:table-cell>
          <table:table-cell table:formula="oooc:=([.B331]+[.B231])*SIN(RADIANS([.A537]))-([.B131]+[.B31])*COS(RADIANS([.A537]))" office:value-type="float" office:value="0.376007816448852">
            <text:p>0,376</text:p>
          </table:table-cell>
          <table:table-cell table:formula="oooc:=-([.B331]+[.B231])*COS(RADIANS([.A537]))-([.B31]+[.B131])*SIN(RADIANS([.A537]))-[.B431]" office:value-type="float" office:value="0.186977141968949">
            <text:p>0,187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table:formula="oooc:=[.$B$501]/2*(([.B332]-[.B232])*SIN(RADIANS([.A538]))+([.B32]-[.B132])*COS(RADIANS([.A538])))" office:value-type="float" office:value="-0.00263226943964436">
            <text:p>-0,0026</text:p>
          </table:table-cell>
          <table:table-cell table:formula="oooc:=[.$B$501]/2*(([.B332]-[.B232])*COS(RADIANS([.A538]))+([.B132]-[.B32])*SIN(RADIANS([.A538])))" office:value-type="float" office:value="-0.00740054443448245">
            <text:p>-0,0074</text:p>
          </table:table-cell>
          <table:table-cell table:formula="oooc:=-[.B432]*[.$B$502]" office:value-type="float" office:value="0.0176889472">
            <text:p>0,0177</text:p>
          </table:table-cell>
          <table:table-cell table:formula="oooc:=([.B332]+[.B232])*SIN(RADIANS([.A538]))-([.B132]+[.B32])*COS(RADIANS([.A538]))" office:value-type="float" office:value="0.375800076450167">
            <text:p>0,3758</text:p>
          </table:table-cell>
          <table:table-cell table:formula="oooc:=-([.B332]+[.B232])*COS(RADIANS([.A538]))-([.B32]+[.B132])*SIN(RADIANS([.A538]))-[.B432]" office:value-type="float" office:value="0.185522519337689">
            <text:p>0,1855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table:formula="oooc:=[.$B$501]/2*(([.B333]-[.B233])*SIN(RADIANS([.A539]))+([.B33]-[.B133])*COS(RADIANS([.A539])))" office:value-type="float" office:value="-0.00293012678226455">
            <text:p>-0,0029</text:p>
          </table:table-cell>
          <table:table-cell table:formula="oooc:=[.$B$501]/2*(([.B333]-[.B233])*COS(RADIANS([.A539]))+([.B133]-[.B33])*SIN(RADIANS([.A539])))" office:value-type="float" office:value="-0.00734343209078032">
            <text:p>-0,0073</text:p>
          </table:table-cell>
          <table:table-cell table:formula="oooc:=-[.B433]*[.$B$502]" office:value-type="float" office:value="0.0178517592">
            <text:p>0,0179</text:p>
          </table:table-cell>
          <table:table-cell table:formula="oooc:=([.B333]+[.B233])*SIN(RADIANS([.A539]))-([.B133]+[.B33])*COS(RADIANS([.A539]))" office:value-type="float" office:value="0.381166163600386">
            <text:p>0,3812</text:p>
          </table:table-cell>
          <table:table-cell table:formula="oooc:=-([.B333]+[.B233])*COS(RADIANS([.A539]))-([.B33]+[.B133])*SIN(RADIANS([.A539]))-[.B433]" office:value-type="float" office:value="0.185935575713828">
            <text:p>0,185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table:formula="oooc:=[.$B$501]/2*(([.B334]-[.B234])*SIN(RADIANS([.A540]))+([.B34]-[.B134])*COS(RADIANS([.A540])))" office:value-type="float" office:value="-0.00314609189613236">
            <text:p>-0,0031</text:p>
          </table:table-cell>
          <table:table-cell table:formula="oooc:=[.$B$501]/2*(([.B334]-[.B234])*COS(RADIANS([.A540]))+([.B134]-[.B34])*SIN(RADIANS([.A540])))" office:value-type="float" office:value="-0.00735698041241796">
            <text:p>-0,0074</text:p>
          </table:table-cell>
          <table:table-cell table:formula="oooc:=-[.B434]*[.$B$502]" office:value-type="float" office:value="0.0179756664">
            <text:p>0,018</text:p>
          </table:table-cell>
          <table:table-cell table:formula="oooc:=([.B334]+[.B234])*SIN(RADIANS([.A540]))-([.B134]+[.B34])*COS(RADIANS([.A540]))" office:value-type="float" office:value="0.38481739349546">
            <text:p>0,3848</text:p>
          </table:table-cell>
          <table:table-cell table:formula="oooc:=-([.B334]+[.B234])*COS(RADIANS([.A540]))-([.B34]+[.B134])*SIN(RADIANS([.A540]))-[.B434]" office:value-type="float" office:value="0.18756723125458">
            <text:p>0,1876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table:formula="oooc:=[.$B$501]/2*(([.B335]-[.B235])*SIN(RADIANS([.A541]))+([.B35]-[.B135])*COS(RADIANS([.A541])))" office:value-type="float" office:value="-0.00338437919344408">
            <text:p>-0,0034</text:p>
          </table:table-cell>
          <table:table-cell table:formula="oooc:=[.$B$501]/2*(([.B335]-[.B235])*COS(RADIANS([.A541]))+([.B135]-[.B35])*SIN(RADIANS([.A541])))" office:value-type="float" office:value="-0.00741989770580652">
            <text:p>-0,0074</text:p>
          </table:table-cell>
          <table:table-cell table:formula="oooc:=-[.B435]*[.$B$502]" office:value-type="float" office:value="0.01825052">
            <text:p>0,0183</text:p>
          </table:table-cell>
          <table:table-cell table:formula="oooc:=([.B335]+[.B235])*SIN(RADIANS([.A541]))-([.B135]+[.B35])*COS(RADIANS([.A541]))" office:value-type="float" office:value="0.388729095876686">
            <text:p>0,3887</text:p>
          </table:table-cell>
          <table:table-cell table:formula="oooc:=-([.B335]+[.B235])*COS(RADIANS([.A541]))-([.B35]+[.B135])*SIN(RADIANS([.A541]))-[.B435]" office:value-type="float" office:value="0.187140547753359">
            <text:p>0,1871</text:p>
          </table:table-cell>
          <table:table-cell table:number-columns-repeated="2"/>
          <table:table-cell>
            <draw:frame table:end-cell-address="Sheet1.M556" table:end-x="0.417cm" table:end-y="0.333cm" draw:z-index="7" svg:width="7.999cm" svg:height="6.999cm" svg:x="1.449cm" svg:y="0.108cm">
              <draw:object draw:notify-on-update-of-ranges="Sheet1.A506:Sheet1.A602 Sheet1.F506:Sheet1.F602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formula="oooc:=[.$B$501]/2*(([.B336]-[.B236])*SIN(RADIANS([.A542]))+([.B36]-[.B136])*COS(RADIANS([.A542])))" office:value-type="float" office:value="-0.00355656691646514">
            <text:p>-0,0036</text:p>
          </table:table-cell>
          <table:table-cell table:formula="oooc:=[.$B$501]/2*(([.B336]-[.B236])*COS(RADIANS([.A542]))+([.B136]-[.B36])*SIN(RADIANS([.A542])))" office:value-type="float" office:value="-0.0074475796998362">
            <text:p>-0,0074</text:p>
          </table:table-cell>
          <table:table-cell table:formula="oooc:=-[.B436]*[.$B$502]" office:value-type="float" office:value="0.019500344">
            <text:p>0,0195</text:p>
          </table:table-cell>
          <table:table-cell table:formula="oooc:=([.B336]+[.B236])*SIN(RADIANS([.A542]))-([.B136]+[.B36])*COS(RADIANS([.A542]))" office:value-type="float" office:value="0.397619436606051">
            <text:p>0,3976</text:p>
          </table:table-cell>
          <table:table-cell table:formula="oooc:=-([.B336]+[.B236])*COS(RADIANS([.A542]))-([.B36]+[.B136])*SIN(RADIANS([.A542]))-[.B436]" office:value-type="float" office:value="0.202643113721408">
            <text:p>0,2026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table:formula="oooc:=[.$B$501]/2*(([.B337]-[.B237])*SIN(RADIANS([.A543]))+([.B37]-[.B137])*COS(RADIANS([.A543])))" office:value-type="float" office:value="-0.00353269310802689">
            <text:p>-0,0035</text:p>
          </table:table-cell>
          <table:table-cell table:formula="oooc:=[.$B$501]/2*(([.B337]-[.B237])*COS(RADIANS([.A543]))+([.B137]-[.B37])*SIN(RADIANS([.A543])))" office:value-type="float" office:value="-0.00725567326506683">
            <text:p>-0,0073</text:p>
          </table:table-cell>
          <table:table-cell table:formula="oooc:=-[.B437]*[.$B$502]" office:value-type="float" office:value="0.020340832739498">
            <text:p>0,0203</text:p>
          </table:table-cell>
          <table:table-cell table:formula="oooc:=([.B337]+[.B237])*SIN(RADIANS([.A543]))-([.B137]+[.B37])*COS(RADIANS([.A543]))" office:value-type="float" office:value="0.403423668354384">
            <text:p>0,4034</text:p>
          </table:table-cell>
          <table:table-cell table:formula="oooc:=-([.B337]+[.B237])*COS(RADIANS([.A543]))-([.B37]+[.B137])*SIN(RADIANS([.A543]))-[.B437]" office:value-type="float" office:value="0.201145526722759">
            <text:p>0,2011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table:formula="oooc:=[.$B$501]/2*(([.B338]-[.B238])*SIN(RADIANS([.A544]))+([.B38]-[.B138])*COS(RADIANS([.A544])))" office:value-type="float" office:value="-0.0037638019409594">
            <text:p>-0,0038</text:p>
          </table:table-cell>
          <table:table-cell table:formula="oooc:=[.$B$501]/2*(([.B338]-[.B238])*COS(RADIANS([.A544]))+([.B138]-[.B38])*SIN(RADIANS([.A544])))" office:value-type="float" office:value="-0.00724359832604848">
            <text:p>-0,0072</text:p>
          </table:table-cell>
          <table:table-cell table:formula="oooc:=-[.B438]*[.$B$502]" office:value-type="float" office:value="0.0204274290444935">
            <text:p>0,0204</text:p>
          </table:table-cell>
          <table:table-cell table:formula="oooc:=([.B338]+[.B238])*SIN(RADIANS([.A544]))-([.B138]+[.B38])*COS(RADIANS([.A544]))" office:value-type="float" office:value="0.402370013999204">
            <text:p>0,4024</text:p>
          </table:table-cell>
          <table:table-cell table:formula="oooc:=-([.B338]+[.B238])*COS(RADIANS([.A544]))-([.B38]+[.B138])*SIN(RADIANS([.A544]))-[.B438]" office:value-type="float" office:value="0.208673047498046">
            <text:p>0,2087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table:formula="oooc:=[.$B$501]/2*(([.B339]-[.B239])*SIN(RADIANS([.A545]))+([.B39]-[.B139])*COS(RADIANS([.A545])))" office:value-type="float" office:value="-0.00432827979022925">
            <text:p>-0,0043</text:p>
          </table:table-cell>
          <table:table-cell table:formula="oooc:=[.$B$501]/2*(([.B339]-[.B239])*COS(RADIANS([.A545]))+([.B139]-[.B39])*SIN(RADIANS([.A545])))" office:value-type="float" office:value="-0.00727843840606998">
            <text:p>-0,0073</text:p>
          </table:table-cell>
          <table:table-cell table:formula="oooc:=-[.B439]*[.$B$502]" office:value-type="float" office:value="0.0202666496962301">
            <text:p>0,0203</text:p>
          </table:table-cell>
          <table:table-cell table:formula="oooc:=([.B339]+[.B239])*SIN(RADIANS([.A545]))-([.B139]+[.B39])*COS(RADIANS([.A545]))" office:value-type="float" office:value="0.399227792003194">
            <text:p>0,3992</text:p>
          </table:table-cell>
          <table:table-cell table:formula="oooc:=-([.B339]+[.B239])*COS(RADIANS([.A545]))-([.B39]+[.B139])*SIN(RADIANS([.A545]))-[.B439]" office:value-type="float" office:value="0.210068504559549">
            <text:p>0,2101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table:formula="oooc:=[.$B$501]/2*(([.B340]-[.B240])*SIN(RADIANS([.A546]))+([.B40]-[.B140])*COS(RADIANS([.A546])))" office:value-type="float" office:value="-0.0046136875285784">
            <text:p>-0,0046</text:p>
          </table:table-cell>
          <table:table-cell table:formula="oooc:=[.$B$501]/2*(([.B340]-[.B240])*COS(RADIANS([.A546]))+([.B140]-[.B40])*SIN(RADIANS([.A546])))" office:value-type="float" office:value="-0.00726285041174984">
            <text:p>-0,0073</text:p>
          </table:table-cell>
          <table:table-cell table:formula="oooc:=-[.B440]*[.$B$502]" office:value-type="float" office:value="0.0202124766895319">
            <text:p>0,0202</text:p>
          </table:table-cell>
          <table:table-cell table:formula="oooc:=([.B340]+[.B240])*SIN(RADIANS([.A546]))-([.B140]+[.B40])*COS(RADIANS([.A546]))" office:value-type="float" office:value="0.399998531174515">
            <text:p>0,4</text:p>
          </table:table-cell>
          <table:table-cell table:formula="oooc:=-([.B340]+[.B240])*COS(RADIANS([.A546]))-([.B40]+[.B140])*SIN(RADIANS([.A546]))-[.B440]" office:value-type="float" office:value="0.205942756165448">
            <text:p>0,2059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table:formula="oooc:=[.$B$501]/2*(([.B341]-[.B241])*SIN(RADIANS([.A547]))+([.B41]-[.B141])*COS(RADIANS([.A547])))" office:value-type="float" office:value="-0.00493471086964687">
            <text:p>-0,0049</text:p>
          </table:table-cell>
          <table:table-cell table:formula="oooc:=[.$B$501]/2*(([.B341]-[.B241])*COS(RADIANS([.A547]))+([.B141]-[.B41])*SIN(RADIANS([.A547])))" office:value-type="float" office:value="-0.00735758833416143">
            <text:p>-0,0074</text:p>
          </table:table-cell>
          <table:table-cell table:formula="oooc:=-[.B441]*[.$B$502]" office:value-type="float" office:value="0.0201415651438294">
            <text:p>0,0201</text:p>
          </table:table-cell>
          <table:table-cell table:formula="oooc:=([.B341]+[.B241])*SIN(RADIANS([.A547]))-([.B141]+[.B41])*COS(RADIANS([.A547]))" office:value-type="float" office:value="0.399126324106415">
            <text:p>0,3991</text:p>
          </table:table-cell>
          <table:table-cell table:formula="oooc:=-([.B341]+[.B241])*COS(RADIANS([.A547]))-([.B41]+[.B141])*SIN(RADIANS([.A547]))-[.B441]" office:value-type="float" office:value="0.205661804903905">
            <text:p>0,2057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table:formula="oooc:=[.$B$501]/2*(([.B342]-[.B242])*SIN(RADIANS([.A548]))+([.B42]-[.B142])*COS(RADIANS([.A548])))" office:value-type="float" office:value="-0.00515858376063691">
            <text:p>-0,0052</text:p>
          </table:table-cell>
          <table:table-cell table:formula="oooc:=[.$B$501]/2*(([.B342]-[.B242])*COS(RADIANS([.A548]))+([.B142]-[.B42])*SIN(RADIANS([.A548])))" office:value-type="float" office:value="-0.0073423169217496">
            <text:p>-0,0073</text:p>
          </table:table-cell>
          <table:table-cell table:formula="oooc:=-[.B442]*[.$B$502]" office:value-type="float" office:value="0.0202559116740435">
            <text:p>0,0203</text:p>
          </table:table-cell>
          <table:table-cell table:formula="oooc:=([.B342]+[.B242])*SIN(RADIANS([.A548]))-([.B142]+[.B42])*COS(RADIANS([.A548]))" office:value-type="float" office:value="0.39942182021507">
            <text:p>0,3994</text:p>
          </table:table-cell>
          <table:table-cell table:formula="oooc:=-([.B342]+[.B242])*COS(RADIANS([.A548]))-([.B42]+[.B142])*SIN(RADIANS([.A548]))-[.B442]" office:value-type="float" office:value="0.204557303836159">
            <text:p>0,2046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table:formula="oooc:=[.$B$501]/2*(([.B343]-[.B243])*SIN(RADIANS([.A549]))+([.B43]-[.B143])*COS(RADIANS([.A549])))" office:value-type="float" office:value="-0.00524011243482328">
            <text:p>-0,0052</text:p>
          </table:table-cell>
          <table:table-cell table:formula="oooc:=[.$B$501]/2*(([.B343]-[.B243])*COS(RADIANS([.A549]))+([.B143]-[.B43])*SIN(RADIANS([.A549])))" office:value-type="float" office:value="-0.00752305080118677">
            <text:p>-0,0075</text:p>
          </table:table-cell>
          <table:table-cell table:formula="oooc:=-[.B443]*[.$B$502]" office:value-type="float" office:value="0.0195766297529482">
            <text:p>0,0196</text:p>
          </table:table-cell>
          <table:table-cell table:formula="oooc:=([.B343]+[.B243])*SIN(RADIANS([.A549]))-([.B143]+[.B43])*COS(RADIANS([.A549]))" office:value-type="float" office:value="0.390802050581808">
            <text:p>0,3908</text:p>
          </table:table-cell>
          <table:table-cell table:formula="oooc:=-([.B343]+[.B243])*COS(RADIANS([.A549]))-([.B43]+[.B143])*SIN(RADIANS([.A549]))-[.B443]" office:value-type="float" office:value="0.200720327607492">
            <text:p>0,2007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table:formula="oooc:=[.$B$501]/2*(([.B344]-[.B244])*SIN(RADIANS([.A550]))+([.B44]-[.B144])*COS(RADIANS([.A550])))" office:value-type="float" office:value="-0.0054168344519544">
            <text:p>-0,0054</text:p>
          </table:table-cell>
          <table:table-cell table:formula="oooc:=[.$B$501]/2*(([.B344]-[.B244])*COS(RADIANS([.A550]))+([.B144]-[.B44])*SIN(RADIANS([.A550])))" office:value-type="float" office:value="-0.0074928892882364">
            <text:p>-0,0075</text:p>
          </table:table-cell>
          <table:table-cell table:formula="oooc:=-[.B444]*[.$B$502]" office:value-type="float" office:value="0.019829015189963">
            <text:p>0,0198</text:p>
          </table:table-cell>
          <table:table-cell table:formula="oooc:=([.B344]+[.B244])*SIN(RADIANS([.A550]))-([.B144]+[.B44])*COS(RADIANS([.A550]))" office:value-type="float" office:value="0.388921338205501">
            <text:p>0,3889</text:p>
          </table:table-cell>
          <table:table-cell table:formula="oooc:=-([.B344]+[.B244])*COS(RADIANS([.A550]))-([.B44]+[.B144])*SIN(RADIANS([.A550]))-[.B444]" office:value-type="float" office:value="0.19885210853665">
            <text:p>0,1989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table:formula="oooc:=[.$B$501]/2*(([.B345]-[.B245])*SIN(RADIANS([.A551]))+([.B45]-[.B145])*COS(RADIANS([.A551])))" office:value-type="float" office:value="-0.00547476924880701">
            <text:p>-0,0055</text:p>
          </table:table-cell>
          <table:table-cell table:formula="oooc:=[.$B$501]/2*(([.B345]-[.B245])*COS(RADIANS([.A551]))+([.B145]-[.B45])*SIN(RADIANS([.A551])))" office:value-type="float" office:value="-0.00760654490097412">
            <text:p>-0,0076</text:p>
          </table:table-cell>
          <table:table-cell table:formula="oooc:=-[.B445]*[.$B$502]" office:value-type="float" office:value="0.019907331599278">
            <text:p>0,0199</text:p>
          </table:table-cell>
          <table:table-cell table:formula="oooc:=([.B345]+[.B245])*SIN(RADIANS([.A551]))-([.B145]+[.B45])*COS(RADIANS([.A551]))" office:value-type="float" office:value="0.391207181927296">
            <text:p>0,3912</text:p>
          </table:table-cell>
          <table:table-cell table:formula="oooc:=-([.B345]+[.B245])*COS(RADIANS([.A551]))-([.B45]+[.B145])*SIN(RADIANS([.A551]))-[.B445]" office:value-type="float" office:value="0.189040815297566">
            <text:p>0,189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formula="oooc:=[.$B$501]/2*(([.B346]-[.B246])*SIN(RADIANS([.A552]))+([.B46]-[.B146])*COS(RADIANS([.A552])))" office:value-type="float" office:value="-0.00550438153489666">
            <text:p>-0,0055</text:p>
          </table:table-cell>
          <table:table-cell table:formula="oooc:=[.$B$501]/2*(([.B346]-[.B246])*COS(RADIANS([.A552]))+([.B146]-[.B46])*SIN(RADIANS([.A552])))" office:value-type="float" office:value="-0.00763732290983067">
            <text:p>-0,0076</text:p>
          </table:table-cell>
          <table:table-cell table:formula="oooc:=-[.B446]*[.$B$502]" office:value-type="float" office:value="0.0201698419124935">
            <text:p>0,0202</text:p>
          </table:table-cell>
          <table:table-cell table:formula="oooc:=([.B346]+[.B246])*SIN(RADIANS([.A552]))-([.B146]+[.B46])*COS(RADIANS([.A552]))" office:value-type="float" office:value="0.394777808959633">
            <text:p>0,3948</text:p>
          </table:table-cell>
          <table:table-cell table:formula="oooc:=-([.B346]+[.B246])*COS(RADIANS([.A552]))-([.B46]+[.B146])*SIN(RADIANS([.A552]))-[.B446]" office:value-type="float" office:value="0.179704815902886">
            <text:p>0,1797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table:formula="oooc:=[.$B$501]/2*(([.B347]-[.B247])*SIN(RADIANS([.A553]))+([.B47]-[.B147])*COS(RADIANS([.A553])))" office:value-type="float" office:value="-0.00543647235037311">
            <text:p>-0,0054</text:p>
          </table:table-cell>
          <table:table-cell table:formula="oooc:=[.$B$501]/2*(([.B347]-[.B247])*COS(RADIANS([.A553]))+([.B147]-[.B47])*SIN(RADIANS([.A553])))" office:value-type="float" office:value="-0.00764055019280182">
            <text:p>-0,0076</text:p>
          </table:table-cell>
          <table:table-cell table:formula="oooc:=-[.B447]*[.$B$502]" office:value-type="float" office:value="0.0205929188781332">
            <text:p>0,0206</text:p>
          </table:table-cell>
          <table:table-cell table:formula="oooc:=([.B347]+[.B247])*SIN(RADIANS([.A553]))-([.B147]+[.B47])*COS(RADIANS([.A553]))" office:value-type="float" office:value="0.397047456766838">
            <text:p>0,397</text:p>
          </table:table-cell>
          <table:table-cell table:formula="oooc:=-([.B347]+[.B247])*COS(RADIANS([.A553]))-([.B47]+[.B147])*SIN(RADIANS([.A553]))-[.B447]" office:value-type="float" office:value="0.178733551302944">
            <text:p>0,1787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table:formula="oooc:=[.$B$501]/2*(([.B348]-[.B248])*SIN(RADIANS([.A554]))+([.B48]-[.B148])*COS(RADIANS([.A554])))" office:value-type="float" office:value="-0.00549782386225539">
            <text:p>-0,0055</text:p>
          </table:table-cell>
          <table:table-cell table:formula="oooc:=[.$B$501]/2*(([.B348]-[.B248])*COS(RADIANS([.A554]))+([.B148]-[.B48])*SIN(RADIANS([.A554])))" office:value-type="float" office:value="-0.00766533664112573">
            <text:p>-0,0077</text:p>
          </table:table-cell>
          <table:table-cell table:formula="oooc:=-[.B448]*[.$B$502]" office:value-type="float" office:value="0.0207096771158917">
            <text:p>0,0207</text:p>
          </table:table-cell>
          <table:table-cell table:formula="oooc:=([.B348]+[.B248])*SIN(RADIANS([.A554]))-([.B148]+[.B48])*COS(RADIANS([.A554]))" office:value-type="float" office:value="0.396389378600376">
            <text:p>0,3964</text:p>
          </table:table-cell>
          <table:table-cell table:formula="oooc:=-([.B348]+[.B248])*COS(RADIANS([.A554]))-([.B48]+[.B148])*SIN(RADIANS([.A554]))-[.B448]" office:value-type="float" office:value="0.169012160585491">
            <text:p>0,169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table:formula="oooc:=[.$B$501]/2*(([.B349]-[.B249])*SIN(RADIANS([.A555]))+([.B49]-[.B149])*COS(RADIANS([.A555])))" office:value-type="float" office:value="-0.00571373749028879">
            <text:p>-0,0057</text:p>
          </table:table-cell>
          <table:table-cell table:formula="oooc:=[.$B$501]/2*(([.B349]-[.B249])*COS(RADIANS([.A555]))+([.B149]-[.B49])*SIN(RADIANS([.A555])))" office:value-type="float" office:value="-0.00772403505210803">
            <text:p>-0,0077</text:p>
          </table:table-cell>
          <table:table-cell table:formula="oooc:=-[.B449]*[.$B$502]" office:value-type="float" office:value="0.0209953782037799">
            <text:p>0,021</text:p>
          </table:table-cell>
          <table:table-cell table:formula="oooc:=([.B349]+[.B249])*SIN(RADIANS([.A555]))-([.B149]+[.B49])*COS(RADIANS([.A555]))" office:value-type="float" office:value="0.403022733747556">
            <text:p>0,403</text:p>
          </table:table-cell>
          <table:table-cell table:formula="oooc:=-([.B349]+[.B249])*COS(RADIANS([.A555]))-([.B49]+[.B149])*SIN(RADIANS([.A555]))-[.B449]" office:value-type="float" office:value="0.160628964892791">
            <text:p>0,1606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table:formula="oooc:=[.$B$501]/2*(([.B350]-[.B250])*SIN(RADIANS([.A556]))+([.B50]-[.B150])*COS(RADIANS([.A556])))" office:value-type="float" office:value="-0.00591127519335696">
            <text:p>-0,0059</text:p>
          </table:table-cell>
          <table:table-cell table:formula="oooc:=[.$B$501]/2*(([.B350]-[.B250])*COS(RADIANS([.A556]))+([.B150]-[.B50])*SIN(RADIANS([.A556])))" office:value-type="float" office:value="-0.00784412169212873">
            <text:p>-0,0078</text:p>
          </table:table-cell>
          <table:table-cell table:formula="oooc:=-[.B450]*[.$B$502]" office:value-type="float" office:value="0.0212886926941978">
            <text:p>0,0213</text:p>
          </table:table-cell>
          <table:table-cell table:formula="oooc:=([.B350]+[.B250])*SIN(RADIANS([.A556]))-([.B150]+[.B50])*COS(RADIANS([.A556]))" office:value-type="float" office:value="0.405402408616662">
            <text:p>0,4054</text:p>
          </table:table-cell>
          <table:table-cell table:formula="oooc:=-([.B350]+[.B250])*COS(RADIANS([.A556]))-([.B50]+[.B150])*SIN(RADIANS([.A556]))-[.B450]" office:value-type="float" office:value="0.157701820332806">
            <text:p>0,1577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table:formula="oooc:=[.$B$501]/2*(([.B351]-[.B251])*SIN(RADIANS([.A557]))+([.B51]-[.B151])*COS(RADIANS([.A557])))" office:value-type="float" office:value="-0.00585818165687647">
            <text:p>-0,0059</text:p>
          </table:table-cell>
          <table:table-cell table:formula="oooc:=[.$B$501]/2*(([.B351]-[.B251])*COS(RADIANS([.A557]))+([.B151]-[.B51])*SIN(RADIANS([.A557])))" office:value-type="float" office:value="-0.0077858121241063">
            <text:p>-0,0078</text:p>
          </table:table-cell>
          <table:table-cell table:formula="oooc:=-[.B451]*[.$B$502]" office:value-type="float" office:value="0.0215652139128058">
            <text:p>0,0216</text:p>
          </table:table-cell>
          <table:table-cell table:formula="oooc:=([.B351]+[.B251])*SIN(RADIANS([.A557]))-([.B151]+[.B51])*COS(RADIANS([.A557]))" office:value-type="float" office:value="0.40633167103541">
            <text:p>0,4063</text:p>
          </table:table-cell>
          <table:table-cell table:formula="oooc:=-([.B351]+[.B251])*COS(RADIANS([.A557]))-([.B51]+[.B151])*SIN(RADIANS([.A557]))-[.B451]" office:value-type="float" office:value="0.151536592908553">
            <text:p>0,1515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table:formula="oooc:=[.$B$501]/2*(([.B352]-[.B252])*SIN(RADIANS([.A558]))+([.B52]-[.B152])*COS(RADIANS([.A558])))" office:value-type="float" office:value="-0.00582301258854302">
            <text:p>-0,0058</text:p>
          </table:table-cell>
          <table:table-cell table:formula="oooc:=[.$B$501]/2*(([.B352]-[.B252])*COS(RADIANS([.A558]))+([.B152]-[.B52])*SIN(RADIANS([.A558])))" office:value-type="float" office:value="-0.00774013801724625">
            <text:p>-0,0077</text:p>
          </table:table-cell>
          <table:table-cell table:formula="oooc:=-[.B452]*[.$B$502]" office:value-type="float" office:value="0.0219789752163821">
            <text:p>0,022</text:p>
          </table:table-cell>
          <table:table-cell table:formula="oooc:=([.B352]+[.B252])*SIN(RADIANS([.A558]))-([.B152]+[.B52])*COS(RADIANS([.A558]))" office:value-type="float" office:value="0.411562659438071">
            <text:p>0,4116</text:p>
          </table:table-cell>
          <table:table-cell table:formula="oooc:=-([.B352]+[.B252])*COS(RADIANS([.A558]))-([.B52]+[.B152])*SIN(RADIANS([.A558]))-[.B452]" office:value-type="float" office:value="0.146935939246965">
            <text:p>0,1469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table:formula="oooc:=[.$B$501]/2*(([.B353]-[.B253])*SIN(RADIANS([.A559]))+([.B53]-[.B153])*COS(RADIANS([.A559])))" office:value-type="float" office:value="-0.00602278372865847">
            <text:p>-0,006</text:p>
          </table:table-cell>
          <table:table-cell table:formula="oooc:=[.$B$501]/2*(([.B353]-[.B253])*COS(RADIANS([.A559]))+([.B153]-[.B53])*SIN(RADIANS([.A559])))" office:value-type="float" office:value="-0.00769825388658236">
            <text:p>-0,0077</text:p>
          </table:table-cell>
          <table:table-cell table:formula="oooc:=-[.B453]*[.$B$502]" office:value-type="float" office:value="0.0226099377696884">
            <text:p>0,0226</text:p>
          </table:table-cell>
          <table:table-cell table:formula="oooc:=([.B353]+[.B253])*SIN(RADIANS([.A559]))-([.B153]+[.B53])*COS(RADIANS([.A559]))" office:value-type="float" office:value="0.416881016728532">
            <text:p>0,4169</text:p>
          </table:table-cell>
          <table:table-cell table:formula="oooc:=-([.B353]+[.B253])*COS(RADIANS([.A559]))-([.B53]+[.B153])*SIN(RADIANS([.A559]))-[.B453]" office:value-type="float" office:value="0.142377102946127">
            <text:p>0,1424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table:formula="oooc:=[.$B$501]/2*(([.B354]-[.B254])*SIN(RADIANS([.A560]))+([.B54]-[.B154])*COS(RADIANS([.A560])))" office:value-type="float" office:value="-0.00601898956096082">
            <text:p>-0,006</text:p>
          </table:table-cell>
          <table:table-cell table:formula="oooc:=[.$B$501]/2*(([.B354]-[.B254])*COS(RADIANS([.A560]))+([.B154]-[.B54])*SIN(RADIANS([.A560])))" office:value-type="float" office:value="-0.00749333524056509">
            <text:p>-0,0075</text:p>
          </table:table-cell>
          <table:table-cell table:formula="oooc:=-[.B454]*[.$B$502]" office:value-type="float" office:value="0.0230303854822022">
            <text:p>0,023</text:p>
          </table:table-cell>
          <table:table-cell table:formula="oooc:=([.B354]+[.B254])*SIN(RADIANS([.A560]))-([.B154]+[.B54])*COS(RADIANS([.A560]))" office:value-type="float" office:value="0.421430483302376">
            <text:p>0,4214</text:p>
          </table:table-cell>
          <table:table-cell table:formula="oooc:=-([.B354]+[.B254])*COS(RADIANS([.A560]))-([.B54]+[.B154])*SIN(RADIANS([.A560]))-[.B454]" office:value-type="float" office:value="0.140087300750565">
            <text:p>0,1401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table:formula="oooc:=[.$B$501]/2*(([.B355]-[.B255])*SIN(RADIANS([.A561]))+([.B55]-[.B155])*COS(RADIANS([.A561])))" office:value-type="float" office:value="-0.00598598187373809">
            <text:p>-0,006</text:p>
          </table:table-cell>
          <table:table-cell table:formula="oooc:=[.$B$501]/2*(([.B355]-[.B255])*COS(RADIANS([.A561]))+([.B155]-[.B55])*SIN(RADIANS([.A561])))" office:value-type="float" office:value="-0.00736722515699108">
            <text:p>-0,0074</text:p>
          </table:table-cell>
          <table:table-cell table:formula="oooc:=-[.B455]*[.$B$502]" office:value-type="float" office:value="0.0233187691703811">
            <text:p>0,0233</text:p>
          </table:table-cell>
          <table:table-cell table:formula="oooc:=([.B355]+[.B255])*SIN(RADIANS([.A561]))-([.B155]+[.B55])*COS(RADIANS([.A561]))" office:value-type="float" office:value="0.420985778411365">
            <text:p>0,421</text:p>
          </table:table-cell>
          <table:table-cell table:formula="oooc:=-([.B355]+[.B255])*COS(RADIANS([.A561]))-([.B55]+[.B155])*SIN(RADIANS([.A561]))-[.B455]" office:value-type="float" office:value="0.13621937873759">
            <text:p>0,1362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formula="oooc:=[.$B$501]/2*(([.B356]-[.B256])*SIN(RADIANS([.A562]))+([.B56]-[.B156])*COS(RADIANS([.A562])))" office:value-type="float" office:value="-0.00564648614260527">
            <text:p>-0,0056</text:p>
          </table:table-cell>
          <table:table-cell table:formula="oooc:=[.$B$501]/2*(([.B356]-[.B256])*COS(RADIANS([.A562]))+([.B156]-[.B56])*SIN(RADIANS([.A562])))" office:value-type="float" office:value="-0.00724968558367423">
            <text:p>-0,0072</text:p>
          </table:table-cell>
          <table:table-cell table:formula="oooc:=-[.B456]*[.$B$502]" office:value-type="float" office:value="0.0238615322324645">
            <text:p>0,0239</text:p>
          </table:table-cell>
          <table:table-cell table:formula="oooc:=([.B356]+[.B256])*SIN(RADIANS([.A562]))-([.B156]+[.B56])*COS(RADIANS([.A562]))" office:value-type="float" office:value="0.424902629733905">
            <text:p>0,4249</text:p>
          </table:table-cell>
          <table:table-cell table:formula="oooc:=-([.B356]+[.B256])*COS(RADIANS([.A562]))-([.B56]+[.B156])*SIN(RADIANS([.A562]))-[.B456]" office:value-type="float" office:value="0.133023028019393">
            <text:p>0,133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table:formula="oooc:=[.$B$501]/2*(([.B357]-[.B257])*SIN(RADIANS([.A563]))+([.B57]-[.B157])*COS(RADIANS([.A563])))" office:value-type="float" office:value="-0.00602739053550624">
            <text:p>-0,006</text:p>
          </table:table-cell>
          <table:table-cell table:formula="oooc:=[.$B$501]/2*(([.B357]-[.B257])*COS(RADIANS([.A563]))+([.B157]-[.B57])*SIN(RADIANS([.A563])))" office:value-type="float" office:value="-0.00717180088456713">
            <text:p>-0,0072</text:p>
          </table:table-cell>
          <table:table-cell table:formula="oooc:=-[.B457]*[.$B$502]" office:value-type="float" office:value="0.0249821663336803">
            <text:p>0,025</text:p>
          </table:table-cell>
          <table:table-cell table:formula="oooc:=([.B357]+[.B257])*SIN(RADIANS([.A563]))-([.B157]+[.B57])*COS(RADIANS([.A563]))" office:value-type="float" office:value="0.438464827431468">
            <text:p>0,4385</text:p>
          </table:table-cell>
          <table:table-cell table:formula="oooc:=-([.B357]+[.B257])*COS(RADIANS([.A563]))-([.B57]+[.B157])*SIN(RADIANS([.A563]))-[.B457]" office:value-type="float" office:value="0.133237035779521">
            <text:p>0,1332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table:formula="oooc:=[.$B$501]/2*(([.B358]-[.B258])*SIN(RADIANS([.A564]))+([.B58]-[.B158])*COS(RADIANS([.A564])))" office:value-type="float" office:value="-0.00650175024062001">
            <text:p>-0,0065</text:p>
          </table:table-cell>
          <table:table-cell table:formula="oooc:=[.$B$501]/2*(([.B358]-[.B258])*COS(RADIANS([.A564]))+([.B158]-[.B58])*SIN(RADIANS([.A564])))" office:value-type="float" office:value="-0.00710007543644686">
            <text:p>-0,0071</text:p>
          </table:table-cell>
          <table:table-cell table:formula="oooc:=-[.B458]*[.$B$502]" office:value-type="float" office:value="0.0260499708068042">
            <text:p>0,026</text:p>
          </table:table-cell>
          <table:table-cell table:formula="oooc:=([.B358]+[.B258])*SIN(RADIANS([.A564]))-([.B158]+[.B58])*COS(RADIANS([.A564]))" office:value-type="float" office:value="0.43635057747527">
            <text:p>0,4364</text:p>
          </table:table-cell>
          <table:table-cell table:formula="oooc:=-([.B358]+[.B258])*COS(RADIANS([.A564]))-([.B58]+[.B158])*SIN(RADIANS([.A564]))-[.B458]" office:value-type="float" office:value="0.144077848276828">
            <text:p>0,1441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table:formula="oooc:=[.$B$501]/2*(([.B359]-[.B259])*SIN(RADIANS([.A565]))+([.B59]-[.B159])*COS(RADIANS([.A565])))" office:value-type="float" office:value="-0.00695827202524122">
            <text:p>-0,007</text:p>
          </table:table-cell>
          <table:table-cell table:formula="oooc:=[.$B$501]/2*(([.B359]-[.B259])*COS(RADIANS([.A565]))+([.B159]-[.B59])*SIN(RADIANS([.A565])))" office:value-type="float" office:value="-0.00698734371908701">
            <text:p>-0,007</text:p>
          </table:table-cell>
          <table:table-cell table:formula="oooc:=-[.B459]*[.$B$502]" office:value-type="float" office:value="0.0256820721301514">
            <text:p>0,0257</text:p>
          </table:table-cell>
          <table:table-cell table:formula="oooc:=([.B359]+[.B259])*SIN(RADIANS([.A565]))-([.B159]+[.B59])*COS(RADIANS([.A565]))" office:value-type="float" office:value="0.431533936622347">
            <text:p>0,4315</text:p>
          </table:table-cell>
          <table:table-cell table:formula="oooc:=-([.B359]+[.B259])*COS(RADIANS([.A565]))-([.B59]+[.B159])*SIN(RADIANS([.A565]))-[.B459]" office:value-type="float" office:value="0.134833284107962">
            <text:p>0,1348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table:formula="oooc:=[.$B$501]/2*(([.B360]-[.B260])*SIN(RADIANS([.A566]))+([.B60]-[.B160])*COS(RADIANS([.A566])))" office:value-type="float" office:value="-0.00735903259574512">
            <text:p>-0,0074</text:p>
          </table:table-cell>
          <table:table-cell table:formula="oooc:=[.$B$501]/2*(([.B360]-[.B260])*COS(RADIANS([.A566]))+([.B160]-[.B60])*SIN(RADIANS([.A566])))" office:value-type="float" office:value="-0.00710228897646072">
            <text:p>-0,0071</text:p>
          </table:table-cell>
          <table:table-cell table:formula="oooc:=-[.B460]*[.$B$502]" office:value-type="float" office:value="0.0259891453393643">
            <text:p>0,026</text:p>
          </table:table-cell>
          <table:table-cell table:formula="oooc:=([.B360]+[.B260])*SIN(RADIANS([.A566]))-([.B160]+[.B60])*COS(RADIANS([.A566]))" office:value-type="float" office:value="0.436897005645867">
            <text:p>0,4369</text:p>
          </table:table-cell>
          <table:table-cell table:formula="oooc:=-([.B360]+[.B260])*COS(RADIANS([.A566]))-([.B60]+[.B160])*SIN(RADIANS([.A566]))-[.B460]" office:value-type="float" office:value="0.128163162383325">
            <text:p>0,1282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table:formula="oooc:=[.$B$501]/2*(([.B361]-[.B261])*SIN(RADIANS([.A567]))+([.B61]-[.B161])*COS(RADIANS([.A567])))" office:value-type="float" office:value="-0.00761422494448796">
            <text:p>-0,0076</text:p>
          </table:table-cell>
          <table:table-cell table:formula="oooc:=[.$B$501]/2*(([.B361]-[.B261])*COS(RADIANS([.A567]))+([.B161]-[.B61])*SIN(RADIANS([.A567])))" office:value-type="float" office:value="-0.00709587722420918">
            <text:p>-0,0071</text:p>
          </table:table-cell>
          <table:table-cell table:formula="oooc:=-[.B461]*[.$B$502]" office:value-type="float" office:value="0.0259502774264222">
            <text:p>0,026</text:p>
          </table:table-cell>
          <table:table-cell table:formula="oooc:=([.B361]+[.B261])*SIN(RADIANS([.A567]))-([.B161]+[.B61])*COS(RADIANS([.A567]))" office:value-type="float" office:value="0.432379819406227">
            <text:p>0,4324</text:p>
          </table:table-cell>
          <table:table-cell table:formula="oooc:=-([.B361]+[.B261])*COS(RADIANS([.A567]))-([.B61]+[.B161])*SIN(RADIANS([.A567]))-[.B461]" office:value-type="float" office:value="0.123003342033805">
            <text:p>0,123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table:formula="oooc:=[.$B$501]/2*(([.B362]-[.B262])*SIN(RADIANS([.A568]))+([.B62]-[.B162])*COS(RADIANS([.A568])))" office:value-type="float" office:value="-0.00742392365216272">
            <text:p>-0,0074</text:p>
          </table:table-cell>
          <table:table-cell table:formula="oooc:=[.$B$501]/2*(([.B362]-[.B262])*COS(RADIANS([.A568]))+([.B162]-[.B62])*SIN(RADIANS([.A568])))" office:value-type="float" office:value="-0.00701646459070687">
            <text:p>-0,007</text:p>
          </table:table-cell>
          <table:table-cell table:formula="oooc:=-[.B462]*[.$B$502]" office:value-type="float" office:value="0.0264680158184377">
            <text:p>0,0265</text:p>
          </table:table-cell>
          <table:table-cell table:formula="oooc:=([.B362]+[.B262])*SIN(RADIANS([.A568]))-([.B162]+[.B62])*COS(RADIANS([.A568]))" office:value-type="float" office:value="0.440074193139628">
            <text:p>0,4401</text:p>
          </table:table-cell>
          <table:table-cell table:formula="oooc:=-([.B362]+[.B262])*COS(RADIANS([.A568]))-([.B62]+[.B162])*SIN(RADIANS([.A568]))-[.B462]" office:value-type="float" office:value="0.12434611218382">
            <text:p>0,1243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table:formula="oooc:=[.$B$501]/2*(([.B363]-[.B263])*SIN(RADIANS([.A569]))+([.B63]-[.B163])*COS(RADIANS([.A569])))" office:value-type="float" office:value="-0.00710063715422881">
            <text:p>-0,0071</text:p>
          </table:table-cell>
          <table:table-cell table:formula="oooc:=[.$B$501]/2*(([.B363]-[.B263])*COS(RADIANS([.A569]))+([.B163]-[.B63])*SIN(RADIANS([.A569])))" office:value-type="float" office:value="-0.00686975251413133">
            <text:p>-0,0069</text:p>
          </table:table-cell>
          <table:table-cell table:formula="oooc:=-[.B463]*[.$B$502]" office:value-type="float" office:value="0.0275864231951353">
            <text:p>0,0276</text:p>
          </table:table-cell>
          <table:table-cell table:formula="oooc:=([.B363]+[.B263])*SIN(RADIANS([.A569]))-([.B163]+[.B63])*COS(RADIANS([.A569]))" office:value-type="float" office:value="0.449643874934764">
            <text:p>0,4496</text:p>
          </table:table-cell>
          <table:table-cell table:formula="oooc:=-([.B363]+[.B263])*COS(RADIANS([.A569]))-([.B63]+[.B163])*SIN(RADIANS([.A569]))-[.B463]" office:value-type="float" office:value="0.12466937908569">
            <text:p>0,1247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table:formula="oooc:=[.$B$501]/2*(([.B364]-[.B264])*SIN(RADIANS([.A570]))+([.B64]-[.B164])*COS(RADIANS([.A570])))" office:value-type="float" office:value="-0.00660846171667716">
            <text:p>-0,0066</text:p>
          </table:table-cell>
          <table:table-cell table:formula="oooc:=[.$B$501]/2*(([.B364]-[.B264])*COS(RADIANS([.A570]))+([.B164]-[.B64])*SIN(RADIANS([.A570])))" office:value-type="float" office:value="-0.00675574840222044">
            <text:p>-0,0068</text:p>
          </table:table-cell>
          <table:table-cell table:formula="oooc:=-[.B464]*[.$B$502]" office:value-type="float" office:value="0.0284313785472558">
            <text:p>0,0284</text:p>
          </table:table-cell>
          <table:table-cell table:formula="oooc:=([.B364]+[.B264])*SIN(RADIANS([.A570]))-([.B164]+[.B64])*COS(RADIANS([.A570]))" office:value-type="float" office:value="0.457784419196638">
            <text:p>0,4578</text:p>
          </table:table-cell>
          <table:table-cell table:formula="oooc:=-([.B364]+[.B264])*COS(RADIANS([.A570]))-([.B64]+[.B164])*SIN(RADIANS([.A570]))-[.B464]" office:value-type="float" office:value="0.131360642760798">
            <text:p>0,1314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table:formula="oooc:=[.$B$501]/2*(([.B365]-[.B265])*SIN(RADIANS([.A571]))+([.B65]-[.B165])*COS(RADIANS([.A571])))" office:value-type="float" office:value="-0.00668423023139505">
            <text:p>-0,0067</text:p>
          </table:table-cell>
          <table:table-cell table:formula="oooc:=[.$B$501]/2*(([.B365]-[.B265])*COS(RADIANS([.A571]))+([.B165]-[.B65])*SIN(RADIANS([.A571])))" office:value-type="float" office:value="-0.00664539721821805">
            <text:p>-0,0066</text:p>
          </table:table-cell>
          <table:table-cell table:formula="oooc:=-[.B465]*[.$B$502]" office:value-type="float" office:value="0.0283708773197271">
            <text:p>0,0284</text:p>
          </table:table-cell>
          <table:table-cell table:formula="oooc:=([.B365]+[.B265])*SIN(RADIANS([.A571]))-([.B165]+[.B65])*COS(RADIANS([.A571]))" office:value-type="float" office:value="0.453382620042391">
            <text:p>0,4534</text:p>
          </table:table-cell>
          <table:table-cell table:formula="oooc:=-([.B365]+[.B265])*COS(RADIANS([.A571]))-([.B65]+[.B165])*SIN(RADIANS([.A571]))-[.B465]" office:value-type="float" office:value="0.130125276848632">
            <text:p>0,130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table:formula="oooc:=[.$B$501]/2*(([.B366]-[.B266])*SIN(RADIANS([.A572]))+([.B66]-[.B166])*COS(RADIANS([.A572])))" office:value-type="float" office:value="-0.00657724417472568">
            <text:p>-0,0066</text:p>
          </table:table-cell>
          <table:table-cell table:formula="oooc:=[.$B$501]/2*(([.B366]-[.B266])*COS(RADIANS([.A572]))+([.B166]-[.B66])*SIN(RADIANS([.A572])))" office:value-type="float" office:value="-0.00649986081558869">
            <text:p>-0,0065</text:p>
          </table:table-cell>
          <table:table-cell table:formula="oooc:=-[.B466]*[.$B$502]" office:value-type="float" office:value="0.0286571541413037">
            <text:p>0,0287</text:p>
          </table:table-cell>
          <table:table-cell table:formula="oooc:=([.B366]+[.B266])*SIN(RADIANS([.A572]))-([.B166]+[.B66])*COS(RADIANS([.A572]))" office:value-type="float" office:value="0.459147520911336">
            <text:p>0,4591</text:p>
          </table:table-cell>
          <table:table-cell table:formula="oooc:=-([.B366]+[.B266])*COS(RADIANS([.A572]))-([.B66]+[.B166])*SIN(RADIANS([.A572]))-[.B466]" office:value-type="float" office:value="0.125433541154024">
            <text:p>0,1254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table:formula="oooc:=[.$B$501]/2*(([.B367]-[.B267])*SIN(RADIANS([.A573]))+([.B67]-[.B167])*COS(RADIANS([.A573])))" office:value-type="float" office:value="-0.0063374157387716">
            <text:p>-0,0063</text:p>
          </table:table-cell>
          <table:table-cell table:formula="oooc:=[.$B$501]/2*(([.B367]-[.B267])*COS(RADIANS([.A573]))+([.B167]-[.B67])*SIN(RADIANS([.A573])))" office:value-type="float" office:value="-0.00656476211408065">
            <text:p>-0,0066</text:p>
          </table:table-cell>
          <table:table-cell table:formula="oooc:=-[.B467]*[.$B$502]" office:value-type="float" office:value="0.0282638833413037">
            <text:p>0,0283</text:p>
          </table:table-cell>
          <table:table-cell table:formula="oooc:=([.B367]+[.B267])*SIN(RADIANS([.A573]))-([.B167]+[.B67])*COS(RADIANS([.A573]))" office:value-type="float" office:value="0.452548487711121">
            <text:p>0,4525</text:p>
          </table:table-cell>
          <table:table-cell table:formula="oooc:=-([.B367]+[.B267])*COS(RADIANS([.A573]))-([.B67]+[.B167])*SIN(RADIANS([.A573]))-[.B467]" office:value-type="float" office:value="0.115274130961312">
            <text:p>0,1153</text:p>
          </table:table-cell>
          <table:table-cell table:number-columns-repeated="6"/>
        </table:table-row>
        <table:table-row table:style-name="ro1">
          <table:table-cell office:value-type="float" office:value="62">
            <text:p>62</text:p>
          </table:table-cell>
          <table:table-cell table:formula="oooc:=[.$B$501]/2*(([.B368]-[.B268])*SIN(RADIANS([.A574]))+([.B68]-[.B168])*COS(RADIANS([.A574])))" office:value-type="float" office:value="-0.00864207326823508">
            <text:p>-0,0086</text:p>
          </table:table-cell>
          <table:table-cell table:formula="oooc:=[.$B$501]/2*(([.B368]-[.B268])*COS(RADIANS([.A574]))+([.B168]-[.B68])*SIN(RADIANS([.A574])))" office:value-type="float" office:value="-0.00676753724261323">
            <text:p>-0,0068</text:p>
          </table:table-cell>
          <table:table-cell table:formula="oooc:=-[.B468]*[.$B$502]" office:value-type="float" office:value="0.0290865797413037">
            <text:p>0,0291</text:p>
          </table:table-cell>
          <table:table-cell table:formula="oooc:=([.B368]+[.B268])*SIN(RADIANS([.A574]))-([.B168]+[.B68])*COS(RADIANS([.A574]))" office:value-type="float" office:value="0.457857263260479">
            <text:p>0,4579</text:p>
          </table:table-cell>
          <table:table-cell table:formula="oooc:=-([.B368]+[.B268])*COS(RADIANS([.A574]))-([.B68]+[.B168])*SIN(RADIANS([.A574]))-[.B468]" office:value-type="float" office:value="0.122149984376259">
            <text:p>0,1221</text:p>
          </table:table-cell>
          <table:table-cell table:number-columns-repeated="6"/>
        </table:table-row>
        <table:table-row table:style-name="ro1">
          <table:table-cell office:value-type="float" office:value="63">
            <text:p>63</text:p>
          </table:table-cell>
          <table:table-cell table:formula="oooc:=[.$B$501]/2*(([.B369]-[.B269])*SIN(RADIANS([.A575]))+([.B69]-[.B169])*COS(RADIANS([.A575])))" office:value-type="float" office:value="-0.00993136029690863">
            <text:p>-0,0099</text:p>
          </table:table-cell>
          <table:table-cell table:formula="oooc:=[.$B$501]/2*(([.B369]-[.B269])*COS(RADIANS([.A575]))+([.B169]-[.B69])*SIN(RADIANS([.A575])))" office:value-type="float" office:value="-0.00694245839548904">
            <text:p>-0,0069</text:p>
          </table:table-cell>
          <table:table-cell table:formula="oooc:=-[.B469]*[.$B$502]" office:value-type="float" office:value="0.0288797297413037">
            <text:p>0,0289</text:p>
          </table:table-cell>
          <table:table-cell table:formula="oooc:=([.B369]+[.B269])*SIN(RADIANS([.A575]))-([.B169]+[.B69])*COS(RADIANS([.A575]))" office:value-type="float" office:value="0.484451198785222">
            <text:p>0,4845</text:p>
          </table:table-cell>
          <table:table-cell table:formula="oooc:=-([.B369]+[.B269])*COS(RADIANS([.A575]))-([.B69]+[.B169])*SIN(RADIANS([.A575]))-[.B469]" office:value-type="float" office:value="0.112144120896112">
            <text:p>0,1121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table:formula="oooc:=[.$B$501]/2*(([.B370]-[.B270])*SIN(RADIANS([.A576]))+([.B70]-[.B170])*COS(RADIANS([.A576])))" office:value-type="float" office:value="-0.0092858087939102">
            <text:p>-0,0093</text:p>
          </table:table-cell>
          <table:table-cell table:formula="oooc:=[.$B$501]/2*(([.B370]-[.B270])*COS(RADIANS([.A576]))+([.B170]-[.B70])*SIN(RADIANS([.A576])))" office:value-type="float" office:value="-0.00697216089231267">
            <text:p>-0,007</text:p>
          </table:table-cell>
          <table:table-cell table:formula="oooc:=-[.B470]*[.$B$502]" office:value-type="float" office:value="0.0295384301413037">
            <text:p>0,0295</text:p>
          </table:table-cell>
          <table:table-cell table:formula="oooc:=([.B370]+[.B270])*SIN(RADIANS([.A576]))-([.B170]+[.B70])*COS(RADIANS([.A576]))" office:value-type="float" office:value="0.508234288069273">
            <text:p>0,5082</text:p>
          </table:table-cell>
          <table:table-cell table:formula="oooc:=-([.B370]+[.B270])*COS(RADIANS([.A576]))-([.B70]+[.B170])*SIN(RADIANS([.A576]))-[.B470]" office:value-type="float" office:value="0.115473124326129">
            <text:p>0,1155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table:formula="oooc:=[.$B$501]/2*(([.B371]-[.B271])*SIN(RADIANS([.A577]))+([.B71]-[.B171])*COS(RADIANS([.A577])))" office:value-type="float" office:value="-0.00968500033732575">
            <text:p>-0,0097</text:p>
          </table:table-cell>
          <table:table-cell table:formula="oooc:=[.$B$501]/2*(([.B371]-[.B271])*COS(RADIANS([.A577]))+([.B171]-[.B71])*SIN(RADIANS([.A577])))" office:value-type="float" office:value="-0.0068826765550746">
            <text:p>-0,0069</text:p>
          </table:table-cell>
          <table:table-cell table:formula="oooc:=-[.B471]*[.$B$502]" office:value-type="float" office:value="0.0296024305413037">
            <text:p>0,0296</text:p>
          </table:table-cell>
          <table:table-cell table:formula="oooc:=([.B371]+[.B271])*SIN(RADIANS([.A577]))-([.B171]+[.B71])*COS(RADIANS([.A577]))" office:value-type="float" office:value="0.479381153805556">
            <text:p>0,4794</text:p>
          </table:table-cell>
          <table:table-cell table:formula="oooc:=-([.B371]+[.B271])*COS(RADIANS([.A577]))-([.B71]+[.B171])*SIN(RADIANS([.A577]))-[.B471]" office:value-type="float" office:value="0.111038929535662">
            <text:p>0,111</text:p>
          </table:table-cell>
          <table:table-cell table:number-columns-repeated="6"/>
        </table:table-row>
        <table:table-row table:style-name="ro1">
          <table:table-cell office:value-type="float" office:value="66">
            <text:p>66</text:p>
          </table:table-cell>
          <table:table-cell table:formula="oooc:=[.$B$501]/2*(([.B372]-[.B272])*SIN(RADIANS([.A578]))+([.B72]-[.B172])*COS(RADIANS([.A578])))" office:value-type="float" office:value="-0.00806970647153269">
            <text:p>-0,0081</text:p>
          </table:table-cell>
          <table:table-cell table:formula="oooc:=[.$B$501]/2*(([.B372]-[.B272])*COS(RADIANS([.A578]))+([.B172]-[.B72])*SIN(RADIANS([.A578])))" office:value-type="float" office:value="-0.00689088678420321">
            <text:p>-0,0069</text:p>
          </table:table-cell>
          <table:table-cell table:formula="oooc:=-[.B472]*[.$B$502]" office:value-type="float" office:value="0.0298701661413037">
            <text:p>0,0299</text:p>
          </table:table-cell>
          <table:table-cell table:formula="oooc:=([.B372]+[.B272])*SIN(RADIANS([.A578]))-([.B172]+[.B72])*COS(RADIANS([.A578]))" office:value-type="float" office:value="0.502476307101136">
            <text:p>0,5025</text:p>
          </table:table-cell>
          <table:table-cell table:formula="oooc:=-([.B372]+[.B272])*COS(RADIANS([.A578]))-([.B72]+[.B172])*SIN(RADIANS([.A578]))-[.B472]" office:value-type="float" office:value="0.108210429229627">
            <text:p>0,1082</text:p>
          </table:table-cell>
          <table:table-cell table:number-columns-repeated="6"/>
        </table:table-row>
        <table:table-row table:style-name="ro1">
          <table:table-cell office:value-type="float" office:value="67">
            <text:p>67</text:p>
          </table:table-cell>
          <table:table-cell table:formula="oooc:=[.$B$501]/2*(([.B373]-[.B273])*SIN(RADIANS([.A579]))+([.B73]-[.B173])*COS(RADIANS([.A579])))" office:value-type="float" office:value="-0.00714641396113502">
            <text:p>-0,0071</text:p>
          </table:table-cell>
          <table:table-cell table:formula="oooc:=[.$B$501]/2*(([.B373]-[.B273])*COS(RADIANS([.A579]))+([.B173]-[.B73])*SIN(RADIANS([.A579])))" office:value-type="float" office:value="-0.00718277124437497">
            <text:p>-0,0072</text:p>
          </table:table-cell>
          <table:table-cell table:formula="oooc:=-[.B473]*[.$B$502]" office:value-type="float" office:value="0.0299881793413037">
            <text:p>0,03</text:p>
          </table:table-cell>
          <table:table-cell table:formula="oooc:=([.B373]+[.B273])*SIN(RADIANS([.A579]))-([.B173]+[.B73])*COS(RADIANS([.A579]))" office:value-type="float" office:value="0.497509593954724">
            <text:p>0,4975</text:p>
          </table:table-cell>
          <table:table-cell table:formula="oooc:=-([.B373]+[.B273])*COS(RADIANS([.A579]))-([.B73]+[.B173])*SIN(RADIANS([.A579]))-[.B473]" office:value-type="float" office:value="0.107918239019221">
            <text:p>0,1079</text:p>
          </table:table-cell>
          <table:table-cell table:number-columns-repeated="6"/>
        </table:table-row>
        <table:table-row table:style-name="ro1">
          <table:table-cell office:value-type="float" office:value="68">
            <text:p>68</text:p>
          </table:table-cell>
          <table:table-cell table:formula="oooc:=[.$B$501]/2*(([.B374]-[.B274])*SIN(RADIANS([.A580]))+([.B74]-[.B174])*COS(RADIANS([.A580])))" office:value-type="float" office:value="-0.00686334529044525">
            <text:p>-0,0069</text:p>
          </table:table-cell>
          <table:table-cell table:formula="oooc:=[.$B$501]/2*(([.B374]-[.B274])*COS(RADIANS([.A580]))+([.B174]-[.B74])*SIN(RADIANS([.A580])))" office:value-type="float" office:value="-0.00708461918457368">
            <text:p>-0,0071</text:p>
          </table:table-cell>
          <table:table-cell table:formula="oooc:=-[.B474]*[.$B$502]" office:value-type="float" office:value="0.0297171013413037">
            <text:p>0,0297</text:p>
          </table:table-cell>
          <table:table-cell table:formula="oooc:=([.B374]+[.B274])*SIN(RADIANS([.A580]))-([.B174]+[.B74])*COS(RADIANS([.A580]))" office:value-type="float" office:value="0.486867121677685">
            <text:p>0,4869</text:p>
          </table:table-cell>
          <table:table-cell table:formula="oooc:=-([.B374]+[.B274])*COS(RADIANS([.A580]))-([.B74]+[.B174])*SIN(RADIANS([.A580]))-[.B474]" office:value-type="float" office:value="0.10036654838847">
            <text:p>0,1004</text:p>
          </table:table-cell>
          <table:table-cell table:number-columns-repeated="6"/>
        </table:table-row>
        <table:table-row table:style-name="ro1">
          <table:table-cell office:value-type="float" office:value="69">
            <text:p>69</text:p>
          </table:table-cell>
          <table:table-cell table:formula="oooc:=[.$B$501]/2*(([.B375]-[.B275])*SIN(RADIANS([.A581]))+([.B75]-[.B175])*COS(RADIANS([.A581])))" office:value-type="float" office:value="-0.00527953360338658">
            <text:p>-0,0053</text:p>
          </table:table-cell>
          <table:table-cell table:formula="oooc:=[.$B$501]/2*(([.B375]-[.B275])*COS(RADIANS([.A581]))+([.B175]-[.B75])*SIN(RADIANS([.A581])))" office:value-type="float" office:value="-0.00699317313399215">
            <text:p>-0,007</text:p>
          </table:table-cell>
          <table:table-cell table:formula="oooc:=-[.B475]*[.$B$502]" office:value-type="float" office:value="0.0290563953413037">
            <text:p>0,0291</text:p>
          </table:table-cell>
          <table:table-cell table:formula="oooc:=([.B375]+[.B275])*SIN(RADIANS([.A581]))-([.B175]+[.B75])*COS(RADIANS([.A581]))" office:value-type="float" office:value="0.495923365323183">
            <text:p>0,4959</text:p>
          </table:table-cell>
          <table:table-cell table:formula="oooc:=-([.B375]+[.B275])*COS(RADIANS([.A581]))-([.B75]+[.B175])*SIN(RADIANS([.A581]))-[.B475]" office:value-type="float" office:value="0.0883638651113512">
            <text:p>0,0884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formula="oooc:=[.$B$501]/2*(([.B376]-[.B276])*SIN(RADIANS([.A582]))+([.B76]-[.B176])*COS(RADIANS([.A582])))" office:value-type="float" office:value="-0.00716499172621224">
            <text:p>-0,0072</text:p>
          </table:table-cell>
          <table:table-cell table:formula="oooc:=[.$B$501]/2*(([.B376]-[.B276])*COS(RADIANS([.A582]))+([.B176]-[.B76])*SIN(RADIANS([.A582])))" office:value-type="float" office:value="-0.00689914013233844">
            <text:p>-0,0069</text:p>
          </table:table-cell>
          <table:table-cell table:formula="oooc:=-[.B476]*[.$B$502]" office:value-type="float" office:value="0.0289142009413037">
            <text:p>0,0289</text:p>
          </table:table-cell>
          <table:table-cell table:formula="oooc:=([.B376]+[.B276])*SIN(RADIANS([.A582]))-([.B176]+[.B76])*COS(RADIANS([.A582]))" office:value-type="float" office:value="0.489447962227035">
            <text:p>0,4894</text:p>
          </table:table-cell>
          <table:table-cell table:formula="oooc:=-([.B376]+[.B276])*COS(RADIANS([.A582]))-([.B76]+[.B176])*SIN(RADIANS([.A582]))-[.B476]" office:value-type="float" office:value="0.0822089818049707">
            <text:p>0,0822</text:p>
          </table:table-cell>
          <table:table-cell table:number-columns-repeated="6"/>
        </table:table-row>
        <table:table-row table:style-name="ro1">
          <table:table-cell office:value-type="float" office:value="71">
            <text:p>71</text:p>
          </table:table-cell>
          <table:table-cell table:formula="oooc:=[.$B$501]/2*(([.B377]-[.B277])*SIN(RADIANS([.A583]))+([.B77]-[.B177])*COS(RADIANS([.A583])))" office:value-type="float" office:value="-0.00906197975199588">
            <text:p>-0,0091</text:p>
          </table:table-cell>
          <table:table-cell table:formula="oooc:=[.$B$501]/2*(([.B377]-[.B277])*COS(RADIANS([.A583]))+([.B177]-[.B77])*SIN(RADIANS([.A583])))" office:value-type="float" office:value="-0.00680039450257213">
            <text:p>-0,0068</text:p>
          </table:table-cell>
          <table:table-cell table:formula="oooc:=-[.B477]*[.$B$502]" office:value-type="float" office:value="0.0284588241413037">
            <text:p>0,0285</text:p>
          </table:table-cell>
          <table:table-cell table:formula="oooc:=([.B377]+[.B277])*SIN(RADIANS([.A583]))-([.B177]+[.B77])*COS(RADIANS([.A583]))" office:value-type="float" office:value="0.485712976593361">
            <text:p>0,4857</text:p>
          </table:table-cell>
          <table:table-cell table:formula="oooc:=-([.B377]+[.B277])*COS(RADIANS([.A583]))-([.B77]+[.B177])*SIN(RADIANS([.A583]))-[.B477]" office:value-type="float" office:value="0.0712698620313788">
            <text:p>0,0713</text:p>
          </table:table-cell>
          <table:table-cell table:number-columns-repeated="6"/>
        </table:table-row>
        <table:table-row table:style-name="ro1">
          <table:table-cell office:value-type="float" office:value="72">
            <text:p>72</text:p>
          </table:table-cell>
          <table:table-cell table:formula="oooc:=[.$B$501]/2*(([.B378]-[.B278])*SIN(RADIANS([.A584]))+([.B78]-[.B178])*COS(RADIANS([.A584])))" office:value-type="float" office:value="-0.0071122214609853">
            <text:p>-0,0071</text:p>
          </table:table-cell>
          <table:table-cell table:formula="oooc:=[.$B$501]/2*(([.B378]-[.B278])*COS(RADIANS([.A584]))+([.B178]-[.B78])*SIN(RADIANS([.A584])))" office:value-type="float" office:value="-0.0066867165780809">
            <text:p>-0,0067</text:p>
          </table:table-cell>
          <table:table-cell table:formula="oooc:=-[.B478]*[.$B$502]" office:value-type="float" office:value="0.0284075381413037">
            <text:p>0,0284</text:p>
          </table:table-cell>
          <table:table-cell table:formula="oooc:=([.B378]+[.B278])*SIN(RADIANS([.A584]))-([.B178]+[.B78])*COS(RADIANS([.A584]))" office:value-type="float" office:value="0.494426229637896">
            <text:p>0,4944</text:p>
          </table:table-cell>
          <table:table-cell table:formula="oooc:=-([.B378]+[.B278])*COS(RADIANS([.A584]))-([.B78]+[.B178])*SIN(RADIANS([.A584]))-[.B478]" office:value-type="float" office:value="0.0680416565506738">
            <text:p>0,068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 table:formula="oooc:=[.$B$501]/2*(([.B379]-[.B279])*SIN(RADIANS([.A585]))+([.B79]-[.B179])*COS(RADIANS([.A585])))" office:value-type="float" office:value="-0.00622131119899608">
            <text:p>-0,0062</text:p>
          </table:table-cell>
          <table:table-cell table:formula="oooc:=[.$B$501]/2*(([.B379]-[.B279])*COS(RADIANS([.A585]))+([.B179]-[.B79])*SIN(RADIANS([.A585])))" office:value-type="float" office:value="-0.00628056035318232">
            <text:p>-0,0063</text:p>
          </table:table-cell>
          <table:table-cell table:formula="oooc:=-[.B479]*[.$B$502]" office:value-type="float" office:value="0.0286210193413037">
            <text:p>0,0286</text:p>
          </table:table-cell>
          <table:table-cell table:formula="oooc:=([.B379]+[.B279])*SIN(RADIANS([.A585]))-([.B179]+[.B79])*COS(RADIANS([.A585]))" office:value-type="float" office:value="0.501947187836722">
            <text:p>0,5019</text:p>
          </table:table-cell>
          <table:table-cell table:formula="oooc:=-([.B379]+[.B279])*COS(RADIANS([.A585]))-([.B79]+[.B179])*SIN(RADIANS([.A585]))-[.B479]" office:value-type="float" office:value="0.0669910779690349">
            <text:p>0,067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 table:formula="oooc:=[.$B$501]/2*(([.B380]-[.B280])*SIN(RADIANS([.A586]))+([.B80]-[.B180])*COS(RADIANS([.A586])))" office:value-type="float" office:value="-0.00705824886850271">
            <text:p>-0,0071</text:p>
          </table:table-cell>
          <table:table-cell table:formula="oooc:=[.$B$501]/2*(([.B380]-[.B280])*COS(RADIANS([.A586]))+([.B180]-[.B80])*SIN(RADIANS([.A586])))" office:value-type="float" office:value="-0.0060735725291888">
            <text:p>-0,0061</text:p>
          </table:table-cell>
          <table:table-cell table:formula="oooc:=-[.B480]*[.$B$502]" office:value-type="float" office:value="0.0288643849413037">
            <text:p>0,0289</text:p>
          </table:table-cell>
          <table:table-cell table:formula="oooc:=([.B380]+[.B280])*SIN(RADIANS([.A586]))-([.B180]+[.B80])*COS(RADIANS([.A586]))" office:value-type="float" office:value="0.507806754569943">
            <text:p>0,5078</text:p>
          </table:table-cell>
          <table:table-cell table:formula="oooc:=-([.B380]+[.B280])*COS(RADIANS([.A586]))-([.B80]+[.B180])*SIN(RADIANS([.A586]))-[.B480]" office:value-type="float" office:value="0.066908298164033">
            <text:p>0,0669</text:p>
          </table:table-cell>
          <table:table-cell table:number-columns-repeated="6"/>
        </table:table-row>
        <table:table-row table:style-name="ro1">
          <table:table-cell office:value-type="float" office:value="75">
            <text:p>75</text:p>
          </table:table-cell>
          <table:table-cell table:formula="oooc:=[.$B$501]/2*(([.B381]-[.B281])*SIN(RADIANS([.A587]))+([.B81]-[.B181])*COS(RADIANS([.A587])))" office:value-type="float" office:value="-0.00776916020807654">
            <text:p>-0,0078</text:p>
          </table:table-cell>
          <table:table-cell table:formula="oooc:=[.$B$501]/2*(([.B381]-[.B281])*COS(RADIANS([.A587]))+([.B181]-[.B81])*SIN(RADIANS([.A587])))" office:value-type="float" office:value="-0.00587688670993672">
            <text:p>-0,0059</text:p>
          </table:table-cell>
          <table:table-cell table:formula="oooc:=-[.B481]*[.$B$502]" office:value-type="float" office:value="0.0283835261413037">
            <text:p>0,0284</text:p>
          </table:table-cell>
          <table:table-cell table:formula="oooc:=([.B381]+[.B281])*SIN(RADIANS([.A587]))-([.B181]+[.B81])*COS(RADIANS([.A587]))" office:value-type="float" office:value="0.501266305014496">
            <text:p>0,5013</text:p>
          </table:table-cell>
          <table:table-cell table:formula="oooc:=-([.B381]+[.B281])*COS(RADIANS([.A587]))-([.B81]+[.B181])*SIN(RADIANS([.A587]))-[.B481]" office:value-type="float" office:value="0.0594008605996839">
            <text:p>0,0594</text:p>
          </table:table-cell>
          <table:table-cell table:number-columns-repeated="6"/>
        </table:table-row>
        <table:table-row table:style-name="ro1">
          <table:table-cell office:value-type="float" office:value="76">
            <text:p>76</text:p>
          </table:table-cell>
          <table:table-cell table:formula="oooc:=[.$B$501]/2*(([.B382]-[.B282])*SIN(RADIANS([.A588]))+([.B82]-[.B182])*COS(RADIANS([.A588])))" office:value-type="float" office:value="-0.00745681844751943">
            <text:p>-0,0075</text:p>
          </table:table-cell>
          <table:table-cell table:formula="oooc:=[.$B$501]/2*(([.B382]-[.B282])*COS(RADIANS([.A588]))+([.B182]-[.B82])*SIN(RADIANS([.A588])))" office:value-type="float" office:value="-0.00588812951479637">
            <text:p>-0,0059</text:p>
          </table:table-cell>
          <table:table-cell table:formula="oooc:=-[.B482]*[.$B$502]" office:value-type="float" office:value="0.0283756081413037">
            <text:p>0,0284</text:p>
          </table:table-cell>
          <table:table-cell table:formula="oooc:=([.B382]+[.B282])*SIN(RADIANS([.A588]))-([.B182]+[.B82])*COS(RADIANS([.A588]))" office:value-type="float" office:value="0.507990408341164">
            <text:p>0,508</text:p>
          </table:table-cell>
          <table:table-cell table:formula="oooc:=-([.B382]+[.B282])*COS(RADIANS([.A588]))-([.B82]+[.B182])*SIN(RADIANS([.A588]))-[.B482]" office:value-type="float" office:value="0.0570844716126973">
            <text:p>0,0571</text:p>
          </table:table-cell>
          <table:table-cell table:number-columns-repeated="6"/>
        </table:table-row>
        <table:table-row table:style-name="ro1">
          <table:table-cell office:value-type="float" office:value="77">
            <text:p>77</text:p>
          </table:table-cell>
          <table:table-cell table:formula="oooc:=[.$B$501]/2*(([.B383]-[.B283])*SIN(RADIANS([.A589]))+([.B83]-[.B183])*COS(RADIANS([.A589])))" office:value-type="float" office:value="-0.00665357444224313">
            <text:p>-0,0067</text:p>
          </table:table-cell>
          <table:table-cell table:formula="oooc:=[.$B$501]/2*(([.B383]-[.B283])*COS(RADIANS([.A589]))+([.B183]-[.B83])*SIN(RADIANS([.A589])))" office:value-type="float" office:value="-0.00576993445727129">
            <text:p>-0,0058</text:p>
          </table:table-cell>
          <table:table-cell table:formula="oooc:=-[.B483]*[.$B$502]" office:value-type="float" office:value="0.0275699397413037">
            <text:p>0,0276</text:p>
          </table:table-cell>
          <table:table-cell table:formula="oooc:=([.B383]+[.B283])*SIN(RADIANS([.A589]))-([.B183]+[.B83])*COS(RADIANS([.A589]))" office:value-type="float" office:value="0.503100906518552">
            <text:p>0,5031</text:p>
          </table:table-cell>
          <table:table-cell table:formula="oooc:=-([.B383]+[.B283])*COS(RADIANS([.A589]))-([.B83]+[.B183])*SIN(RADIANS([.A589]))-[.B483]" office:value-type="float" office:value="0.0465700886403345">
            <text:p>0,0466</text:p>
          </table:table-cell>
          <table:table-cell table:number-columns-repeated="6"/>
        </table:table-row>
        <table:table-row table:style-name="ro1">
          <table:table-cell office:value-type="float" office:value="78">
            <text:p>78</text:p>
          </table:table-cell>
          <table:table-cell table:formula="oooc:=[.$B$501]/2*(([.B384]-[.B284])*SIN(RADIANS([.A590]))+([.B84]-[.B184])*COS(RADIANS([.A590])))" office:value-type="float" office:value="-0.00465326461590954">
            <text:p>-0,0047</text:p>
          </table:table-cell>
          <table:table-cell table:formula="oooc:=[.$B$501]/2*(([.B384]-[.B284])*COS(RADIANS([.A590]))+([.B184]-[.B84])*SIN(RADIANS([.A590])))" office:value-type="float" office:value="-0.00598174374166717">
            <text:p>-0,006</text:p>
          </table:table-cell>
          <table:table-cell table:formula="oooc:=-[.B484]*[.$B$502]" office:value-type="float" office:value="0.0279763157413037">
            <text:p>0,028</text:p>
          </table:table-cell>
          <table:table-cell table:formula="oooc:=([.B384]+[.B284])*SIN(RADIANS([.A590]))-([.B184]+[.B84])*COS(RADIANS([.A590]))" office:value-type="float" office:value="0.511886774109444">
            <text:p>0,5119</text:p>
          </table:table-cell>
          <table:table-cell table:formula="oooc:=-([.B384]+[.B284])*COS(RADIANS([.A590]))-([.B84]+[.B184])*SIN(RADIANS([.A590]))-[.B484]" office:value-type="float" office:value="0.0480052312647151">
            <text:p>0,048</text:p>
          </table:table-cell>
          <table:table-cell table:number-columns-repeated="6"/>
        </table:table-row>
        <table:table-row table:style-name="ro1">
          <table:table-cell office:value-type="float" office:value="79">
            <text:p>79</text:p>
          </table:table-cell>
          <table:table-cell table:formula="oooc:=[.$B$501]/2*(([.B385]-[.B285])*SIN(RADIANS([.A591]))+([.B85]-[.B185])*COS(RADIANS([.A591])))" office:value-type="float" office:value="-0.0046539109706036">
            <text:p>-0,0047</text:p>
          </table:table-cell>
          <table:table-cell table:formula="oooc:=[.$B$501]/2*(([.B385]-[.B285])*COS(RADIANS([.A591]))+([.B185]-[.B85])*SIN(RADIANS([.A591])))" office:value-type="float" office:value="-0.00575733460438962">
            <text:p>-0,0058</text:p>
          </table:table-cell>
          <table:table-cell table:formula="oooc:=-[.B485]*[.$B$502]" office:value-type="float" office:value="0.0269654121413037">
            <text:p>0,027</text:p>
          </table:table-cell>
          <table:table-cell table:formula="oooc:=([.B385]+[.B285])*SIN(RADIANS([.A591]))-([.B185]+[.B85])*COS(RADIANS([.A591]))" office:value-type="float" office:value="0.498574946318723">
            <text:p>0,4986</text:p>
          </table:table-cell>
          <table:table-cell table:formula="oooc:=-([.B385]+[.B285])*COS(RADIANS([.A591]))-([.B85]+[.B185])*SIN(RADIANS([.A591]))-[.B485]" office:value-type="float" office:value="0.0382599378266706">
            <text:p>0,0383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table:formula="oooc:=[.$B$501]/2*(([.B386]-[.B286])*SIN(RADIANS([.A592]))+([.B86]-[.B186])*COS(RADIANS([.A592])))" office:value-type="float" office:value="-0.00326929338700064">
            <text:p>-0,0033</text:p>
          </table:table-cell>
          <table:table-cell table:formula="oooc:=[.$B$501]/2*(([.B386]-[.B286])*COS(RADIANS([.A592]))+([.B186]-[.B86])*SIN(RADIANS([.A592])))" office:value-type="float" office:value="-0.00607779974883789">
            <text:p>-0,0061</text:p>
          </table:table-cell>
          <table:table-cell table:formula="oooc:=-[.B486]*[.$B$502]" office:value-type="float" office:value="0.0273374221413037">
            <text:p>0,0273</text:p>
          </table:table-cell>
          <table:table-cell table:formula="oooc:=([.B386]+[.B286])*SIN(RADIANS([.A592]))-([.B186]+[.B86])*COS(RADIANS([.A592]))" office:value-type="float" office:value="0.50608506139989">
            <text:p>0,5061</text:p>
          </table:table-cell>
          <table:table-cell table:formula="oooc:=-([.B386]+[.B286])*COS(RADIANS([.A592]))-([.B86]+[.B186])*SIN(RADIANS([.A592]))-[.B486]" office:value-type="float" office:value="0.0439301550101221">
            <text:p>0,0439</text:p>
          </table:table-cell>
          <table:table-cell table:number-columns-repeated="6"/>
        </table:table-row>
        <table:table-row table:style-name="ro1">
          <table:table-cell office:value-type="float" office:value="81">
            <text:p>81</text:p>
          </table:table-cell>
          <table:table-cell table:formula="oooc:=[.$B$501]/2*(([.B387]-[.B287])*SIN(RADIANS([.A593]))+([.B87]-[.B187])*COS(RADIANS([.A593])))" office:value-type="float" office:value="-0.00327937077771399">
            <text:p>-0,0033</text:p>
          </table:table-cell>
          <table:table-cell table:formula="oooc:=[.$B$501]/2*(([.B387]-[.B287])*COS(RADIANS([.A593]))+([.B187]-[.B87])*SIN(RADIANS([.A593])))" office:value-type="float" office:value="-0.00620902764690432">
            <text:p>-0,0062</text:p>
          </table:table-cell>
          <table:table-cell table:formula="oooc:=-[.B487]*[.$B$502]" office:value-type="float" office:value="0.0264172529413037">
            <text:p>0,0264</text:p>
          </table:table-cell>
          <table:table-cell table:formula="oooc:=([.B387]+[.B287])*SIN(RADIANS([.A593]))-([.B187]+[.B87])*COS(RADIANS([.A593]))" office:value-type="float" office:value="0.493540371449201">
            <text:p>0,4935</text:p>
          </table:table-cell>
          <table:table-cell table:formula="oooc:=-([.B387]+[.B287])*COS(RADIANS([.A593]))-([.B87]+[.B187])*SIN(RADIANS([.A593]))-[.B487]" office:value-type="float" office:value="0.0350618445128141">
            <text:p>0,0351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table:formula="oooc:=[.$B$501]/2*(([.B388]-[.B288])*SIN(RADIANS([.A594]))+([.B88]-[.B188])*COS(RADIANS([.A594])))" office:value-type="float" office:value="-0.00329495302339847">
            <text:p>-0,0033</text:p>
          </table:table-cell>
          <table:table-cell table:formula="oooc:=[.$B$501]/2*(([.B388]-[.B288])*COS(RADIANS([.A594]))+([.B188]-[.B88])*SIN(RADIANS([.A594])))" office:value-type="float" office:value="-0.00626163785899301">
            <text:p>-0,0063</text:p>
          </table:table-cell>
          <table:table-cell table:formula="oooc:=-[.B488]*[.$B$502]" office:value-type="float" office:value="0.0265892833413037">
            <text:p>0,0266</text:p>
          </table:table-cell>
          <table:table-cell table:formula="oooc:=([.B388]+[.B288])*SIN(RADIANS([.A594]))-([.B188]+[.B88])*COS(RADIANS([.A594]))" office:value-type="float" office:value="0.497592500943926">
            <text:p>0,4976</text:p>
          </table:table-cell>
          <table:table-cell table:formula="oooc:=-([.B388]+[.B288])*COS(RADIANS([.A594]))-([.B88]+[.B188])*SIN(RADIANS([.A594]))-[.B488]" office:value-type="float" office:value="0.0380219135735618">
            <text:p>0,038</text:p>
          </table:table-cell>
          <table:table-cell table:number-columns-repeated="6"/>
        </table:table-row>
        <table:table-row table:style-name="ro1">
          <table:table-cell office:value-type="float" office:value="83">
            <text:p>83</text:p>
          </table:table-cell>
          <table:table-cell table:formula="oooc:=[.$B$501]/2*(([.B389]-[.B289])*SIN(RADIANS([.A595]))+([.B89]-[.B189])*COS(RADIANS([.A595])))" office:value-type="float" office:value="-0.00486198618036022">
            <text:p>-0,0049</text:p>
          </table:table-cell>
          <table:table-cell table:formula="oooc:=[.$B$501]/2*(([.B389]-[.B289])*COS(RADIANS([.A595]))+([.B189]-[.B89])*SIN(RADIANS([.A595])))" office:value-type="float" office:value="-0.00575518118628468">
            <text:p>-0,0058</text:p>
          </table:table-cell>
          <table:table-cell table:formula="oooc:=-[.B489]*[.$B$502]" office:value-type="float" office:value="0.0269991197413037">
            <text:p>0,027</text:p>
          </table:table-cell>
          <table:table-cell table:formula="oooc:=([.B389]+[.B289])*SIN(RADIANS([.A595]))-([.B189]+[.B89])*COS(RADIANS([.A595]))" office:value-type="float" office:value="0.498124003030403">
            <text:p>0,4981</text:p>
          </table:table-cell>
          <table:table-cell table:formula="oooc:=-([.B389]+[.B289])*COS(RADIANS([.A595]))-([.B89]+[.B189])*SIN(RADIANS([.A595]))-[.B489]" office:value-type="float" office:value="0.0421815244649186">
            <text:p>0,0422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table:formula="oooc:=[.$B$501]/2*(([.B390]-[.B290])*SIN(RADIANS([.A596]))+([.B90]-[.B190])*COS(RADIANS([.A596])))" office:value-type="float" office:value="-0.00443735268987557">
            <text:p>-0,0044</text:p>
          </table:table-cell>
          <table:table-cell table:formula="oooc:=[.$B$501]/2*(([.B390]-[.B290])*COS(RADIANS([.A596]))+([.B190]-[.B90])*SIN(RADIANS([.A596])))" office:value-type="float" office:value="-0.00564457970588022">
            <text:p>-0,0056</text:p>
          </table:table-cell>
          <table:table-cell table:formula="oooc:=-[.B490]*[.$B$502]" office:value-type="float" office:value="0.0268678249413037">
            <text:p>0,0269</text:p>
          </table:table-cell>
          <table:table-cell table:formula="oooc:=([.B390]+[.B290])*SIN(RADIANS([.A596]))-([.B190]+[.B90])*COS(RADIANS([.A596]))" office:value-type="float" office:value="0.504786446792236">
            <text:p>0,5048</text:p>
          </table:table-cell>
          <table:table-cell table:formula="oooc:=-([.B390]+[.B290])*COS(RADIANS([.A596]))-([.B90]+[.B190])*SIN(RADIANS([.A596]))-[.B490]" office:value-type="float" office:value="0.0408264824944226">
            <text:p>0,0408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table:formula="oooc:=[.$B$501]/2*(([.B391]-[.B291])*SIN(RADIANS([.A597]))+([.B91]-[.B191])*COS(RADIANS([.A597])))" office:value-type="float" office:value="-0.00525217811457279">
            <text:p>-0,0053</text:p>
          </table:table-cell>
          <table:table-cell table:formula="oooc:=[.$B$501]/2*(([.B391]-[.B291])*COS(RADIANS([.A597]))+([.B191]-[.B91])*SIN(RADIANS([.A597])))" office:value-type="float" office:value="-0.00534962750738087">
            <text:p>-0,0053</text:p>
          </table:table-cell>
          <table:table-cell table:formula="oooc:=-[.B491]*[.$B$502]" office:value-type="float" office:value="0.0266513429413037">
            <text:p>0,0267</text:p>
          </table:table-cell>
          <table:table-cell table:formula="oooc:=([.B391]+[.B291])*SIN(RADIANS([.A597]))-([.B191]+[.B91])*COS(RADIANS([.A597]))" office:value-type="float" office:value="0.506481742371609">
            <text:p>0,5065</text:p>
          </table:table-cell>
          <table:table-cell table:formula="oooc:=-([.B391]+[.B291])*COS(RADIANS([.A597]))-([.B91]+[.B191])*SIN(RADIANS([.A597]))-[.B491]" office:value-type="float" office:value="0.0344572394438788">
            <text:p>0,0345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table:formula="oooc:=[.$B$501]/2*(([.B392]-[.B292])*SIN(RADIANS([.A598]))+([.B92]-[.B192])*COS(RADIANS([.A598])))" office:value-type="float" office:value="-0.00447841143015713">
            <text:p>-0,0045</text:p>
          </table:table-cell>
          <table:table-cell table:formula="oooc:=[.$B$501]/2*(([.B392]-[.B292])*COS(RADIANS([.A598]))+([.B192]-[.B92])*SIN(RADIANS([.A598])))" office:value-type="float" office:value="-0.00545850205099602">
            <text:p>-0,0055</text:p>
          </table:table-cell>
          <table:table-cell table:formula="oooc:=-[.B492]*[.$B$502]" office:value-type="float" office:value="0.0269868297413037">
            <text:p>0,027</text:p>
          </table:table-cell>
          <table:table-cell table:formula="oooc:=([.B392]+[.B292])*SIN(RADIANS([.A598]))-([.B192]+[.B92])*COS(RADIANS([.A598]))" office:value-type="float" office:value="0.516665040480227">
            <text:p>0,5167</text:p>
          </table:table-cell>
          <table:table-cell table:formula="oooc:=-([.B392]+[.B292])*COS(RADIANS([.A598]))-([.B92]+[.B192])*SIN(RADIANS([.A598]))-[.B492]" office:value-type="float" office:value="0.0389821369507006">
            <text:p>0,039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table:formula="oooc:=[.$B$501]/2*(([.B393]-[.B293])*SIN(RADIANS([.A599]))+([.B93]-[.B193])*COS(RADIANS([.A599])))" office:value-type="float" office:value="-0.00384616572641639">
            <text:p>-0,0038</text:p>
          </table:table-cell>
          <table:table-cell table:formula="oooc:=[.$B$501]/2*(([.B393]-[.B293])*COS(RADIANS([.A599]))+([.B193]-[.B93])*SIN(RADIANS([.A599])))" office:value-type="float" office:value="-0.00555659112618232">
            <text:p>-0,0056</text:p>
          </table:table-cell>
          <table:table-cell table:formula="oooc:=-[.B493]*[.$B$502]" office:value-type="float" office:value="0.0266990709413037">
            <text:p>0,0267</text:p>
          </table:table-cell>
          <table:table-cell table:formula="oooc:=([.B393]+[.B293])*SIN(RADIANS([.A599]))-([.B193]+[.B93])*COS(RADIANS([.A599]))" office:value-type="float" office:value="0.533717604724424">
            <text:p>0,5337</text:p>
          </table:table-cell>
          <table:table-cell table:formula="oooc:=-([.B393]+[.B293])*COS(RADIANS([.A599]))-([.B93]+[.B193])*SIN(RADIANS([.A599]))-[.B493]" office:value-type="float" office:value="0.040347803962282">
            <text:p>0,0403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table:formula="oooc:=[.$B$501]/2*(([.B394]-[.B294])*SIN(RADIANS([.A600]))+([.B94]-[.B194])*COS(RADIANS([.A600])))" office:value-type="float" office:value="-0.00614700386861113">
            <text:p>-0,0061</text:p>
          </table:table-cell>
          <table:table-cell table:formula="oooc:=[.$B$501]/2*(([.B394]-[.B294])*COS(RADIANS([.A600]))+([.B194]-[.B94])*SIN(RADIANS([.A600])))" office:value-type="float" office:value="-0.00563956471168928">
            <text:p>-0,0056</text:p>
          </table:table-cell>
          <table:table-cell table:formula="oooc:=-[.B494]*[.$B$502]" office:value-type="float" office:value="0.0253976013413037">
            <text:p>0,0254</text:p>
          </table:table-cell>
          <table:table-cell table:formula="oooc:=([.B394]+[.B294])*SIN(RADIANS([.A600]))-([.B194]+[.B94])*COS(RADIANS([.A600]))" office:value-type="float" office:value="0.517726552160643">
            <text:p>0,5177</text:p>
          </table:table-cell>
          <table:table-cell table:formula="oooc:=-([.B394]+[.B294])*COS(RADIANS([.A600]))-([.B94]+[.B194])*SIN(RADIANS([.A600]))-[.B494]" office:value-type="float" office:value="0.0272282132017085">
            <text:p>0,0272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table:formula="oooc:=[.$B$501]/2*(([.B395]-[.B295])*SIN(RADIANS([.A601]))+([.B95]-[.B195])*COS(RADIANS([.A601])))" office:value-type="float" office:value="-0.00560490306072379">
            <text:p>-0,0056</text:p>
          </table:table-cell>
          <table:table-cell table:formula="oooc:=[.$B$501]/2*(([.B395]-[.B295])*COS(RADIANS([.A601]))+([.B195]-[.B95])*SIN(RADIANS([.A601])))" office:value-type="float" office:value="-0.0058534029978855">
            <text:p>-0,0059</text:p>
          </table:table-cell>
          <table:table-cell table:formula="oooc:=-[.B495]*[.$B$502]" office:value-type="float" office:value="0.0272110793413037">
            <text:p>0,0272</text:p>
          </table:table-cell>
          <table:table-cell table:formula="oooc:=([.B395]+[.B295])*SIN(RADIANS([.A601]))-([.B195]+[.B95])*COS(RADIANS([.A601]))" office:value-type="float" office:value="0.537373500429116">
            <text:p>0,5374</text:p>
          </table:table-cell>
          <table:table-cell table:formula="oooc:=-([.B395]+[.B295])*COS(RADIANS([.A601]))-([.B95]+[.B195])*SIN(RADIANS([.A601]))-[.B495]" office:value-type="float" office:value="0.0498854440831475">
            <text:p>0,0499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table:formula="oooc:=[.$B$501]/2*(([.B396]-[.B296])*SIN(RADIANS([.A602]))+([.B96]-[.B196])*COS(RADIANS([.A602])))" office:value-type="float" office:value="-0.005444442575">
            <text:p>-0,0054</text:p>
          </table:table-cell>
          <table:table-cell table:formula="oooc:=[.$B$501]/2*(([.B396]-[.B296])*COS(RADIANS([.A602]))+([.B196]-[.B96])*SIN(RADIANS([.A602])))" office:value-type="float" office:value="-0.00592408635">
            <text:p>-0,0059</text:p>
          </table:table-cell>
          <table:table-cell table:formula="oooc:=-[.B496]*[.$B$502]" office:value-type="float" office:value="0.0261059805413037">
            <text:p>0,0261</text:p>
          </table:table-cell>
          <table:table-cell table:formula="oooc:=([.B396]+[.B296])*SIN(RADIANS([.A602]))-([.B196]+[.B96])*COS(RADIANS([.A602]))" office:value-type="float" office:value="0.54068221">
            <text:p>0,5407</text:p>
          </table:table-cell>
          <table:table-cell table:formula="oooc:=-([.B396]+[.B296])*COS(RADIANS([.A602]))-([.B96]+[.B196])*SIN(RADIANS([.A602]))-[.B496]" office:value-type="float" office:value="0.0362150567662964">
            <text:p>0,0362</text:p>
          </table:table-cell>
          <table:table-cell table:number-columns-repeated="6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10093.37890625">
            <text:p>10093,3789</text:p>
          </table:table-cell>
          <table:table-cell table:number-columns-repeated="10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10094.453125">
            <text:p>10094,4531</text:p>
          </table:table-cell>
          <table:table-cell>
            <draw:frame table:end-cell-address="Sheet1.G626" table:end-x="0.096cm" table:end-y="0.45cm" draw:z-index="8" svg:width="7.999cm" svg:height="6.999cm" svg:x="1.128cm" svg:y="0.225cm">
              <draw:object draw:notify-on-update-of-ranges="Sheet1.A610:Sheet1.B705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10071.25">
            <text:p>10071,25</text:p>
          </table:table-cell>
          <table:table-cell table:number-columns-repeated="10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10071.26953125">
            <text:p>10071,2695</text:p>
          </table:table-cell>
          <table:table-cell table:number-columns-repeated="10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0071.1328125">
            <text:p>10071,1328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72.28515625">
            <text:p>10072,2852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71.484375">
            <text:p>10071,4844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72.1875">
            <text:p>10072,1875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071.38671875">
            <text:p>10071,3867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63.28125">
            <text:p>10063,2813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72.1484375">
            <text:p>10072,1484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64.00390625">
            <text:p>10064,0039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055.09765625">
            <text:p>10055,0977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42.79296875">
            <text:p>10042,793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40.5859375">
            <text:p>10040,5859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17.1875">
            <text:p>10017,1875</text:p>
          </table:table-cell>
          <table:table-cell table:number-columns-repeated="10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024.16015625">
            <text:p>10024,1602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003.22265625">
            <text:p>10003,2227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993.06640625">
            <text:p>9993,0664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974.9609375">
            <text:p>9974,9609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965.09765625">
            <text:p>9965,0977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945.4296875">
            <text:p>9945,4297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924.70703125">
            <text:p>9924,707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910.9375">
            <text:p>9910,9375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893.10546875">
            <text:p>9893,1055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919.94140625">
            <text:p>9919,9414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874.140625">
            <text:p>9874,1406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845.87890625">
            <text:p>9845,8789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842.3828125">
            <text:p>9842,3828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813.984375">
            <text:p>9813,9844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784.58984375">
            <text:p>9784,5898</text:p>
          </table:table-cell>
          <table:table-cell office:value-type="float" office:value="9728.10546875">
            <text:p>9728,1055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755.99609375">
            <text:p>9755,9961</text:p>
          </table:table-cell>
          <table:table-cell office:value-type="float" office:value="9697.87109375">
            <text:p>9697,871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746.25">
            <text:p>9746,25</text:p>
          </table:table-cell>
          <table:table-cell office:value-type="float" office:value="9685.9375">
            <text:p>9685,9375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724.375">
            <text:p>9724,375</text:p>
          </table:table-cell>
          <table:table-cell office:value-type="float" office:value="9657.12890625">
            <text:p>9657,1289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706.58203125">
            <text:p>9706,582</text:p>
          </table:table-cell>
          <table:table-cell office:value-type="float" office:value="9629.08203125">
            <text:p>9629,082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676.11328125">
            <text:p>9676,1133</text:p>
          </table:table-cell>
          <table:table-cell office:value-type="float" office:value="9607.98828125">
            <text:p>9607,9883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582.34375">
            <text:p>9582,3438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556.1328125">
            <text:p>9556,1328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9536.58203125">
            <text:p>9536,582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523.10546875">
            <text:p>9523,1055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493.18359375">
            <text:p>9493,1836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438.49609375">
            <text:p>9438,4961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416.953125">
            <text:p>9416,9531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388.90625">
            <text:p>9388,9063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9347.5">
            <text:p>9347,5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325.33203125">
            <text:p>9325,332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287.44140625">
            <text:p>9287,4414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9248.65234375">
            <text:p>9248,6523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9217.109375">
            <text:p>9217,1094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188.046875">
            <text:p>9188,0469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148.37890625">
            <text:p>9148,3789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119.2578125">
            <text:p>9119,2578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091.89453125">
            <text:p>9091,8945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9069.12109375">
            <text:p>9069,1211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9037.79296875">
            <text:p>9037,793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008.49609375">
            <text:p>9008,4961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977.421875">
            <text:p>8977,4219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8949.296875">
            <text:p>8949,2969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8908.6328125">
            <text:p>8908,6328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8878.61328125">
            <text:p>8878,6133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842.4609375">
            <text:p>8842,4609</text:p>
          </table:table-cell>
          <table:table-cell/>
          <table:table-cell office:value-type="float" office:value="8842.83203125">
            <text:p>8842,832</text:p>
          </table:table-cell>
          <table:table-cell table:number-columns-repeated="8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8827.98828125">
            <text:p>8827,9883</text:p>
          </table:table-cell>
          <table:table-cell/>
          <table:table-cell office:value-type="float" office:value="8814.84375">
            <text:p>8814,8438</text:p>
          </table:table-cell>
          <table:table-cell table:number-columns-repeated="8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8818.76953125">
            <text:p>8818,7695</text:p>
          </table:table-cell>
          <table:table-cell/>
          <table:table-cell office:value-type="float" office:value="8782.50976563">
            <text:p>8782,5098</text:p>
          </table:table-cell>
          <table:table-cell table:number-columns-repeated="8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8798.73046875">
            <text:p>8798,7305</text:p>
          </table:table-cell>
          <table:table-cell/>
          <table:table-cell office:value-type="float" office:value="8757.36328125">
            <text:p>8757,3633</text:p>
          </table:table-cell>
          <table:table-cell table:number-columns-repeated="8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8779.43359375">
            <text:p>8779,4336</text:p>
          </table:table-cell>
          <table:table-cell/>
          <table:table-cell office:value-type="float" office:value="8727.16796875">
            <text:p>8727,168</text:p>
          </table:table-cell>
          <table:table-cell table:number-columns-repeated="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757.4609375">
            <text:p>8757,4609</text:p>
          </table:table-cell>
          <table:table-cell/>
          <table:table-cell office:value-type="float" office:value="8702.62695313">
            <text:p>8702,627</text:p>
          </table:table-cell>
          <table:table-cell table:number-columns-repeated="8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8669.12109375">
            <text:p>8669,1211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8634.13085938">
            <text:p>8634,1309</text:p>
          </table:table-cell>
          <table:table-cell table:number-columns-repeated="10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597.80273438">
            <text:p>8597,8027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561.6015625">
            <text:p>8561,6016</text:p>
          </table:table-cell>
          <table:table-cell table:number-columns-repeated="1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8531.1328125">
            <text:p>8531,1328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483.33007813">
            <text:p>8483,3301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428.79882813">
            <text:p>8428,7988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374.69726563">
            <text:p>8374,6973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332.54882813">
            <text:p>8332,5488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292.93945313">
            <text:p>8292,9395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237.23632813">
            <text:p>8237,2363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210.83984375">
            <text:p>8210,8398</text:p>
          </table:table-cell>
          <table:table-cell table:number-columns-repeated="10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173.59375">
            <text:p>8173,5938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8136.54345703">
            <text:p>8136,5435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8081.19091797">
            <text:p>8081,1909</text:p>
          </table:table-cell>
          <table:table-cell table:number-columns-repeated="10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027.86181641">
            <text:p>8027,8618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987.41210938">
            <text:p>7987,4121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927.11914063">
            <text:p>7927,1191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72.35351563">
            <text:p>7872,3535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805.02929688">
            <text:p>7805,0293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743.0859375">
            <text:p>7743,0859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683.81835938">
            <text:p>7683,8184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607.60742188">
            <text:p>7607,6074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541.47460938">
            <text:p>7541,4746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491.11328125">
            <text:p>7491,1133</text:p>
          </table:table-cell>
          <table:table-cell table:number-columns-repeated="10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437.74414063">
            <text:p>7437,7441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398.29101563">
            <text:p>7398,291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351.06445313">
            <text:p>7351,0645</text:p>
          </table:table-cell>
          <table:table-cell table:number-columns-repeated="10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290.44921875">
            <text:p>7290,4492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242.39257813">
            <text:p>7242,3926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 table:formula="oooc:=[.E710]/(287.053*(273.15+[.F710]))" office:value-type="float" office:value="1.15789844905192">
            <text:p>1,1579</text:p>
          </table:table-cell>
          <table:table-cell table:number-columns-repeated="7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79.49990082">
            <text:p>79,4999</text:p>
          </table:table-cell>
          <table:table-cell table:number-columns-repeated="2"/>
          <table:table-cell office:value-type="float" office:value="98600">
            <text:p>98600</text:p>
          </table:table-cell>
          <table:table-cell office:value-type="float" office:value="23.5">
            <text:p>23,5</text:p>
          </table:table-cell>
          <table:table-cell office:value-type="float" office:value="0.0985472074598795">
            <text:p>0,0985</text:p>
          </table:table-cell>
          <table:table-cell table:formula="oooc:=([.B710]*2/[.$E$709])^(1/2)" office:value-type="float" office:value="11.7182579877397">
            <text:p>11,7183</text:p>
          </table:table-cell>
          <table:table-cell table:formula="oooc:=[.E507]/([.$E$709]*(2*3.1416/60*[.B610])^2*(0.045*2.5)^4)" office:value-type="float" office:value="0.00169219253509262">
            <text:p>0,0017</text:p>
          </table:table-cell>
          <table:table-cell table:formula="oooc:=ABS([.C507])/([.$E$709]*(2*3.1416/60*[.B610])^2*(0.045*2.5)^5)" office:value-type="float" office:value="0.000342027089497055">
            <text:p>0,0003</text:p>
          </table:table-cell>
          <table:table-cell table:formula="oooc:=[.H710]/(2*3.1416/60*[.B610]*(0.045*2.5))" office:value-type="float" office:value="0.0985472074598795">
            <text:p>0,0985</text:p>
          </table:table-cell>
          <table:table-cell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79.47597504">
            <text:p>79,476</text:p>
          </table:table-cell>
          <table:table-cell table:number-columns-repeated="4"/>
          <table:table-cell office:value-type="float" office:value="0.0985218917824582">
            <text:p>0,0985</text:p>
          </table:table-cell>
          <table:table-cell table:formula="oooc:=([.B711]*2/[.$E$709])^(1/2)" office:value-type="float" office:value="11.716494529186">
            <text:p>11,7165</text:p>
          </table:table-cell>
          <table:table-cell table:formula="oooc:=[.E508]/([.$E$709]*(2*3.1416/60*[.B611])^2*(0.045*2.5)^4)" office:value-type="float" office:value="0.00170169704218407">
            <text:p>0,0017</text:p>
          </table:table-cell>
          <table:table-cell table:formula="oooc:=ABS([.C508])/([.$E$709]*(2*3.1416/60*[.B611])^2*(0.045*2.5)^5)" office:value-type="float" office:value="0.000339442639465681">
            <text:p>0,0003</text:p>
          </table:table-cell>
          <table:table-cell table:formula="oooc:=[.H711]/(2*3.1416/60*[.B611]*(0.045*2.5))" office:value-type="float" office:value="0.0985218917824582">
            <text:p>0,0985</text:p>
          </table:table-cell>
          <table:table-cell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78.97831726">
            <text:p>78,9783</text:p>
          </table:table-cell>
          <table:table-cell table:number-columns-repeated="4"/>
          <table:table-cell office:value-type="float" office:value="0.0984392207656872">
            <text:p>0,0984</text:p>
          </table:table-cell>
          <table:table-cell table:formula="oooc:=([.B712]*2/[.$E$709])^(1/2)" office:value-type="float" office:value="11.6797541111692">
            <text:p>11,6798</text:p>
          </table:table-cell>
          <table:table-cell table:formula="oooc:=[.E509]/([.$E$709]*(2*3.1416/60*[.B612])^2*(0.045*2.5)^4)" office:value-type="float" office:value="0.00169028953553283">
            <text:p>0,0017</text:p>
          </table:table-cell>
          <table:table-cell table:formula="oooc:=ABS([.C509])/([.$E$709]*(2*3.1416/60*[.B612])^2*(0.045*2.5)^5)" office:value-type="float" office:value="0.000340527009336738">
            <text:p>0,0003</text:p>
          </table:table-cell>
          <table:table-cell table:formula="oooc:=[.H712]/(2*3.1416/60*[.B612]*(0.045*2.5))" office:value-type="float" office:value="0.0984392207656872">
            <text:p>0,0984</text:p>
          </table:table-cell>
          <table:table-cell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79.57509613">
            <text:p>79,5751</text:p>
          </table:table-cell>
          <table:table-cell table:number-columns-repeated="4"/>
          <table:table-cell office:value-type="float" office:value="0.0988102442475994">
            <text:p>0,0988</text:p>
          </table:table-cell>
          <table:table-cell table:formula="oooc:=([.B713]*2/[.$E$709])^(1/2)" office:value-type="float" office:value="11.7237985592983">
            <text:p>11,7238</text:p>
          </table:table-cell>
          <table:table-cell table:formula="oooc:=[.E510]/([.$E$709]*(2*3.1416/60*[.B613])^2*(0.045*2.5)^4)" office:value-type="float" office:value="0.00167295699049657">
            <text:p>0,0017</text:p>
          </table:table-cell>
          <table:table-cell table:formula="oooc:=ABS([.C510])/([.$E$709]*(2*3.1416/60*[.B613])^2*(0.045*2.5)^5)" office:value-type="float" office:value="0.000338962636266283">
            <text:p>0,0003</text:p>
          </table:table-cell>
          <table:table-cell table:formula="oooc:=[.H713]/(2*3.1416/60*[.B613]*(0.045*2.5))" office:value-type="float" office:value="0.0988102442475994">
            <text:p>0,0988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79.33310699">
            <text:p>79,3331</text:p>
          </table:table-cell>
          <table:table-cell table:number-columns-repeated="4"/>
          <table:table-cell office:value-type="float" office:value="0.0986612274237255">
            <text:p>0,0987</text:p>
          </table:table-cell>
          <table:table-cell table:formula="oooc:=([.B714]*2/[.$E$709])^(1/2)" office:value-type="float" office:value="11.7059588568058">
            <text:p>11,706</text:p>
          </table:table-cell>
          <table:table-cell table:formula="oooc:=[.E511]/([.$E$709]*(2*3.1416/60*[.B614])^2*(0.045*2.5)^4)" office:value-type="float" office:value="0.00168702882476246">
            <text:p>0,0017</text:p>
          </table:table-cell>
          <table:table-cell table:formula="oooc:=ABS([.C511])/([.$E$709]*(2*3.1416/60*[.B614])^2*(0.045*2.5)^5)" office:value-type="float" office:value="0.000339167217431364">
            <text:p>0,0003</text:p>
          </table:table-cell>
          <table:table-cell table:formula="oooc:=[.H714]/(2*3.1416/60*[.B614]*(0.045*2.5))" office:value-type="float" office:value="0.0986612274237255">
            <text:p>0,098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.07402039">
            <text:p>79,074</text:p>
          </table:table-cell>
          <table:table-cell table:number-columns-repeated="4"/>
          <table:table-cell office:value-type="float" office:value="0.0984887222952276">
            <text:p>0,0985</text:p>
          </table:table-cell>
          <table:table-cell table:formula="oooc:=([.B715]*2/[.$E$709])^(1/2)" office:value-type="float" office:value="11.6868285250435">
            <text:p>11,6868</text:p>
          </table:table-cell>
          <table:table-cell table:formula="oooc:=[.E512]/([.$E$709]*(2*3.1416/60*[.B615])^2*(0.045*2.5)^4)" office:value-type="float" office:value="0.00166440211291565">
            <text:p>0,0017</text:p>
          </table:table-cell>
          <table:table-cell table:formula="oooc:=ABS([.C512])/([.$E$709]*(2*3.1416/60*[.B615])^2*(0.045*2.5)^5)" office:value-type="float" office:value="0.000336974303468375">
            <text:p>0,0003</text:p>
          </table:table-cell>
          <table:table-cell table:formula="oooc:=[.H715]/(2*3.1416/60*[.B615]*(0.045*2.5))" office:value-type="float" office:value="0.0984887222952276">
            <text:p>0,098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9.53681946">
            <text:p>79,5368</text:p>
          </table:table-cell>
          <table:table-cell table:number-columns-repeated="4"/>
          <table:table-cell office:value-type="float" office:value="0.0987843695724745">
            <text:p>0,0988</text:p>
          </table:table-cell>
          <table:table-cell table:formula="oooc:=([.B716]*2/[.$E$709])^(1/2)" office:value-type="float" office:value="11.7209785693339">
            <text:p>11,721</text:p>
          </table:table-cell>
          <table:table-cell table:formula="oooc:=[.E513]/([.$E$709]*(2*3.1416/60*[.B616])^2*(0.045*2.5)^4)" office:value-type="float" office:value="0.00165017578590182">
            <text:p>0,0017</text:p>
          </table:table-cell>
          <table:table-cell table:formula="oooc:=ABS([.C513])/([.$E$709]*(2*3.1416/60*[.B616])^2*(0.045*2.5)^5)" office:value-type="float" office:value="0.000336236819540794">
            <text:p>0,0003</text:p>
          </table:table-cell>
          <table:table-cell table:formula="oooc:=[.H716]/(2*3.1416/60*[.B616]*(0.045*2.5))" office:value-type="float" office:value="0.0987843695724745">
            <text:p>0,098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.11572266">
            <text:p>79,1157</text:p>
          </table:table-cell>
          <table:table-cell table:number-columns-repeated="4"/>
          <table:table-cell office:value-type="float" office:value="0.098515644658361">
            <text:p>0,0985</text:p>
          </table:table-cell>
          <table:table-cell table:formula="oooc:=([.B717]*2/[.$E$709])^(1/2)" office:value-type="float" office:value="11.6899098344032">
            <text:p>11,6899</text:p>
          </table:table-cell>
          <table:table-cell table:formula="oooc:=[.E514]/([.$E$709]*(2*3.1416/60*[.B617])^2*(0.045*2.5)^4)" office:value-type="float" office:value="0.00166312430099021">
            <text:p>0,0017</text:p>
          </table:table-cell>
          <table:table-cell table:formula="oooc:=ABS([.C514])/([.$E$709]*(2*3.1416/60*[.B617])^2*(0.045*2.5)^5)" office:value-type="float" office:value="0.000334969696697041">
            <text:p>0,0003</text:p>
          </table:table-cell>
          <table:table-cell table:formula="oooc:=[.H717]/(2*3.1416/60*[.B617]*(0.045*2.5))" office:value-type="float" office:value="0.098515644658361">
            <text:p>0,098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9.3980484">
            <text:p>79,398</text:p>
          </table:table-cell>
          <table:table-cell table:number-columns-repeated="4"/>
          <table:table-cell office:value-type="float" office:value="0.0986991124540536">
            <text:p>0,0987</text:p>
          </table:table-cell>
          <table:table-cell table:formula="oooc:=([.B718]*2/[.$E$709])^(1/2)" office:value-type="float" office:value="11.7107490761255">
            <text:p>11,7107</text:p>
          </table:table-cell>
          <table:table-cell table:formula="oooc:=[.E515]/([.$E$709]*(2*3.1416/60*[.B618])^2*(0.045*2.5)^4)" office:value-type="float" office:value="0.00167858402400329">
            <text:p>0,0017</text:p>
          </table:table-cell>
          <table:table-cell table:formula="oooc:=ABS([.C515])/([.$E$709]*(2*3.1416/60*[.B618])^2*(0.045*2.5)^5)" office:value-type="float" office:value="0.000331833168729006">
            <text:p>0,0003</text:p>
          </table:table-cell>
          <table:table-cell table:formula="oooc:=[.H718]/(2*3.1416/60*[.B618]*(0.045*2.5))" office:value-type="float" office:value="0.0986991124540536">
            <text:p>0,098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9.00771332">
            <text:p>79,0077</text:p>
          </table:table-cell>
          <table:table-cell table:number-columns-repeated="4"/>
          <table:table-cell office:value-type="float" office:value="0.0985355037852744">
            <text:p>0,0985</text:p>
          </table:table-cell>
          <table:table-cell table:formula="oooc:=([.B719]*2/[.$E$709])^(1/2)" office:value-type="float" office:value="11.6819275356132">
            <text:p>11,6819</text:p>
          </table:table-cell>
          <table:table-cell table:formula="oooc:=[.E516]/([.$E$709]*(2*3.1416/60*[.B619])^2*(0.045*2.5)^4)" office:value-type="float" office:value="0.00168609393979029">
            <text:p>0,0017</text:p>
          </table:table-cell>
          <table:table-cell table:formula="oooc:=ABS([.C516])/([.$E$709]*(2*3.1416/60*[.B619])^2*(0.045*2.5)^5)" office:value-type="float" office:value="0.000329828496280614">
            <text:p>0,0003</text:p>
          </table:table-cell>
          <table:table-cell table:formula="oooc:=[.H719]/(2*3.1416/60*[.B619]*(0.045*2.5))" office:value-type="float" office:value="0.0985355037852744">
            <text:p>0,098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9.72070313">
            <text:p>79,7207</text:p>
          </table:table-cell>
          <table:table-cell table:number-columns-repeated="4"/>
          <table:table-cell office:value-type="float" office:value="0.0988919745564476">
            <text:p>0,0989</text:p>
          </table:table-cell>
          <table:table-cell table:formula="oooc:=([.B720]*2/[.$E$709])^(1/2)" office:value-type="float" office:value="11.734519796425">
            <text:p>11,7345</text:p>
          </table:table-cell>
          <table:table-cell table:formula="oooc:=[.E517]/([.$E$709]*(2*3.1416/60*[.B620])^2*(0.045*2.5)^4)" office:value-type="float" office:value="0.00168179659148153">
            <text:p>0,0017</text:p>
          </table:table-cell>
          <table:table-cell table:formula="oooc:=ABS([.C517])/([.$E$709]*(2*3.1416/60*[.B620])^2*(0.045*2.5)^5)" office:value-type="float" office:value="0.000328729542446645">
            <text:p>0,0003</text:p>
          </table:table-cell>
          <table:table-cell table:formula="oooc:=[.H720]/(2*3.1416/60*[.B620]*(0.045*2.5))" office:value-type="float" office:value="0.0988919745564476">
            <text:p>0,098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9.59218597">
            <text:p>79,5922</text:p>
          </table:table-cell>
          <table:table-cell table:number-columns-repeated="4"/>
          <table:table-cell office:value-type="float" office:value="0.0988921970078698">
            <text:p>0,0989</text:p>
          </table:table-cell>
          <table:table-cell table:formula="oooc:=([.B721]*2/[.$E$709])^(1/2)" office:value-type="float" office:value="11.7250574147385">
            <text:p>11,7251</text:p>
          </table:table-cell>
          <table:table-cell table:formula="oooc:=[.E518]/([.$E$709]*(2*3.1416/60*[.B621])^2*(0.045*2.5)^4)" office:value-type="float" office:value="0.00167911265779442">
            <text:p>0,0017</text:p>
          </table:table-cell>
          <table:table-cell table:formula="oooc:=ABS([.C518])/([.$E$709]*(2*3.1416/60*[.B621])^2*(0.045*2.5)^5)" office:value-type="float" office:value="0.000327831348956402">
            <text:p>0,0003</text:p>
          </table:table-cell>
          <table:table-cell table:formula="oooc:=[.H721]/(2*3.1416/60*[.B621]*(0.045*2.5))" office:value-type="float" office:value="0.0988921970078698">
            <text:p>0,098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9.25585938">
            <text:p>79,2559</text:p>
          </table:table-cell>
          <table:table-cell table:number-columns-repeated="4"/>
          <table:table-cell office:value-type="float" office:value="0.0987704432125076">
            <text:p>0,0988</text:p>
          </table:table-cell>
          <table:table-cell table:formula="oooc:=([.B722]*2/[.$E$709])^(1/2)" office:value-type="float" office:value="11.7002583516347">
            <text:p>11,7003</text:p>
          </table:table-cell>
          <table:table-cell table:formula="oooc:=[.E519]/([.$E$709]*(2*3.1416/60*[.B622])^2*(0.045*2.5)^4)" office:value-type="float" office:value="0.00169016871904287">
            <text:p>0,0017</text:p>
          </table:table-cell>
          <table:table-cell table:formula="oooc:=ABS([.C519])/([.$E$709]*(2*3.1416/60*[.B622])^2*(0.045*2.5)^5)" office:value-type="float" office:value="0.000326572148209422">
            <text:p>0,0003</text:p>
          </table:table-cell>
          <table:table-cell table:formula="oooc:=[.H722]/(2*3.1416/60*[.B622]*(0.045*2.5))" office:value-type="float" office:value="0.0987704432125076">
            <text:p>0,098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.09384918">
            <text:p>79,0938</text:p>
          </table:table-cell>
          <table:table-cell table:number-columns-repeated="4"/>
          <table:table-cell office:value-type="float" office:value="0.0987903335138713">
            <text:p>0,0988</text:p>
          </table:table-cell>
          <table:table-cell table:formula="oooc:=([.B723]*2/[.$E$709])^(1/2)" office:value-type="float" office:value="11.6882937416951">
            <text:p>11,6883</text:p>
          </table:table-cell>
          <table:table-cell table:formula="oooc:=[.E520]/([.$E$709]*(2*3.1416/60*[.B623])^2*(0.045*2.5)^4)" office:value-type="float" office:value="0.00170172611900082">
            <text:p>0,0017</text:p>
          </table:table-cell>
          <table:table-cell table:formula="oooc:=ABS([.C520])/([.$E$709]*(2*3.1416/60*[.B623])^2*(0.045*2.5)^5)" office:value-type="float" office:value="0.000323225119150211">
            <text:p>0,0003</text:p>
          </table:table-cell>
          <table:table-cell table:formula="oooc:=[.H723]/(2*3.1416/60*[.B623]*(0.045*2.5))" office:value-type="float" office:value="0.0987903335138713">
            <text:p>0,098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.43701172">
            <text:p>79,437</text:p>
          </table:table-cell>
          <table:table-cell table:number-columns-repeated="4"/>
          <table:table-cell office:value-type="float" office:value="0.0990261734169061">
            <text:p>0,099</text:p>
          </table:table-cell>
          <table:table-cell table:formula="oooc:=([.B724]*2/[.$E$709])^(1/2)" office:value-type="float" office:value="11.713622154919">
            <text:p>11,7136</text:p>
          </table:table-cell>
          <table:table-cell table:formula="oooc:=[.E521]/([.$E$709]*(2*3.1416/60*[.B624])^2*(0.045*2.5)^4)" office:value-type="float" office:value="0.00170150640343471">
            <text:p>0,0017</text:p>
          </table:table-cell>
          <table:table-cell table:formula="oooc:=ABS([.C521])/([.$E$709]*(2*3.1416/60*[.B624])^2*(0.045*2.5)^5)" office:value-type="float" office:value="0.000323046293745953">
            <text:p>0,0003</text:p>
          </table:table-cell>
          <table:table-cell table:formula="oooc:=[.H724]/(2*3.1416/60*[.B624]*(0.045*2.5))" office:value-type="float" office:value="0.0990261734169061">
            <text:p>0,09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8.70487976">
            <text:p>78,7049</text:p>
          </table:table-cell>
          <table:table-cell table:number-columns-repeated="4"/>
          <table:table-cell office:value-type="float" office:value="0.0987990190745476">
            <text:p>0,0988</text:p>
          </table:table-cell>
          <table:table-cell table:formula="oooc:=([.B725]*2/[.$E$709])^(1/2)" office:value-type="float" office:value="11.6595178491738">
            <text:p>11,6595</text:p>
          </table:table-cell>
          <table:table-cell table:formula="oooc:=[.E522]/([.$E$709]*(2*3.1416/60*[.B625])^2*(0.045*2.5)^4)" office:value-type="float" office:value="0.00172849577102858">
            <text:p>0,0017</text:p>
          </table:table-cell>
          <table:table-cell table:formula="oooc:=ABS([.C522])/([.$E$709]*(2*3.1416/60*[.B625])^2*(0.045*2.5)^5)" office:value-type="float" office:value="0.000325183364620185">
            <text:p>0,0003</text:p>
          </table:table-cell>
          <table:table-cell table:formula="oooc:=[.H725]/(2*3.1416/60*[.B625]*(0.045*2.5))" office:value-type="float" office:value="0.0987990190745476">
            <text:p>0,098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9.29277039">
            <text:p>79,2928</text:p>
          </table:table-cell>
          <table:table-cell table:number-columns-repeated="4"/>
          <table:table-cell office:value-type="float" office:value="0.0990983457517801">
            <text:p>0,0991</text:p>
          </table:table-cell>
          <table:table-cell table:formula="oooc:=([.B726]*2/[.$E$709])^(1/2)" office:value-type="float" office:value="11.7029825545246">
            <text:p>11,703</text:p>
          </table:table-cell>
          <table:table-cell table:formula="oooc:=[.E523]/([.$E$709]*(2*3.1416/60*[.B626])^2*(0.045*2.5)^4)" office:value-type="float" office:value="0.00171790860075229">
            <text:p>0,0017</text:p>
          </table:table-cell>
          <table:table-cell table:formula="oooc:=ABS([.C523])/([.$E$709]*(2*3.1416/60*[.B626])^2*(0.045*2.5)^5)" office:value-type="float" office:value="0.000323723485639971">
            <text:p>0,0003</text:p>
          </table:table-cell>
          <table:table-cell table:formula="oooc:=[.H726]/(2*3.1416/60*[.B626]*(0.045*2.5))" office:value-type="float" office:value="0.0990983457517801">
            <text:p>0,099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9.60312653">
            <text:p>79,6031</text:p>
          </table:table-cell>
          <table:table-cell table:number-columns-repeated="4"/>
          <table:table-cell office:value-type="float" office:value="0.0994999203089805">
            <text:p>0,0995</text:p>
          </table:table-cell>
          <table:table-cell table:formula="oooc:=([.B727]*2/[.$E$709])^(1/2)" office:value-type="float" office:value="11.7258632368469">
            <text:p>11,7259</text:p>
          </table:table-cell>
          <table:table-cell table:formula="oooc:=[.E524]/([.$E$709]*(2*3.1416/60*[.B627])^2*(0.045*2.5)^4)" office:value-type="float" office:value="0.00173547996670681">
            <text:p>0,0017</text:p>
          </table:table-cell>
          <table:table-cell table:formula="oooc:=ABS([.C524])/([.$E$709]*(2*3.1416/60*[.B627])^2*(0.045*2.5)^5)" office:value-type="float" office:value="0.000326481926932915">
            <text:p>0,0003</text:p>
          </table:table-cell>
          <table:table-cell table:formula="oooc:=[.H727]/(2*3.1416/60*[.B627]*(0.045*2.5))" office:value-type="float" office:value="0.0994999203089805">
            <text:p>0,099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9.7890625">
            <text:p>79,7891</text:p>
          </table:table-cell>
          <table:table-cell table:number-columns-repeated="4"/>
          <table:table-cell office:value-type="float" office:value="0.0997173006106202">
            <text:p>0,0997</text:p>
          </table:table-cell>
          <table:table-cell table:formula="oooc:=([.B728]*2/[.$E$709])^(1/2)" office:value-type="float" office:value="11.739549810346">
            <text:p>11,7395</text:p>
          </table:table-cell>
          <table:table-cell table:formula="oooc:=[.E525]/([.$E$709]*(2*3.1416/60*[.B628])^2*(0.045*2.5)^4)" office:value-type="float" office:value="0.00174347136091425">
            <text:p>0,0017</text:p>
          </table:table-cell>
          <table:table-cell table:formula="oooc:=ABS([.C525])/([.$E$709]*(2*3.1416/60*[.B628])^2*(0.045*2.5)^5)" office:value-type="float" office:value="0.000327311454411502">
            <text:p>0,0003</text:p>
          </table:table-cell>
          <table:table-cell table:formula="oooc:=[.H728]/(2*3.1416/60*[.B628]*(0.045*2.5))" office:value-type="float" office:value="0.0997173006106202">
            <text:p>0,099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9.37754059">
            <text:p>79,3775</text:p>
          </table:table-cell>
          <table:table-cell table:number-columns-repeated="4"/>
          <table:table-cell office:value-type="float" office:value="0.099640344740028">
            <text:p>0,0996</text:p>
          </table:table-cell>
          <table:table-cell table:formula="oooc:=([.B729]*2/[.$E$709])^(1/2)" office:value-type="float" office:value="11.7092365872686">
            <text:p>11,7092</text:p>
          </table:table-cell>
          <table:table-cell table:formula="oooc:=[.E526]/([.$E$709]*(2*3.1416/60*[.B629])^2*(0.045*2.5)^4)" office:value-type="float" office:value="0.00176637786334866">
            <text:p>0,0018</text:p>
          </table:table-cell>
          <table:table-cell table:formula="oooc:=ABS([.C526])/([.$E$709]*(2*3.1416/60*[.B629])^2*(0.045*2.5)^5)" office:value-type="float" office:value="0.000328055521033136">
            <text:p>0,0003</text:p>
          </table:table-cell>
          <table:table-cell table:formula="oooc:=[.H729]/(2*3.1416/60*[.B629]*(0.045*2.5))" office:value-type="float" office:value="0.099640344740028">
            <text:p>0,099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9.75693512">
            <text:p>79,7569</text:p>
          </table:table-cell>
          <table:table-cell table:number-columns-repeated="4"/>
          <table:table-cell office:value-type="float" office:value="0.099977040105559">
            <text:p>0,1</text:p>
          </table:table-cell>
          <table:table-cell table:formula="oooc:=([.B730]*2/[.$E$709])^(1/2)" office:value-type="float" office:value="11.737186084417">
            <text:p>11,7372</text:p>
          </table:table-cell>
          <table:table-cell table:formula="oooc:=[.E527]/([.$E$709]*(2*3.1416/60*[.B630])^2*(0.045*2.5)^4)" office:value-type="float" office:value="0.00175753708304794">
            <text:p>0,0018</text:p>
          </table:table-cell>
          <table:table-cell table:formula="oooc:=ABS([.C527])/([.$E$709]*(2*3.1416/60*[.B630])^2*(0.045*2.5)^5)" office:value-type="float" office:value="0.000329105904595957">
            <text:p>0,0003</text:p>
          </table:table-cell>
          <table:table-cell table:formula="oooc:=[.H730]/(2*3.1416/60*[.B630]*(0.045*2.5))" office:value-type="float" office:value="0.099977040105559">
            <text:p>0,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9.29892731">
            <text:p>79,2989</text:p>
          </table:table-cell>
          <table:table-cell table:number-columns-repeated="4"/>
          <table:table-cell office:value-type="float" office:value="0.0998867104152466">
            <text:p>0,0999</text:p>
          </table:table-cell>
          <table:table-cell table:formula="oooc:=([.B731]*2/[.$E$709])^(1/2)" office:value-type="float" office:value="11.7034369019281">
            <text:p>11,7034</text:p>
          </table:table-cell>
          <table:table-cell table:formula="oooc:=[.E528]/([.$E$709]*(2*3.1416/60*[.B631])^2*(0.045*2.5)^4)" office:value-type="float" office:value="0.00177607576802826">
            <text:p>0,0018</text:p>
          </table:table-cell>
          <table:table-cell table:formula="oooc:=ABS([.C528])/([.$E$709]*(2*3.1416/60*[.B631])^2*(0.045*2.5)^5)" office:value-type="float" office:value="0.000329302916142518">
            <text:p>0,0003</text:p>
          </table:table-cell>
          <table:table-cell table:formula="oooc:=[.H731]/(2*3.1416/60*[.B631]*(0.045*2.5))" office:value-type="float" office:value="0.0998867104152466">
            <text:p>0,099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9.67695618">
            <text:p>79,677</text:p>
          </table:table-cell>
          <table:table-cell table:number-columns-repeated="4"/>
          <table:table-cell office:value-type="float" office:value="0.10033357282386">
            <text:p>0,1003</text:p>
          </table:table-cell>
          <table:table-cell table:formula="oooc:=([.B732]*2/[.$E$709])^(1/2)" office:value-type="float" office:value="11.7312996799718">
            <text:p>11,7313</text:p>
          </table:table-cell>
          <table:table-cell table:formula="oooc:=[.E529]/([.$E$709]*(2*3.1416/60*[.B632])^2*(0.045*2.5)^4)" office:value-type="float" office:value="0.00178814597336911">
            <text:p>0,0018</text:p>
          </table:table-cell>
          <table:table-cell table:formula="oooc:=ABS([.C529])/([.$E$709]*(2*3.1416/60*[.B632])^2*(0.045*2.5)^5)" office:value-type="float" office:value="0.000331013050147029">
            <text:p>0,0003</text:p>
          </table:table-cell>
          <table:table-cell table:formula="oooc:=[.H732]/(2*3.1416/60*[.B632]*(0.045*2.5))" office:value-type="float" office:value="0.10033357282386">
            <text:p>0,100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9.49306488">
            <text:p>79,4931</text:p>
          </table:table-cell>
          <table:table-cell table:number-columns-repeated="4"/>
          <table:table-cell office:value-type="float" office:value="0.100356958129213">
            <text:p>0,1004</text:p>
          </table:table-cell>
          <table:table-cell table:formula="oooc:=([.B733]*2/[.$E$709])^(1/2)" office:value-type="float" office:value="11.7177541693088">
            <text:p>11,7178</text:p>
          </table:table-cell>
          <table:table-cell table:formula="oooc:=[.E530]/([.$E$709]*(2*3.1416/60*[.B633])^2*(0.045*2.5)^4)" office:value-type="float" office:value="0.00180742368274977">
            <text:p>0,0018</text:p>
          </table:table-cell>
          <table:table-cell table:formula="oooc:=ABS([.C530])/([.$E$709]*(2*3.1416/60*[.B633])^2*(0.045*2.5)^5)" office:value-type="float" office:value="0.000330988160298071">
            <text:p>0,0003</text:p>
          </table:table-cell>
          <table:table-cell table:formula="oooc:=[.H733]/(2*3.1416/60*[.B633]*(0.045*2.5))" office:value-type="float" office:value="0.100356958129213">
            <text:p>0,100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8.91611481">
            <text:p>78,9161</text:p>
          </table:table-cell>
          <table:table-cell table:number-columns-repeated="4"/>
          <table:table-cell office:value-type="float" office:value="0.100172339025343">
            <text:p>0,1002</text:p>
          </table:table-cell>
          <table:table-cell table:formula="oooc:=([.B734]*2/[.$E$709])^(1/2)" office:value-type="float" office:value="11.6751537825578">
            <text:p>11,6752</text:p>
          </table:table-cell>
          <table:table-cell table:formula="oooc:=[.E531]/([.$E$709]*(2*3.1416/60*[.B634])^2*(0.045*2.5)^4)" office:value-type="float" office:value="0.00183533899630666">
            <text:p>0,0018</text:p>
          </table:table-cell>
          <table:table-cell table:formula="oooc:=ABS([.C531])/([.$E$709]*(2*3.1416/60*[.B634])^2*(0.045*2.5)^5)" office:value-type="float" office:value="0.00033131944330873">
            <text:p>0,0003</text:p>
          </table:table-cell>
          <table:table-cell table:formula="oooc:=[.H734]/(2*3.1416/60*[.B634]*(0.045*2.5))" office:value-type="float" office:value="0.100172339025343">
            <text:p>0,100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9.34745789">
            <text:p>79,3475</text:p>
          </table:table-cell>
          <table:table-cell table:number-columns-repeated="4"/>
          <table:table-cell office:value-type="float" office:value="0.100173998117237">
            <text:p>0,1002</text:p>
          </table:table-cell>
          <table:table-cell table:formula="oooc:=([.B735]*2/[.$E$709])^(1/2)" office:value-type="float" office:value="11.7070175790396">
            <text:p>11,707</text:p>
          </table:table-cell>
          <table:table-cell table:formula="oooc:=[.E532]/([.$E$709]*(2*3.1416/60*[.B635])^2*(0.045*2.5)^4)" office:value-type="float" office:value="0.00185827092394774">
            <text:p>0,0019</text:p>
          </table:table-cell>
          <table:table-cell table:formula="oooc:=ABS([.C532])/([.$E$709]*(2*3.1416/60*[.B635])^2*(0.045*2.5)^5)" office:value-type="float" office:value="0.000329163113871145">
            <text:p>0,0003</text:p>
          </table:table-cell>
          <table:table-cell table:formula="oooc:=[.H735]/(2*3.1416/60*[.B635]*(0.045*2.5))" office:value-type="float" office:value="0.100173998117237">
            <text:p>0,1002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9.10752106">
            <text:p>79,1075</text:p>
          </table:table-cell>
          <table:table-cell table:number-columns-repeated="4"/>
          <table:table-cell office:value-type="float" office:value="0.100486376371179">
            <text:p>0,1005</text:p>
          </table:table-cell>
          <table:table-cell table:formula="oooc:=([.B736]*2/[.$E$709])^(1/2)" office:value-type="float" office:value="11.6893038963787">
            <text:p>11,6893</text:p>
          </table:table-cell>
          <table:table-cell table:formula="oooc:=[.E533]/([.$E$709]*(2*3.1416/60*[.B636])^2*(0.045*2.5)^4)" office:value-type="float" office:value="0.00186908905743017">
            <text:p>0,0019</text:p>
          </table:table-cell>
          <table:table-cell table:formula="oooc:=ABS([.C533])/([.$E$709]*(2*3.1416/60*[.B636])^2*(0.045*2.5)^5)" office:value-type="float" office:value="0.000331797654636252">
            <text:p>0,0003</text:p>
          </table:table-cell>
          <table:table-cell table:formula="oooc:=[.H736]/(2*3.1416/60*[.B636]*(0.045*2.5))" office:value-type="float" office:value="0.100486376371179">
            <text:p>0,1005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8.91679382">
            <text:p>78,9168</text:p>
          </table:table-cell>
          <table:table-cell table:number-columns-repeated="4"/>
          <table:table-cell office:value-type="float" office:value="0.100653256850282">
            <text:p>0,1007</text:p>
          </table:table-cell>
          <table:table-cell table:formula="oooc:=([.B737]*2/[.$E$709])^(1/2)" office:value-type="float" office:value="11.6752040101263">
            <text:p>11,6752</text:p>
          </table:table-cell>
          <table:table-cell table:formula="oooc:=[.E534]/([.$E$709]*(2*3.1416/60*[.B637])^2*(0.045*2.5)^4)" office:value-type="float" office:value="0.00188959960898938">
            <text:p>0,0019</text:p>
          </table:table-cell>
          <table:table-cell table:formula="oooc:=ABS([.C534])/([.$E$709]*(2*3.1416/60*[.B637])^2*(0.045*2.5)^5)" office:value-type="float" office:value="0.000333646899936455">
            <text:p>0,0003</text:p>
          </table:table-cell>
          <table:table-cell table:formula="oooc:=[.H737]/(2*3.1416/60*[.B637]*(0.045*2.5))" office:value-type="float" office:value="0.100653256850282">
            <text:p>0,100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9.42675781">
            <text:p>79,4268</text:p>
          </table:table-cell>
          <table:table-cell table:number-columns-repeated="4"/>
          <table:table-cell office:value-type="float" office:value="0.101013814348661">
            <text:p>0,101</text:p>
          </table:table-cell>
          <table:table-cell table:formula="oooc:=([.B738]*2/[.$E$709])^(1/2)" office:value-type="float" office:value="11.7128661200366">
            <text:p>11,7129</text:p>
          </table:table-cell>
          <table:table-cell table:formula="oooc:=[.E535]/([.$E$709]*(2*3.1416/60*[.B638])^2*(0.045*2.5)^4)" office:value-type="float" office:value="0.0018935974400381">
            <text:p>0,0019</text:p>
          </table:table-cell>
          <table:table-cell table:formula="oooc:=ABS([.C535])/([.$E$709]*(2*3.1416/60*[.B638])^2*(0.045*2.5)^5)" office:value-type="float" office:value="0.000335204673724271">
            <text:p>0,0003</text:p>
          </table:table-cell>
          <table:table-cell table:formula="oooc:=[.H738]/(2*3.1416/60*[.B638]*(0.045*2.5))" office:value-type="float" office:value="0.101013814348661">
            <text:p>0,10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9.34883118">
            <text:p>79,3488</text:p>
          </table:table-cell>
          <table:table-cell table:number-columns-repeated="2"/>
          <table:table-cell table:formula="oooc:=[.E740]/(287.053*(273.15+[.F740]))" office:value-type="float" office:value="1.15946185624052">
            <text:p>1,1595</text:p>
          </table:table-cell>
          <table:table-cell/>
          <table:table-cell office:value-type="float" office:value="0.101256406475653">
            <text:p>0,1013</text:p>
          </table:table-cell>
          <table:table-cell table:formula="oooc:=([.B739]*2/[.$E$709])^(1/2)" office:value-type="float" office:value="11.7071188870149">
            <text:p>11,7071</text:p>
          </table:table-cell>
          <table:table-cell table:formula="oooc:=[.E536]/([.$E$709]*(2*3.1416/60*[.B639])^2*(0.045*2.5)^4)" office:value-type="float" office:value="0.00191666087334054">
            <text:p>0,0019</text:p>
          </table:table-cell>
          <table:table-cell table:formula="oooc:=ABS([.C536])/([.$E$709]*(2*3.1416/60*[.B639])^2*(0.045*2.5)^5)" office:value-type="float" office:value="0.000335014976651308">
            <text:p>0,0003</text:p>
          </table:table-cell>
          <table:table-cell table:formula="oooc:=[.H739]/(2*3.1416/60*[.B639]*(0.045*2.5))" office:value-type="float" office:value="0.101256406475653">
            <text:p>0,1013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9.16630554">
            <text:p>79,1663</text:p>
          </table:table-cell>
          <table:table-cell office:value-type="float" office:value="77.58789063">
            <text:p>77,5879</text:p>
          </table:table-cell>
          <table:table-cell/>
          <table:table-cell office:value-type="float" office:value="98600">
            <text:p>98600</text:p>
          </table:table-cell>
          <table:table-cell office:value-type="float" office:value="23.1">
            <text:p>23,1</text:p>
          </table:table-cell>
          <table:table-cell office:value-type="float" office:value="0.101443720652267">
            <text:p>0,1014</text:p>
          </table:table-cell>
          <table:table-cell table:formula="oooc:=([.B740]*2/[.$E$709])^(1/2)" office:value-type="float" office:value="11.693646227138">
            <text:p>11,6936</text:p>
          </table:table-cell>
          <table:table-cell table:formula="oooc:=[.E537]/([.$E$709]*(2*3.1416/60*[.B640])^2*(0.045*2.5)^4)" office:value-type="float" office:value="0.00193095340138342">
            <text:p>0,0019</text:p>
          </table:table-cell>
          <table:table-cell table:formula="oooc:=ABS([.C537])/([.$E$709]*(2*3.1416/60*[.B640])^2*(0.045*2.5)^5)" office:value-type="float" office:value="0.000339858245830214">
            <text:p>0,0003</text:p>
          </table:table-cell>
          <table:table-cell table:formula="oooc:=[.H740]/(2*3.1416/60*[.B640]*(0.045*2.5))" office:value-type="float" office:value="0.101443720652267">
            <text:p>0,1014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8.86621094">
            <text:p>78,8662</text:p>
          </table:table-cell>
          <table:table-cell office:value-type="float" office:value="77.12988281">
            <text:p>77,1299</text:p>
          </table:table-cell>
          <table:table-cell table:number-columns-repeated="3"/>
          <table:table-cell office:value-type="float" office:value="0.10154802376759">
            <text:p>0,1015</text:p>
          </table:table-cell>
          <table:table-cell table:formula="oooc:=([.B741]*2/[.$E$709])^(1/2)" office:value-type="float" office:value="11.6714617134738">
            <text:p>11,6715</text:p>
          </table:table-cell>
          <table:table-cell table:formula="oooc:=[.E538]/([.$E$709]*(2*3.1416/60*[.B641])^2*(0.045*2.5)^4)" office:value-type="float" office:value="0.00194121571972042">
            <text:p>0,0019</text:p>
          </table:table-cell>
          <table:table-cell table:formula="oooc:=ABS([.C538])/([.$E$709]*(2*3.1416/60*[.B641])^2*(0.045*2.5)^5)" office:value-type="float" office:value="0.000339803684422597">
            <text:p>0,0003</text:p>
          </table:table-cell>
          <table:table-cell table:formula="oooc:=[.H741]/(2*3.1416/60*[.B641]*(0.045*2.5))" office:value-type="float" office:value="0.10154802376759">
            <text:p>0,1015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9.48007965">
            <text:p>79,4801</text:p>
          </table:table-cell>
          <table:table-cell office:value-type="float" office:value="77.69657898">
            <text:p>77,6966</text:p>
          </table:table-cell>
          <table:table-cell table:number-columns-repeated="3"/>
          <table:table-cell office:value-type="float" office:value="0.102044406784471">
            <text:p>0,102</text:p>
          </table:table-cell>
          <table:table-cell table:formula="oooc:=([.B742]*2/[.$E$709])^(1/2)" office:value-type="float" office:value="11.7167970798604">
            <text:p>11,7168</text:p>
          </table:table-cell>
          <table:table-cell table:formula="oooc:=[.E539]/([.$E$709]*(2*3.1416/60*[.B642])^2*(0.045*2.5)^4)" office:value-type="float" office:value="0.00197287430935223">
            <text:p>0,002</text:p>
          </table:table-cell>
          <table:table-cell table:formula="oooc:=ABS([.C539])/([.$E$709]*(2*3.1416/60*[.B642])^2*(0.045*2.5)^5)" office:value-type="float" office:value="0.000337856000823645">
            <text:p>0,0003</text:p>
          </table:table-cell>
          <table:table-cell table:formula="oooc:=[.H742]/(2*3.1416/60*[.B642]*(0.045*2.5))" office:value-type="float" office:value="0.102044406784471">
            <text:p>0,102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9.12528992">
            <text:p>79,1253</text:p>
          </table:table-cell>
          <table:table-cell office:value-type="float" office:value="77.41904449">
            <text:p>77,419</text:p>
          </table:table-cell>
          <table:table-cell table:number-columns-repeated="3"/>
          <table:table-cell office:value-type="float" office:value="0.102045431102215">
            <text:p>0,102</text:p>
          </table:table-cell>
          <table:table-cell table:formula="oooc:=([.B743]*2/[.$E$709])^(1/2)" office:value-type="float" office:value="11.6906166283378">
            <text:p>11,6906</text:p>
          </table:table-cell>
          <table:table-cell table:formula="oooc:=[.E540]/([.$E$709]*(2*3.1416/60*[.B643])^2*(0.045*2.5)^4)" office:value-type="float" office:value="0.00200074374703291">
            <text:p>0,002</text:p>
          </table:table-cell>
          <table:table-cell table:formula="oooc:=ABS([.C540])/([.$E$709]*(2*3.1416/60*[.B643])^2*(0.045*2.5)^5)" office:value-type="float" office:value="0.000340003863442542">
            <text:p>0,0003</text:p>
          </table:table-cell>
          <table:table-cell table:formula="oooc:=[.H743]/(2*3.1416/60*[.B643]*(0.045*2.5))" office:value-type="float" office:value="0.102045431102215">
            <text:p>0,102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9.66874695">
            <text:p>79,6687</text:p>
          </table:table-cell>
          <table:table-cell office:value-type="float" office:value="77.58720398">
            <text:p>77,5872</text:p>
          </table:table-cell>
          <table:table-cell table:number-columns-repeated="3"/>
          <table:table-cell office:value-type="float" office:value="0.10258297027382">
            <text:p>0,1026</text:p>
          </table:table-cell>
          <table:table-cell table:formula="oooc:=([.B744]*2/[.$E$709])^(1/2)" office:value-type="float" office:value="11.7306953181674">
            <text:p>11,7307</text:p>
          </table:table-cell>
          <table:table-cell table:formula="oooc:=[.E541]/([.$E$709]*(2*3.1416/60*[.B644])^2*(0.045*2.5)^4)" office:value-type="float" office:value="0.00202849789249383">
            <text:p>0,002</text:p>
          </table:table-cell>
          <table:table-cell table:formula="oooc:=ABS([.C541])/([.$E$709]*(2*3.1416/60*[.B644])^2*(0.045*2.5)^5)" office:value-type="float" office:value="0.000344169917780204">
            <text:p>0,0003</text:p>
          </table:table-cell>
          <table:table-cell table:formula="oooc:=[.H744]/(2*3.1416/60*[.B644]*(0.045*2.5))" office:value-type="float" office:value="0.10258297027382">
            <text:p>0,102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9.15332031">
            <text:p>79,1533</text:p>
          </table:table-cell>
          <table:table-cell office:value-type="float" office:value="77.39717102">
            <text:p>77,3972</text:p>
          </table:table-cell>
          <table:table-cell table:number-columns-repeated="3"/>
          <table:table-cell office:value-type="float" office:value="0.102572568382752">
            <text:p>0,1026</text:p>
          </table:table-cell>
          <table:table-cell table:formula="oooc:=([.B745]*2/[.$E$709])^(1/2)" office:value-type="float" office:value="11.692687164366">
            <text:p>11,6927</text:p>
          </table:table-cell>
          <table:table-cell table:formula="oooc:=[.E542]/([.$E$709]*(2*3.1416/60*[.B645])^2*(0.045*2.5)^4)" office:value-type="float" office:value="0.00208797785500135">
            <text:p>0,0021</text:p>
          </table:table-cell>
          <table:table-cell table:formula="oooc:=ABS([.C542])/([.$E$709]*(2*3.1416/60*[.B645])^2*(0.045*2.5)^5)" office:value-type="float" office:value="0.000347632938656644">
            <text:p>0,0003</text:p>
          </table:table-cell>
          <table:table-cell table:formula="oooc:=[.H745]/(2*3.1416/60*[.B645]*(0.045*2.5))" office:value-type="float" office:value="0.102572568382752">
            <text:p>0,1026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7.26865387">
            <text:p>77,2687</text:p>
          </table:table-cell>
          <table:table-cell table:number-columns-repeated="4"/>
          <table:table-cell office:value-type="float" office:value="0.102266769129226">
            <text:p>0,1023</text:p>
          </table:table-cell>
          <table:table-cell table:formula="oooc:=([.B746]*2/[.$E$739])^(1/2)" office:value-type="float" office:value="11.5448538133939">
            <text:p>11,5449</text:p>
          </table:table-cell>
          <table:table-cell table:formula="oooc:=[.E543]/([.$E$739]*(2*3.1416/60*[.B646])^2*(0.045*2.5)^4)" office:value-type="float" office:value="0.00215720818108568">
            <text:p>0,0022</text:p>
          </table:table-cell>
          <table:table-cell table:formula="oooc:=ABS([.C543])/([.$E$739]*(2*3.1416/60*[.B646])^2*(0.045*2.5)^5)" office:value-type="float" office:value="0.000344870367296953">
            <text:p>0,0003</text:p>
          </table:table-cell>
          <table:table-cell table:formula="oooc:=[.H746]/(2*3.1416/60*[.B646]*(0.045*2.5))" office:value-type="float" office:value="0.102266769129226">
            <text:p>0,102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7.40605164">
            <text:p>77,4061</text:p>
          </table:table-cell>
          <table:table-cell table:number-columns-repeated="4"/>
          <table:table-cell office:value-type="float" office:value="0.102638403839112">
            <text:p>0,1026</text:p>
          </table:table-cell>
          <table:table-cell table:formula="oooc:=([.B747]*2/[.$E$739])^(1/2)" office:value-type="float" office:value="11.5551136830887">
            <text:p>11,5551</text:p>
          </table:table-cell>
          <table:table-cell table:formula="oooc:=[.E544]/([.$E$739]*(2*3.1416/60*[.B647])^2*(0.045*2.5)^4)" office:value-type="float" office:value="0.00216339305592976">
            <text:p>0,0022</text:p>
          </table:table-cell>
          <table:table-cell table:formula="oooc:=ABS([.C544])/([.$E$739]*(2*3.1416/60*[.B647])^2*(0.045*2.5)^5)" office:value-type="float" office:value="0.000346187721600695">
            <text:p>0,0003</text:p>
          </table:table-cell>
          <table:table-cell table:formula="oooc:=[.H747]/(2*3.1416/60*[.B647]*(0.045*2.5))" office:value-type="float" office:value="0.102638403839112">
            <text:p>0,1026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7.25634766">
            <text:p>77,2563</text:p>
          </table:table-cell>
          <table:table-cell table:number-columns-repeated="4"/>
          <table:table-cell office:value-type="float" office:value="0.102749317656306">
            <text:p>0,1027</text:p>
          </table:table-cell>
          <table:table-cell table:formula="oooc:=([.B748]*2/[.$E$739])^(1/2)" office:value-type="float" office:value="11.5439344298819">
            <text:p>11,5439</text:p>
          </table:table-cell>
          <table:table-cell table:formula="oooc:=[.E545]/([.$E$739]*(2*3.1416/60*[.B648])^2*(0.045*2.5)^4)" office:value-type="float" office:value="0.00215530852364518">
            <text:p>0,0022</text:p>
          </table:table-cell>
          <table:table-cell table:formula="oooc:=ABS([.C545])/([.$E$739]*(2*3.1416/60*[.B648])^2*(0.045*2.5)^5)" office:value-type="float" office:value="0.000349280522708111">
            <text:p>0,0003</text:p>
          </table:table-cell>
          <table:table-cell table:formula="oooc:=[.H748]/(2*3.1416/60*[.B648]*(0.045*2.5))" office:value-type="float" office:value="0.102749317656306">
            <text:p>0,102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7.33974457">
            <text:p>77,3397</text:p>
          </table:table-cell>
          <table:table-cell table:number-columns-repeated="4"/>
          <table:table-cell office:value-type="float" office:value="0.102950244273361">
            <text:p>0,103</text:p>
          </table:table-cell>
          <table:table-cell table:formula="oooc:=([.B749]*2/[.$E$739])^(1/2)" office:value-type="float" office:value="11.550163489485">
            <text:p>11,5502</text:p>
          </table:table-cell>
          <table:table-cell table:formula="oooc:=[.E546]/([.$E$739]*(2*3.1416/60*[.B649])^2*(0.045*2.5)^4)" office:value-type="float" office:value="0.00216558575214014">
            <text:p>0,0022</text:p>
          </table:table-cell>
          <table:table-cell table:formula="oooc:=ABS([.C546])/([.$E$739]*(2*3.1416/60*[.B649])^2*(0.045*2.5)^5)" office:value-type="float" office:value="0.000349519625049679">
            <text:p>0,0003</text:p>
          </table:table-cell>
          <table:table-cell table:formula="oooc:=[.H749]/(2*3.1416/60*[.B649]*(0.045*2.5))" office:value-type="float" office:value="0.102950244273361">
            <text:p>0,103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7.29463196">
            <text:p>77,2946</text:p>
          </table:table-cell>
          <table:table-cell table:number-columns-repeated="4"/>
          <table:table-cell office:value-type="float" office:value="0.103244611810616">
            <text:p>0,1032</text:p>
          </table:table-cell>
          <table:table-cell table:formula="oooc:=([.B750]*2/[.$E$739])^(1/2)" office:value-type="float" office:value="11.5467943677621">
            <text:p>11,5468</text:p>
          </table:table-cell>
          <table:table-cell table:formula="oooc:=[.E547]/([.$E$739]*(2*3.1416/60*[.B650])^2*(0.045*2.5)^4)" office:value-type="float" office:value="0.00217450689743998">
            <text:p>0,0022</text:p>
          </table:table-cell>
          <table:table-cell table:formula="oooc:=ABS([.C547])/([.$E$739]*(2*3.1416/60*[.B650])^2*(0.045*2.5)^5)" office:value-type="float" office:value="0.000356314404512353">
            <text:p>0,0004</text:p>
          </table:table-cell>
          <table:table-cell table:formula="oooc:=[.H750]/(2*3.1416/60*[.B650]*(0.045*2.5))" office:value-type="float" office:value="0.103244611810616">
            <text:p>0,1032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7.51747894">
            <text:p>77,5175</text:p>
          </table:table-cell>
          <table:table-cell table:number-columns-repeated="4"/>
          <table:table-cell office:value-type="float" office:value="0.103992406518884">
            <text:p>0,104</text:p>
          </table:table-cell>
          <table:table-cell table:formula="oooc:=([.B751]*2/[.$E$739])^(1/2)" office:value-type="float" office:value="11.5634275814247">
            <text:p>11,5634</text:p>
          </table:table-cell>
          <table:table-cell table:formula="oooc:=[.E548]/([.$E$739]*(2*3.1416/60*[.B651])^2*(0.045*2.5)^4)" office:value-type="float" office:value="0.00220140710029324">
            <text:p>0,0022</text:p>
          </table:table-cell>
          <table:table-cell table:formula="oooc:=ABS([.C548])/([.$E$739]*(2*3.1416/60*[.B651])^2*(0.045*2.5)^5)" office:value-type="float" office:value="0.000359707240952314">
            <text:p>0,0004</text:p>
          </table:table-cell>
          <table:table-cell table:formula="oooc:=[.H751]/(2*3.1416/60*[.B651]*(0.045*2.5))" office:value-type="float" office:value="0.103992406518884">
            <text:p>0,104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7.19824219">
            <text:p>77,1982</text:p>
          </table:table-cell>
          <table:table-cell table:number-columns-repeated="4"/>
          <table:table-cell office:value-type="float" office:value="0.104015462873749">
            <text:p>0,104</text:p>
          </table:table-cell>
          <table:table-cell table:formula="oooc:=([.B752]*2/[.$E$739])^(1/2)" office:value-type="float" office:value="11.5395924442308">
            <text:p>11,5396</text:p>
          </table:table-cell>
          <table:table-cell table:formula="oooc:=[.E549]/([.$E$739]*(2*3.1416/60*[.B652])^2*(0.045*2.5)^4)" office:value-type="float" office:value="0.00216376550951255">
            <text:p>0,0022</text:p>
          </table:table-cell>
          <table:table-cell table:formula="oooc:=ABS([.C549])/([.$E$739]*(2*3.1416/60*[.B652])^2*(0.045*2.5)^5)" office:value-type="float" office:value="0.000370249799541102">
            <text:p>0,0004</text:p>
          </table:table-cell>
          <table:table-cell table:formula="oooc:=[.H752]/(2*3.1416/60*[.B652]*(0.045*2.5))" office:value-type="float" office:value="0.104015462873749">
            <text:p>0,104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7.32470703">
            <text:p>77,3247</text:p>
          </table:table-cell>
          <table:table-cell table:number-columns-repeated="4"/>
          <table:table-cell office:value-type="float" office:value="0.104411599282459">
            <text:p>0,1044</text:p>
          </table:table-cell>
          <table:table-cell table:formula="oooc:=([.B753]*2/[.$E$739])^(1/2)" office:value-type="float" office:value="11.5490405578674">
            <text:p>11,549</text:p>
          </table:table-cell>
          <table:table-cell table:formula="oooc:=[.E550]/([.$E$739]*(2*3.1416/60*[.B653])^2*(0.045*2.5)^4)" office:value-type="float" office:value="0.00216623687070858">
            <text:p>0,0022</text:p>
          </table:table-cell>
          <table:table-cell table:formula="oooc:=ABS([.C550])/([.$E$739]*(2*3.1416/60*[.B653])^2*(0.045*2.5)^5)" office:value-type="float" office:value="0.000370971858141627">
            <text:p>0,0004</text:p>
          </table:table-cell>
          <table:table-cell table:formula="oooc:=[.H753]/(2*3.1416/60*[.B653]*(0.045*2.5))" office:value-type="float" office:value="0.104411599282459">
            <text:p>0,1044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7.43135071">
            <text:p>77,4314</text:p>
          </table:table-cell>
          <table:table-cell table:number-columns-repeated="4"/>
          <table:table-cell office:value-type="float" office:value="0.104946401735596">
            <text:p>0,1049</text:p>
          </table:table-cell>
          <table:table-cell table:formula="oooc:=([.B754]*2/[.$E$739])^(1/2)" office:value-type="float" office:value="11.5570018413228">
            <text:p>11,557</text:p>
          </table:table-cell>
          <table:table-cell table:formula="oooc:=[.E551]/([.$E$739]*(2*3.1416/60*[.B654])^2*(0.045*2.5)^4)" office:value-type="float" office:value="0.00219831563499331">
            <text:p>0,0022</text:p>
          </table:table-cell>
          <table:table-cell table:formula="oooc:=ABS([.C551])/([.$E$739]*(2*3.1416/60*[.B654])^2*(0.045*2.5)^5)" office:value-type="float" office:value="0.000379942731264926">
            <text:p>0,0004</text:p>
          </table:table-cell>
          <table:table-cell table:formula="oooc:=[.H754]/(2*3.1416/60*[.B654]*(0.045*2.5))" office:value-type="float" office:value="0.104946401735596">
            <text:p>0,104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7.37187195">
            <text:p>77,3719</text:p>
          </table:table-cell>
          <table:table-cell table:number-columns-repeated="4"/>
          <table:table-cell office:value-type="float" office:value="0.105155467173254">
            <text:p>0,1052</text:p>
          </table:table-cell>
          <table:table-cell table:formula="oooc:=([.B755]*2/[.$E$739])^(1/2)" office:value-type="float" office:value="11.5525622429637">
            <text:p>11,5526</text:p>
          </table:table-cell>
          <table:table-cell table:formula="oooc:=[.E552]/([.$E$739]*(2*3.1416/60*[.B655])^2*(0.045*2.5)^4)" office:value-type="float" office:value="0.00222893960839053">
            <text:p>0,0022</text:p>
          </table:table-cell>
          <table:table-cell table:formula="oooc:=ABS([.C552])/([.$E$739]*(2*3.1416/60*[.B655])^2*(0.045*2.5)^5)" office:value-type="float" office:value="0.000383295923246918">
            <text:p>0,0004</text:p>
          </table:table-cell>
          <table:table-cell table:formula="oooc:=[.H755]/(2*3.1416/60*[.B655]*(0.045*2.5))" office:value-type="float" office:value="0.105155467173254">
            <text:p>0,1052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6.87011719">
            <text:p>76,8701</text:p>
          </table:table-cell>
          <table:table-cell table:number-columns-repeated="4"/>
          <table:table-cell office:value-type="float" office:value="0.105241564025899">
            <text:p>0,1052</text:p>
          </table:table-cell>
          <table:table-cell table:formula="oooc:=([.B756]*2/[.$E$739])^(1/2)" office:value-type="float" office:value="11.5150422685048">
            <text:p>11,515</text:p>
          </table:table-cell>
          <table:table-cell table:formula="oooc:=[.E553]/([.$E$739]*(2*3.1416/60*[.B656])^2*(0.045*2.5)^4)" office:value-type="float" office:value="0.00226008317436268">
            <text:p>0,0023</text:p>
          </table:table-cell>
          <table:table-cell table:formula="oooc:=ABS([.C553])/([.$E$739]*(2*3.1416/60*[.B656])^2*(0.045*2.5)^5)" office:value-type="float" office:value="0.000386593114065636">
            <text:p>0,0004</text:p>
          </table:table-cell>
          <table:table-cell table:formula="oooc:=[.H756]/(2*3.1416/60*[.B656]*(0.045*2.5))" office:value-type="float" office:value="0.105241564025899">
            <text:p>0,1052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7.25907898">
            <text:p>77,2591</text:p>
          </table:table-cell>
          <table:table-cell table:number-columns-repeated="4"/>
          <table:table-cell office:value-type="float" office:value="0.105949989381814">
            <text:p>0,1059</text:p>
          </table:table-cell>
          <table:table-cell table:formula="oooc:=([.B757]*2/[.$E$739])^(1/2)" office:value-type="float" office:value="11.5441384901388">
            <text:p>11,5441</text:p>
          </table:table-cell>
          <table:table-cell table:formula="oooc:=[.E554]/([.$E$739]*(2*3.1416/60*[.B657])^2*(0.045*2.5)^4)" office:value-type="float" office:value="0.00227530319594725">
            <text:p>0,0023</text:p>
          </table:table-cell>
          <table:table-cell table:formula="oooc:=ABS([.C554])/([.$E$739]*(2*3.1416/60*[.B657])^2*(0.045*2.5)^5)" office:value-type="float" office:value="0.000391107350479981">
            <text:p>0,0004</text:p>
          </table:table-cell>
          <table:table-cell table:formula="oooc:=[.H757]/(2*3.1416/60*[.B657]*(0.045*2.5))" office:value-type="float" office:value="0.105949989381814">
            <text:p>0,1059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6.71357727">
            <text:p>76,7136</text:p>
          </table:table-cell>
          <table:table-cell table:number-columns-repeated="4"/>
          <table:table-cell office:value-type="float" office:value="0.10593658903535">
            <text:p>0,1059</text:p>
          </table:table-cell>
          <table:table-cell table:formula="oooc:=([.B758]*2/[.$E$739])^(1/2)" office:value-type="float" office:value="11.5033115564172">
            <text:p>11,5033</text:p>
          </table:table-cell>
          <table:table-cell table:formula="oooc:=[.E555]/([.$E$739]*(2*3.1416/60*[.B658])^2*(0.045*2.5)^4)" office:value-type="float" office:value="0.00232924000007676">
            <text:p>0,0023</text:p>
          </table:table-cell>
          <table:table-cell table:formula="oooc:=ABS([.C555])/([.$E$739]*(2*3.1416/60*[.B658])^2*(0.045*2.5)^5)" office:value-type="float" office:value="0.000396804335479149">
            <text:p>0,0004</text:p>
          </table:table-cell>
          <table:table-cell table:formula="oooc:=[.H758]/(2*3.1416/60*[.B658]*(0.045*2.5))" office:value-type="float" office:value="0.10593658903535">
            <text:p>0,105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6.96376801">
            <text:p>76,9638</text:p>
          </table:table-cell>
          <table:table-cell table:number-columns-repeated="4"/>
          <table:table-cell office:value-type="float" office:value="0.106444828758512">
            <text:p>0,1064</text:p>
          </table:table-cell>
          <table:table-cell table:formula="oooc:=([.B759]*2/[.$E$739])^(1/2)" office:value-type="float" office:value="11.5220545181193">
            <text:p>11,5221</text:p>
          </table:table-cell>
          <table:table-cell table:formula="oooc:=[.E556]/([.$E$739]*(2*3.1416/60*[.B659])^2*(0.045*2.5)^4)" office:value-type="float" office:value="0.00235783873192211">
            <text:p>0,0024</text:p>
          </table:table-cell>
          <table:table-cell table:formula="oooc:=ABS([.C556])/([.$E$739]*(2*3.1416/60*[.B659])^2*(0.045*2.5)^5)" office:value-type="float" office:value="0.000405526811560929">
            <text:p>0,0004</text:p>
          </table:table-cell>
          <table:table-cell table:formula="oooc:=[.H759]/(2*3.1416/60*[.B659]*(0.045*2.5))" office:value-type="float" office:value="0.106444828758512">
            <text:p>0,1064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7.22080231">
            <text:p>77,2208</text:p>
          </table:table-cell>
          <table:table-cell table:number-columns-repeated="4"/>
          <table:table-cell office:value-type="float" office:value="0.107084748204164">
            <text:p>0,1071</text:p>
          </table:table-cell>
          <table:table-cell table:formula="oooc:=([.B760]*2/[.$E$739])^(1/2)" office:value-type="float" office:value="11.541278464313">
            <text:p>11,5413</text:p>
          </table:table-cell>
          <table:table-cell table:formula="oooc:=[.E557]/([.$E$739]*(2*3.1416/60*[.B660])^2*(0.045*2.5)^4)" office:value-type="float" office:value="0.00238378215189458">
            <text:p>0,0024</text:p>
          </table:table-cell>
          <table:table-cell table:formula="oooc:=ABS([.C557])/([.$E$739]*(2*3.1416/60*[.B660])^2*(0.045*2.5)^5)" office:value-type="float" office:value="0.000406010520248816">
            <text:p>0,0004</text:p>
          </table:table-cell>
          <table:table-cell table:formula="oooc:=[.H760]/(2*3.1416/60*[.B660]*(0.045*2.5))" office:value-type="float" office:value="0.107084748204164">
            <text:p>0,107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6.9835968">
            <text:p>76,9836</text:p>
          </table:table-cell>
          <table:table-cell table:number-columns-repeated="4"/>
          <table:table-cell office:value-type="float" office:value="0.107261585952775">
            <text:p>0,1073</text:p>
          </table:table-cell>
          <table:table-cell table:formula="oooc:=([.B761]*2/[.$E$739])^(1/2)" office:value-type="float" office:value="11.5235386819777">
            <text:p>11,5235</text:p>
          </table:table-cell>
          <table:table-cell table:formula="oooc:=[.E558]/([.$E$739]*(2*3.1416/60*[.B661])^2*(0.045*2.5)^4)" office:value-type="float" office:value="0.00242991540480181">
            <text:p>0,0024</text:p>
          </table:table-cell>
          <table:table-cell table:formula="oooc:=ABS([.C558])/([.$E$739]*(2*3.1416/60*[.B661])^2*(0.045*2.5)^5)" office:value-type="float" office:value="0.000406210711990642">
            <text:p>0,0004</text:p>
          </table:table-cell>
          <table:table-cell table:formula="oooc:=[.H761]/(2*3.1416/60*[.B661]*(0.045*2.5))" office:value-type="float" office:value="0.107261585952775">
            <text:p>0,107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7.09365082">
            <text:p>77,0937</text:p>
          </table:table-cell>
          <table:table-cell table:number-columns-repeated="4"/>
          <table:table-cell office:value-type="float" office:value="0.107661276802812">
            <text:p>0,1077</text:p>
          </table:table-cell>
          <table:table-cell table:formula="oooc:=([.B762]*2/[.$E$739])^(1/2)" office:value-type="float" office:value="11.5317726362303">
            <text:p>11,5318</text:p>
          </table:table-cell>
          <table:table-cell table:formula="oooc:=[.E559]/([.$E$739]*(2*3.1416/60*[.B662])^2*(0.045*2.5)^4)" office:value-type="float" office:value="0.00247615324159952">
            <text:p>0,0025</text:p>
          </table:table-cell>
          <table:table-cell table:formula="oooc:=ABS([.C559])/([.$E$739]*(2*3.1416/60*[.B662])^2*(0.045*2.5)^5)" office:value-type="float" office:value="0.000406448108181109">
            <text:p>0,0004</text:p>
          </table:table-cell>
          <table:table-cell table:formula="oooc:=[.H762]/(2*3.1416/60*[.B662]*(0.045*2.5))" office:value-type="float" office:value="0.107661276802812">
            <text:p>0,1077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7.12851715">
            <text:p>77,1285</text:p>
          </table:table-cell>
          <table:table-cell table:number-columns-repeated="4"/>
          <table:table-cell office:value-type="float" office:value="0.107956028437652">
            <text:p>0,108</text:p>
          </table:table-cell>
          <table:table-cell table:formula="oooc:=([.B763]*2/[.$E$739])^(1/2)" office:value-type="float" office:value="11.534380017877">
            <text:p>11,5344</text:p>
          </table:table-cell>
          <table:table-cell table:formula="oooc:=[.E560]/([.$E$739]*(2*3.1416/60*[.B663])^2*(0.045*2.5)^4)" office:value-type="float" office:value="0.00251576297892861">
            <text:p>0,0025</text:p>
          </table:table-cell>
          <table:table-cell table:formula="oooc:=ABS([.C560])/([.$E$739]*(2*3.1416/60*[.B663])^2*(0.045*2.5)^5)" office:value-type="float" office:value="0.000397618347431932">
            <text:p>0,0004</text:p>
          </table:table-cell>
          <table:table-cell table:formula="oooc:=[.H763]/(2*3.1416/60*[.B663]*(0.045*2.5))" office:value-type="float" office:value="0.107956028437652">
            <text:p>0,108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6.97949219">
            <text:p>76,9795</text:p>
          </table:table-cell>
          <table:table-cell table:number-columns-repeated="4"/>
          <table:table-cell office:value-type="float" office:value="0.108225534965088">
            <text:p>0,1082</text:p>
          </table:table-cell>
          <table:table-cell table:formula="oooc:=([.B764]*2/[.$E$739])^(1/2)" office:value-type="float" office:value="11.5232314719708">
            <text:p>11,5232</text:p>
          </table:table-cell>
          <table:table-cell table:formula="oooc:=[.E561]/([.$E$739]*(2*3.1416/60*[.B664])^2*(0.045*2.5)^4)" office:value-type="float" office:value="0.00253056108373364">
            <text:p>0,0025</text:p>
          </table:table-cell>
          <table:table-cell table:formula="oooc:=ABS([.C561])/([.$E$739]*(2*3.1416/60*[.B664])^2*(0.045*2.5)^5)" office:value-type="float" office:value="0.000393641447889016">
            <text:p>0,0004</text:p>
          </table:table-cell>
          <table:table-cell table:formula="oooc:=[.H764]/(2*3.1416/60*[.B664]*(0.045*2.5))" office:value-type="float" office:value="0.108225534965088">
            <text:p>0,108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6.98017883">
            <text:p>76,9802</text:p>
          </table:table-cell>
          <table:table-cell table:number-columns-repeated="4"/>
          <table:table-cell office:value-type="float" office:value="0.108577983612849">
            <text:p>0,1086</text:p>
          </table:table-cell>
          <table:table-cell table:formula="oooc:=([.B765]*2/[.$E$739])^(1/2)" office:value-type="float" office:value="11.5232828641909">
            <text:p>11,5233</text:p>
          </table:table-cell>
          <table:table-cell table:formula="oooc:=[.E562]/([.$E$739]*(2*3.1416/60*[.B665])^2*(0.045*2.5)^4)" office:value-type="float" office:value="0.00257074504317529">
            <text:p>0,0026</text:p>
          </table:table-cell>
          <table:table-cell table:formula="oooc:=ABS([.C562])/([.$E$739]*(2*3.1416/60*[.B665])^2*(0.045*2.5)^5)" office:value-type="float" office:value="0.000389884740113153">
            <text:p>0,0004</text:p>
          </table:table-cell>
          <table:table-cell table:formula="oooc:=[.H765]/(2*3.1416/60*[.B665]*(0.045*2.5))" office:value-type="float" office:value="0.108577983612849">
            <text:p>0,1086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7.11347961">
            <text:p>77,1135</text:p>
          </table:table-cell>
          <table:table-cell table:number-columns-repeated="4"/>
          <table:table-cell office:value-type="float" office:value="0.10904810542669">
            <text:p>0,109</text:p>
          </table:table-cell>
          <table:table-cell table:formula="oooc:=([.B766]*2/[.$E$739])^(1/2)" office:value-type="float" office:value="11.5332555495069">
            <text:p>11,5333</text:p>
          </table:table-cell>
          <table:table-cell table:formula="oooc:=[.E563]/([.$E$739]*(2*3.1416/60*[.B666])^2*(0.045*2.5)^4)" office:value-type="float" office:value="0.00267119546968409">
            <text:p>0,0027</text:p>
          </table:table-cell>
          <table:table-cell table:formula="oooc:=ABS([.C563])/([.$E$739]*(2*3.1416/60*[.B666])^2*(0.045*2.5)^5)" office:value-type="float" office:value="0.000388370835572036">
            <text:p>0,0004</text:p>
          </table:table-cell>
          <table:table-cell table:formula="oooc:=[.H766]/(2*3.1416/60*[.B666]*(0.045*2.5))" office:value-type="float" office:value="0.10904810542669">
            <text:p>0,1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6.70400238">
            <text:p>76,704</text:p>
          </table:table-cell>
          <table:table-cell table:number-columns-repeated="4"/>
          <table:table-cell office:value-type="float" office:value="0.109099988962399">
            <text:p>0,1091</text:p>
          </table:table-cell>
          <table:table-cell table:formula="oooc:=([.B767]*2/[.$E$739])^(1/2)" office:value-type="float" office:value="11.5025936497327">
            <text:p>11,5026</text:p>
          </table:table-cell>
          <table:table-cell table:formula="oooc:=[.E564]/([.$E$739]*(2*3.1416/60*[.B667])^2*(0.045*2.5)^4)" office:value-type="float" office:value="0.00267504998790398">
            <text:p>0,0027</text:p>
          </table:table-cell>
          <table:table-cell table:formula="oooc:=ABS([.C564])/([.$E$739]*(2*3.1416/60*[.B667])^2*(0.045*2.5)^5)" office:value-type="float" office:value="0.000386907178479767">
            <text:p>0,0004</text:p>
          </table:table-cell>
          <table:table-cell table:formula="oooc:=[.H767]/(2*3.1416/60*[.B667]*(0.045*2.5))" office:value-type="float" office:value="0.109099988962399">
            <text:p>0,1091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6.6335907">
            <text:p>76,6336</text:p>
          </table:table-cell>
          <table:table-cell table:number-columns-repeated="4"/>
          <table:table-cell office:value-type="float" office:value="0.109547668137699">
            <text:p>0,1095</text:p>
          </table:table-cell>
          <table:table-cell table:formula="oooc:=([.B768]*2/[.$E$739])^(1/2)" office:value-type="float" office:value="11.4973129416043">
            <text:p>11,4973</text:p>
          </table:table-cell>
          <table:table-cell table:formula="oooc:=[.E565]/([.$E$739]*(2*3.1416/60*[.B668])^2*(0.045*2.5)^4)" office:value-type="float" office:value="0.00266972798800488">
            <text:p>0,0027</text:p>
          </table:table-cell>
          <table:table-cell table:formula="oooc:=ABS([.C565])/([.$E$739]*(2*3.1416/60*[.B668])^2*(0.045*2.5)^5)" office:value-type="float" office:value="0.00038424802533061">
            <text:p>0,0004</text:p>
          </table:table-cell>
          <table:table-cell table:formula="oooc:=[.H768]/(2*3.1416/60*[.B668]*(0.045*2.5))" office:value-type="float" office:value="0.109547668137699">
            <text:p>0,1095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6.28153992">
            <text:p>76,2815</text:p>
          </table:table-cell>
          <table:table-cell table:number-columns-repeated="2"/>
          <table:table-cell table:formula="oooc:=[.E770]/(287.053*(273.15+[.F770]))" office:value-type="float" office:value="1.15475815702656">
            <text:p>1,1548</text:p>
          </table:table-cell>
          <table:table-cell/>
          <table:table-cell office:value-type="float" office:value="0.109665290799596">
            <text:p>0,1097</text:p>
          </table:table-cell>
          <table:table-cell table:formula="oooc:=([.B769]*2/[.$E$739])^(1/2)" office:value-type="float" office:value="11.4708735087078">
            <text:p>11,4709</text:p>
          </table:table-cell>
          <table:table-cell table:formula="oooc:=[.E566]/([.$E$739]*(2*3.1416/60*[.B669])^2*(0.045*2.5)^4)" office:value-type="float" office:value="0.00272121568215076">
            <text:p>0,0027</text:p>
          </table:table-cell>
          <table:table-cell table:formula="oooc:=ABS([.C566])/([.$E$739]*(2*3.1416/60*[.B669])^2*(0.045*2.5)^5)" office:value-type="float" office:value="0.000393214671083821">
            <text:p>0,0004</text:p>
          </table:table-cell>
          <table:table-cell table:formula="oooc:=[.H769]/(2*3.1416/60*[.B669]*(0.045*2.5))" office:value-type="float" office:value="0.109665290799596">
            <text:p>0,1097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6.76416016">
            <text:p>76,7642</text:p>
          </table:table-cell>
          <table:table-cell/>
          <table:table-cell office:value-type="float" office:value="84.79091644">
            <text:p>84,7909</text:p>
          </table:table-cell>
          <table:table-cell office:value-type="float" office:value="98200">
            <text:p>98200</text:p>
          </table:table-cell>
          <table:table-cell office:value-type="float" office:value="23.1">
            <text:p>23,1</text:p>
          </table:table-cell>
          <table:table-cell office:value-type="float" office:value="0.110461442520521">
            <text:p>0,1105</text:p>
          </table:table-cell>
          <table:table-cell table:formula="oooc:=([.B770]*2/[.$E$739])^(1/2)" office:value-type="float" office:value="11.5071034201126">
            <text:p>11,5071</text:p>
          </table:table-cell>
          <table:table-cell table:formula="oooc:=[.E567]/([.$E$739]*(2*3.1416/60*[.B670])^2*(0.045*2.5)^4)" office:value-type="float" office:value="0.00271514665975785">
            <text:p>0,0027</text:p>
          </table:table-cell>
          <table:table-cell table:formula="oooc:=ABS([.C567])/([.$E$739]*(2*3.1416/60*[.B670])^2*(0.045*2.5)^5)" office:value-type="float" office:value="0.000396078663118638">
            <text:p>0,0004</text:p>
          </table:table-cell>
          <table:table-cell table:formula="oooc:=[.H770]/(2*3.1416/60*[.B670]*(0.045*2.5))" office:value-type="float" office:value="0.110461442520521">
            <text:p>0,1105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6.80722809">
            <text:p>76,8072</text:p>
          </table:table-cell>
          <table:table-cell/>
          <table:table-cell office:value-type="float" office:value="84.46347809">
            <text:p>84,4635</text:p>
          </table:table-cell>
          <table:table-cell table:number-columns-repeated="2"/>
          <table:table-cell office:value-type="float" office:value="0.11067356687407">
            <text:p>0,1107</text:p>
          </table:table-cell>
          <table:table-cell table:formula="oooc:=([.B771]*2/[.$E$739])^(1/2)" office:value-type="float" office:value="11.5103309525427">
            <text:p>11,5103</text:p>
          </table:table-cell>
          <table:table-cell table:formula="oooc:=[.E568]/([.$E$739]*(2*3.1416/60*[.B671])^2*(0.045*2.5)^4)" office:value-type="float" office:value="0.00277253209755824">
            <text:p>0,0028</text:p>
          </table:table-cell>
          <table:table-cell table:formula="oooc:=ABS([.C568])/([.$E$739]*(2*3.1416/60*[.B671])^2*(0.045*2.5)^5)" office:value-type="float" office:value="0.00039293118382464">
            <text:p>0,0004</text:p>
          </table:table-cell>
          <table:table-cell table:formula="oooc:=[.H771]/(2*3.1416/60*[.B671]*(0.045*2.5))" office:value-type="float" office:value="0.11067356687407">
            <text:p>0,1107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7.17089844">
            <text:p>77,1709</text:p>
          </table:table-cell>
          <table:table-cell/>
          <table:table-cell office:value-type="float" office:value="84.86064148">
            <text:p>84,8606</text:p>
          </table:table-cell>
          <table:table-cell table:number-columns-repeated="2"/>
          <table:table-cell office:value-type="float" office:value="0.111051235377491">
            <text:p>0,1111</text:p>
          </table:table-cell>
          <table:table-cell table:formula="oooc:=([.B772]*2/[.$E$739])^(1/2)" office:value-type="float" office:value="11.5375485914971">
            <text:p>11,5375</text:p>
          </table:table-cell>
          <table:table-cell table:formula="oooc:=[.E569]/([.$E$739]*(2*3.1416/60*[.B672])^2*(0.045*2.5)^4)" office:value-type="float" office:value="0.00283874820866268">
            <text:p>0,0028</text:p>
          </table:table-cell>
          <table:table-cell table:formula="oooc:=ABS([.C569])/([.$E$739]*(2*3.1416/60*[.B672])^2*(0.045*2.5)^5)" office:value-type="float" office:value="0.000385519864458672">
            <text:p>0,0004</text:p>
          </table:table-cell>
          <table:table-cell table:formula="oooc:=[.H772]/(2*3.1416/60*[.B672]*(0.045*2.5))" office:value-type="float" office:value="0.111051235377491">
            <text:p>0,1111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6.17900085">
            <text:p>76,179</text:p>
          </table:table-cell>
          <table:table-cell/>
          <table:table-cell office:value-type="float" office:value="84.16474915">
            <text:p>84,1647</text:p>
          </table:table-cell>
          <table:table-cell table:number-columns-repeated="2"/>
          <table:table-cell office:value-type="float" office:value="0.110586529982055">
            <text:p>0,1106</text:p>
          </table:table-cell>
          <table:table-cell table:formula="oooc:=([.B773]*2/[.$E$739])^(1/2)" office:value-type="float" office:value="11.4631612349351">
            <text:p>11,4632</text:p>
          </table:table-cell>
          <table:table-cell table:formula="oooc:=[.E570]/([.$E$739]*(2*3.1416/60*[.B673])^2*(0.045*2.5)^4)" office:value-type="float" office:value="0.00290332167368954">
            <text:p>0,0029</text:p>
          </table:table-cell>
          <table:table-cell table:formula="oooc:=ABS([.C570])/([.$E$739]*(2*3.1416/60*[.B673])^2*(0.045*2.5)^5)" office:value-type="float" office:value="0.000380850994207288">
            <text:p>0,0004</text:p>
          </table:table-cell>
          <table:table-cell table:formula="oooc:=[.H773]/(2*3.1416/60*[.B673]*(0.045*2.5))" office:value-type="float" office:value="0.110586529982055">
            <text:p>0,1106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6.20839691">
            <text:p>76,2084</text:p>
          </table:table-cell>
          <table:table-cell/>
          <table:table-cell office:value-type="float" office:value="84.49697113">
            <text:p>84,497</text:p>
          </table:table-cell>
          <table:table-cell table:number-columns-repeated="2"/>
          <table:table-cell office:value-type="float" office:value="0.110850976621268">
            <text:p>0,1109</text:p>
          </table:table-cell>
          <table:table-cell table:formula="oooc:=([.B774]*2/[.$E$739])^(1/2)" office:value-type="float" office:value="11.4653727320024">
            <text:p>11,4654</text:p>
          </table:table-cell>
          <table:table-cell table:formula="oooc:=[.E571]/([.$E$739]*(2*3.1416/60*[.B674])^2*(0.045*2.5)^4)" office:value-type="float" office:value="0.00288805891667323">
            <text:p>0,0029</text:p>
          </table:table-cell>
          <table:table-cell table:formula="oooc:=ABS([.C571])/([.$E$739]*(2*3.1416/60*[.B674])^2*(0.045*2.5)^5)" office:value-type="float" office:value="0.000376278672900864">
            <text:p>0,0004</text:p>
          </table:table-cell>
          <table:table-cell table:formula="oooc:=[.H774]/(2*3.1416/60*[.B674]*(0.045*2.5))" office:value-type="float" office:value="0.110850976621268">
            <text:p>0,110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6.3355484">
            <text:p>76,3355</text:p>
          </table:table-cell>
          <table:table-cell/>
          <table:table-cell office:value-type="float" office:value="84.53730774">
            <text:p>84,5373</text:p>
          </table:table-cell>
          <table:table-cell table:number-columns-repeated="2"/>
          <table:table-cell office:value-type="float" office:value="0.11122177328399">
            <text:p>0,1112</text:p>
          </table:table-cell>
          <table:table-cell table:formula="oooc:=([.B775]*2/[.$E$739])^(1/2)" office:value-type="float" office:value="11.4749335658577">
            <text:p>11,4749</text:p>
          </table:table-cell>
          <table:table-cell table:formula="oooc:=[.E572]/([.$E$739]*(2*3.1416/60*[.B675])^2*(0.045*2.5)^4)" office:value-type="float" office:value="0.00293947657332588">
            <text:p>0,0029</text:p>
          </table:table-cell>
          <table:table-cell table:formula="oooc:=ABS([.C572])/([.$E$739]*(2*3.1416/60*[.B675])^2*(0.045*2.5)^5)" office:value-type="float" office:value="0.000369887192670626">
            <text:p>0,0004</text:p>
          </table:table-cell>
          <table:table-cell table:formula="oooc:=[.H775]/(2*3.1416/60*[.B675]*(0.045*2.5))" office:value-type="float" office:value="0.11122177328399">
            <text:p>0,1112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84.31103516">
            <text:p>84,311</text:p>
          </table:table-cell>
          <table:table-cell table:number-columns-repeated="4"/>
          <table:table-cell office:value-type="float" office:value="0.118318992752684">
            <text:p>0,1183</text:p>
          </table:table-cell>
          <table:table-cell table:formula="oooc:=([.B776]*2/[.$E$769])^(1/2)" office:value-type="float" office:value="12.0840270633484">
            <text:p>12,084</text:p>
          </table:table-cell>
          <table:table-cell table:formula="oooc:=[.E573]/([.$E$769]*(2*3.1416/60*[.B676])^2*(0.045*2.5)^4)" office:value-type="float" office:value="0.00296861982597906">
            <text:p>0,003</text:p>
          </table:table-cell>
          <table:table-cell table:formula="oooc:=ABS([.C573])/([.$E$769]*(2*3.1416/60*[.B676])^2*(0.045*2.5)^5)" office:value-type="float" office:value="0.000382785903858744">
            <text:p>0,0004</text:p>
          </table:table-cell>
          <table:table-cell table:formula="oooc:=[.H776]/(2*3.1416/60*[.B676]*(0.045*2.5))" office:value-type="float" office:value="0.118318992752684">
            <text:p>0,118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83.94599915">
            <text:p>83,946</text:p>
          </table:table-cell>
          <table:table-cell table:number-columns-repeated="4"/>
          <table:table-cell office:value-type="float" office:value="0.118541030195719">
            <text:p>0,1185</text:p>
          </table:table-cell>
          <table:table-cell table:formula="oooc:=([.B777]*2/[.$E$769])^(1/2)" office:value-type="float" office:value="12.0578389730321">
            <text:p>12,0578</text:p>
          </table:table-cell>
          <table:table-cell table:formula="oooc:=[.E574]/([.$E$769]*(2*3.1416/60*[.B677])^2*(0.045*2.5)^4)" office:value-type="float" office:value="0.00302783677412258">
            <text:p>0,003</text:p>
          </table:table-cell>
          <table:table-cell table:formula="oooc:=ABS([.C574])/([.$E$769]*(2*3.1416/60*[.B677])^2*(0.045*2.5)^5)" office:value-type="float" office:value="0.000397814385062737">
            <text:p>0,0004</text:p>
          </table:table-cell>
          <table:table-cell table:formula="oooc:=[.H777]/(2*3.1416/60*[.B677]*(0.045*2.5))" office:value-type="float" office:value="0.118541030195719">
            <text:p>0,118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4.2734375">
            <text:p>84,2734</text:p>
          </table:table-cell>
          <table:table-cell table:number-columns-repeated="4"/>
          <table:table-cell office:value-type="float" office:value="0.119273839712131">
            <text:p>0,1193</text:p>
          </table:table-cell>
          <table:table-cell table:formula="oooc:=([.B778]*2/[.$E$769])^(1/2)" office:value-type="float" office:value="12.081332387601">
            <text:p>12,0813</text:p>
          </table:table-cell>
          <table:table-cell table:formula="oooc:=[.E575]/([.$E$769]*(2*3.1416/60*[.B678])^2*(0.045*2.5)^4)" office:value-type="float" office:value="0.00323083430966074">
            <text:p>0,0032</text:p>
          </table:table-cell>
          <table:table-cell table:formula="oooc:=ABS([.C575])/([.$E$769]*(2*3.1416/60*[.B678])^2*(0.045*2.5)^5)" office:value-type="float" office:value="0.000411552661536867">
            <text:p>0,0004</text:p>
          </table:table-cell>
          <table:table-cell table:formula="oooc:=[.H778]/(2*3.1416/60*[.B678]*(0.045*2.5))" office:value-type="float" office:value="0.119273839712131">
            <text:p>0,1193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3.70742035">
            <text:p>83,7074</text:p>
          </table:table-cell>
          <table:table-cell table:number-columns-repeated="4"/>
          <table:table-cell office:value-type="float" office:value="0.119375248523329">
            <text:p>0,1194</text:p>
          </table:table-cell>
          <table:table-cell table:formula="oooc:=([.B779]*2/[.$E$769])^(1/2)" office:value-type="float" office:value="12.0406922855464">
            <text:p>12,0407</text:p>
          </table:table-cell>
          <table:table-cell table:formula="oooc:=[.E576]/([.$E$769]*(2*3.1416/60*[.B679])^2*(0.045*2.5)^4)" office:value-type="float" office:value="0.00341816906993096">
            <text:p>0,0034</text:p>
          </table:table-cell>
          <table:table-cell table:formula="oooc:=ABS([.C576])/([.$E$769]*(2*3.1416/60*[.B679])^2*(0.045*2.5)^5)" office:value-type="float" office:value="0.000416816072117198">
            <text:p>0,0004</text:p>
          </table:table-cell>
          <table:table-cell table:formula="oooc:=[.H779]/(2*3.1416/60*[.B679]*(0.045*2.5))" office:value-type="float" office:value="0.119375248523329">
            <text:p>0,1194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83.93164063">
            <text:p>83,9316</text:p>
          </table:table-cell>
          <table:table-cell table:number-columns-repeated="4"/>
          <table:table-cell office:value-type="float" office:value="0.119961938658632">
            <text:p>0,12</text:p>
          </table:table-cell>
          <table:table-cell table:formula="oooc:=([.B780]*2/[.$E$769])^(1/2)" office:value-type="float" office:value="12.0568077140811">
            <text:p>12,0568</text:p>
          </table:table-cell>
          <table:table-cell table:formula="oooc:=[.E577]/([.$E$769]*(2*3.1416/60*[.B680])^2*(0.045*2.5)^4)" office:value-type="float" office:value="0.00324718591542924">
            <text:p>0,0032</text:p>
          </table:table-cell>
          <table:table-cell table:formula="oooc:=ABS([.C577])/([.$E$769]*(2*3.1416/60*[.B680])^2*(0.045*2.5)^5)" office:value-type="float" office:value="0.000414410772771866">
            <text:p>0,0004</text:p>
          </table:table-cell>
          <table:table-cell table:formula="oooc:=[.H780]/(2*3.1416/60*[.B680]*(0.045*2.5))" office:value-type="float" office:value="0.119961938658632">
            <text:p>0,12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4.00888824">
            <text:p>84,0089</text:p>
          </table:table-cell>
          <table:table-cell table:number-columns-repeated="4"/>
          <table:table-cell office:value-type="float" office:value="0.120693415029083">
            <text:p>0,1207</text:p>
          </table:table-cell>
          <table:table-cell table:formula="oooc:=([.B781]*2/[.$E$769])^(1/2)" office:value-type="float" office:value="12.0623547603106">
            <text:p>12,0624</text:p>
          </table:table-cell>
          <table:table-cell table:formula="oooc:=[.E578]/([.$E$769]*(2*3.1416/60*[.B681])^2*(0.045*2.5)^4)" office:value-type="float" office:value="0.00344209190853752">
            <text:p>0,0034</text:p>
          </table:table-cell>
          <table:table-cell table:formula="oooc:=ABS([.C578])/([.$E$769]*(2*3.1416/60*[.B681])^2*(0.045*2.5)^5)" office:value-type="float" office:value="0.000419594189945534">
            <text:p>0,0004</text:p>
          </table:table-cell>
          <table:table-cell table:formula="oooc:=[.H781]/(2*3.1416/60*[.B681]*(0.045*2.5))" office:value-type="float" office:value="0.120693415029083">
            <text:p>0,1207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3.71289063">
            <text:p>83,7129</text:p>
          </table:table-cell>
          <table:table-cell table:number-columns-repeated="4"/>
          <table:table-cell office:value-type="float" office:value="0.121260066806948">
            <text:p>0,1213</text:p>
          </table:table-cell>
          <table:table-cell table:formula="oooc:=([.B782]*2/[.$E$769])^(1/2)" office:value-type="float" office:value="12.0410857087451">
            <text:p>12,0411</text:p>
          </table:table-cell>
          <table:table-cell table:formula="oooc:=[.E579]/([.$E$769]*(2*3.1416/60*[.B682])^2*(0.045*2.5)^4)" office:value-type="float" office:value="0.00345230921392916">
            <text:p>0,0035</text:p>
          </table:table-cell>
          <table:table-cell table:formula="oooc:=ABS([.C579])/([.$E$769]*(2*3.1416/60*[.B682])^2*(0.045*2.5)^5)" office:value-type="float" office:value="0.000443044898471429">
            <text:p>0,0004</text:p>
          </table:table-cell>
          <table:table-cell table:formula="oooc:=[.H782]/(2*3.1416/60*[.B682]*(0.045*2.5))" office:value-type="float" office:value="0.121260066806948">
            <text:p>0,1213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3.85302734">
            <text:p>83,853</text:p>
          </table:table-cell>
          <table:table-cell table:number-columns-repeated="4"/>
          <table:table-cell office:value-type="float" office:value="0.122145530180021">
            <text:p>0,1221</text:p>
          </table:table-cell>
          <table:table-cell table:formula="oooc:=([.B783]*2/[.$E$769])^(1/2)" office:value-type="float" office:value="12.0511599788545">
            <text:p>12,0512</text:p>
          </table:table-cell>
          <table:table-cell table:formula="oooc:=[.E580]/([.$E$769]*(2*3.1416/60*[.B683])^2*(0.045*2.5)^4)" office:value-type="float" office:value="0.00342225067831561">
            <text:p>0,0034</text:p>
          </table:table-cell>
          <table:table-cell table:formula="oooc:=ABS([.C580])/([.$E$769]*(2*3.1416/60*[.B683])^2*(0.045*2.5)^5)" office:value-type="float" office:value="0.000442654984728913">
            <text:p>0,0004</text:p>
          </table:table-cell>
          <table:table-cell table:formula="oooc:=[.H783]/(2*3.1416/60*[.B683]*(0.045*2.5))" office:value-type="float" office:value="0.122145530180021">
            <text:p>0,1221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3.66572571">
            <text:p>83,6657</text:p>
          </table:table-cell>
          <table:table-cell table:number-columns-repeated="4"/>
          <table:table-cell office:value-type="float" office:value="0.12262619324822">
            <text:p>0,1226</text:p>
          </table:table-cell>
          <table:table-cell table:formula="oooc:=([.B784]*2/[.$E$769])^(1/2)" office:value-type="float" office:value="12.0376931794981">
            <text:p>12,0377</text:p>
          </table:table-cell>
          <table:table-cell table:formula="oooc:=[.E581]/([.$E$769]*(2*3.1416/60*[.B684])^2*(0.045*2.5)^4)" office:value-type="float" office:value="0.00352126281331757">
            <text:p>0,0035</text:p>
          </table:table-cell>
          <table:table-cell table:formula="oooc:=ABS([.C581])/([.$E$769]*(2*3.1416/60*[.B684])^2*(0.045*2.5)^5)" office:value-type="float" office:value="0.000441372863016546">
            <text:p>0,0004</text:p>
          </table:table-cell>
          <table:table-cell table:formula="oooc:=[.H784]/(2*3.1416/60*[.B684]*(0.045*2.5))" office:value-type="float" office:value="0.12262619324822">
            <text:p>0,1226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3.48457336">
            <text:p>83,4846</text:p>
          </table:table-cell>
          <table:table-cell table:number-columns-repeated="4"/>
          <table:table-cell office:value-type="float" office:value="0.123078428927141">
            <text:p>0,1231</text:p>
          </table:table-cell>
          <table:table-cell table:formula="oooc:=([.B785]*2/[.$E$769])^(1/2)" office:value-type="float" office:value="12.0246541599114">
            <text:p>12,0247</text:p>
          </table:table-cell>
          <table:table-cell table:formula="oooc:=[.E582]/([.$E$769]*(2*3.1416/60*[.B685])^2*(0.045*2.5)^4)" office:value-type="float" office:value="0.00350856187500048">
            <text:p>0,0035</text:p>
          </table:table-cell>
          <table:table-cell table:formula="oooc:=ABS([.C582])/([.$E$769]*(2*3.1416/60*[.B685])^2*(0.045*2.5)^5)" office:value-type="float" office:value="0.000439607465402333">
            <text:p>0,0004</text:p>
          </table:table-cell>
          <table:table-cell table:formula="oooc:=[.H785]/(2*3.1416/60*[.B685]*(0.045*2.5))" office:value-type="float" office:value="0.123078428927141">
            <text:p>0,123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3.20497894">
            <text:p>83,205</text:p>
          </table:table-cell>
          <table:table-cell table:number-columns-repeated="4"/>
          <table:table-cell office:value-type="float" office:value="0.123703063152272">
            <text:p>0,1237</text:p>
          </table:table-cell>
          <table:table-cell table:formula="oooc:=([.B786]*2/[.$E$769])^(1/2)" office:value-type="float" office:value="12.0045016592982">
            <text:p>12,0045</text:p>
          </table:table-cell>
          <table:table-cell table:formula="oooc:=[.E583]/([.$E$769]*(2*3.1416/60*[.B686])^2*(0.045*2.5)^4)" office:value-type="float" office:value="0.00352903738068618">
            <text:p>0,0035</text:p>
          </table:table-cell>
          <table:table-cell table:formula="oooc:=ABS([.C583])/([.$E$769]*(2*3.1416/60*[.B686])^2*(0.045*2.5)^5)" office:value-type="float" office:value="0.000439195758437152">
            <text:p>0,0004</text:p>
          </table:table-cell>
          <table:table-cell table:formula="oooc:=[.H786]/(2*3.1416/60*[.B686]*(0.045*2.5))" office:value-type="float" office:value="0.123703063152272">
            <text:p>0,1237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3.17421722">
            <text:p>83,1742</text:p>
          </table:table-cell>
          <table:table-cell table:number-columns-repeated="4"/>
          <table:table-cell office:value-type="float" office:value="0.124077805154752">
            <text:p>0,1241</text:p>
          </table:table-cell>
          <table:table-cell table:formula="oooc:=([.B787]*2/[.$E$769])^(1/2)" office:value-type="float" office:value="12.0022823614788">
            <text:p>12,0023</text:p>
          </table:table-cell>
          <table:table-cell table:formula="oooc:=[.E584]/([.$E$769]*(2*3.1416/60*[.B687])^2*(0.045*2.5)^4)" office:value-type="float" office:value="0.00361547984230076">
            <text:p>0,0036</text:p>
          </table:table-cell>
          <table:table-cell table:formula="oooc:=ABS([.C584])/([.$E$769]*(2*3.1416/60*[.B687])^2*(0.045*2.5)^5)" office:value-type="float" office:value="0.00043463513957152">
            <text:p>0,0004</text:p>
          </table:table-cell>
          <table:table-cell table:formula="oooc:=[.H787]/(2*3.1416/60*[.B687]*(0.045*2.5))" office:value-type="float" office:value="0.124077805154752">
            <text:p>0,124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3.32255554">
            <text:p>83,3226</text:p>
          </table:table-cell>
          <table:table-cell table:number-columns-repeated="4"/>
          <table:table-cell office:value-type="float" office:value="0.124754311844562">
            <text:p>0,1248</text:p>
          </table:table-cell>
          <table:table-cell table:formula="oooc:=([.B788]*2/[.$E$769])^(1/2)" office:value-type="float" office:value="12.0129804200155">
            <text:p>12,013</text:p>
          </table:table-cell>
          <table:table-cell table:formula="oooc:=[.E585]/([.$E$769]*(2*3.1416/60*[.B688])^2*(0.045*2.5)^4)" office:value-type="float" office:value="0.00370400473571306">
            <text:p>0,0037</text:p>
          </table:table-cell>
          <table:table-cell table:formula="oooc:=ABS([.C585])/([.$E$769]*(2*3.1416/60*[.B688])^2*(0.045*2.5)^5)" office:value-type="float" office:value="0.000411964106624722">
            <text:p>0,0004</text:p>
          </table:table-cell>
          <table:table-cell table:formula="oooc:=[.H788]/(2*3.1416/60*[.B688]*(0.045*2.5))" office:value-type="float" office:value="0.124754311844562">
            <text:p>0,1248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83.34443665">
            <text:p>83,3444</text:p>
          </table:table-cell>
          <table:table-cell table:number-columns-repeated="4"/>
          <table:table-cell office:value-type="float" office:value="0.125338843124907">
            <text:p>0,1253</text:p>
          </table:table-cell>
          <table:table-cell table:formula="oooc:=([.B789]*2/[.$E$769])^(1/2)" office:value-type="float" office:value="12.0145576645533">
            <text:p>12,0146</text:p>
          </table:table-cell>
          <table:table-cell table:formula="oooc:=[.E586]/([.$E$769]*(2*3.1416/60*[.B689])^2*(0.045*2.5)^4)" office:value-type="float" office:value="0.00378144842164532">
            <text:p>0,0038</text:p>
          </table:table-cell>
          <table:table-cell table:formula="oooc:=ABS([.C586])/([.$E$769]*(2*3.1416/60*[.B689])^2*(0.045*2.5)^5)" office:value-type="float" office:value="0.000402023469624776">
            <text:p>0,0004</text:p>
          </table:table-cell>
          <table:table-cell table:formula="oooc:=[.H789]/(2*3.1416/60*[.B689]*(0.045*2.5))" office:value-type="float" office:value="0.125338843124907">
            <text:p>0,1253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83.27539063">
            <text:p>83,2754</text:p>
          </table:table-cell>
          <table:table-cell table:number-columns-repeated="4"/>
          <table:table-cell office:value-type="float" office:value="0.126145073656203">
            <text:p>0,1261</text:p>
          </table:table-cell>
          <table:table-cell table:formula="oooc:=([.B790]*2/[.$E$769])^(1/2)" office:value-type="float" office:value="12.0095799521626">
            <text:p>12,0096</text:p>
          </table:table-cell>
          <table:table-cell table:formula="oooc:=[.E587]/([.$E$769]*(2*3.1416/60*[.B690])^2*(0.045*2.5)^4)" office:value-type="float" office:value="0.00378405449961741">
            <text:p>0,0038</text:p>
          </table:table-cell>
          <table:table-cell table:formula="oooc:=ABS([.C587])/([.$E$769]*(2*3.1416/60*[.B690])^2*(0.045*2.5)^5)" office:value-type="float" office:value="0.000394351653908191">
            <text:p>0,0004</text:p>
          </table:table-cell>
          <table:table-cell table:formula="oooc:=[.H790]/(2*3.1416/60*[.B690]*(0.045*2.5))" office:value-type="float" office:value="0.126145073656203">
            <text:p>0,126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3.59804535">
            <text:p>83,598</text:p>
          </table:table-cell>
          <table:table-cell table:number-columns-repeated="4"/>
          <table:table-cell office:value-type="float" office:value="0.127228818940009">
            <text:p>0,1272</text:p>
          </table:table-cell>
          <table:table-cell table:formula="oooc:=([.B791]*2/[.$E$769])^(1/2)" office:value-type="float" office:value="12.0328233225094">
            <text:p>12,0328</text:p>
          </table:table-cell>
          <table:table-cell table:formula="oooc:=[.E588]/([.$E$769]*(2*3.1416/60*[.B691])^2*(0.045*2.5)^4)" office:value-type="float" office:value="0.00388593328190698">
            <text:p>0,0039</text:p>
          </table:table-cell>
          <table:table-cell table:formula="oooc:=ABS([.C588])/([.$E$769]*(2*3.1416/60*[.B691])^2*(0.045*2.5)^5)" office:value-type="float" office:value="0.000400372886732133">
            <text:p>0,0004</text:p>
          </table:table-cell>
          <table:table-cell table:formula="oooc:=[.H791]/(2*3.1416/60*[.B691]*(0.045*2.5))" office:value-type="float" office:value="0.127228818940009">
            <text:p>0,1272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3.09287262">
            <text:p>83,0929</text:p>
          </table:table-cell>
          <table:table-cell table:number-columns-repeated="4"/>
          <table:table-cell office:value-type="float" office:value="0.127486182543024">
            <text:p>0,1275</text:p>
          </table:table-cell>
          <table:table-cell table:formula="oooc:=([.B792]*2/[.$E$769])^(1/2)" office:value-type="float" office:value="11.9964117941426">
            <text:p>11,9964</text:p>
          </table:table-cell>
          <table:table-cell table:formula="oooc:=[.E589]/([.$E$769]*(2*3.1416/60*[.B692])^2*(0.045*2.5)^4)" office:value-type="float" office:value="0.00388760846884599">
            <text:p>0,0039</text:p>
          </table:table-cell>
          <table:table-cell table:formula="oooc:=ABS([.C589])/([.$E$769]*(2*3.1416/60*[.B692])^2*(0.045*2.5)^5)" office:value-type="float" office:value="0.000396319806404872">
            <text:p>0,0004</text:p>
          </table:table-cell>
          <table:table-cell table:formula="oooc:=[.H792]/(2*3.1416/60*[.B692]*(0.045*2.5))" office:value-type="float" office:value="0.127486182543024">
            <text:p>0,127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83.48525238">
            <text:p>83,4853</text:p>
          </table:table-cell>
          <table:table-cell table:number-columns-repeated="4"/>
          <table:table-cell office:value-type="float" office:value="0.128758769965589">
            <text:p>0,1288</text:p>
          </table:table-cell>
          <table:table-cell table:formula="oooc:=([.B793]*2/[.$E$769])^(1/2)" office:value-type="float" office:value="12.0247030609462">
            <text:p>12,0247</text:p>
          </table:table-cell>
          <table:table-cell table:formula="oooc:=[.E590]/([.$E$769]*(2*3.1416/60*[.B693])^2*(0.045*2.5)^4)" office:value-type="float" office:value="0.00401589863300782">
            <text:p>0,004</text:p>
          </table:table-cell>
          <table:table-cell table:formula="oooc:=ABS([.C590])/([.$E$769]*(2*3.1416/60*[.B693])^2*(0.045*2.5)^5)" office:value-type="float" office:value="0.000417142188123871">
            <text:p>0,0004</text:p>
          </table:table-cell>
          <table:table-cell table:formula="oooc:=[.H793]/(2*3.1416/60*[.B693]*(0.045*2.5))" office:value-type="float" office:value="0.128758769965589">
            <text:p>0,1288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3.28837585">
            <text:p>83,2884</text:p>
          </table:table-cell>
          <table:table-cell table:number-columns-repeated="4"/>
          <table:table-cell office:value-type="float" office:value="0.129501539368838">
            <text:p>0,1295</text:p>
          </table:table-cell>
          <table:table-cell table:formula="oooc:=([.B794]*2/[.$E$769])^(1/2)" office:value-type="float" office:value="12.0105162489354">
            <text:p>12,0105</text:p>
          </table:table-cell>
          <table:table-cell table:formula="oooc:=[.E591]/([.$E$769]*(2*3.1416/60*[.B694])^2*(0.045*2.5)^4)" office:value-type="float" office:value="0.00396607460187635">
            <text:p>0,004</text:p>
          </table:table-cell>
          <table:table-cell table:formula="oooc:=ABS([.C591])/([.$E$769]*(2*3.1416/60*[.B694])^2*(0.045*2.5)^5)" office:value-type="float" office:value="0.000407098381632081">
            <text:p>0,0004</text:p>
          </table:table-cell>
          <table:table-cell table:formula="oooc:=[.H794]/(2*3.1416/60*[.B694]*(0.045*2.5))" office:value-type="float" office:value="0.129501539368838">
            <text:p>0,129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3.24189758">
            <text:p>83,2419</text:p>
            <draw:frame table:end-cell-address="Sheet1.H816" table:end-x="1.479cm" table:end-y="0.4cm" draw:z-index="9" svg:width="12.935cm" svg:height="9.617cm" svg:x="2.091cm" svg:y="0.267cm">
              <draw:object draw:notify-on-update-of-ranges="Sheet1.G710:Sheet1.G805 Sheet1.J710:Sheet1.J805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4"/>
          <table:table-cell office:value-type="float" office:value="0.130582136757748">
            <text:p>0,1306</text:p>
          </table:table-cell>
          <table:table-cell table:formula="oooc:=([.B795]*2/[.$E$769])^(1/2)" office:value-type="float" office:value="12.0071646052545">
            <text:p>12,0072</text:p>
          </table:table-cell>
          <table:table-cell table:formula="oooc:=[.E592]/([.$E$769]*(2*3.1416/60*[.B695])^2*(0.045*2.5)^4)" office:value-type="float" office:value="0.00409556711573788">
            <text:p>0,0041</text:p>
          </table:table-cell>
          <table:table-cell table:formula="oooc:=ABS([.C592])/([.$E$769]*(2*3.1416/60*[.B695])^2*(0.045*2.5)^5)" office:value-type="float" office:value="0.000437204268802405">
            <text:p>0,0004</text:p>
          </table:table-cell>
          <table:table-cell table:formula="oooc:=[.H795]/(2*3.1416/60*[.B695]*(0.045*2.5))" office:value-type="float" office:value="0.130582136757748">
            <text:p>0,1306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3.22822571">
            <text:p>83,2282</text:p>
          </table:table-cell>
          <table:table-cell table:number-columns-repeated="4"/>
          <table:table-cell office:value-type="float" office:value="0.131615961645053">
            <text:p>0,1316</text:p>
          </table:table-cell>
          <table:table-cell table:formula="oooc:=([.B796]*2/[.$E$769])^(1/2)" office:value-type="float" office:value="12.0061785204858">
            <text:p>12,0062</text:p>
          </table:table-cell>
          <table:table-cell table:formula="oooc:=[.E593]/([.$E$769]*(2*3.1416/60*[.B696])^2*(0.045*2.5)^4)" office:value-type="float" office:value="0.00405820638013243">
            <text:p>0,0041</text:p>
          </table:table-cell>
          <table:table-cell table:formula="oooc:=ABS([.C593])/([.$E$769]*(2*3.1416/60*[.B696])^2*(0.045*2.5)^5)" office:value-type="float" office:value="0.000453818835296715">
            <text:p>0,0005</text:p>
          </table:table-cell>
          <table:table-cell table:formula="oooc:=[.H796]/(2*3.1416/60*[.B696]*(0.045*2.5))" office:value-type="float" office:value="0.131615961645053">
            <text:p>0,1316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2.90351868">
            <text:p>82,9035</text:p>
          </table:table-cell>
          <table:table-cell table:number-columns-repeated="4"/>
          <table:table-cell office:value-type="float" office:value="0.132372177956638">
            <text:p>0,1324</text:p>
          </table:table-cell>
          <table:table-cell table:formula="oooc:=([.B797]*2/[.$E$769])^(1/2)" office:value-type="float" office:value="11.9827351491473">
            <text:p>11,9827</text:p>
          </table:table-cell>
          <table:table-cell table:formula="oooc:=[.E594]/([.$E$769]*(2*3.1416/60*[.B697])^2*(0.045*2.5)^4)" office:value-type="float" office:value="0.00415488732987326">
            <text:p>0,0042</text:p>
          </table:table-cell>
          <table:table-cell table:formula="oooc:=ABS([.C594])/([.$E$769]*(2*3.1416/60*[.B697])^2*(0.045*2.5)^5)" office:value-type="float" office:value="0.000464751552149949">
            <text:p>0,0005</text:p>
          </table:table-cell>
          <table:table-cell table:formula="oooc:=[.H797]/(2*3.1416/60*[.B697]*(0.045*2.5))" office:value-type="float" office:value="0.132372177956638">
            <text:p>0,1324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3.09629059">
            <text:p>83,0963</text:p>
          </table:table-cell>
          <table:table-cell table:number-columns-repeated="4"/>
          <table:table-cell office:value-type="float" office:value="0.133853597428">
            <text:p>0,1339</text:p>
          </table:table-cell>
          <table:table-cell table:formula="oooc:=([.B798]*2/[.$E$769])^(1/2)" office:value-type="float" office:value="11.9966585238119">
            <text:p>11,9967</text:p>
          </table:table-cell>
          <table:table-cell table:formula="oooc:=[.E595]/([.$E$769]*(2*3.1416/60*[.B698])^2*(0.045*2.5)^4)" office:value-type="float" office:value="0.0042430767455613">
            <text:p>0,0042</text:p>
          </table:table-cell>
          <table:table-cell table:formula="oooc:=ABS([.C595])/([.$E$769]*(2*3.1416/60*[.B698])^2*(0.045*2.5)^5)" office:value-type="float" office:value="0.000435762542115014">
            <text:p>0,0004</text:p>
          </table:table-cell>
          <table:table-cell table:formula="oooc:=[.H798]/(2*3.1416/60*[.B698]*(0.045*2.5))" office:value-type="float" office:value="0.133853597428">
            <text:p>0,1339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2.89052582">
            <text:p>82,8905</text:p>
          </table:table-cell>
          <table:table-cell table:number-columns-repeated="4"/>
          <table:table-cell office:value-type="float" office:value="0.134860105965829">
            <text:p>0,1349</text:p>
          </table:table-cell>
          <table:table-cell table:formula="oooc:=([.B799]*2/[.$E$769])^(1/2)" office:value-type="float" office:value="11.981796129289">
            <text:p>11,9818</text:p>
          </table:table-cell>
          <table:table-cell table:formula="oooc:=[.E596]/([.$E$769]*(2*3.1416/60*[.B699])^2*(0.045*2.5)^4)" office:value-type="float" office:value="0.0043755710862215">
            <text:p>0,0044</text:p>
          </table:table-cell>
          <table:table-cell table:formula="oooc:=ABS([.C596])/([.$E$769]*(2*3.1416/60*[.B699])^2*(0.045*2.5)^5)" office:value-type="float" office:value="0.00043491676154447">
            <text:p>0,0004</text:p>
          </table:table-cell>
          <table:table-cell table:formula="oooc:=[.H799]/(2*3.1416/60*[.B699]*(0.045*2.5))" office:value-type="float" office:value="0.134860105965829">
            <text:p>0,1349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3.07578278">
            <text:p>83,0758</text:p>
          </table:table-cell>
          <table:table-cell table:number-columns-repeated="4"/>
          <table:table-cell office:value-type="float" office:value="0.135918376683981">
            <text:p>0,1359</text:p>
          </table:table-cell>
          <table:table-cell table:formula="oooc:=([.B800]*2/[.$E$769])^(1/2)" office:value-type="float" office:value="11.9951780703929">
            <text:p>11,9952</text:p>
          </table:table-cell>
          <table:table-cell table:formula="oooc:=[.E597]/([.$E$769]*(2*3.1416/60*[.B700])^2*(0.045*2.5)^4)" office:value-type="float" office:value="0.00444949445458419">
            <text:p>0,0044</text:p>
          </table:table-cell>
          <table:table-cell table:formula="oooc:=ABS([.C597])/([.$E$769]*(2*3.1416/60*[.B700])^2*(0.045*2.5)^5)" office:value-type="float" office:value="0.000417751382823329">
            <text:p>0,0004</text:p>
          </table:table-cell>
          <table:table-cell table:formula="oooc:=[.H800]/(2*3.1416/60*[.B700]*(0.045*2.5))" office:value-type="float" office:value="0.135918376683981">
            <text:p>0,1359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3.05527496">
            <text:p>83,0553</text:p>
          </table:table-cell>
          <table:table-cell table:number-columns-repeated="4"/>
          <table:table-cell office:value-type="float" office:value="0.136876754218248">
            <text:p>0,1369</text:p>
          </table:table-cell>
          <table:table-cell table:formula="oooc:=([.B801]*2/[.$E$769])^(1/2)" office:value-type="float" office:value="11.9936974335108">
            <text:p>11,9937</text:p>
          </table:table-cell>
          <table:table-cell table:formula="oooc:=[.E598]/([.$E$769]*(2*3.1416/60*[.B701])^2*(0.045*2.5)^4)" office:value-type="float" office:value="0.00460432755378961">
            <text:p>0,0046</text:p>
          </table:table-cell>
          <table:table-cell table:formula="oooc:=ABS([.C598])/([.$E$769]*(2*3.1416/60*[.B701])^2*(0.045*2.5)^5)" office:value-type="float" office:value="0.000432392438714394">
            <text:p>0,0004</text:p>
          </table:table-cell>
          <table:table-cell table:formula="oooc:=[.H801]/(2*3.1416/60*[.B701]*(0.045*2.5))" office:value-type="float" office:value="0.136876754218248">
            <text:p>0,136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2.40244293">
            <text:p>82,4024</text:p>
          </table:table-cell>
          <table:table-cell table:number-columns-repeated="4"/>
          <table:table-cell office:value-type="float" office:value="0.137064805939849">
            <text:p>0,1371</text:p>
          </table:table-cell>
          <table:table-cell table:formula="oooc:=([.B802]*2/[.$E$769])^(1/2)" office:value-type="float" office:value="11.946467942533">
            <text:p>11,9465</text:p>
          </table:table-cell>
          <table:table-cell table:formula="oooc:=[.E599]/([.$E$769]*(2*3.1416/60*[.B702])^2*(0.045*2.5)^4)" office:value-type="float" office:value="0.00480715705979732">
            <text:p>0,0048</text:p>
          </table:table-cell>
          <table:table-cell table:formula="oooc:=ABS([.C599])/([.$E$769]*(2*3.1416/60*[.B702])^2*(0.045*2.5)^5)" office:value-type="float" office:value="0.000444869571876585">
            <text:p>0,0004</text:p>
          </table:table-cell>
          <table:table-cell table:formula="oooc:=[.H802]/(2*3.1416/60*[.B702]*(0.045*2.5))" office:value-type="float" office:value="0.137064805939849">
            <text:p>0,137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2.41474915">
            <text:p>82,4147</text:p>
          </table:table-cell>
          <table:table-cell table:number-columns-repeated="4"/>
          <table:table-cell office:value-type="float" office:value="0.137955672436126">
            <text:p>0,138</text:p>
          </table:table-cell>
          <table:table-cell table:formula="oooc:=([.B803]*2/[.$E$769])^(1/2)" office:value-type="float" office:value="11.9473599693283">
            <text:p>11,9474</text:p>
          </table:table-cell>
          <table:table-cell table:formula="oooc:=[.E600]/([.$E$769]*(2*3.1416/60*[.B703])^2*(0.045*2.5)^4)" office:value-type="float" office:value="0.00472323530452243">
            <text:p>0,0047</text:p>
          </table:table-cell>
          <table:table-cell table:formula="oooc:=ABS([.C600])/([.$E$769]*(2*3.1416/60*[.B703])^2*(0.045*2.5)^5)" office:value-type="float" office:value="0.000457332647252145">
            <text:p>0,0005</text:p>
          </table:table-cell>
          <table:table-cell table:formula="oooc:=[.H803]/(2*3.1416/60*[.B703]*(0.045*2.5))" office:value-type="float" office:value="0.137955672436126">
            <text:p>0,13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2.57675934">
            <text:p>82,5768</text:p>
          </table:table-cell>
          <table:table-cell table:number-columns-repeated="4"/>
          <table:table-cell office:value-type="float" office:value="0.139239338349184">
            <text:p>0,1392</text:p>
          </table:table-cell>
          <table:table-cell table:formula="oooc:=([.B804]*2/[.$E$769])^(1/2)" office:value-type="float" office:value="11.9590972115632">
            <text:p>11,9591</text:p>
          </table:table-cell>
          <table:table-cell table:formula="oooc:=[.E601]/([.$E$769]*(2*3.1416/60*[.B704])^2*(0.045*2.5)^4)" office:value-type="float" office:value="0.00498433555427915">
            <text:p>0,005</text:p>
          </table:table-cell>
          <table:table-cell table:formula="oooc:=ABS([.C601])/([.$E$769]*(2*3.1416/60*[.B704])^2*(0.045*2.5)^5)" office:value-type="float" office:value="0.000482599568333957">
            <text:p>0,0005</text:p>
          </table:table-cell>
          <table:table-cell table:formula="oooc:=[.H804]/(2*3.1416/60*[.B704]*(0.045*2.5))" office:value-type="float" office:value="0.139239338349184">
            <text:p>0,139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2.72236633">
            <text:p>82,7224</text:p>
          </table:table-cell>
          <table:table-cell table:number-columns-repeated="4"/>
          <table:table-cell office:value-type="float" office:value="0.140286776060629">
            <text:p>0,1403</text:p>
          </table:table-cell>
          <table:table-cell table:formula="oooc:=([.B805]*2/[.$E$769])^(1/2)" office:value-type="float" office:value="11.9696362616559">
            <text:p>11,9696</text:p>
          </table:table-cell>
          <table:table-cell table:formula="oooc:=[.E602]/([.$E$769]*(2*3.1416/60*[.B705])^2*(0.045*2.5)^4)" office:value-type="float" office:value="0.00508179989669634">
            <text:p>0,0051</text:p>
          </table:table-cell>
          <table:table-cell table:formula="oooc:=ABS([.C602])/([.$E$769]*(2*3.1416/60*[.B705])^2*(0.045*2.5)^5)" office:value-type="float" office:value="0.000494930636306885">
            <text:p>0,0005</text:p>
          </table:table-cell>
          <table:table-cell table:formula="oooc:=[.H805]/(2*3.1416/60*[.B705]*(0.045*2.5))" office:value-type="float" office:value="0.140286776060629">
            <text:p>0,1403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5cm"/>
      <style:text-properties style:font-name="Arial" fo:language="fr" fo:country="FR" style:font-name-asian="Lucida Sans Unicode" style:language-asian="en" style:country-asian="US" style:font-name-complex="Tahoma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03">03/12/2006</text:date>, <text:time>15:4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21T16:42:01</meta:creation-date>
    <dc:date>2006-12-03T15:43:19</dc:date>
    <dc:language>fr-FR</dc:language>
    <meta:editing-cycles>11</meta:editing-cycles>
    <meta:editing-duration>PT59M52S</meta:editing-duration>
    <meta:user-defined meta:name="Info 1"/>
    <meta:user-defined meta:name="Info 2"/>
    <meta:user-defined meta:name="Info 3"/>
    <meta:user-defined meta:name="Info 4"/>
    <meta:document-statistic meta:table-count="3" meta:cell-count="2878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44cm" svg:y="0.14cm" chart:style-name="ch2">
          <text:p>Main Title</text:p>
        </chart:title>
        <chart:legend chart:legend-position="end" svg:x="6.567cm" svg:y="3.309cm" chart:style-name="ch3"/>
        <chart:plot-area chart:style-name="ch4" table:cell-range-address="Sheet1.$A$1:.$B$96" chart:table-number-list="0" svg:x="0.16cm" svg:y="0.941cm" svg:width="6.088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-5">
                <text:p>-5</text:p>
              </table:table-cell>
              <table:table-cell office:value-type="float" office:value="-0.17490272">
                <text:p>-0.17490272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-4">
                <text:p>-4</text:p>
              </table:table-cell>
              <table:table-cell office:value-type="float" office:value="-0.17616834">
                <text:p>-0.1761683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-3">
                <text:p>-3</text:p>
              </table:table-cell>
              <table:table-cell office:value-type="float" office:value="-0.17414125">
                <text:p>-0.1741412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-2">
                <text:p>-2</text:p>
              </table:table-cell>
              <table:table-cell office:value-type="float" office:value="-0.17064366">
                <text:p>-0.17064366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-1">
                <text:p>-1</text:p>
              </table:table-cell>
              <table:table-cell office:value-type="float" office:value="-0.17157966">
                <text:p>-0.17157966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-0.16472973">
                <text:p>-0.16472973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1">
                <text:p>1</text:p>
              </table:table-cell>
              <table:table-cell office:value-type="float" office:value="-0.15793125">
                <text:p>-0.15793125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2">
                <text:p>2</text:p>
              </table:table-cell>
              <table:table-cell office:value-type="float" office:value="-0.15561286">
                <text:p>-0.15561286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3">
                <text:p>3</text:p>
              </table:table-cell>
              <table:table-cell office:value-type="float" office:value="-0.15425641">
                <text:p>-0.15425641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4">
                <text:p>4</text:p>
              </table:table-cell>
              <table:table-cell office:value-type="float" office:value="-0.15422559">
                <text:p>-0.15422559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5">
                <text:p>5</text:p>
              </table:table-cell>
              <table:table-cell office:value-type="float" office:value="-0.15171137">
                <text:p>-0.1517113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6">
                <text:p>6</text:p>
              </table:table-cell>
              <table:table-cell office:value-type="float" office:value="-0.14903475">
                <text:p>-0.14903475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7">
                <text:p>7</text:p>
              </table:table-cell>
              <table:table-cell office:value-type="float" office:value="-0.14819808">
                <text:p>-0.14819808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8">
                <text:p>8</text:p>
              </table:table-cell>
              <table:table-cell office:value-type="float" office:value="-0.14635432">
                <text:p>-0.14635432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9">
                <text:p>9</text:p>
              </table:table-cell>
              <table:table-cell office:value-type="float" office:value="-0.14607268">
                <text:p>-0.14607268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0">
                <text:p>10</text:p>
              </table:table-cell>
              <table:table-cell office:value-type="float" office:value="-0.14829348">
                <text:p>-0.14829348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1">
                <text:p>11</text:p>
              </table:table-cell>
              <table:table-cell office:value-type="float" office:value="-0.14961555">
                <text:p>-0.14961555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2">
                <text:p>12</text:p>
              </table:table-cell>
              <table:table-cell office:value-type="float" office:value="-0.15426135">
                <text:p>-0.15426135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3">
                <text:p>13</text:p>
              </table:table-cell>
              <table:table-cell office:value-type="float" office:value="-0.15839551">
                <text:p>-0.1583955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4">
                <text:p>14</text:p>
              </table:table-cell>
              <table:table-cell office:value-type="float" office:value="-0.16142569">
                <text:p>-0.16142569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5">
                <text:p>15</text:p>
              </table:table-cell>
              <table:table-cell office:value-type="float" office:value="-0.15908926">
                <text:p>-0.15908926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16">
                <text:p>16</text:p>
              </table:table-cell>
              <table:table-cell office:value-type="float" office:value="-0.16002993">
                <text:p>-0.16002993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17">
                <text:p>17</text:p>
              </table:table-cell>
              <table:table-cell office:value-type="float" office:value="-0.1631728">
                <text:p>-0.1631728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18">
                <text:p>18</text:p>
              </table:table-cell>
              <table:table-cell office:value-type="float" office:value="-0.16302871">
                <text:p>-0.16302871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19">
                <text:p>19</text:p>
              </table:table-cell>
              <table:table-cell office:value-type="float" office:value="-0.16405706">
                <text:p>-0.16405706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20">
                <text:p>20</text:p>
              </table:table-cell>
              <table:table-cell office:value-type="float" office:value="-0.16278697">
                <text:p>-0.16278697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21">
                <text:p>21</text:p>
              </table:table-cell>
              <table:table-cell office:value-type="float" office:value="-0.15941813">
                <text:p>-0.15941813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22">
                <text:p>22</text:p>
              </table:table-cell>
              <table:table-cell office:value-type="float" office:value="-0.15697268">
                <text:p>-0.15697268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23">
                <text:p>23</text:p>
              </table:table-cell>
              <table:table-cell office:value-type="float" office:value="-0.15465399">
                <text:p>-0.15465399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24">
                <text:p>24</text:p>
              </table:table-cell>
              <table:table-cell office:value-type="float" office:value="-0.15389144">
                <text:p>-0.15389144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25">
                <text:p>25</text:p>
              </table:table-cell>
              <table:table-cell office:value-type="float" office:value="-0.14934135">
                <text:p>-0.14934135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26">
                <text:p>26</text:p>
              </table:table-cell>
              <table:table-cell office:value-type="float" office:value="-0.1475702">
                <text:p>-0.1475702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27">
                <text:p>27</text:p>
              </table:table-cell>
              <table:table-cell office:value-type="float" office:value="-0.15023955">
                <text:p>-0.15023955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28">
                <text:p>28</text:p>
              </table:table-cell>
              <table:table-cell office:value-type="float" office:value="-0.15077048">
                <text:p>-0.15077048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29">
                <text:p>29</text:p>
              </table:table-cell>
              <table:table-cell office:value-type="float" office:value="-0.15025569">
                <text:p>-0.15025569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30">
                <text:p>30</text:p>
              </table:table-cell>
              <table:table-cell office:value-type="float" office:value="-0.1519932">
                <text:p>-0.1519932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31">
                <text:p>31</text:p>
              </table:table-cell>
              <table:table-cell office:value-type="float" office:value="-0.14831748">
                <text:p>-0.14831748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32">
                <text:p>32</text:p>
              </table:table-cell>
              <table:table-cell office:value-type="float" office:value="-0.14830068">
                <text:p>-0.14830068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33">
                <text:p>33</text:p>
              </table:table-cell>
              <table:table-cell office:value-type="float" office:value="-0.15048818">
                <text:p>-0.15048818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34">
                <text:p>34</text:p>
              </table:table-cell>
              <table:table-cell office:value-type="float" office:value="-0.14910892">
                <text:p>-0.14910892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35">
                <text:p>35</text:p>
              </table:table-cell>
              <table:table-cell office:value-type="float" office:value="-0.14751309">
                <text:p>-0.14751309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36">
                <text:p>36</text:p>
              </table:table-cell>
              <table:table-cell office:value-type="float" office:value="-0.14508452">
                <text:p>-0.14508452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37">
                <text:p>37</text:p>
              </table:table-cell>
              <table:table-cell office:value-type="float" office:value="-0.13754809">
                <text:p>-0.13754809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38">
                <text:p>38</text:p>
              </table:table-cell>
              <table:table-cell office:value-type="float" office:value="-0.13284922">
                <text:p>-0.13284922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39">
                <text:p>39</text:p>
              </table:table-cell>
              <table:table-cell office:value-type="float" office:value="-0.125007">
                <text:p>-0.125007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40">
                <text:p>40</text:p>
              </table:table-cell>
              <table:table-cell office:value-type="float" office:value="-0.1172789">
                <text:p>-0.1172789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41">
                <text:p>41</text:p>
              </table:table-cell>
              <table:table-cell office:value-type="float" office:value="-0.11002378">
                <text:p>-0.11002378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42">
                <text:p>42</text:p>
              </table:table-cell>
              <table:table-cell office:value-type="float" office:value="-0.10117092">
                <text:p>-0.10117092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43">
                <text:p>43</text:p>
              </table:table-cell>
              <table:table-cell office:value-type="float" office:value="-0.09590375">
                <text:p>-0.09590375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44">
                <text:p>44</text:p>
              </table:table-cell>
              <table:table-cell office:value-type="float" office:value="-0.08974635">
                <text:p>-0.08974635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45">
                <text:p>45</text:p>
              </table:table-cell>
              <table:table-cell office:value-type="float" office:value="-0.08096068">
                <text:p>-0.08096068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46">
                <text:p>46</text:p>
              </table:table-cell>
              <table:table-cell office:value-type="float" office:value="-0.073554">
                <text:p>-0.073554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47">
                <text:p>47</text:p>
              </table:table-cell>
              <table:table-cell office:value-type="float" office:value="-0.06744607">
                <text:p>-0.06744607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48">
                <text:p>48</text:p>
              </table:table-cell>
              <table:table-cell office:value-type="float" office:value="-0.0623705">
                <text:p>-0.0623705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49">
                <text:p>49</text:p>
              </table:table-cell>
              <table:table-cell office:value-type="float" office:value="-0.05438325">
                <text:p>-0.05438325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50">
                <text:p>50</text:p>
              </table:table-cell>
              <table:table-cell office:value-type="float" office:value="-0.04366675">
                <text:p>-0.04366675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51">
                <text:p>51</text:p>
              </table:table-cell>
              <table:table-cell office:value-type="float" office:value="-0.0410069">
                <text:p>-0.0410069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52">
                <text:p>52</text:p>
              </table:table-cell>
              <table:table-cell office:value-type="float" office:value="-0.0382985">
                <text:p>-0.0382985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53">
                <text:p>53</text:p>
              </table:table-cell>
              <table:table-cell office:value-type="float" office:value="-0.03407489">
                <text:p>-0.03407489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54">
                <text:p>54</text:p>
              </table:table-cell>
              <table:table-cell office:value-type="float" office:value="-0.02698211">
                <text:p>-0.02698211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55">
                <text:p>55</text:p>
              </table:table-cell>
              <table:table-cell office:value-type="float" office:value="-0.01928821">
                <text:p>-0.01928821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56">
                <text:p>56</text:p>
              </table:table-cell>
              <table:table-cell office:value-type="float" office:value="-0.01182017">
                <text:p>-0.01182017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57">
                <text:p>57</text:p>
              </table:table-cell>
              <table:table-cell office:value-type="float" office:value="-0.000984409999999991">
                <text:p>-0.000984409999999991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58">
                <text:p>58</text:p>
              </table:table-cell>
              <table:table-cell office:value-type="float" office:value="0.00796575000000001">
                <text:p>0.00796575000000001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59">
                <text:p>59</text:p>
              </table:table-cell>
              <table:table-cell office:value-type="float" office:value="0.01413748">
                <text:p>0.01413748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60">
                <text:p>60</text:p>
              </table:table-cell>
              <table:table-cell office:value-type="float" office:value="0.0220167">
                <text:p>0.0220167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61">
                <text:p>61</text:p>
              </table:table-cell>
              <table:table-cell office:value-type="float" office:value="0.03545557">
                <text:p>0.03545557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62">
                <text:p>62</text:p>
              </table:table-cell>
              <table:table-cell office:value-type="float" office:value="0.02862089">
                <text:p>0.02862089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63">
                <text:p>63</text:p>
              </table:table-cell>
              <table:table-cell office:value-type="float" office:value="0.02669698">
                <text:p>0.02669698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64">
                <text:p>64</text:p>
              </table:table-cell>
              <table:table-cell office:value-type="float" office:value="0.0364233">
                <text:p>0.0364233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65">
                <text:p>65</text:p>
              </table:table-cell>
              <table:table-cell office:value-type="float" office:value="0.04906176">
                <text:p>0.04906176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66">
                <text:p>66</text:p>
              </table:table-cell>
              <table:table-cell office:value-type="float" office:value="0.06528533">
                <text:p>0.06528533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67">
                <text:p>67</text:p>
              </table:table-cell>
              <table:table-cell office:value-type="float" office:value="0.08442154">
                <text:p>0.08442154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68">
                <text:p>68</text:p>
              </table:table-cell>
              <table:table-cell office:value-type="float" office:value="0.09598959">
                <text:p>0.09598959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69">
                <text:p>69</text:p>
              </table:table-cell>
              <table:table-cell office:value-type="float" office:value="0.11076505">
                <text:p>0.11076505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70">
                <text:p>70</text:p>
              </table:table-cell>
              <table:table-cell office:value-type="float" office:value="0.10952772">
                <text:p>0.10952772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71">
                <text:p>71</text:p>
              </table:table-cell>
              <table:table-cell office:value-type="float" office:value="0.10894976">
                <text:p>0.10894976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72">
                <text:p>72</text:p>
              </table:table-cell>
              <table:table-cell office:value-type="float" office:value="0.12413391">
                <text:p>0.12413391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73">
                <text:p>73</text:p>
              </table:table-cell>
              <table:table-cell office:value-type="float" office:value="0.13007396">
                <text:p>0.13007396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74">
                <text:p>74</text:p>
              </table:table-cell>
              <table:table-cell office:value-type="float" office:value="0.13115933">
                <text:p>0.13115933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75">
                <text:p>75</text:p>
              </table:table-cell>
              <table:table-cell office:value-type="float" office:value="0.13419272">
                <text:p>0.13419272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76">
                <text:p>76</text:p>
              </table:table-cell>
              <table:table-cell office:value-type="float" office:value="0.14308061">
                <text:p>0.14308061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77">
                <text:p>77</text:p>
              </table:table-cell>
              <table:table-cell office:value-type="float" office:value="0.15208749">
                <text:p>0.15208749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78">
                <text:p>78</text:p>
              </table:table-cell>
              <table:table-cell office:value-type="float" office:value="0.16947101">
                <text:p>0.16947101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79">
                <text:p>79</text:p>
              </table:table-cell>
              <table:table-cell office:value-type="float" office:value="0.17237795">
                <text:p>0.17237795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80">
                <text:p>80</text:p>
              </table:table-cell>
              <table:table-cell office:value-type="float" office:value="0.18604152">
                <text:p>0.18604152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81">
                <text:p>81</text:p>
              </table:table-cell>
              <table:table-cell office:value-type="float" office:value="0.19361167">
                <text:p>0.19361167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82">
                <text:p>82</text:p>
              </table:table-cell>
              <table:table-cell office:value-type="float" office:value="0.19945453">
                <text:p>0.19945453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83">
                <text:p>83</text:p>
              </table:table-cell>
              <table:table-cell office:value-type="float" office:value="0.1949656">
                <text:p>0.1949656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84">
                <text:p>84</text:p>
              </table:table-cell>
              <table:table-cell office:value-type="float" office:value="0.19954844">
                <text:p>0.19954844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85">
                <text:p>85</text:p>
              </table:table-cell>
              <table:table-cell office:value-type="float" office:value="0.20164894">
                <text:p>0.20164894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86">
                <text:p>86</text:p>
              </table:table-cell>
              <table:table-cell office:value-type="float" office:value="0.20975913">
                <text:p>0.20975913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87">
                <text:p>87</text:p>
              </table:table-cell>
              <table:table-cell office:value-type="float" office:value="0.21479999">
                <text:p>0.21479999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88">
                <text:p>88</text:p>
              </table:table-cell>
              <table:table-cell office:value-type="float" office:value="0.21940756">
                <text:p>0.21940756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89">
                <text:p>89</text:p>
              </table:table-cell>
              <table:table-cell office:value-type="float" office:value="0.22894892">
                <text:p>0.22894892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90">
                <text:p>90</text:p>
              </table:table-cell>
              <table:table-cell office:value-type="float" office:value="0.23619464">
                <text:p>0.23619464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44cm" svg:y="0.14cm" chart:style-name="ch2">
          <text:p>Main Title</text:p>
        </chart:title>
        <chart:legend chart:legend-position="end" svg:x="6.631cm" svg:y="3.309cm" chart:style-name="ch3"/>
        <chart:plot-area chart:style-name="ch4" table:cell-range-address="Sheet1.$A$506:.$A$602 Sheet1.$F$506:.$F$602" chart:data-source-has-labels="row" chart:table-number-list="0 0" svg:x="0.16cm" svg:y="0.941cm" svg:width="6.152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rtance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280896252221903">
                <text:p>0.280896252221903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202248033497352">
                <text:p>0.202248033497352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237543405934504">
                <text:p>0.237543405934504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167634296672846">
                <text:p>0.167634296672846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192279607311334">
                <text:p>0.192279607311334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25381711">
                <text:p>0.25381711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232497798556146">
                <text:p>0.232497798556146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276286625680846">
                <text:p>0.276286625680846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26425280956019">
                <text:p>0.26425280956019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215238108077258">
                <text:p>0.215238108077258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230056952069022">
                <text:p>0.230056952069022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223270267140997">
                <text:p>0.223270267140997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228160547564508">
                <text:p>0.228160547564508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215808569399415">
                <text:p>0.215808569399415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207502728328567">
                <text:p>0.207502728328567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200013775368192">
                <text:p>0.200013775368192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199837809930439">
                <text:p>0.199837809930439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198542048381321">
                <text:p>0.198542048381321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19957371829311">
                <text:p>0.19957371829311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200286943647389">
                <text:p>0.200286943647389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198126770957236">
                <text:p>0.198126770957236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198450659351185">
                <text:p>0.198450659351185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198882919828525">
                <text:p>0.198882919828525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196829928535313">
                <text:p>0.196829928535313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197857281984788">
                <text:p>0.197857281984788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196224145755783">
                <text:p>0.196224145755783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194301238583577">
                <text:p>0.194301238583577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191817710959838">
                <text:p>0.191817710959838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188501866203023">
                <text:p>0.188501866203023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1878840505378">
                <text:p>0.1878840505378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186977141968949">
                <text:p>0.186977141968949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185522519337689">
                <text:p>0.185522519337689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185935575713828">
                <text:p>0.185935575713828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18756723125458">
                <text:p>0.18756723125458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187140547753359">
                <text:p>0.187140547753359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202643113721408">
                <text:p>0.202643113721408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201145526722759">
                <text:p>0.201145526722759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208673047498046">
                <text:p>0.208673047498046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210068504559549">
                <text:p>0.210068504559549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205942756165448">
                <text:p>0.205942756165448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205661804903905">
                <text:p>0.205661804903905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204557303836159">
                <text:p>0.204557303836159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200720327607492">
                <text:p>0.200720327607492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19885210853665">
                <text:p>0.19885210853665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189040815297566">
                <text:p>0.189040815297566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179704815902886">
                <text:p>0.179704815902886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178733551302944">
                <text:p>0.178733551302944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169012160585491">
                <text:p>0.169012160585491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160628964892791">
                <text:p>0.160628964892791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157701820332806">
                <text:p>0.157701820332806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151536592908553">
                <text:p>0.151536592908553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146935939246965">
                <text:p>0.146935939246965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142377102946127">
                <text:p>0.142377102946127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140087300750565">
                <text:p>0.140087300750565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13621937873759">
                <text:p>0.13621937873759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133023028019393">
                <text:p>0.133023028019393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133237035779521">
                <text:p>0.133237035779521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144077848276828">
                <text:p>0.144077848276828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134833284107962">
                <text:p>0.134833284107962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128163162383325">
                <text:p>0.128163162383325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123003342033805">
                <text:p>0.123003342033805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12434611218382">
                <text:p>0.12434611218382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12466937908569">
                <text:p>0.12466937908569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131360642760798">
                <text:p>0.131360642760798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130125276848632">
                <text:p>0.130125276848632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125433541154024">
                <text:p>0.125433541154024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115274130961312">
                <text:p>0.115274130961312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122149984376259">
                <text:p>0.122149984376259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112144120896112">
                <text:p>0.112144120896112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115473124326129">
                <text:p>0.115473124326129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111038929535662">
                <text:p>0.111038929535662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108210429229627">
                <text:p>0.108210429229627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107918239019221">
                <text:p>0.107918239019221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10036654838847">
                <text:p>0.10036654838847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0883638651113512">
                <text:p>0.0883638651113512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0822089818049707">
                <text:p>0.0822089818049707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0712698620313788">
                <text:p>0.0712698620313788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0680416565506738">
                <text:p>0.0680416565506738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0669910779690349">
                <text:p>0.0669910779690349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066908298164033">
                <text:p>0.066908298164033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0594008605996839">
                <text:p>0.0594008605996839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0570844716126973">
                <text:p>0.0570844716126973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0465700886403345">
                <text:p>0.0465700886403345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0480052312647151">
                <text:p>0.0480052312647151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0382599378266706">
                <text:p>0.0382599378266706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0439301550101221">
                <text:p>0.0439301550101221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0350618445128141">
                <text:p>0.0350618445128141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0380219135735618">
                <text:p>0.0380219135735618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0421815244649186">
                <text:p>0.0421815244649186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0408264824944226">
                <text:p>0.0408264824944226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0344572394438788">
                <text:p>0.0344572394438788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0389821369507006">
                <text:p>0.0389821369507006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040347803962282">
                <text:p>0.040347803962282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0272282132017085">
                <text:p>0.0272282132017085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0498854440831475">
                <text:p>0.0498854440831475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0362150567662964">
                <text:p>0.0362150567662964</text:p>
              </table:table-cell>
            </table:table-row>
          </table:table-rows>
        </table:table>
      </chart:chart>
    </office:char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46cm" svg:y="0.14cm" chart:style-name="ch2">
          <text:p>Main Title</text:p>
        </chart:title>
        <chart:legend chart:legend-position="end" svg:x="6.567cm" svg:y="3.309cm" chart:style-name="ch3"/>
        <chart:plot-area chart:style-name="ch4" table:cell-range-address="Sheet1.$A$610:.$B$705" chart:table-number-list="0" svg:x="0.16cm" svg:y="0.941cm" svg:width="6.088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610</text:p>
              </table:table-cell>
              <table:table-cell office:value-type="float" office:value="-5">
                <text:p>-5</text:p>
              </table:table-cell>
              <table:table-cell office:value-type="float" office:value="10093.37890625">
                <text:p>10093.37890625</text:p>
              </table:table-cell>
            </table:table-row>
            <table:table-row>
              <table:table-cell office:value-type="string">
                <text:p>Row 611</text:p>
              </table:table-cell>
              <table:table-cell office:value-type="float" office:value="-4">
                <text:p>-4</text:p>
              </table:table-cell>
              <table:table-cell office:value-type="float" office:value="10094.453125">
                <text:p>10094.453125</text:p>
              </table:table-cell>
            </table:table-row>
            <table:table-row>
              <table:table-cell office:value-type="string">
                <text:p>Row 612</text:p>
              </table:table-cell>
              <table:table-cell office:value-type="float" office:value="-3">
                <text:p>-3</text:p>
              </table:table-cell>
              <table:table-cell office:value-type="float" office:value="10071.25">
                <text:p>10071.25</text:p>
              </table:table-cell>
            </table:table-row>
            <table:table-row>
              <table:table-cell office:value-type="string">
                <text:p>Row 613</text:p>
              </table:table-cell>
              <table:table-cell office:value-type="float" office:value="-2">
                <text:p>-2</text:p>
              </table:table-cell>
              <table:table-cell office:value-type="float" office:value="10071.26953125">
                <text:p>10071.26953125</text:p>
              </table:table-cell>
            </table:table-row>
            <table:table-row>
              <table:table-cell office:value-type="string">
                <text:p>Row 614</text:p>
              </table:table-cell>
              <table:table-cell office:value-type="float" office:value="-1">
                <text:p>-1</text:p>
              </table:table-cell>
              <table:table-cell office:value-type="float" office:value="10071.1328125">
                <text:p>10071.1328125</text:p>
              </table:table-cell>
            </table:table-row>
            <table:table-row>
              <table:table-cell office:value-type="string">
                <text:p>Row 615</text:p>
              </table:table-cell>
              <table:table-cell office:value-type="float" office:value="0">
                <text:p>0</text:p>
              </table:table-cell>
              <table:table-cell office:value-type="float" office:value="10072.28515625">
                <text:p>10072.28515625</text:p>
              </table:table-cell>
            </table:table-row>
            <table:table-row>
              <table:table-cell office:value-type="string">
                <text:p>Row 616</text:p>
              </table:table-cell>
              <table:table-cell office:value-type="float" office:value="1">
                <text:p>1</text:p>
              </table:table-cell>
              <table:table-cell office:value-type="float" office:value="10071.484375">
                <text:p>10071.484375</text:p>
              </table:table-cell>
            </table:table-row>
            <table:table-row>
              <table:table-cell office:value-type="string">
                <text:p>Row 617</text:p>
              </table:table-cell>
              <table:table-cell office:value-type="float" office:value="2">
                <text:p>2</text:p>
              </table:table-cell>
              <table:table-cell office:value-type="float" office:value="10072.1875">
                <text:p>10072.1875</text:p>
              </table:table-cell>
            </table:table-row>
            <table:table-row>
              <table:table-cell office:value-type="string">
                <text:p>Row 618</text:p>
              </table:table-cell>
              <table:table-cell office:value-type="float" office:value="3">
                <text:p>3</text:p>
              </table:table-cell>
              <table:table-cell office:value-type="float" office:value="10071.38671875">
                <text:p>10071.38671875</text:p>
              </table:table-cell>
            </table:table-row>
            <table:table-row>
              <table:table-cell office:value-type="string">
                <text:p>Row 619</text:p>
              </table:table-cell>
              <table:table-cell office:value-type="float" office:value="4">
                <text:p>4</text:p>
              </table:table-cell>
              <table:table-cell office:value-type="float" office:value="10063.28125">
                <text:p>10063.28125</text:p>
              </table:table-cell>
            </table:table-row>
            <table:table-row>
              <table:table-cell office:value-type="string">
                <text:p>Row 620</text:p>
              </table:table-cell>
              <table:table-cell office:value-type="float" office:value="5">
                <text:p>5</text:p>
              </table:table-cell>
              <table:table-cell office:value-type="float" office:value="10072.1484375">
                <text:p>10072.1484375</text:p>
              </table:table-cell>
            </table:table-row>
            <table:table-row>
              <table:table-cell office:value-type="string">
                <text:p>Row 621</text:p>
              </table:table-cell>
              <table:table-cell office:value-type="float" office:value="6">
                <text:p>6</text:p>
              </table:table-cell>
              <table:table-cell office:value-type="float" office:value="10064.00390625">
                <text:p>10064.00390625</text:p>
              </table:table-cell>
            </table:table-row>
            <table:table-row>
              <table:table-cell office:value-type="string">
                <text:p>Row 622</text:p>
              </table:table-cell>
              <table:table-cell office:value-type="float" office:value="7">
                <text:p>7</text:p>
              </table:table-cell>
              <table:table-cell office:value-type="float" office:value="10055.09765625">
                <text:p>10055.09765625</text:p>
              </table:table-cell>
            </table:table-row>
            <table:table-row>
              <table:table-cell office:value-type="string">
                <text:p>Row 623</text:p>
              </table:table-cell>
              <table:table-cell office:value-type="float" office:value="8">
                <text:p>8</text:p>
              </table:table-cell>
              <table:table-cell office:value-type="float" office:value="10042.79296875">
                <text:p>10042.79296875</text:p>
              </table:table-cell>
            </table:table-row>
            <table:table-row>
              <table:table-cell office:value-type="string">
                <text:p>Row 624</text:p>
              </table:table-cell>
              <table:table-cell office:value-type="float" office:value="9">
                <text:p>9</text:p>
              </table:table-cell>
              <table:table-cell office:value-type="float" office:value="10040.5859375">
                <text:p>10040.5859375</text:p>
              </table:table-cell>
            </table:table-row>
            <table:table-row>
              <table:table-cell office:value-type="string">
                <text:p>Row 625</text:p>
              </table:table-cell>
              <table:table-cell office:value-type="float" office:value="10">
                <text:p>10</text:p>
              </table:table-cell>
              <table:table-cell office:value-type="float" office:value="10017.1875">
                <text:p>10017.1875</text:p>
              </table:table-cell>
            </table:table-row>
            <table:table-row>
              <table:table-cell office:value-type="string">
                <text:p>Row 626</text:p>
              </table:table-cell>
              <table:table-cell office:value-type="float" office:value="11">
                <text:p>11</text:p>
              </table:table-cell>
              <table:table-cell office:value-type="float" office:value="10024.16015625">
                <text:p>10024.16015625</text:p>
              </table:table-cell>
            </table:table-row>
            <table:table-row>
              <table:table-cell office:value-type="string">
                <text:p>Row 627</text:p>
              </table:table-cell>
              <table:table-cell office:value-type="float" office:value="12">
                <text:p>12</text:p>
              </table:table-cell>
              <table:table-cell office:value-type="float" office:value="10003.22265625">
                <text:p>10003.22265625</text:p>
              </table:table-cell>
            </table:table-row>
            <table:table-row>
              <table:table-cell office:value-type="string">
                <text:p>Row 628</text:p>
              </table:table-cell>
              <table:table-cell office:value-type="float" office:value="13">
                <text:p>13</text:p>
              </table:table-cell>
              <table:table-cell office:value-type="float" office:value="9993.06640625">
                <text:p>9993.06640625</text:p>
              </table:table-cell>
            </table:table-row>
            <table:table-row>
              <table:table-cell office:value-type="string">
                <text:p>Row 629</text:p>
              </table:table-cell>
              <table:table-cell office:value-type="float" office:value="14">
                <text:p>14</text:p>
              </table:table-cell>
              <table:table-cell office:value-type="float" office:value="9974.9609375">
                <text:p>9974.9609375</text:p>
              </table:table-cell>
            </table:table-row>
            <table:table-row>
              <table:table-cell office:value-type="string">
                <text:p>Row 630</text:p>
              </table:table-cell>
              <table:table-cell office:value-type="float" office:value="15">
                <text:p>15</text:p>
              </table:table-cell>
              <table:table-cell office:value-type="float" office:value="9965.09765625">
                <text:p>9965.09765625</text:p>
              </table:table-cell>
            </table:table-row>
            <table:table-row>
              <table:table-cell office:value-type="string">
                <text:p>Row 631</text:p>
              </table:table-cell>
              <table:table-cell office:value-type="float" office:value="16">
                <text:p>16</text:p>
              </table:table-cell>
              <table:table-cell office:value-type="float" office:value="9945.4296875">
                <text:p>9945.4296875</text:p>
              </table:table-cell>
            </table:table-row>
            <table:table-row>
              <table:table-cell office:value-type="string">
                <text:p>Row 632</text:p>
              </table:table-cell>
              <table:table-cell office:value-type="float" office:value="17">
                <text:p>17</text:p>
              </table:table-cell>
              <table:table-cell office:value-type="float" office:value="9924.70703125">
                <text:p>9924.70703125</text:p>
              </table:table-cell>
            </table:table-row>
            <table:table-row>
              <table:table-cell office:value-type="string">
                <text:p>Row 633</text:p>
              </table:table-cell>
              <table:table-cell office:value-type="float" office:value="18">
                <text:p>18</text:p>
              </table:table-cell>
              <table:table-cell office:value-type="float" office:value="9910.9375">
                <text:p>9910.9375</text:p>
              </table:table-cell>
            </table:table-row>
            <table:table-row>
              <table:table-cell office:value-type="string">
                <text:p>Row 634</text:p>
              </table:table-cell>
              <table:table-cell office:value-type="float" office:value="19">
                <text:p>19</text:p>
              </table:table-cell>
              <table:table-cell office:value-type="float" office:value="9893.10546875">
                <text:p>9893.10546875</text:p>
              </table:table-cell>
            </table:table-row>
            <table:table-row>
              <table:table-cell office:value-type="string">
                <text:p>Row 635</text:p>
              </table:table-cell>
              <table:table-cell office:value-type="float" office:value="20">
                <text:p>20</text:p>
              </table:table-cell>
              <table:table-cell office:value-type="float" office:value="9919.94140625">
                <text:p>9919.94140625</text:p>
              </table:table-cell>
            </table:table-row>
            <table:table-row>
              <table:table-cell office:value-type="string">
                <text:p>Row 636</text:p>
              </table:table-cell>
              <table:table-cell office:value-type="float" office:value="21">
                <text:p>21</text:p>
              </table:table-cell>
              <table:table-cell office:value-type="float" office:value="9874.140625">
                <text:p>9874.140625</text:p>
              </table:table-cell>
            </table:table-row>
            <table:table-row>
              <table:table-cell office:value-type="string">
                <text:p>Row 637</text:p>
              </table:table-cell>
              <table:table-cell office:value-type="float" office:value="22">
                <text:p>22</text:p>
              </table:table-cell>
              <table:table-cell office:value-type="float" office:value="9845.87890625">
                <text:p>9845.87890625</text:p>
              </table:table-cell>
            </table:table-row>
            <table:table-row>
              <table:table-cell office:value-type="string">
                <text:p>Row 638</text:p>
              </table:table-cell>
              <table:table-cell office:value-type="float" office:value="23">
                <text:p>23</text:p>
              </table:table-cell>
              <table:table-cell office:value-type="float" office:value="9842.3828125">
                <text:p>9842.3828125</text:p>
              </table:table-cell>
            </table:table-row>
            <table:table-row>
              <table:table-cell office:value-type="string">
                <text:p>Row 639</text:p>
              </table:table-cell>
              <table:table-cell office:value-type="float" office:value="24">
                <text:p>24</text:p>
              </table:table-cell>
              <table:table-cell office:value-type="float" office:value="9813.984375">
                <text:p>9813.984375</text:p>
              </table:table-cell>
            </table:table-row>
            <table:table-row>
              <table:table-cell office:value-type="string">
                <text:p>Row 640</text:p>
              </table:table-cell>
              <table:table-cell office:value-type="float" office:value="25">
                <text:p>25</text:p>
              </table:table-cell>
              <table:table-cell office:value-type="float" office:value="9784.58984375">
                <text:p>9784.58984375</text:p>
              </table:table-cell>
            </table:table-row>
            <table:table-row>
              <table:table-cell office:value-type="string">
                <text:p>Row 641</text:p>
              </table:table-cell>
              <table:table-cell office:value-type="float" office:value="26">
                <text:p>26</text:p>
              </table:table-cell>
              <table:table-cell office:value-type="float" office:value="9755.99609375">
                <text:p>9755.99609375</text:p>
              </table:table-cell>
            </table:table-row>
            <table:table-row>
              <table:table-cell office:value-type="string">
                <text:p>Row 642</text:p>
              </table:table-cell>
              <table:table-cell office:value-type="float" office:value="27">
                <text:p>27</text:p>
              </table:table-cell>
              <table:table-cell office:value-type="float" office:value="9746.25">
                <text:p>9746.25</text:p>
              </table:table-cell>
            </table:table-row>
            <table:table-row>
              <table:table-cell office:value-type="string">
                <text:p>Row 643</text:p>
              </table:table-cell>
              <table:table-cell office:value-type="float" office:value="28">
                <text:p>28</text:p>
              </table:table-cell>
              <table:table-cell office:value-type="float" office:value="9724.375">
                <text:p>9724.375</text:p>
              </table:table-cell>
            </table:table-row>
            <table:table-row>
              <table:table-cell office:value-type="string">
                <text:p>Row 644</text:p>
              </table:table-cell>
              <table:table-cell office:value-type="float" office:value="29">
                <text:p>29</text:p>
              </table:table-cell>
              <table:table-cell office:value-type="float" office:value="9706.58203125">
                <text:p>9706.58203125</text:p>
              </table:table-cell>
            </table:table-row>
            <table:table-row>
              <table:table-cell office:value-type="string">
                <text:p>Row 645</text:p>
              </table:table-cell>
              <table:table-cell office:value-type="float" office:value="30">
                <text:p>30</text:p>
              </table:table-cell>
              <table:table-cell office:value-type="float" office:value="9676.11328125">
                <text:p>9676.11328125</text:p>
              </table:table-cell>
            </table:table-row>
            <table:table-row>
              <table:table-cell office:value-type="string">
                <text:p>Row 646</text:p>
              </table:table-cell>
              <table:table-cell office:value-type="float" office:value="31">
                <text:p>31</text:p>
              </table:table-cell>
              <table:table-cell office:value-type="float" office:value="9582.34375">
                <text:p>9582.34375</text:p>
              </table:table-cell>
            </table:table-row>
            <table:table-row>
              <table:table-cell office:value-type="string">
                <text:p>Row 647</text:p>
              </table:table-cell>
              <table:table-cell office:value-type="float" office:value="32">
                <text:p>32</text:p>
              </table:table-cell>
              <table:table-cell office:value-type="float" office:value="9556.1328125">
                <text:p>9556.1328125</text:p>
              </table:table-cell>
            </table:table-row>
            <table:table-row>
              <table:table-cell office:value-type="string">
                <text:p>Row 648</text:p>
              </table:table-cell>
              <table:table-cell office:value-type="float" office:value="33">
                <text:p>33</text:p>
              </table:table-cell>
              <table:table-cell office:value-type="float" office:value="9536.58203125">
                <text:p>9536.58203125</text:p>
              </table:table-cell>
            </table:table-row>
            <table:table-row>
              <table:table-cell office:value-type="string">
                <text:p>Row 649</text:p>
              </table:table-cell>
              <table:table-cell office:value-type="float" office:value="34">
                <text:p>34</text:p>
              </table:table-cell>
              <table:table-cell office:value-type="float" office:value="9523.10546875">
                <text:p>9523.10546875</text:p>
              </table:table-cell>
            </table:table-row>
            <table:table-row>
              <table:table-cell office:value-type="string">
                <text:p>Row 650</text:p>
              </table:table-cell>
              <table:table-cell office:value-type="float" office:value="35">
                <text:p>35</text:p>
              </table:table-cell>
              <table:table-cell office:value-type="float" office:value="9493.18359375">
                <text:p>9493.18359375</text:p>
              </table:table-cell>
            </table:table-row>
            <table:table-row>
              <table:table-cell office:value-type="string">
                <text:p>Row 651</text:p>
              </table:table-cell>
              <table:table-cell office:value-type="float" office:value="36">
                <text:p>36</text:p>
              </table:table-cell>
              <table:table-cell office:value-type="float" office:value="9438.49609375">
                <text:p>9438.49609375</text:p>
              </table:table-cell>
            </table:table-row>
            <table:table-row>
              <table:table-cell office:value-type="string">
                <text:p>Row 652</text:p>
              </table:table-cell>
              <table:table-cell office:value-type="float" office:value="37">
                <text:p>37</text:p>
              </table:table-cell>
              <table:table-cell office:value-type="float" office:value="9416.953125">
                <text:p>9416.953125</text:p>
              </table:table-cell>
            </table:table-row>
            <table:table-row>
              <table:table-cell office:value-type="string">
                <text:p>Row 653</text:p>
              </table:table-cell>
              <table:table-cell office:value-type="float" office:value="38">
                <text:p>38</text:p>
              </table:table-cell>
              <table:table-cell office:value-type="float" office:value="9388.90625">
                <text:p>9388.90625</text:p>
              </table:table-cell>
            </table:table-row>
            <table:table-row>
              <table:table-cell office:value-type="string">
                <text:p>Row 654</text:p>
              </table:table-cell>
              <table:table-cell office:value-type="float" office:value="39">
                <text:p>39</text:p>
              </table:table-cell>
              <table:table-cell office:value-type="float" office:value="9347.5">
                <text:p>9347.5</text:p>
              </table:table-cell>
            </table:table-row>
            <table:table-row>
              <table:table-cell office:value-type="string">
                <text:p>Row 655</text:p>
              </table:table-cell>
              <table:table-cell office:value-type="float" office:value="40">
                <text:p>40</text:p>
              </table:table-cell>
              <table:table-cell office:value-type="float" office:value="9325.33203125">
                <text:p>9325.33203125</text:p>
              </table:table-cell>
            </table:table-row>
            <table:table-row>
              <table:table-cell office:value-type="string">
                <text:p>Row 656</text:p>
              </table:table-cell>
              <table:table-cell office:value-type="float" office:value="41">
                <text:p>41</text:p>
              </table:table-cell>
              <table:table-cell office:value-type="float" office:value="9287.44140625">
                <text:p>9287.44140625</text:p>
              </table:table-cell>
            </table:table-row>
            <table:table-row>
              <table:table-cell office:value-type="string">
                <text:p>Row 657</text:p>
              </table:table-cell>
              <table:table-cell office:value-type="float" office:value="42">
                <text:p>42</text:p>
              </table:table-cell>
              <table:table-cell office:value-type="float" office:value="9248.65234375">
                <text:p>9248.65234375</text:p>
              </table:table-cell>
            </table:table-row>
            <table:table-row>
              <table:table-cell office:value-type="string">
                <text:p>Row 658</text:p>
              </table:table-cell>
              <table:table-cell office:value-type="float" office:value="43">
                <text:p>43</text:p>
              </table:table-cell>
              <table:table-cell office:value-type="float" office:value="9217.109375">
                <text:p>9217.109375</text:p>
              </table:table-cell>
            </table:table-row>
            <table:table-row>
              <table:table-cell office:value-type="string">
                <text:p>Row 659</text:p>
              </table:table-cell>
              <table:table-cell office:value-type="float" office:value="44">
                <text:p>44</text:p>
              </table:table-cell>
              <table:table-cell office:value-type="float" office:value="9188.046875">
                <text:p>9188.046875</text:p>
              </table:table-cell>
            </table:table-row>
            <table:table-row>
              <table:table-cell office:value-type="string">
                <text:p>Row 660</text:p>
              </table:table-cell>
              <table:table-cell office:value-type="float" office:value="45">
                <text:p>45</text:p>
              </table:table-cell>
              <table:table-cell office:value-type="float" office:value="9148.37890625">
                <text:p>9148.37890625</text:p>
              </table:table-cell>
            </table:table-row>
            <table:table-row>
              <table:table-cell office:value-type="string">
                <text:p>Row 661</text:p>
              </table:table-cell>
              <table:table-cell office:value-type="float" office:value="46">
                <text:p>46</text:p>
              </table:table-cell>
              <table:table-cell office:value-type="float" office:value="9119.2578125">
                <text:p>9119.2578125</text:p>
              </table:table-cell>
            </table:table-row>
            <table:table-row>
              <table:table-cell office:value-type="string">
                <text:p>Row 662</text:p>
              </table:table-cell>
              <table:table-cell office:value-type="float" office:value="47">
                <text:p>47</text:p>
              </table:table-cell>
              <table:table-cell office:value-type="float" office:value="9091.89453125">
                <text:p>9091.89453125</text:p>
              </table:table-cell>
            </table:table-row>
            <table:table-row>
              <table:table-cell office:value-type="string">
                <text:p>Row 663</text:p>
              </table:table-cell>
              <table:table-cell office:value-type="float" office:value="48">
                <text:p>48</text:p>
              </table:table-cell>
              <table:table-cell office:value-type="float" office:value="9069.12109375">
                <text:p>9069.12109375</text:p>
              </table:table-cell>
            </table:table-row>
            <table:table-row>
              <table:table-cell office:value-type="string">
                <text:p>Row 664</text:p>
              </table:table-cell>
              <table:table-cell office:value-type="float" office:value="49">
                <text:p>49</text:p>
              </table:table-cell>
              <table:table-cell office:value-type="float" office:value="9037.79296875">
                <text:p>9037.79296875</text:p>
              </table:table-cell>
            </table:table-row>
            <table:table-row>
              <table:table-cell office:value-type="string">
                <text:p>Row 665</text:p>
              </table:table-cell>
              <table:table-cell office:value-type="float" office:value="50">
                <text:p>50</text:p>
              </table:table-cell>
              <table:table-cell office:value-type="float" office:value="9008.49609375">
                <text:p>9008.49609375</text:p>
              </table:table-cell>
            </table:table-row>
            <table:table-row>
              <table:table-cell office:value-type="string">
                <text:p>Row 666</text:p>
              </table:table-cell>
              <table:table-cell office:value-type="float" office:value="51">
                <text:p>51</text:p>
              </table:table-cell>
              <table:table-cell office:value-type="float" office:value="8977.421875">
                <text:p>8977.421875</text:p>
              </table:table-cell>
            </table:table-row>
            <table:table-row>
              <table:table-cell office:value-type="string">
                <text:p>Row 667</text:p>
              </table:table-cell>
              <table:table-cell office:value-type="float" office:value="52">
                <text:p>52</text:p>
              </table:table-cell>
              <table:table-cell office:value-type="float" office:value="8949.296875">
                <text:p>8949.296875</text:p>
              </table:table-cell>
            </table:table-row>
            <table:table-row>
              <table:table-cell office:value-type="string">
                <text:p>Row 668</text:p>
              </table:table-cell>
              <table:table-cell office:value-type="float" office:value="53">
                <text:p>53</text:p>
              </table:table-cell>
              <table:table-cell office:value-type="float" office:value="8908.6328125">
                <text:p>8908.6328125</text:p>
              </table:table-cell>
            </table:table-row>
            <table:table-row>
              <table:table-cell office:value-type="string">
                <text:p>Row 669</text:p>
              </table:table-cell>
              <table:table-cell office:value-type="float" office:value="54">
                <text:p>54</text:p>
              </table:table-cell>
              <table:table-cell office:value-type="float" office:value="8878.61328125">
                <text:p>8878.61328125</text:p>
              </table:table-cell>
            </table:table-row>
            <table:table-row>
              <table:table-cell office:value-type="string">
                <text:p>Row 670</text:p>
              </table:table-cell>
              <table:table-cell office:value-type="float" office:value="55">
                <text:p>55</text:p>
              </table:table-cell>
              <table:table-cell office:value-type="float" office:value="8842.4609375">
                <text:p>8842.4609375</text:p>
              </table:table-cell>
            </table:table-row>
            <table:table-row>
              <table:table-cell office:value-type="string">
                <text:p>Row 671</text:p>
              </table:table-cell>
              <table:table-cell office:value-type="float" office:value="56">
                <text:p>56</text:p>
              </table:table-cell>
              <table:table-cell office:value-type="float" office:value="8827.98828125">
                <text:p>8827.98828125</text:p>
              </table:table-cell>
            </table:table-row>
            <table:table-row>
              <table:table-cell office:value-type="string">
                <text:p>Row 672</text:p>
              </table:table-cell>
              <table:table-cell office:value-type="float" office:value="57">
                <text:p>57</text:p>
              </table:table-cell>
              <table:table-cell office:value-type="float" office:value="8818.76953125">
                <text:p>8818.76953125</text:p>
              </table:table-cell>
            </table:table-row>
            <table:table-row>
              <table:table-cell office:value-type="string">
                <text:p>Row 673</text:p>
              </table:table-cell>
              <table:table-cell office:value-type="float" office:value="58">
                <text:p>58</text:p>
              </table:table-cell>
              <table:table-cell office:value-type="float" office:value="8798.73046875">
                <text:p>8798.73046875</text:p>
              </table:table-cell>
            </table:table-row>
            <table:table-row>
              <table:table-cell office:value-type="string">
                <text:p>Row 674</text:p>
              </table:table-cell>
              <table:table-cell office:value-type="float" office:value="59">
                <text:p>59</text:p>
              </table:table-cell>
              <table:table-cell office:value-type="float" office:value="8779.43359375">
                <text:p>8779.43359375</text:p>
              </table:table-cell>
            </table:table-row>
            <table:table-row>
              <table:table-cell office:value-type="string">
                <text:p>Row 675</text:p>
              </table:table-cell>
              <table:table-cell office:value-type="float" office:value="60">
                <text:p>60</text:p>
              </table:table-cell>
              <table:table-cell office:value-type="float" office:value="8757.4609375">
                <text:p>8757.4609375</text:p>
              </table:table-cell>
            </table:table-row>
            <table:table-row>
              <table:table-cell office:value-type="string">
                <text:p>Row 676</text:p>
              </table:table-cell>
              <table:table-cell office:value-type="float" office:value="61">
                <text:p>61</text:p>
              </table:table-cell>
              <table:table-cell office:value-type="float" office:value="8669.12109375">
                <text:p>8669.12109375</text:p>
              </table:table-cell>
            </table:table-row>
            <table:table-row>
              <table:table-cell office:value-type="string">
                <text:p>Row 677</text:p>
              </table:table-cell>
              <table:table-cell office:value-type="float" office:value="62">
                <text:p>62</text:p>
              </table:table-cell>
              <table:table-cell office:value-type="float" office:value="8634.13085938">
                <text:p>8634.13085938</text:p>
              </table:table-cell>
            </table:table-row>
            <table:table-row>
              <table:table-cell office:value-type="string">
                <text:p>Row 678</text:p>
              </table:table-cell>
              <table:table-cell office:value-type="float" office:value="63">
                <text:p>63</text:p>
              </table:table-cell>
              <table:table-cell office:value-type="float" office:value="8597.80273438">
                <text:p>8597.80273438</text:p>
              </table:table-cell>
            </table:table-row>
            <table:table-row>
              <table:table-cell office:value-type="string">
                <text:p>Row 679</text:p>
              </table:table-cell>
              <table:table-cell office:value-type="float" office:value="64">
                <text:p>64</text:p>
              </table:table-cell>
              <table:table-cell office:value-type="float" office:value="8561.6015625">
                <text:p>8561.6015625</text:p>
              </table:table-cell>
            </table:table-row>
            <table:table-row>
              <table:table-cell office:value-type="string">
                <text:p>Row 680</text:p>
              </table:table-cell>
              <table:table-cell office:value-type="float" office:value="65">
                <text:p>65</text:p>
              </table:table-cell>
              <table:table-cell office:value-type="float" office:value="8531.1328125">
                <text:p>8531.1328125</text:p>
              </table:table-cell>
            </table:table-row>
            <table:table-row>
              <table:table-cell office:value-type="string">
                <text:p>Row 681</text:p>
              </table:table-cell>
              <table:table-cell office:value-type="float" office:value="66">
                <text:p>66</text:p>
              </table:table-cell>
              <table:table-cell office:value-type="float" office:value="8483.33007813">
                <text:p>8483.33007813</text:p>
              </table:table-cell>
            </table:table-row>
            <table:table-row>
              <table:table-cell office:value-type="string">
                <text:p>Row 682</text:p>
              </table:table-cell>
              <table:table-cell office:value-type="float" office:value="67">
                <text:p>67</text:p>
              </table:table-cell>
              <table:table-cell office:value-type="float" office:value="8428.79882813">
                <text:p>8428.79882813</text:p>
              </table:table-cell>
            </table:table-row>
            <table:table-row>
              <table:table-cell office:value-type="string">
                <text:p>Row 683</text:p>
              </table:table-cell>
              <table:table-cell office:value-type="float" office:value="68">
                <text:p>68</text:p>
              </table:table-cell>
              <table:table-cell office:value-type="float" office:value="8374.69726563">
                <text:p>8374.69726563</text:p>
              </table:table-cell>
            </table:table-row>
            <table:table-row>
              <table:table-cell office:value-type="string">
                <text:p>Row 684</text:p>
              </table:table-cell>
              <table:table-cell office:value-type="float" office:value="69">
                <text:p>69</text:p>
              </table:table-cell>
              <table:table-cell office:value-type="float" office:value="8332.54882813">
                <text:p>8332.54882813</text:p>
              </table:table-cell>
            </table:table-row>
            <table:table-row>
              <table:table-cell office:value-type="string">
                <text:p>Row 685</text:p>
              </table:table-cell>
              <table:table-cell office:value-type="float" office:value="70">
                <text:p>70</text:p>
              </table:table-cell>
              <table:table-cell office:value-type="float" office:value="8292.93945313">
                <text:p>8292.93945313</text:p>
              </table:table-cell>
            </table:table-row>
            <table:table-row>
              <table:table-cell office:value-type="string">
                <text:p>Row 686</text:p>
              </table:table-cell>
              <table:table-cell office:value-type="float" office:value="71">
                <text:p>71</text:p>
              </table:table-cell>
              <table:table-cell office:value-type="float" office:value="8237.23632813">
                <text:p>8237.23632813</text:p>
              </table:table-cell>
            </table:table-row>
            <table:table-row>
              <table:table-cell office:value-type="string">
                <text:p>Row 687</text:p>
              </table:table-cell>
              <table:table-cell office:value-type="float" office:value="72">
                <text:p>72</text:p>
              </table:table-cell>
              <table:table-cell office:value-type="float" office:value="8210.83984375">
                <text:p>8210.83984375</text:p>
              </table:table-cell>
            </table:table-row>
            <table:table-row>
              <table:table-cell office:value-type="string">
                <text:p>Row 688</text:p>
              </table:table-cell>
              <table:table-cell office:value-type="float" office:value="73">
                <text:p>73</text:p>
              </table:table-cell>
              <table:table-cell office:value-type="float" office:value="8173.59375">
                <text:p>8173.59375</text:p>
              </table:table-cell>
            </table:table-row>
            <table:table-row>
              <table:table-cell office:value-type="string">
                <text:p>Row 689</text:p>
              </table:table-cell>
              <table:table-cell office:value-type="float" office:value="74">
                <text:p>74</text:p>
              </table:table-cell>
              <table:table-cell office:value-type="float" office:value="8136.54345703">
                <text:p>8136.54345703</text:p>
              </table:table-cell>
            </table:table-row>
            <table:table-row>
              <table:table-cell office:value-type="string">
                <text:p>Row 690</text:p>
              </table:table-cell>
              <table:table-cell office:value-type="float" office:value="75">
                <text:p>75</text:p>
              </table:table-cell>
              <table:table-cell office:value-type="float" office:value="8081.19091797">
                <text:p>8081.19091797</text:p>
              </table:table-cell>
            </table:table-row>
            <table:table-row>
              <table:table-cell office:value-type="string">
                <text:p>Row 691</text:p>
              </table:table-cell>
              <table:table-cell office:value-type="float" office:value="76">
                <text:p>76</text:p>
              </table:table-cell>
              <table:table-cell office:value-type="float" office:value="8027.86181641">
                <text:p>8027.86181641</text:p>
              </table:table-cell>
            </table:table-row>
            <table:table-row>
              <table:table-cell office:value-type="string">
                <text:p>Row 692</text:p>
              </table:table-cell>
              <table:table-cell office:value-type="float" office:value="77">
                <text:p>77</text:p>
              </table:table-cell>
              <table:table-cell office:value-type="float" office:value="7987.41210938">
                <text:p>7987.41210938</text:p>
              </table:table-cell>
            </table:table-row>
            <table:table-row>
              <table:table-cell office:value-type="string">
                <text:p>Row 693</text:p>
              </table:table-cell>
              <table:table-cell office:value-type="float" office:value="78">
                <text:p>78</text:p>
              </table:table-cell>
              <table:table-cell office:value-type="float" office:value="7927.11914063">
                <text:p>7927.11914063</text:p>
              </table:table-cell>
            </table:table-row>
            <table:table-row>
              <table:table-cell office:value-type="string">
                <text:p>Row 694</text:p>
              </table:table-cell>
              <table:table-cell office:value-type="float" office:value="79">
                <text:p>79</text:p>
              </table:table-cell>
              <table:table-cell office:value-type="float" office:value="7872.35351563">
                <text:p>7872.35351563</text:p>
              </table:table-cell>
            </table:table-row>
            <table:table-row>
              <table:table-cell office:value-type="string">
                <text:p>Row 695</text:p>
              </table:table-cell>
              <table:table-cell office:value-type="float" office:value="80">
                <text:p>80</text:p>
              </table:table-cell>
              <table:table-cell office:value-type="float" office:value="7805.02929688">
                <text:p>7805.02929688</text:p>
              </table:table-cell>
            </table:table-row>
            <table:table-row>
              <table:table-cell office:value-type="string">
                <text:p>Row 696</text:p>
              </table:table-cell>
              <table:table-cell office:value-type="float" office:value="81">
                <text:p>81</text:p>
              </table:table-cell>
              <table:table-cell office:value-type="float" office:value="7743.0859375">
                <text:p>7743.0859375</text:p>
              </table:table-cell>
            </table:table-row>
            <table:table-row>
              <table:table-cell office:value-type="string">
                <text:p>Row 697</text:p>
              </table:table-cell>
              <table:table-cell office:value-type="float" office:value="82">
                <text:p>82</text:p>
              </table:table-cell>
              <table:table-cell office:value-type="float" office:value="7683.81835938">
                <text:p>7683.81835938</text:p>
              </table:table-cell>
            </table:table-row>
            <table:table-row>
              <table:table-cell office:value-type="string">
                <text:p>Row 698</text:p>
              </table:table-cell>
              <table:table-cell office:value-type="float" office:value="83">
                <text:p>83</text:p>
              </table:table-cell>
              <table:table-cell office:value-type="float" office:value="7607.60742188">
                <text:p>7607.60742188</text:p>
              </table:table-cell>
            </table:table-row>
            <table:table-row>
              <table:table-cell office:value-type="string">
                <text:p>Row 699</text:p>
              </table:table-cell>
              <table:table-cell office:value-type="float" office:value="84">
                <text:p>84</text:p>
              </table:table-cell>
              <table:table-cell office:value-type="float" office:value="7541.47460938">
                <text:p>7541.47460938</text:p>
              </table:table-cell>
            </table:table-row>
            <table:table-row>
              <table:table-cell office:value-type="string">
                <text:p>Row 700</text:p>
              </table:table-cell>
              <table:table-cell office:value-type="float" office:value="85">
                <text:p>85</text:p>
              </table:table-cell>
              <table:table-cell office:value-type="float" office:value="7491.11328125">
                <text:p>7491.11328125</text:p>
              </table:table-cell>
            </table:table-row>
            <table:table-row>
              <table:table-cell office:value-type="string">
                <text:p>Row 701</text:p>
              </table:table-cell>
              <table:table-cell office:value-type="float" office:value="86">
                <text:p>86</text:p>
              </table:table-cell>
              <table:table-cell office:value-type="float" office:value="7437.74414063">
                <text:p>7437.74414063</text:p>
              </table:table-cell>
            </table:table-row>
            <table:table-row>
              <table:table-cell office:value-type="string">
                <text:p>Row 702</text:p>
              </table:table-cell>
              <table:table-cell office:value-type="float" office:value="87">
                <text:p>87</text:p>
              </table:table-cell>
              <table:table-cell office:value-type="float" office:value="7398.29101563">
                <text:p>7398.29101563</text:p>
              </table:table-cell>
            </table:table-row>
            <table:table-row>
              <table:table-cell office:value-type="string">
                <text:p>Row 703</text:p>
              </table:table-cell>
              <table:table-cell office:value-type="float" office:value="88">
                <text:p>88</text:p>
              </table:table-cell>
              <table:table-cell office:value-type="float" office:value="7351.06445313">
                <text:p>7351.06445313</text:p>
              </table:table-cell>
            </table:table-row>
            <table:table-row>
              <table:table-cell office:value-type="string">
                <text:p>Row 704</text:p>
              </table:table-cell>
              <table:table-cell office:value-type="float" office:value="89">
                <text:p>89</text:p>
              </table:table-cell>
              <table:table-cell office:value-type="float" office:value="7290.44921875">
                <text:p>7290.44921875</text:p>
              </table:table-cell>
            </table:table-row>
            <table:table-row>
              <table:table-cell office:value-type="string">
                <text:p>Row 705</text:p>
              </table:table-cell>
              <table:table-cell office:value-type="float" office:value="90">
                <text:p>90</text:p>
              </table:table-cell>
              <table:table-cell office:value-type="float" office:value="7242.39257813">
                <text:p>7242.39257813</text:p>
              </table:table-cell>
            </table:table-row>
          </table:table-rows>
        </table:table>
      </chart:chart>
    </office:char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7.7999992370605pt" style:font-family-asian="'Lucida Sans Unicode'" style:font-family-generic-asian="system" style:font-pitch-asian="variable" style:font-size-asian="17.7999992370605pt" style:font-family-complex="Tahoma" style:font-family-generic-complex="system" style:font-pitch-complex="variable" style:font-size-complex="17.799999237060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8.19999980926514pt" style:font-family-asian="'Lucida Sans Unicode'" style:font-family-generic-asian="system" style:font-pitch-asian="variable" style:font-size-asian="8.19999980926514pt" style:font-family-complex="Tahoma" style:font-family-generic-complex="system" style:font-pitch-complex="variable" style:font-size-complex="8.19999980926514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60000038146973pt" style:font-family-asian="'Lucida Sans Unicode'" style:font-family-generic-asian="system" style:font-pitch-asian="variable" style:font-size-asian="9.60000038146973pt" style:font-family-complex="Tahoma" style:font-family-generic-complex="system" style:font-pitch-complex="variable" style:font-size-complex="9.60000038146973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60000038146973pt" style:font-family-asian="'Lucida Sans Unicode'" style:font-family-generic-asian="system" style:font-pitch-asian="variable" style:font-size-asian="9.60000038146973pt" style:font-family-complex="Tahoma" style:font-family-generic-complex="system" style:font-pitch-complex="variable" style:font-size-complex="9.60000038146973pt"/>
    </style:style>
    <style:style style:name="ch7" style:family="chart">
      <style:graphic-properties draw:fill-color="#993366"/>
      <style:text-properties fo:font-family="Arial" style:font-family-generic="swiss" style:font-pitch="variable" fo:font-size="8.19999980926514pt" style:font-family-asian="'Lucida Sans Unicode'" style:font-family-generic-asian="system" style:font-pitch-asian="variable" style:font-size-asian="8.19999980926514pt" style:font-family-complex="Tahoma" style:font-family-generic-complex="system" style:font-pitch-complex="variable" style:font-size-complex="8.19999980926514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2.936cm" svg:height="9.618cm" chart:class="chart:scatter" chart:style-name="ch1">
        <chart:title svg:x="5.133cm" svg:y="0.192cm" chart:style-name="ch2">
          <text:p>Main Title</text:p>
        </chart:title>
        <chart:legend chart:legend-position="end" svg:x="10.977cm" svg:y="4.548cm" chart:style-name="ch3"/>
        <chart:plot-area chart:style-name="ch4" table:cell-range-address="Sheet1.$G$710:.$G$805 Sheet1.$J$710:.$J$805" chart:table-number-list="0 0" svg:x="0.258cm" svg:y="1.288cm" svg:width="10.204cm" svg:height="8.138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Row 710</text:p>
              </table:table-cell>
              <table:table-cell office:value-type="float" office:value="0.0985472074598795">
                <text:p>0.0985472074598795</text:p>
              </table:table-cell>
              <table:table-cell office:value-type="float" office:value="0.000342027089497055">
                <text:p>0.000342027089497055</text:p>
              </table:table-cell>
            </table:table-row>
            <table:table-row>
              <table:table-cell office:value-type="string">
                <text:p>Row 711</text:p>
              </table:table-cell>
              <table:table-cell office:value-type="float" office:value="0.0985218917824582">
                <text:p>0.0985218917824582</text:p>
              </table:table-cell>
              <table:table-cell office:value-type="float" office:value="0.000339442639465681">
                <text:p>0.000339442639465681</text:p>
              </table:table-cell>
            </table:table-row>
            <table:table-row>
              <table:table-cell office:value-type="string">
                <text:p>Row 712</text:p>
              </table:table-cell>
              <table:table-cell office:value-type="float" office:value="0.0984392207656872">
                <text:p>0.0984392207656872</text:p>
              </table:table-cell>
              <table:table-cell office:value-type="float" office:value="0.000340527009336738">
                <text:p>0.000340527009336738</text:p>
              </table:table-cell>
            </table:table-row>
            <table:table-row>
              <table:table-cell office:value-type="string">
                <text:p>Row 713</text:p>
              </table:table-cell>
              <table:table-cell office:value-type="float" office:value="0.0988102442475994">
                <text:p>0.0988102442475994</text:p>
              </table:table-cell>
              <table:table-cell office:value-type="float" office:value="0.000338962636266283">
                <text:p>0.000338962636266283</text:p>
              </table:table-cell>
            </table:table-row>
            <table:table-row>
              <table:table-cell office:value-type="string">
                <text:p>Row 714</text:p>
              </table:table-cell>
              <table:table-cell office:value-type="float" office:value="0.0986612274237255">
                <text:p>0.0986612274237255</text:p>
              </table:table-cell>
              <table:table-cell office:value-type="float" office:value="0.000339167217431364">
                <text:p>0.000339167217431364</text:p>
              </table:table-cell>
            </table:table-row>
            <table:table-row>
              <table:table-cell office:value-type="string">
                <text:p>Row 715</text:p>
              </table:table-cell>
              <table:table-cell office:value-type="float" office:value="0.0984887222952276">
                <text:p>0.0984887222952276</text:p>
              </table:table-cell>
              <table:table-cell office:value-type="float" office:value="0.000336974303468375">
                <text:p>0.000336974303468375</text:p>
              </table:table-cell>
            </table:table-row>
            <table:table-row>
              <table:table-cell office:value-type="string">
                <text:p>Row 716</text:p>
              </table:table-cell>
              <table:table-cell office:value-type="float" office:value="0.0987843695724745">
                <text:p>0.0987843695724745</text:p>
              </table:table-cell>
              <table:table-cell office:value-type="float" office:value="0.000336236819540794">
                <text:p>0.000336236819540794</text:p>
              </table:table-cell>
            </table:table-row>
            <table:table-row>
              <table:table-cell office:value-type="string">
                <text:p>Row 717</text:p>
              </table:table-cell>
              <table:table-cell office:value-type="float" office:value="0.098515644658361">
                <text:p>0.098515644658361</text:p>
              </table:table-cell>
              <table:table-cell office:value-type="float" office:value="0.000334969696697041">
                <text:p>0.000334969696697041</text:p>
              </table:table-cell>
            </table:table-row>
            <table:table-row>
              <table:table-cell office:value-type="string">
                <text:p>Row 718</text:p>
              </table:table-cell>
              <table:table-cell office:value-type="float" office:value="0.0986991124540536">
                <text:p>0.0986991124540536</text:p>
              </table:table-cell>
              <table:table-cell office:value-type="float" office:value="0.000331833168729006">
                <text:p>0.000331833168729006</text:p>
              </table:table-cell>
            </table:table-row>
            <table:table-row>
              <table:table-cell office:value-type="string">
                <text:p>Row 719</text:p>
              </table:table-cell>
              <table:table-cell office:value-type="float" office:value="0.0985355037852744">
                <text:p>0.0985355037852744</text:p>
              </table:table-cell>
              <table:table-cell office:value-type="float" office:value="0.000329828496280614">
                <text:p>0.000329828496280614</text:p>
              </table:table-cell>
            </table:table-row>
            <table:table-row>
              <table:table-cell office:value-type="string">
                <text:p>Row 720</text:p>
              </table:table-cell>
              <table:table-cell office:value-type="float" office:value="0.0988919745564476">
                <text:p>0.0988919745564476</text:p>
              </table:table-cell>
              <table:table-cell office:value-type="float" office:value="0.000328729542446645">
                <text:p>0.000328729542446645</text:p>
              </table:table-cell>
            </table:table-row>
            <table:table-row>
              <table:table-cell office:value-type="string">
                <text:p>Row 721</text:p>
              </table:table-cell>
              <table:table-cell office:value-type="float" office:value="0.0988921970078698">
                <text:p>0.0988921970078698</text:p>
              </table:table-cell>
              <table:table-cell office:value-type="float" office:value="0.000327831348956402">
                <text:p>0.000327831348956402</text:p>
              </table:table-cell>
            </table:table-row>
            <table:table-row>
              <table:table-cell office:value-type="string">
                <text:p>Row 722</text:p>
              </table:table-cell>
              <table:table-cell office:value-type="float" office:value="0.0987704432125076">
                <text:p>0.0987704432125076</text:p>
              </table:table-cell>
              <table:table-cell office:value-type="float" office:value="0.000326572148209422">
                <text:p>0.000326572148209422</text:p>
              </table:table-cell>
            </table:table-row>
            <table:table-row>
              <table:table-cell office:value-type="string">
                <text:p>Row 723</text:p>
              </table:table-cell>
              <table:table-cell office:value-type="float" office:value="0.0987903335138713">
                <text:p>0.0987903335138713</text:p>
              </table:table-cell>
              <table:table-cell office:value-type="float" office:value="0.000323225119150211">
                <text:p>0.000323225119150211</text:p>
              </table:table-cell>
            </table:table-row>
            <table:table-row>
              <table:table-cell office:value-type="string">
                <text:p>Row 724</text:p>
              </table:table-cell>
              <table:table-cell office:value-type="float" office:value="0.0990261734169061">
                <text:p>0.0990261734169061</text:p>
              </table:table-cell>
              <table:table-cell office:value-type="float" office:value="0.000323046293745953">
                <text:p>0.000323046293745953</text:p>
              </table:table-cell>
            </table:table-row>
            <table:table-row>
              <table:table-cell office:value-type="string">
                <text:p>Row 725</text:p>
              </table:table-cell>
              <table:table-cell office:value-type="float" office:value="0.0987990190745476">
                <text:p>0.0987990190745476</text:p>
              </table:table-cell>
              <table:table-cell office:value-type="float" office:value="0.000325183364620185">
                <text:p>0.000325183364620185</text:p>
              </table:table-cell>
            </table:table-row>
            <table:table-row>
              <table:table-cell office:value-type="string">
                <text:p>Row 726</text:p>
              </table:table-cell>
              <table:table-cell office:value-type="float" office:value="0.0990983457517801">
                <text:p>0.0990983457517801</text:p>
              </table:table-cell>
              <table:table-cell office:value-type="float" office:value="0.000323723485639971">
                <text:p>0.000323723485639971</text:p>
              </table:table-cell>
            </table:table-row>
            <table:table-row>
              <table:table-cell office:value-type="string">
                <text:p>Row 727</text:p>
              </table:table-cell>
              <table:table-cell office:value-type="float" office:value="0.0994999203089805">
                <text:p>0.0994999203089805</text:p>
              </table:table-cell>
              <table:table-cell office:value-type="float" office:value="0.000326481926932915">
                <text:p>0.000326481926932915</text:p>
              </table:table-cell>
            </table:table-row>
            <table:table-row>
              <table:table-cell office:value-type="string">
                <text:p>Row 728</text:p>
              </table:table-cell>
              <table:table-cell office:value-type="float" office:value="0.0997173006106202">
                <text:p>0.0997173006106202</text:p>
              </table:table-cell>
              <table:table-cell office:value-type="float" office:value="0.000327311454411502">
                <text:p>0.000327311454411502</text:p>
              </table:table-cell>
            </table:table-row>
            <table:table-row>
              <table:table-cell office:value-type="string">
                <text:p>Row 729</text:p>
              </table:table-cell>
              <table:table-cell office:value-type="float" office:value="0.099640344740028">
                <text:p>0.099640344740028</text:p>
              </table:table-cell>
              <table:table-cell office:value-type="float" office:value="0.000328055521033136">
                <text:p>0.000328055521033136</text:p>
              </table:table-cell>
            </table:table-row>
            <table:table-row>
              <table:table-cell office:value-type="string">
                <text:p>Row 730</text:p>
              </table:table-cell>
              <table:table-cell office:value-type="float" office:value="0.099977040105559">
                <text:p>0.099977040105559</text:p>
              </table:table-cell>
              <table:table-cell office:value-type="float" office:value="0.000329105904595957">
                <text:p>0.000329105904595957</text:p>
              </table:table-cell>
            </table:table-row>
            <table:table-row>
              <table:table-cell office:value-type="string">
                <text:p>Row 731</text:p>
              </table:table-cell>
              <table:table-cell office:value-type="float" office:value="0.0998867104152466">
                <text:p>0.0998867104152466</text:p>
              </table:table-cell>
              <table:table-cell office:value-type="float" office:value="0.000329302916142518">
                <text:p>0.000329302916142518</text:p>
              </table:table-cell>
            </table:table-row>
            <table:table-row>
              <table:table-cell office:value-type="string">
                <text:p>Row 732</text:p>
              </table:table-cell>
              <table:table-cell office:value-type="float" office:value="0.10033357282386">
                <text:p>0.10033357282386</text:p>
              </table:table-cell>
              <table:table-cell office:value-type="float" office:value="0.000331013050147029">
                <text:p>0.000331013050147029</text:p>
              </table:table-cell>
            </table:table-row>
            <table:table-row>
              <table:table-cell office:value-type="string">
                <text:p>Row 733</text:p>
              </table:table-cell>
              <table:table-cell office:value-type="float" office:value="0.100356958129213">
                <text:p>0.100356958129213</text:p>
              </table:table-cell>
              <table:table-cell office:value-type="float" office:value="0.000330988160298071">
                <text:p>0.000330988160298071</text:p>
              </table:table-cell>
            </table:table-row>
            <table:table-row>
              <table:table-cell office:value-type="string">
                <text:p>Row 734</text:p>
              </table:table-cell>
              <table:table-cell office:value-type="float" office:value="0.100172339025343">
                <text:p>0.100172339025343</text:p>
              </table:table-cell>
              <table:table-cell office:value-type="float" office:value="0.00033131944330873">
                <text:p>0.00033131944330873</text:p>
              </table:table-cell>
            </table:table-row>
            <table:table-row>
              <table:table-cell office:value-type="string">
                <text:p>Row 735</text:p>
              </table:table-cell>
              <table:table-cell office:value-type="float" office:value="0.100173998117237">
                <text:p>0.100173998117237</text:p>
              </table:table-cell>
              <table:table-cell office:value-type="float" office:value="0.000329163113871145">
                <text:p>0.000329163113871145</text:p>
              </table:table-cell>
            </table:table-row>
            <table:table-row>
              <table:table-cell office:value-type="string">
                <text:p>Row 736</text:p>
              </table:table-cell>
              <table:table-cell office:value-type="float" office:value="0.100486376371179">
                <text:p>0.100486376371179</text:p>
              </table:table-cell>
              <table:table-cell office:value-type="float" office:value="0.000331797654636252">
                <text:p>0.000331797654636252</text:p>
              </table:table-cell>
            </table:table-row>
            <table:table-row>
              <table:table-cell office:value-type="string">
                <text:p>Row 737</text:p>
              </table:table-cell>
              <table:table-cell office:value-type="float" office:value="0.100653256850282">
                <text:p>0.100653256850282</text:p>
              </table:table-cell>
              <table:table-cell office:value-type="float" office:value="0.000333646899936455">
                <text:p>0.000333646899936455</text:p>
              </table:table-cell>
            </table:table-row>
            <table:table-row>
              <table:table-cell office:value-type="string">
                <text:p>Row 738</text:p>
              </table:table-cell>
              <table:table-cell office:value-type="float" office:value="0.101013814348661">
                <text:p>0.101013814348661</text:p>
              </table:table-cell>
              <table:table-cell office:value-type="float" office:value="0.000335204673724271">
                <text:p>0.000335204673724271</text:p>
              </table:table-cell>
            </table:table-row>
            <table:table-row>
              <table:table-cell office:value-type="string">
                <text:p>Row 739</text:p>
              </table:table-cell>
              <table:table-cell office:value-type="float" office:value="0.101256406475653">
                <text:p>0.101256406475653</text:p>
              </table:table-cell>
              <table:table-cell office:value-type="float" office:value="0.000335014976651308">
                <text:p>0.000335014976651308</text:p>
              </table:table-cell>
            </table:table-row>
            <table:table-row>
              <table:table-cell office:value-type="string">
                <text:p>Row 740</text:p>
              </table:table-cell>
              <table:table-cell office:value-type="float" office:value="0.101443720652267">
                <text:p>0.101443720652267</text:p>
              </table:table-cell>
              <table:table-cell office:value-type="float" office:value="0.000339858245830214">
                <text:p>0.000339858245830214</text:p>
              </table:table-cell>
            </table:table-row>
            <table:table-row>
              <table:table-cell office:value-type="string">
                <text:p>Row 741</text:p>
              </table:table-cell>
              <table:table-cell office:value-type="float" office:value="0.10154802376759">
                <text:p>0.10154802376759</text:p>
              </table:table-cell>
              <table:table-cell office:value-type="float" office:value="0.000339803684422597">
                <text:p>0.000339803684422597</text:p>
              </table:table-cell>
            </table:table-row>
            <table:table-row>
              <table:table-cell office:value-type="string">
                <text:p>Row 742</text:p>
              </table:table-cell>
              <table:table-cell office:value-type="float" office:value="0.102044406784471">
                <text:p>0.102044406784471</text:p>
              </table:table-cell>
              <table:table-cell office:value-type="float" office:value="0.000337856000823645">
                <text:p>0.000337856000823645</text:p>
              </table:table-cell>
            </table:table-row>
            <table:table-row>
              <table:table-cell office:value-type="string">
                <text:p>Row 743</text:p>
              </table:table-cell>
              <table:table-cell office:value-type="float" office:value="0.102045431102215">
                <text:p>0.102045431102215</text:p>
              </table:table-cell>
              <table:table-cell office:value-type="float" office:value="0.000340003863442542">
                <text:p>0.000340003863442542</text:p>
              </table:table-cell>
            </table:table-row>
            <table:table-row>
              <table:table-cell office:value-type="string">
                <text:p>Row 744</text:p>
              </table:table-cell>
              <table:table-cell office:value-type="float" office:value="0.10258297027382">
                <text:p>0.10258297027382</text:p>
              </table:table-cell>
              <table:table-cell office:value-type="float" office:value="0.000344169917780204">
                <text:p>0.000344169917780204</text:p>
              </table:table-cell>
            </table:table-row>
            <table:table-row>
              <table:table-cell office:value-type="string">
                <text:p>Row 745</text:p>
              </table:table-cell>
              <table:table-cell office:value-type="float" office:value="0.102572568382752">
                <text:p>0.102572568382752</text:p>
              </table:table-cell>
              <table:table-cell office:value-type="float" office:value="0.000347632938656644">
                <text:p>0.000347632938656644</text:p>
              </table:table-cell>
            </table:table-row>
            <table:table-row>
              <table:table-cell office:value-type="string">
                <text:p>Row 746</text:p>
              </table:table-cell>
              <table:table-cell office:value-type="float" office:value="0.102266769129226">
                <text:p>0.102266769129226</text:p>
              </table:table-cell>
              <table:table-cell office:value-type="float" office:value="0.000344870367296953">
                <text:p>0.000344870367296953</text:p>
              </table:table-cell>
            </table:table-row>
            <table:table-row>
              <table:table-cell office:value-type="string">
                <text:p>Row 747</text:p>
              </table:table-cell>
              <table:table-cell office:value-type="float" office:value="0.102638403839112">
                <text:p>0.102638403839112</text:p>
              </table:table-cell>
              <table:table-cell office:value-type="float" office:value="0.000346187721600695">
                <text:p>0.000346187721600695</text:p>
              </table:table-cell>
            </table:table-row>
            <table:table-row>
              <table:table-cell office:value-type="string">
                <text:p>Row 748</text:p>
              </table:table-cell>
              <table:table-cell office:value-type="float" office:value="0.102749317656306">
                <text:p>0.102749317656306</text:p>
              </table:table-cell>
              <table:table-cell office:value-type="float" office:value="0.000349280522708111">
                <text:p>0.000349280522708111</text:p>
              </table:table-cell>
            </table:table-row>
            <table:table-row>
              <table:table-cell office:value-type="string">
                <text:p>Row 749</text:p>
              </table:table-cell>
              <table:table-cell office:value-type="float" office:value="0.102950244273361">
                <text:p>0.102950244273361</text:p>
              </table:table-cell>
              <table:table-cell office:value-type="float" office:value="0.000349519625049679">
                <text:p>0.000349519625049679</text:p>
              </table:table-cell>
            </table:table-row>
            <table:table-row>
              <table:table-cell office:value-type="string">
                <text:p>Row 750</text:p>
              </table:table-cell>
              <table:table-cell office:value-type="float" office:value="0.103244611810616">
                <text:p>0.103244611810616</text:p>
              </table:table-cell>
              <table:table-cell office:value-type="float" office:value="0.000356314404512353">
                <text:p>0.000356314404512353</text:p>
              </table:table-cell>
            </table:table-row>
            <table:table-row>
              <table:table-cell office:value-type="string">
                <text:p>Row 751</text:p>
              </table:table-cell>
              <table:table-cell office:value-type="float" office:value="0.103992406518884">
                <text:p>0.103992406518884</text:p>
              </table:table-cell>
              <table:table-cell office:value-type="float" office:value="0.000359707240952314">
                <text:p>0.000359707240952314</text:p>
              </table:table-cell>
            </table:table-row>
            <table:table-row>
              <table:table-cell office:value-type="string">
                <text:p>Row 752</text:p>
              </table:table-cell>
              <table:table-cell office:value-type="float" office:value="0.104015462873749">
                <text:p>0.104015462873749</text:p>
              </table:table-cell>
              <table:table-cell office:value-type="float" office:value="0.000370249799541102">
                <text:p>0.000370249799541102</text:p>
              </table:table-cell>
            </table:table-row>
            <table:table-row>
              <table:table-cell office:value-type="string">
                <text:p>Row 753</text:p>
              </table:table-cell>
              <table:table-cell office:value-type="float" office:value="0.104411599282459">
                <text:p>0.104411599282459</text:p>
              </table:table-cell>
              <table:table-cell office:value-type="float" office:value="0.000370971858141627">
                <text:p>0.000370971858141627</text:p>
              </table:table-cell>
            </table:table-row>
            <table:table-row>
              <table:table-cell office:value-type="string">
                <text:p>Row 754</text:p>
              </table:table-cell>
              <table:table-cell office:value-type="float" office:value="0.104946401735596">
                <text:p>0.104946401735596</text:p>
              </table:table-cell>
              <table:table-cell office:value-type="float" office:value="0.000379942731264926">
                <text:p>0.000379942731264926</text:p>
              </table:table-cell>
            </table:table-row>
            <table:table-row>
              <table:table-cell office:value-type="string">
                <text:p>Row 755</text:p>
              </table:table-cell>
              <table:table-cell office:value-type="float" office:value="0.105155467173254">
                <text:p>0.105155467173254</text:p>
              </table:table-cell>
              <table:table-cell office:value-type="float" office:value="0.000383295923246918">
                <text:p>0.000383295923246918</text:p>
              </table:table-cell>
            </table:table-row>
            <table:table-row>
              <table:table-cell office:value-type="string">
                <text:p>Row 756</text:p>
              </table:table-cell>
              <table:table-cell office:value-type="float" office:value="0.105241564025899">
                <text:p>0.105241564025899</text:p>
              </table:table-cell>
              <table:table-cell office:value-type="float" office:value="0.000386593114065636">
                <text:p>0.000386593114065636</text:p>
              </table:table-cell>
            </table:table-row>
            <table:table-row>
              <table:table-cell office:value-type="string">
                <text:p>Row 757</text:p>
              </table:table-cell>
              <table:table-cell office:value-type="float" office:value="0.105949989381814">
                <text:p>0.105949989381814</text:p>
              </table:table-cell>
              <table:table-cell office:value-type="float" office:value="0.000391107350479981">
                <text:p>0.000391107350479981</text:p>
              </table:table-cell>
            </table:table-row>
            <table:table-row>
              <table:table-cell office:value-type="string">
                <text:p>Row 758</text:p>
              </table:table-cell>
              <table:table-cell office:value-type="float" office:value="0.10593658903535">
                <text:p>0.10593658903535</text:p>
              </table:table-cell>
              <table:table-cell office:value-type="float" office:value="0.000396804335479149">
                <text:p>0.000396804335479149</text:p>
              </table:table-cell>
            </table:table-row>
            <table:table-row>
              <table:table-cell office:value-type="string">
                <text:p>Row 759</text:p>
              </table:table-cell>
              <table:table-cell office:value-type="float" office:value="0.106444828758512">
                <text:p>0.106444828758512</text:p>
              </table:table-cell>
              <table:table-cell office:value-type="float" office:value="0.000405526811560929">
                <text:p>0.000405526811560929</text:p>
              </table:table-cell>
            </table:table-row>
            <table:table-row>
              <table:table-cell office:value-type="string">
                <text:p>Row 760</text:p>
              </table:table-cell>
              <table:table-cell office:value-type="float" office:value="0.107084748204164">
                <text:p>0.107084748204164</text:p>
              </table:table-cell>
              <table:table-cell office:value-type="float" office:value="0.000406010520248816">
                <text:p>0.000406010520248816</text:p>
              </table:table-cell>
            </table:table-row>
            <table:table-row>
              <table:table-cell office:value-type="string">
                <text:p>Row 761</text:p>
              </table:table-cell>
              <table:table-cell office:value-type="float" office:value="0.107261585952775">
                <text:p>0.107261585952775</text:p>
              </table:table-cell>
              <table:table-cell office:value-type="float" office:value="0.000406210711990642">
                <text:p>0.000406210711990642</text:p>
              </table:table-cell>
            </table:table-row>
            <table:table-row>
              <table:table-cell office:value-type="string">
                <text:p>Row 762</text:p>
              </table:table-cell>
              <table:table-cell office:value-type="float" office:value="0.107661276802812">
                <text:p>0.107661276802812</text:p>
              </table:table-cell>
              <table:table-cell office:value-type="float" office:value="0.000406448108181109">
                <text:p>0.000406448108181109</text:p>
              </table:table-cell>
            </table:table-row>
            <table:table-row>
              <table:table-cell office:value-type="string">
                <text:p>Row 763</text:p>
              </table:table-cell>
              <table:table-cell office:value-type="float" office:value="0.107956028437652">
                <text:p>0.107956028437652</text:p>
              </table:table-cell>
              <table:table-cell office:value-type="float" office:value="0.000397618347431932">
                <text:p>0.000397618347431932</text:p>
              </table:table-cell>
            </table:table-row>
            <table:table-row>
              <table:table-cell office:value-type="string">
                <text:p>Row 764</text:p>
              </table:table-cell>
              <table:table-cell office:value-type="float" office:value="0.108225534965088">
                <text:p>0.108225534965088</text:p>
              </table:table-cell>
              <table:table-cell office:value-type="float" office:value="0.000393641447889016">
                <text:p>0.000393641447889016</text:p>
              </table:table-cell>
            </table:table-row>
            <table:table-row>
              <table:table-cell office:value-type="string">
                <text:p>Row 765</text:p>
              </table:table-cell>
              <table:table-cell office:value-type="float" office:value="0.108577983612849">
                <text:p>0.108577983612849</text:p>
              </table:table-cell>
              <table:table-cell office:value-type="float" office:value="0.000389884740113153">
                <text:p>0.000389884740113153</text:p>
              </table:table-cell>
            </table:table-row>
            <table:table-row>
              <table:table-cell office:value-type="string">
                <text:p>Row 766</text:p>
              </table:table-cell>
              <table:table-cell office:value-type="float" office:value="0.10904810542669">
                <text:p>0.10904810542669</text:p>
              </table:table-cell>
              <table:table-cell office:value-type="float" office:value="0.000388370835572036">
                <text:p>0.000388370835572036</text:p>
              </table:table-cell>
            </table:table-row>
            <table:table-row>
              <table:table-cell office:value-type="string">
                <text:p>Row 767</text:p>
              </table:table-cell>
              <table:table-cell office:value-type="float" office:value="0.109099988962399">
                <text:p>0.109099988962399</text:p>
              </table:table-cell>
              <table:table-cell office:value-type="float" office:value="0.000386907178479767">
                <text:p>0.000386907178479767</text:p>
              </table:table-cell>
            </table:table-row>
            <table:table-row>
              <table:table-cell office:value-type="string">
                <text:p>Row 768</text:p>
              </table:table-cell>
              <table:table-cell office:value-type="float" office:value="0.109547668137699">
                <text:p>0.109547668137699</text:p>
              </table:table-cell>
              <table:table-cell office:value-type="float" office:value="0.00038424802533061">
                <text:p>0.00038424802533061</text:p>
              </table:table-cell>
            </table:table-row>
            <table:table-row>
              <table:table-cell office:value-type="string">
                <text:p>Row 769</text:p>
              </table:table-cell>
              <table:table-cell office:value-type="float" office:value="0.109665290799596">
                <text:p>0.109665290799596</text:p>
              </table:table-cell>
              <table:table-cell office:value-type="float" office:value="0.000393214671083821">
                <text:p>0.000393214671083821</text:p>
              </table:table-cell>
            </table:table-row>
            <table:table-row>
              <table:table-cell office:value-type="string">
                <text:p>Row 770</text:p>
              </table:table-cell>
              <table:table-cell office:value-type="float" office:value="0.110461442520521">
                <text:p>0.110461442520521</text:p>
              </table:table-cell>
              <table:table-cell office:value-type="float" office:value="0.000396078663118638">
                <text:p>0.000396078663118638</text:p>
              </table:table-cell>
            </table:table-row>
            <table:table-row>
              <table:table-cell office:value-type="string">
                <text:p>Row 771</text:p>
              </table:table-cell>
              <table:table-cell office:value-type="float" office:value="0.11067356687407">
                <text:p>0.11067356687407</text:p>
              </table:table-cell>
              <table:table-cell office:value-type="float" office:value="0.00039293118382464">
                <text:p>0.00039293118382464</text:p>
              </table:table-cell>
            </table:table-row>
            <table:table-row>
              <table:table-cell office:value-type="string">
                <text:p>Row 772</text:p>
              </table:table-cell>
              <table:table-cell office:value-type="float" office:value="0.111051235377491">
                <text:p>0.111051235377491</text:p>
              </table:table-cell>
              <table:table-cell office:value-type="float" office:value="0.000385519864458672">
                <text:p>0.000385519864458672</text:p>
              </table:table-cell>
            </table:table-row>
            <table:table-row>
              <table:table-cell office:value-type="string">
                <text:p>Row 773</text:p>
              </table:table-cell>
              <table:table-cell office:value-type="float" office:value="0.110586529982055">
                <text:p>0.110586529982055</text:p>
              </table:table-cell>
              <table:table-cell office:value-type="float" office:value="0.000380850994207288">
                <text:p>0.000380850994207288</text:p>
              </table:table-cell>
            </table:table-row>
            <table:table-row>
              <table:table-cell office:value-type="string">
                <text:p>Row 774</text:p>
              </table:table-cell>
              <table:table-cell office:value-type="float" office:value="0.110850976621268">
                <text:p>0.110850976621268</text:p>
              </table:table-cell>
              <table:table-cell office:value-type="float" office:value="0.000376278672900864">
                <text:p>0.000376278672900864</text:p>
              </table:table-cell>
            </table:table-row>
            <table:table-row>
              <table:table-cell office:value-type="string">
                <text:p>Row 775</text:p>
              </table:table-cell>
              <table:table-cell office:value-type="float" office:value="0.11122177328399">
                <text:p>0.11122177328399</text:p>
              </table:table-cell>
              <table:table-cell office:value-type="float" office:value="0.000369887192670626">
                <text:p>0.000369887192670626</text:p>
              </table:table-cell>
            </table:table-row>
            <table:table-row>
              <table:table-cell office:value-type="string">
                <text:p>Row 776</text:p>
              </table:table-cell>
              <table:table-cell office:value-type="float" office:value="0.118318992752684">
                <text:p>0.118318992752684</text:p>
              </table:table-cell>
              <table:table-cell office:value-type="float" office:value="0.000382785903858744">
                <text:p>0.000382785903858744</text:p>
              </table:table-cell>
            </table:table-row>
            <table:table-row>
              <table:table-cell office:value-type="string">
                <text:p>Row 777</text:p>
              </table:table-cell>
              <table:table-cell office:value-type="float" office:value="0.118541030195719">
                <text:p>0.118541030195719</text:p>
              </table:table-cell>
              <table:table-cell office:value-type="float" office:value="0.000397814385062737">
                <text:p>0.000397814385062737</text:p>
              </table:table-cell>
            </table:table-row>
            <table:table-row>
              <table:table-cell office:value-type="string">
                <text:p>Row 778</text:p>
              </table:table-cell>
              <table:table-cell office:value-type="float" office:value="0.119273839712131">
                <text:p>0.119273839712131</text:p>
              </table:table-cell>
              <table:table-cell office:value-type="float" office:value="0.000411552661536867">
                <text:p>0.000411552661536867</text:p>
              </table:table-cell>
            </table:table-row>
            <table:table-row>
              <table:table-cell office:value-type="string">
                <text:p>Row 779</text:p>
              </table:table-cell>
              <table:table-cell office:value-type="float" office:value="0.119375248523329">
                <text:p>0.119375248523329</text:p>
              </table:table-cell>
              <table:table-cell office:value-type="float" office:value="0.000416816072117198">
                <text:p>0.000416816072117198</text:p>
              </table:table-cell>
            </table:table-row>
            <table:table-row>
              <table:table-cell office:value-type="string">
                <text:p>Row 780</text:p>
              </table:table-cell>
              <table:table-cell office:value-type="float" office:value="0.119961938658632">
                <text:p>0.119961938658632</text:p>
              </table:table-cell>
              <table:table-cell office:value-type="float" office:value="0.000414410772771866">
                <text:p>0.000414410772771866</text:p>
              </table:table-cell>
            </table:table-row>
            <table:table-row>
              <table:table-cell office:value-type="string">
                <text:p>Row 781</text:p>
              </table:table-cell>
              <table:table-cell office:value-type="float" office:value="0.120693415029083">
                <text:p>0.120693415029083</text:p>
              </table:table-cell>
              <table:table-cell office:value-type="float" office:value="0.000419594189945534">
                <text:p>0.000419594189945534</text:p>
              </table:table-cell>
            </table:table-row>
            <table:table-row>
              <table:table-cell office:value-type="string">
                <text:p>Row 782</text:p>
              </table:table-cell>
              <table:table-cell office:value-type="float" office:value="0.121260066806948">
                <text:p>0.121260066806948</text:p>
              </table:table-cell>
              <table:table-cell office:value-type="float" office:value="0.000443044898471429">
                <text:p>0.000443044898471429</text:p>
              </table:table-cell>
            </table:table-row>
            <table:table-row>
              <table:table-cell office:value-type="string">
                <text:p>Row 783</text:p>
              </table:table-cell>
              <table:table-cell office:value-type="float" office:value="0.122145530180021">
                <text:p>0.122145530180021</text:p>
              </table:table-cell>
              <table:table-cell office:value-type="float" office:value="0.000442654984728913">
                <text:p>0.000442654984728913</text:p>
              </table:table-cell>
            </table:table-row>
            <table:table-row>
              <table:table-cell office:value-type="string">
                <text:p>Row 784</text:p>
              </table:table-cell>
              <table:table-cell office:value-type="float" office:value="0.12262619324822">
                <text:p>0.12262619324822</text:p>
              </table:table-cell>
              <table:table-cell office:value-type="float" office:value="0.000441372863016546">
                <text:p>0.000441372863016546</text:p>
              </table:table-cell>
            </table:table-row>
            <table:table-row>
              <table:table-cell office:value-type="string">
                <text:p>Row 785</text:p>
              </table:table-cell>
              <table:table-cell office:value-type="float" office:value="0.123078428927141">
                <text:p>0.123078428927141</text:p>
              </table:table-cell>
              <table:table-cell office:value-type="float" office:value="0.000439607465402333">
                <text:p>0.000439607465402333</text:p>
              </table:table-cell>
            </table:table-row>
            <table:table-row>
              <table:table-cell office:value-type="string">
                <text:p>Row 786</text:p>
              </table:table-cell>
              <table:table-cell office:value-type="float" office:value="0.123703063152272">
                <text:p>0.123703063152272</text:p>
              </table:table-cell>
              <table:table-cell office:value-type="float" office:value="0.000439195758437152">
                <text:p>0.000439195758437152</text:p>
              </table:table-cell>
            </table:table-row>
            <table:table-row>
              <table:table-cell office:value-type="string">
                <text:p>Row 787</text:p>
              </table:table-cell>
              <table:table-cell office:value-type="float" office:value="0.124077805154752">
                <text:p>0.124077805154752</text:p>
              </table:table-cell>
              <table:table-cell office:value-type="float" office:value="0.00043463513957152">
                <text:p>0.00043463513957152</text:p>
              </table:table-cell>
            </table:table-row>
            <table:table-row>
              <table:table-cell office:value-type="string">
                <text:p>Row 788</text:p>
              </table:table-cell>
              <table:table-cell office:value-type="float" office:value="0.124754311844562">
                <text:p>0.124754311844562</text:p>
              </table:table-cell>
              <table:table-cell office:value-type="float" office:value="0.000411964106624722">
                <text:p>0.000411964106624722</text:p>
              </table:table-cell>
            </table:table-row>
            <table:table-row>
              <table:table-cell office:value-type="string">
                <text:p>Row 789</text:p>
              </table:table-cell>
              <table:table-cell office:value-type="float" office:value="0.125338843124907">
                <text:p>0.125338843124907</text:p>
              </table:table-cell>
              <table:table-cell office:value-type="float" office:value="0.000402023469624776">
                <text:p>0.000402023469624776</text:p>
              </table:table-cell>
            </table:table-row>
            <table:table-row>
              <table:table-cell office:value-type="string">
                <text:p>Row 790</text:p>
              </table:table-cell>
              <table:table-cell office:value-type="float" office:value="0.126145073656203">
                <text:p>0.126145073656203</text:p>
              </table:table-cell>
              <table:table-cell office:value-type="float" office:value="0.000394351653908191">
                <text:p>0.000394351653908191</text:p>
              </table:table-cell>
            </table:table-row>
            <table:table-row>
              <table:table-cell office:value-type="string">
                <text:p>Row 791</text:p>
              </table:table-cell>
              <table:table-cell office:value-type="float" office:value="0.127228818940009">
                <text:p>0.127228818940009</text:p>
              </table:table-cell>
              <table:table-cell office:value-type="float" office:value="0.000400372886732133">
                <text:p>0.000400372886732133</text:p>
              </table:table-cell>
            </table:table-row>
            <table:table-row>
              <table:table-cell office:value-type="string">
                <text:p>Row 792</text:p>
              </table:table-cell>
              <table:table-cell office:value-type="float" office:value="0.127486182543024">
                <text:p>0.127486182543024</text:p>
              </table:table-cell>
              <table:table-cell office:value-type="float" office:value="0.000396319806404872">
                <text:p>0.000396319806404872</text:p>
              </table:table-cell>
            </table:table-row>
            <table:table-row>
              <table:table-cell office:value-type="string">
                <text:p>Row 793</text:p>
              </table:table-cell>
              <table:table-cell office:value-type="float" office:value="0.128758769965589">
                <text:p>0.128758769965589</text:p>
              </table:table-cell>
              <table:table-cell office:value-type="float" office:value="0.000417142188123871">
                <text:p>0.000417142188123871</text:p>
              </table:table-cell>
            </table:table-row>
            <table:table-row>
              <table:table-cell office:value-type="string">
                <text:p>Row 794</text:p>
              </table:table-cell>
              <table:table-cell office:value-type="float" office:value="0.129501539368838">
                <text:p>0.129501539368838</text:p>
              </table:table-cell>
              <table:table-cell office:value-type="float" office:value="0.000407098381632081">
                <text:p>0.000407098381632081</text:p>
              </table:table-cell>
            </table:table-row>
            <table:table-row>
              <table:table-cell office:value-type="string">
                <text:p>Row 795</text:p>
              </table:table-cell>
              <table:table-cell office:value-type="float" office:value="0.130582136757748">
                <text:p>0.130582136757748</text:p>
              </table:table-cell>
              <table:table-cell office:value-type="float" office:value="0.000437204268802405">
                <text:p>0.000437204268802405</text:p>
              </table:table-cell>
            </table:table-row>
            <table:table-row>
              <table:table-cell office:value-type="string">
                <text:p>Row 796</text:p>
              </table:table-cell>
              <table:table-cell office:value-type="float" office:value="0.131615961645053">
                <text:p>0.131615961645053</text:p>
              </table:table-cell>
              <table:table-cell office:value-type="float" office:value="0.000453818835296715">
                <text:p>0.000453818835296715</text:p>
              </table:table-cell>
            </table:table-row>
            <table:table-row>
              <table:table-cell office:value-type="string">
                <text:p>Row 797</text:p>
              </table:table-cell>
              <table:table-cell office:value-type="float" office:value="0.132372177956638">
                <text:p>0.132372177956638</text:p>
              </table:table-cell>
              <table:table-cell office:value-type="float" office:value="0.000464751552149949">
                <text:p>0.000464751552149949</text:p>
              </table:table-cell>
            </table:table-row>
            <table:table-row>
              <table:table-cell office:value-type="string">
                <text:p>Row 798</text:p>
              </table:table-cell>
              <table:table-cell office:value-type="float" office:value="0.133853597428">
                <text:p>0.133853597428</text:p>
              </table:table-cell>
              <table:table-cell office:value-type="float" office:value="0.000435762542115014">
                <text:p>0.000435762542115014</text:p>
              </table:table-cell>
            </table:table-row>
            <table:table-row>
              <table:table-cell office:value-type="string">
                <text:p>Row 799</text:p>
              </table:table-cell>
              <table:table-cell office:value-type="float" office:value="0.134860105965829">
                <text:p>0.134860105965829</text:p>
              </table:table-cell>
              <table:table-cell office:value-type="float" office:value="0.00043491676154447">
                <text:p>0.00043491676154447</text:p>
              </table:table-cell>
            </table:table-row>
            <table:table-row>
              <table:table-cell office:value-type="string">
                <text:p>Row 800</text:p>
              </table:table-cell>
              <table:table-cell office:value-type="float" office:value="0.135918376683981">
                <text:p>0.135918376683981</text:p>
              </table:table-cell>
              <table:table-cell office:value-type="float" office:value="0.000417751382823329">
                <text:p>0.000417751382823329</text:p>
              </table:table-cell>
            </table:table-row>
            <table:table-row>
              <table:table-cell office:value-type="string">
                <text:p>Row 801</text:p>
              </table:table-cell>
              <table:table-cell office:value-type="float" office:value="0.136876754218248">
                <text:p>0.136876754218248</text:p>
              </table:table-cell>
              <table:table-cell office:value-type="float" office:value="0.000432392438714394">
                <text:p>0.000432392438714394</text:p>
              </table:table-cell>
            </table:table-row>
            <table:table-row>
              <table:table-cell office:value-type="string">
                <text:p>Row 802</text:p>
              </table:table-cell>
              <table:table-cell office:value-type="float" office:value="0.137064805939849">
                <text:p>0.137064805939849</text:p>
              </table:table-cell>
              <table:table-cell office:value-type="float" office:value="0.000444869571876585">
                <text:p>0.000444869571876585</text:p>
              </table:table-cell>
            </table:table-row>
            <table:table-row>
              <table:table-cell office:value-type="string">
                <text:p>Row 803</text:p>
              </table:table-cell>
              <table:table-cell office:value-type="float" office:value="0.137955672436126">
                <text:p>0.137955672436126</text:p>
              </table:table-cell>
              <table:table-cell office:value-type="float" office:value="0.000457332647252145">
                <text:p>0.000457332647252145</text:p>
              </table:table-cell>
            </table:table-row>
            <table:table-row>
              <table:table-cell office:value-type="string">
                <text:p>Row 804</text:p>
              </table:table-cell>
              <table:table-cell office:value-type="float" office:value="0.139239338349184">
                <text:p>0.139239338349184</text:p>
              </table:table-cell>
              <table:table-cell office:value-type="float" office:value="0.000482599568333957">
                <text:p>0.000482599568333957</text:p>
              </table:table-cell>
            </table:table-row>
            <table:table-row>
              <table:table-cell office:value-type="string">
                <text:p>Row 805</text:p>
              </table:table-cell>
              <table:table-cell office:value-type="float" office:value="0.140286776060629">
                <text:p>0.140286776060629</text:p>
              </table:table-cell>
              <table:table-cell office:value-type="float" office:value="0.000494930636306885">
                <text:p>0.000494930636306885</text:p>
              </table:table-cell>
            </table:table-row>
          </table:table-rows>
        </table:table>
      </chart:chart>
    </office:char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44cm" svg:y="0.14cm" chart:style-name="ch2">
          <text:p>Main Title</text:p>
        </chart:title>
        <chart:legend chart:legend-position="end" svg:x="6.567cm" svg:y="3.309cm" chart:style-name="ch3"/>
        <chart:plot-area chart:style-name="ch4" table:cell-range-address="Sheet1.$A$101:.$B$196" chart:table-number-list="0" svg:x="0.16cm" svg:y="0.941cm" svg:width="6.088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01</text:p>
              </table:table-cell>
              <table:table-cell office:value-type="float" office:value="-5">
                <text:p>-5</text:p>
              </table:table-cell>
              <table:table-cell office:value-type="float" office:value="-0.16886995">
                <text:p>-0.16886995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-4">
                <text:p>-4</text:p>
              </table:table-cell>
              <table:table-cell office:value-type="float" office:value="-0.17145704">
                <text:p>-0.17145704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-3">
                <text:p>-3</text:p>
              </table:table-cell>
              <table:table-cell office:value-type="float" office:value="-0.17110466">
                <text:p>-0.17110466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-2">
                <text:p>-2</text:p>
              </table:table-cell>
              <table:table-cell office:value-type="float" office:value="-0.17233607">
                <text:p>-0.17233607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-1">
                <text:p>-1</text:p>
              </table:table-cell>
              <table:table-cell office:value-type="float" office:value="-0.17545262">
                <text:p>-0.17545262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0">
                <text:p>0</text:p>
              </table:table-cell>
              <table:table-cell office:value-type="float" office:value="-0.17871283">
                <text:p>-0.17871283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1">
                <text:p>1</text:p>
              </table:table-cell>
              <table:table-cell office:value-type="float" office:value="-0.18333682">
                <text:p>-0.18333682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2">
                <text:p>2</text:p>
              </table:table-cell>
              <table:table-cell office:value-type="float" office:value="-0.18893367">
                <text:p>-0.18893367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3">
                <text:p>3</text:p>
              </table:table-cell>
              <table:table-cell office:value-type="float" office:value="-0.19384391">
                <text:p>-0.19384391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4">
                <text:p>4</text:p>
              </table:table-cell>
              <table:table-cell office:value-type="float" office:value="-0.19505811">
                <text:p>-0.19505811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5">
                <text:p>5</text:p>
              </table:table-cell>
              <table:table-cell office:value-type="float" office:value="-0.19718412">
                <text:p>-0.19718412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6">
                <text:p>6</text:p>
              </table:table-cell>
              <table:table-cell office:value-type="float" office:value="-0.19851136">
                <text:p>-0.19851136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7">
                <text:p>7</text:p>
              </table:table-cell>
              <table:table-cell office:value-type="float" office:value="-0.20044111">
                <text:p>-0.20044111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8">
                <text:p>8</text:p>
              </table:table-cell>
              <table:table-cell office:value-type="float" office:value="-0.20302106">
                <text:p>-0.20302106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9">
                <text:p>9</text:p>
              </table:table-cell>
              <table:table-cell office:value-type="float" office:value="-0.20250044">
                <text:p>-0.20250044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10">
                <text:p>10</text:p>
              </table:table-cell>
              <table:table-cell office:value-type="float" office:value="-0.20293046">
                <text:p>-0.20293046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11">
                <text:p>11</text:p>
              </table:table-cell>
              <table:table-cell office:value-type="float" office:value="-0.19856353">
                <text:p>-0.19856353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12">
                <text:p>12</text:p>
              </table:table-cell>
              <table:table-cell office:value-type="float" office:value="-0.19433204">
                <text:p>-0.19433204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13">
                <text:p>13</text:p>
              </table:table-cell>
              <table:table-cell office:value-type="float" office:value="-0.18948756">
                <text:p>-0.18948756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14">
                <text:p>14</text:p>
              </table:table-cell>
              <table:table-cell office:value-type="float" office:value="-0.18742725">
                <text:p>-0.18742725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15">
                <text:p>15</text:p>
              </table:table-cell>
              <table:table-cell office:value-type="float" office:value="-0.1849382">
                <text:p>-0.1849382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16">
                <text:p>16</text:p>
              </table:table-cell>
              <table:table-cell office:value-type="float" office:value="-0.18371563">
                <text:p>-0.18371563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17">
                <text:p>17</text:p>
              </table:table-cell>
              <table:table-cell office:value-type="float" office:value="-0.17939082">
                <text:p>-0.17939082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18">
                <text:p>18</text:p>
              </table:table-cell>
              <table:table-cell office:value-type="float" office:value="-0.17850037">
                <text:p>-0.17850037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19">
                <text:p>19</text:p>
              </table:table-cell>
              <table:table-cell office:value-type="float" office:value="-0.17861496">
                <text:p>-0.17861496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20">
                <text:p>20</text:p>
              </table:table-cell>
              <table:table-cell office:value-type="float" office:value="-0.1818631">
                <text:p>-0.1818631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21">
                <text:p>21</text:p>
              </table:table-cell>
              <table:table-cell office:value-type="float" office:value="-0.18106965">
                <text:p>-0.18106965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22">
                <text:p>22</text:p>
              </table:table-cell>
              <table:table-cell office:value-type="float" office:value="-0.18051316">
                <text:p>-0.18051316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23">
                <text:p>23</text:p>
              </table:table-cell>
              <table:table-cell office:value-type="float" office:value="-0.17841383">
                <text:p>-0.17841383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24">
                <text:p>24</text:p>
              </table:table-cell>
              <table:table-cell office:value-type="float" office:value="-0.17702401">
                <text:p>-0.17702401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25">
                <text:p>25</text:p>
              </table:table-cell>
              <table:table-cell office:value-type="float" office:value="-0.17793426">
                <text:p>-0.17793426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26">
                <text:p>26</text:p>
              </table:table-cell>
              <table:table-cell office:value-type="float" office:value="-0.17459534">
                <text:p>-0.17459534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27">
                <text:p>27</text:p>
              </table:table-cell>
              <table:table-cell office:value-type="float" office:value="-0.17248836">
                <text:p>-0.17248836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28">
                <text:p>28</text:p>
              </table:table-cell>
              <table:table-cell office:value-type="float" office:value="-0.17157229">
                <text:p>-0.17157229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29">
                <text:p>29</text:p>
              </table:table-cell>
              <table:table-cell office:value-type="float" office:value="-0.16986163">
                <text:p>-0.16986163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30">
                <text:p>30</text:p>
              </table:table-cell>
              <table:table-cell office:value-type="float" office:value="-0.17179974">
                <text:p>-0.17179974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31">
                <text:p>31</text:p>
              </table:table-cell>
              <table:table-cell office:value-type="float" office:value="-0.17012791">
                <text:p>-0.17012791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32">
                <text:p>32</text:p>
              </table:table-cell>
              <table:table-cell office:value-type="float" office:value="-0.16819721">
                <text:p>-0.16819721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33">
                <text:p>33</text:p>
              </table:table-cell>
              <table:table-cell office:value-type="float" office:value="-0.16076882">
                <text:p>-0.16076882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34">
                <text:p>34</text:p>
              </table:table-cell>
              <table:table-cell office:value-type="float" office:value="-0.1563832">
                <text:p>-0.1563832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35">
                <text:p>35</text:p>
              </table:table-cell>
              <table:table-cell office:value-type="float" office:value="-0.15298573">
                <text:p>-0.15298573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36">
                <text:p>36</text:p>
              </table:table-cell>
              <table:table-cell office:value-type="float" office:value="-0.14946371">
                <text:p>-0.14946371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37">
                <text:p>37</text:p>
              </table:table-cell>
              <table:table-cell office:value-type="float" office:value="-0.14808794">
                <text:p>-0.14808794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38">
                <text:p>38</text:p>
              </table:table-cell>
              <table:table-cell office:value-type="float" office:value="-0.14345105">
                <text:p>-0.14345105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39">
                <text:p>39</text:p>
              </table:table-cell>
              <table:table-cell office:value-type="float" office:value="-0.1413842">
                <text:p>-0.1413842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40">
                <text:p>40</text:p>
              </table:table-cell>
              <table:table-cell office:value-type="float" office:value="-0.13858892">
                <text:p>-0.13858892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41">
                <text:p>41</text:p>
              </table:table-cell>
              <table:table-cell office:value-type="float" office:value="-0.13801437">
                <text:p>-0.13801437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42">
                <text:p>42</text:p>
              </table:table-cell>
              <table:table-cell office:value-type="float" office:value="-0.13327652">
                <text:p>-0.13327652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43">
                <text:p>43</text:p>
              </table:table-cell>
              <table:table-cell office:value-type="float" office:value="-0.12941194">
                <text:p>-0.12941194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44">
                <text:p>44</text:p>
              </table:table-cell>
              <table:table-cell office:value-type="float" office:value="-0.12657002">
                <text:p>-0.12657002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45">
                <text:p>45</text:p>
              </table:table-cell>
              <table:table-cell office:value-type="float" office:value="-0.12290039">
                <text:p>-0.12290039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46">
                <text:p>46</text:p>
              </table:table-cell>
              <table:table-cell office:value-type="float" office:value="-0.12040892">
                <text:p>-0.12040892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47">
                <text:p>47</text:p>
              </table:table-cell>
              <table:table-cell office:value-type="float" office:value="-0.11429585">
                <text:p>-0.11429585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48">
                <text:p>48</text:p>
              </table:table-cell>
              <table:table-cell office:value-type="float" office:value="-0.10979029">
                <text:p>-0.10979029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49">
                <text:p>49</text:p>
              </table:table-cell>
              <table:table-cell office:value-type="float" office:value="-0.10462811">
                <text:p>-0.10462811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50">
                <text:p>50</text:p>
              </table:table-cell>
              <table:table-cell office:value-type="float" office:value="-0.10286952">
                <text:p>-0.10286952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51">
                <text:p>51</text:p>
              </table:table-cell>
              <table:table-cell office:value-type="float" office:value="-0.09578771">
                <text:p>-0.09578771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52">
                <text:p>52</text:p>
              </table:table-cell>
              <table:table-cell office:value-type="float" office:value="-0.08728492">
                <text:p>-0.08728492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53">
                <text:p>53</text:p>
              </table:table-cell>
              <table:table-cell office:value-type="float" office:value="-0.07692868">
                <text:p>-0.07692868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54">
                <text:p>54</text:p>
              </table:table-cell>
              <table:table-cell office:value-type="float" office:value="-0.07068493">
                <text:p>-0.07068493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55">
                <text:p>55</text:p>
              </table:table-cell>
              <table:table-cell office:value-type="float" office:value="-0.06375782">
                <text:p>-0.06375782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56">
                <text:p>56</text:p>
              </table:table-cell>
              <table:table-cell office:value-type="float" office:value="-0.06306655">
                <text:p>-0.06306655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57">
                <text:p>57</text:p>
              </table:table-cell>
              <table:table-cell office:value-type="float" office:value="-0.05926672">
                <text:p>-0.05926672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58">
                <text:p>58</text:p>
              </table:table-cell>
              <table:table-cell office:value-type="float" office:value="-0.06056497">
                <text:p>-0.06056497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59">
                <text:p>59</text:p>
              </table:table-cell>
              <table:table-cell office:value-type="float" office:value="-0.05520357">
                <text:p>-0.05520357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60">
                <text:p>60</text:p>
              </table:table-cell>
              <table:table-cell office:value-type="float" office:value="-0.0499963">
                <text:p>-0.0499963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61">
                <text:p>61</text:p>
              </table:table-cell>
              <table:table-cell office:value-type="float" office:value="-0.04667459">
                <text:p>-0.04667459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62">
                <text:p>62</text:p>
              </table:table-cell>
              <table:table-cell office:value-type="float" office:value="-0.03039982">
                <text:p>-0.03039982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63">
                <text:p>63</text:p>
              </table:table-cell>
              <table:table-cell office:value-type="float" office:value="-0.02490402">
                <text:p>-0.02490402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64">
                <text:p>64</text:p>
              </table:table-cell>
              <table:table-cell office:value-type="float" office:value="-0.03114304">
                <text:p>-0.03114304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65">
                <text:p>65</text:p>
              </table:table-cell>
              <table:table-cell office:value-type="float" office:value="-0.01693102">
                <text:p>-0.01693102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66">
                <text:p>66</text:p>
              </table:table-cell>
              <table:table-cell office:value-type="float" office:value="-0.02741907">
                <text:p>-0.02741907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67">
                <text:p>67</text:p>
              </table:table-cell>
              <table:table-cell office:value-type="float" office:value="-0.03309998">
                <text:p>-0.03309998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68">
                <text:p>68</text:p>
              </table:table-cell>
              <table:table-cell office:value-type="float" office:value="-0.02701626">
                <text:p>-0.02701626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69">
                <text:p>69</text:p>
              </table:table-cell>
              <table:table-cell office:value-type="float" office:value="-0.03190184">
                <text:p>-0.03190184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70">
                <text:p>70</text:p>
              </table:table-cell>
              <table:table-cell office:value-type="float" office:value="-0.01454919">
                <text:p>-0.01454919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71">
                <text:p>71</text:p>
              </table:table-cell>
              <table:table-cell office:value-type="float" office:value="0.00188491999999998">
                <text:p>0.00188491999999998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72">
                <text:p>72</text:p>
              </table:table-cell>
              <table:table-cell office:value-type="float" office:value="-0.00391680000000001">
                <text:p>-0.00391680000000001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73">
                <text:p>73</text:p>
              </table:table-cell>
              <table:table-cell office:value-type="float" office:value="0.00123720999999999">
                <text:p>0.00123720999999999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74">
                <text:p>74</text:p>
              </table:table-cell>
              <table:table-cell office:value-type="float" office:value="0.01138162">
                <text:p>0.01138162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75">
                <text:p>75</text:p>
              </table:table-cell>
              <table:table-cell office:value-type="float" office:value="0.02139795">
                <text:p>0.02139795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76">
                <text:p>76</text:p>
              </table:table-cell>
              <table:table-cell office:value-type="float" office:value="0.02279571">
                <text:p>0.02279571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77">
                <text:p>77</text:p>
              </table:table-cell>
              <table:table-cell office:value-type="float" office:value="0.02515448">
                <text:p>0.02515448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78">
                <text:p>78</text:p>
              </table:table-cell>
              <table:table-cell office:value-type="float" office:value="0.01920762">
                <text:p>0.01920762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79">
                <text:p>79</text:p>
              </table:table-cell>
              <table:table-cell office:value-type="float" office:value="0.02580724">
                <text:p>0.02580724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80">
                <text:p>80</text:p>
              </table:table-cell>
              <table:table-cell office:value-type="float" office:value="0.01934129">
                <text:p>0.01934129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81">
                <text:p>81</text:p>
              </table:table-cell>
              <table:table-cell office:value-type="float" office:value="0.02070159">
                <text:p>0.02070159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82">
                <text:p>82</text:p>
              </table:table-cell>
              <table:table-cell office:value-type="float" office:value="0.02277357">
                <text:p>0.02277357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83">
                <text:p>83</text:p>
              </table:table-cell>
              <table:table-cell office:value-type="float" office:value="0.03743465">
                <text:p>0.03743465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84">
                <text:p>84</text:p>
              </table:table-cell>
              <table:table-cell office:value-type="float" office:value="0.04109218">
                <text:p>0.04109218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85">
                <text:p>85</text:p>
              </table:table-cell>
              <table:table-cell office:value-type="float" office:value="0.05175623">
                <text:p>0.05175623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86">
                <text:p>86</text:p>
              </table:table-cell>
              <table:table-cell office:value-type="float" office:value="0.0518266">
                <text:p>0.0518266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87">
                <text:p>87</text:p>
              </table:table-cell>
              <table:table-cell office:value-type="float" office:value="0.05025589">
                <text:p>0.05025589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88">
                <text:p>88</text:p>
              </table:table-cell>
              <table:table-cell office:value-type="float" office:value="0.05258904">
                <text:p>0.05258904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89">
                <text:p>89</text:p>
              </table:table-cell>
              <table:table-cell office:value-type="float" office:value="0.05188146">
                <text:p>0.05188146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90">
                <text:p>90</text:p>
              </table:table-cell>
              <table:table-cell office:value-type="float" office:value="0.05391506">
                <text:p>0.05391506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44cm" svg:y="0.14cm" chart:style-name="ch2">
          <text:p>Main Title</text:p>
        </chart:title>
        <chart:legend chart:legend-position="end" svg:x="6.567cm" svg:y="3.309cm" chart:style-name="ch3"/>
        <chart:plot-area chart:style-name="ch4" table:cell-range-address="Sheet1.$A$201:.$B$296" chart:table-number-list="0" svg:x="0.16cm" svg:y="0.941cm" svg:width="6.088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201</text:p>
              </table:table-cell>
              <table:table-cell office:value-type="float" office:value="-5">
                <text:p>-5</text:p>
              </table:table-cell>
              <table:table-cell office:value-type="float" office:value="0.07595976">
                <text:p>0.07595976</text:p>
              </table:table-cell>
            </table:table-row>
            <table:table-row>
              <table:table-cell office:value-type="string">
                <text:p>Row 202</text:p>
              </table:table-cell>
              <table:table-cell office:value-type="float" office:value="-4">
                <text:p>-4</text:p>
              </table:table-cell>
              <table:table-cell office:value-type="float" office:value="0.07955447">
                <text:p>0.07955447</text:p>
              </table:table-cell>
            </table:table-row>
            <table:table-row>
              <table:table-cell office:value-type="string">
                <text:p>Row 203</text:p>
              </table:table-cell>
              <table:table-cell office:value-type="float" office:value="-3">
                <text:p>-3</text:p>
              </table:table-cell>
              <table:table-cell office:value-type="float" office:value="0.08403692">
                <text:p>0.08403692</text:p>
              </table:table-cell>
            </table:table-row>
            <table:table-row>
              <table:table-cell office:value-type="string">
                <text:p>Row 204</text:p>
              </table:table-cell>
              <table:table-cell office:value-type="float" office:value="-2">
                <text:p>-2</text:p>
              </table:table-cell>
              <table:table-cell office:value-type="float" office:value="0.08721746">
                <text:p>0.08721746</text:p>
              </table:table-cell>
            </table:table-row>
            <table:table-row>
              <table:table-cell office:value-type="string">
                <text:p>Row 205</text:p>
              </table:table-cell>
              <table:table-cell office:value-type="float" office:value="-1">
                <text:p>-1</text:p>
              </table:table-cell>
              <table:table-cell office:value-type="float" office:value="0.09100273">
                <text:p>0.09100273</text:p>
              </table:table-cell>
            </table:table-row>
            <table:table-row>
              <table:table-cell office:value-type="string">
                <text:p>Row 206</text:p>
              </table:table-cell>
              <table:table-cell office:value-type="float" office:value="0">
                <text:p>0</text:p>
              </table:table-cell>
              <table:table-cell office:value-type="float" office:value="0.09465766">
                <text:p>0.09465766</text:p>
              </table:table-cell>
            </table:table-row>
            <table:table-row>
              <table:table-cell office:value-type="string">
                <text:p>Row 207</text:p>
              </table:table-cell>
              <table:table-cell office:value-type="float" office:value="1">
                <text:p>1</text:p>
              </table:table-cell>
              <table:table-cell office:value-type="float" office:value="0.09799442">
                <text:p>0.09799442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2">
                <text:p>2</text:p>
              </table:table-cell>
              <table:table-cell office:value-type="float" office:value="0.10243663">
                <text:p>0.10243663</text:p>
              </table:table-cell>
            </table:table-row>
            <table:table-row>
              <table:table-cell office:value-type="string">
                <text:p>Row 209</text:p>
              </table:table-cell>
              <table:table-cell office:value-type="float" office:value="3">
                <text:p>3</text:p>
              </table:table-cell>
              <table:table-cell office:value-type="float" office:value="0.1050404">
                <text:p>0.1050404</text:p>
              </table:table-cell>
            </table:table-row>
            <table:table-row>
              <table:table-cell office:value-type="string">
                <text:p>Row 210</text:p>
              </table:table-cell>
              <table:table-cell office:value-type="float" office:value="4">
                <text:p>4</text:p>
              </table:table-cell>
              <table:table-cell office:value-type="float" office:value="0.10830013">
                <text:p>0.10830013</text:p>
              </table:table-cell>
            </table:table-row>
            <table:table-row>
              <table:table-cell office:value-type="string">
                <text:p>Row 211</text:p>
              </table:table-cell>
              <table:table-cell office:value-type="float" office:value="5">
                <text:p>5</text:p>
              </table:table-cell>
              <table:table-cell office:value-type="float" office:value="0.11272862">
                <text:p>0.11272862</text:p>
              </table:table-cell>
            </table:table-row>
            <table:table-row>
              <table:table-cell office:value-type="string">
                <text:p>Row 212</text:p>
              </table:table-cell>
              <table:table-cell office:value-type="float" office:value="6">
                <text:p>6</text:p>
              </table:table-cell>
              <table:table-cell office:value-type="float" office:value="0.11620589">
                <text:p>0.11620589</text:p>
              </table:table-cell>
            </table:table-row>
            <table:table-row>
              <table:table-cell office:value-type="string">
                <text:p>Row 213</text:p>
              </table:table-cell>
              <table:table-cell office:value-type="float" office:value="7">
                <text:p>7</text:p>
              </table:table-cell>
              <table:table-cell office:value-type="float" office:value="0.12017476">
                <text:p>0.12017476</text:p>
              </table:table-cell>
            </table:table-row>
            <table:table-row>
              <table:table-cell office:value-type="string">
                <text:p>Row 214</text:p>
              </table:table-cell>
              <table:table-cell office:value-type="float" office:value="8">
                <text:p>8</text:p>
              </table:table-cell>
              <table:table-cell office:value-type="float" office:value="0.12309978">
                <text:p>0.12309978</text:p>
              </table:table-cell>
            </table:table-row>
            <table:table-row>
              <table:table-cell office:value-type="string">
                <text:p>Row 215</text:p>
              </table:table-cell>
              <table:table-cell office:value-type="float" office:value="9">
                <text:p>9</text:p>
              </table:table-cell>
              <table:table-cell office:value-type="float" office:value="0.12634443">
                <text:p>0.12634443</text:p>
              </table:table-cell>
            </table:table-row>
            <table:table-row>
              <table:table-cell office:value-type="string">
                <text:p>Row 216</text:p>
              </table:table-cell>
              <table:table-cell office:value-type="float" office:value="10">
                <text:p>10</text:p>
              </table:table-cell>
              <table:table-cell office:value-type="float" office:value="0.13165773">
                <text:p>0.13165773</text:p>
              </table:table-cell>
            </table:table-row>
            <table:table-row>
              <table:table-cell office:value-type="string">
                <text:p>Row 217</text:p>
              </table:table-cell>
              <table:table-cell office:value-type="float" office:value="11">
                <text:p>11</text:p>
              </table:table-cell>
              <table:table-cell office:value-type="float" office:value="0.13632519">
                <text:p>0.13632519</text:p>
              </table:table-cell>
            </table:table-row>
            <table:table-row>
              <table:table-cell office:value-type="string">
                <text:p>Row 218</text:p>
              </table:table-cell>
              <table:table-cell office:value-type="float" office:value="12">
                <text:p>12</text:p>
              </table:table-cell>
              <table:table-cell office:value-type="float" office:value="0.14274999">
                <text:p>0.14274999</text:p>
              </table:table-cell>
            </table:table-row>
            <table:table-row>
              <table:table-cell office:value-type="string">
                <text:p>Row 219</text:p>
              </table:table-cell>
              <table:table-cell office:value-type="float" office:value="13">
                <text:p>13</text:p>
              </table:table-cell>
              <table:table-cell office:value-type="float" office:value="0.14818525">
                <text:p>0.14818525</text:p>
              </table:table-cell>
            </table:table-row>
            <table:table-row>
              <table:table-cell office:value-type="string">
                <text:p>Row 220</text:p>
              </table:table-cell>
              <table:table-cell office:value-type="float" office:value="14">
                <text:p>14</text:p>
              </table:table-cell>
              <table:table-cell office:value-type="float" office:value="0.15442098">
                <text:p>0.15442098</text:p>
              </table:table-cell>
            </table:table-row>
            <table:table-row>
              <table:table-cell office:value-type="string">
                <text:p>Row 221</text:p>
              </table:table-cell>
              <table:table-cell office:value-type="float" office:value="15">
                <text:p>15</text:p>
              </table:table-cell>
              <table:table-cell office:value-type="float" office:value="0.15945334">
                <text:p>0.15945334</text:p>
              </table:table-cell>
            </table:table-row>
            <table:table-row>
              <table:table-cell office:value-type="string">
                <text:p>Row 222</text:p>
              </table:table-cell>
              <table:table-cell office:value-type="float" office:value="16">
                <text:p>16</text:p>
              </table:table-cell>
              <table:table-cell office:value-type="float" office:value="0.16465311">
                <text:p>0.16465311</text:p>
              </table:table-cell>
            </table:table-row>
            <table:table-row>
              <table:table-cell office:value-type="string">
                <text:p>Row 223</text:p>
              </table:table-cell>
              <table:table-cell office:value-type="float" office:value="17">
                <text:p>17</text:p>
              </table:table-cell>
              <table:table-cell office:value-type="float" office:value="0.1699565">
                <text:p>0.1699565</text:p>
              </table:table-cell>
            </table:table-row>
            <table:table-row>
              <table:table-cell office:value-type="string">
                <text:p>Row 224</text:p>
              </table:table-cell>
              <table:table-cell office:value-type="float" office:value="18">
                <text:p>18</text:p>
              </table:table-cell>
              <table:table-cell office:value-type="float" office:value="0.17654301">
                <text:p>0.17654301</text:p>
              </table:table-cell>
            </table:table-row>
            <table:table-row>
              <table:table-cell office:value-type="string">
                <text:p>Row 225</text:p>
              </table:table-cell>
              <table:table-cell office:value-type="float" office:value="19">
                <text:p>19</text:p>
              </table:table-cell>
              <table:table-cell office:value-type="float" office:value="0.18174131">
                <text:p>0.18174131</text:p>
              </table:table-cell>
            </table:table-row>
            <table:table-row>
              <table:table-cell office:value-type="string">
                <text:p>Row 226</text:p>
              </table:table-cell>
              <table:table-cell office:value-type="float" office:value="20">
                <text:p>20</text:p>
              </table:table-cell>
              <table:table-cell office:value-type="float" office:value="0.1881471">
                <text:p>0.1881471</text:p>
              </table:table-cell>
            </table:table-row>
            <table:table-row>
              <table:table-cell office:value-type="string">
                <text:p>Row 227</text:p>
              </table:table-cell>
              <table:table-cell office:value-type="float" office:value="21">
                <text:p>21</text:p>
              </table:table-cell>
              <table:table-cell office:value-type="float" office:value="0.19146822">
                <text:p>0.19146822</text:p>
              </table:table-cell>
            </table:table-row>
            <table:table-row>
              <table:table-cell office:value-type="string">
                <text:p>Row 228</text:p>
              </table:table-cell>
              <table:table-cell office:value-type="float" office:value="22">
                <text:p>22</text:p>
              </table:table-cell>
              <table:table-cell office:value-type="float" office:value="0.19768816">
                <text:p>0.19768816</text:p>
              </table:table-cell>
            </table:table-row>
            <table:table-row>
              <table:table-cell office:value-type="string">
                <text:p>Row 229</text:p>
              </table:table-cell>
              <table:table-cell office:value-type="float" office:value="23">
                <text:p>23</text:p>
              </table:table-cell>
              <table:table-cell office:value-type="float" office:value="0.20425265">
                <text:p>0.20425265</text:p>
              </table:table-cell>
            </table:table-row>
            <table:table-row>
              <table:table-cell office:value-type="string">
                <text:p>Row 230</text:p>
              </table:table-cell>
              <table:table-cell office:value-type="float" office:value="24">
                <text:p>24</text:p>
              </table:table-cell>
              <table:table-cell office:value-type="float" office:value="0.20912884">
                <text:p>0.20912884</text:p>
              </table:table-cell>
            </table:table-row>
            <table:table-row>
              <table:table-cell office:value-type="string">
                <text:p>Row 231</text:p>
              </table:table-cell>
              <table:table-cell office:value-type="float" office:value="25">
                <text:p>25</text:p>
              </table:table-cell>
              <table:table-cell office:value-type="float" office:value="0.21364852">
                <text:p>0.21364852</text:p>
              </table:table-cell>
            </table:table-row>
            <table:table-row>
              <table:table-cell office:value-type="string">
                <text:p>Row 232</text:p>
              </table:table-cell>
              <table:table-cell office:value-type="float" office:value="26">
                <text:p>26</text:p>
              </table:table-cell>
              <table:table-cell office:value-type="float" office:value="0.21844794">
                <text:p>0.21844794</text:p>
              </table:table-cell>
            </table:table-row>
            <table:table-row>
              <table:table-cell office:value-type="string">
                <text:p>Row 233</text:p>
              </table:table-cell>
              <table:table-cell office:value-type="float" office:value="27">
                <text:p>27</text:p>
              </table:table-cell>
              <table:table-cell office:value-type="float" office:value="0.22422834">
                <text:p>0.22422834</text:p>
              </table:table-cell>
            </table:table-row>
            <table:table-row>
              <table:table-cell office:value-type="string">
                <text:p>Row 234</text:p>
              </table:table-cell>
              <table:table-cell office:value-type="float" office:value="28">
                <text:p>28</text:p>
              </table:table-cell>
              <table:table-cell office:value-type="float" office:value="0.22938062">
                <text:p>0.22938062</text:p>
              </table:table-cell>
            </table:table-row>
            <table:table-row>
              <table:table-cell office:value-type="string">
                <text:p>Row 235</text:p>
              </table:table-cell>
              <table:table-cell office:value-type="float" office:value="29">
                <text:p>29</text:p>
              </table:table-cell>
              <table:table-cell office:value-type="float" office:value="0.23723814">
                <text:p>0.23723814</text:p>
              </table:table-cell>
            </table:table-row>
            <table:table-row>
              <table:table-cell office:value-type="string">
                <text:p>Row 236</text:p>
              </table:table-cell>
              <table:table-cell office:value-type="float" office:value="30">
                <text:p>30</text:p>
              </table:table-cell>
              <table:table-cell office:value-type="float" office:value="0.24379232">
                <text:p>0.24379232</text:p>
              </table:table-cell>
            </table:table-row>
            <table:table-row>
              <table:table-cell office:value-type="string">
                <text:p>Row 237</text:p>
              </table:table-cell>
              <table:table-cell office:value-type="float" office:value="31">
                <text:p>31</text:p>
              </table:table-cell>
              <table:table-cell office:value-type="float" office:value="0.25032725">
                <text:p>0.25032725</text:p>
              </table:table-cell>
            </table:table-row>
            <table:table-row>
              <table:table-cell office:value-type="string">
                <text:p>Row 238</text:p>
              </table:table-cell>
              <table:table-cell office:value-type="float" office:value="32">
                <text:p>32</text:p>
              </table:table-cell>
              <table:table-cell office:value-type="float" office:value="0.25159218">
                <text:p>0.25159218</text:p>
              </table:table-cell>
            </table:table-row>
            <table:table-row>
              <table:table-cell office:value-type="string">
                <text:p>Row 239</text:p>
              </table:table-cell>
              <table:table-cell office:value-type="float" office:value="33">
                <text:p>33</text:p>
              </table:table-cell>
              <table:table-cell office:value-type="float" office:value="0.25703778">
                <text:p>0.25703778</text:p>
              </table:table-cell>
            </table:table-row>
            <table:table-row>
              <table:table-cell office:value-type="string">
                <text:p>Row 240</text:p>
              </table:table-cell>
              <table:table-cell office:value-type="float" office:value="34">
                <text:p>34</text:p>
              </table:table-cell>
              <table:table-cell office:value-type="float" office:value="0.26352655">
                <text:p>0.26352655</text:p>
              </table:table-cell>
            </table:table-row>
            <table:table-row>
              <table:table-cell office:value-type="string">
                <text:p>Row 241</text:p>
              </table:table-cell>
              <table:table-cell office:value-type="float" office:value="35">
                <text:p>35</text:p>
              </table:table-cell>
              <table:table-cell office:value-type="float" office:value="0.26961732">
                <text:p>0.26961732</text:p>
              </table:table-cell>
            </table:table-row>
            <table:table-row>
              <table:table-cell office:value-type="string">
                <text:p>Row 242</text:p>
              </table:table-cell>
              <table:table-cell office:value-type="float" office:value="36">
                <text:p>36</text:p>
              </table:table-cell>
              <table:table-cell office:value-type="float" office:value="0.27509689">
                <text:p>0.27509689</text:p>
              </table:table-cell>
            </table:table-row>
            <table:table-row>
              <table:table-cell office:value-type="string">
                <text:p>Row 243</text:p>
              </table:table-cell>
              <table:table-cell office:value-type="float" office:value="37">
                <text:p>37</text:p>
              </table:table-cell>
              <table:table-cell office:value-type="float" office:value="0.27611034">
                <text:p>0.27611034</text:p>
              </table:table-cell>
            </table:table-row>
            <table:table-row>
              <table:table-cell office:value-type="string">
                <text:p>Row 244</text:p>
              </table:table-cell>
              <table:table-cell office:value-type="float" office:value="38">
                <text:p>38</text:p>
              </table:table-cell>
              <table:table-cell office:value-type="float" office:value="0.2811772">
                <text:p>0.2811772</text:p>
              </table:table-cell>
            </table:table-row>
            <table:table-row>
              <table:table-cell office:value-type="string">
                <text:p>Row 245</text:p>
              </table:table-cell>
              <table:table-cell office:value-type="float" office:value="39">
                <text:p>39</text:p>
              </table:table-cell>
              <table:table-cell office:value-type="float" office:value="0.29028477">
                <text:p>0.29028477</text:p>
              </table:table-cell>
            </table:table-row>
            <table:table-row>
              <table:table-cell office:value-type="string">
                <text:p>Row 246</text:p>
              </table:table-cell>
              <table:table-cell office:value-type="float" office:value="40">
                <text:p>40</text:p>
              </table:table-cell>
              <table:table-cell office:value-type="float" office:value="0.29905811">
                <text:p>0.29905811</text:p>
              </table:table-cell>
            </table:table-row>
            <table:table-row>
              <table:table-cell office:value-type="string">
                <text:p>Row 247</text:p>
              </table:table-cell>
              <table:table-cell office:value-type="float" office:value="41">
                <text:p>41</text:p>
              </table:table-cell>
              <table:table-cell office:value-type="float" office:value="0.30351806">
                <text:p>0.30351806</text:p>
              </table:table-cell>
            </table:table-row>
            <table:table-row>
              <table:table-cell office:value-type="string">
                <text:p>Row 248</text:p>
              </table:table-cell>
              <table:table-cell office:value-type="float" office:value="42">
                <text:p>42</text:p>
              </table:table-cell>
              <table:table-cell office:value-type="float" office:value="0.3102413">
                <text:p>0.3102413</text:p>
              </table:table-cell>
            </table:table-row>
            <table:table-row>
              <table:table-cell office:value-type="string">
                <text:p>Row 249</text:p>
              </table:table-cell>
              <table:table-cell office:value-type="float" office:value="43">
                <text:p>43</text:p>
              </table:table-cell>
              <table:table-cell office:value-type="float" office:value="0.32151904">
                <text:p>0.32151904</text:p>
              </table:table-cell>
            </table:table-row>
            <table:table-row>
              <table:table-cell office:value-type="string">
                <text:p>Row 250</text:p>
              </table:table-cell>
              <table:table-cell office:value-type="float" office:value="44">
                <text:p>44</text:p>
              </table:table-cell>
              <table:table-cell office:value-type="float" office:value="0.32978193">
                <text:p>0.32978193</text:p>
              </table:table-cell>
            </table:table-row>
            <table:table-row>
              <table:table-cell office:value-type="string">
                <text:p>Row 251</text:p>
              </table:table-cell>
              <table:table-cell office:value-type="float" office:value="45">
                <text:p>45</text:p>
              </table:table-cell>
              <table:table-cell office:value-type="float" office:value="0.33381643">
                <text:p>0.33381643</text:p>
              </table:table-cell>
            </table:table-row>
            <table:table-row>
              <table:table-cell office:value-type="string">
                <text:p>Row 252</text:p>
              </table:table-cell>
              <table:table-cell office:value-type="float" office:value="46">
                <text:p>46</text:p>
              </table:table-cell>
              <table:table-cell office:value-type="float" office:value="0.33957698">
                <text:p>0.33957698</text:p>
              </table:table-cell>
            </table:table-row>
            <table:table-row>
              <table:table-cell office:value-type="string">
                <text:p>Row 253</text:p>
              </table:table-cell>
              <table:table-cell office:value-type="float" office:value="47">
                <text:p>47</text:p>
              </table:table-cell>
              <table:table-cell office:value-type="float" office:value="0.34880607">
                <text:p>0.34880607</text:p>
              </table:table-cell>
            </table:table-row>
            <table:table-row>
              <table:table-cell office:value-type="string">
                <text:p>Row 254</text:p>
              </table:table-cell>
              <table:table-cell office:value-type="float" office:value="48">
                <text:p>48</text:p>
              </table:table-cell>
              <table:table-cell office:value-type="float" office:value="0.35199205">
                <text:p>0.35199205</text:p>
              </table:table-cell>
            </table:table-row>
            <table:table-row>
              <table:table-cell office:value-type="string">
                <text:p>Row 255</text:p>
              </table:table-cell>
              <table:table-cell office:value-type="float" office:value="49">
                <text:p>49</text:p>
              </table:table-cell>
              <table:table-cell office:value-type="float" office:value="0.35365431">
                <text:p>0.35365431</text:p>
              </table:table-cell>
            </table:table-row>
            <table:table-row>
              <table:table-cell office:value-type="string">
                <text:p>Row 256</text:p>
              </table:table-cell>
              <table:table-cell office:value-type="float" office:value="50">
                <text:p>50</text:p>
              </table:table-cell>
              <table:table-cell office:value-type="float" office:value="0.35409419">
                <text:p>0.35409419</text:p>
              </table:table-cell>
            </table:table-row>
            <table:table-row>
              <table:table-cell office:value-type="string">
                <text:p>Row 257</text:p>
              </table:table-cell>
              <table:table-cell office:value-type="float" office:value="51">
                <text:p>51</text:p>
              </table:table-cell>
              <table:table-cell office:value-type="float" office:value="0.36821271">
                <text:p>0.36821271</text:p>
              </table:table-cell>
            </table:table-row>
            <table:table-row>
              <table:table-cell office:value-type="string">
                <text:p>Row 258</text:p>
              </table:table-cell>
              <table:table-cell office:value-type="float" office:value="52">
                <text:p>52</text:p>
              </table:table-cell>
              <table:table-cell office:value-type="float" office:value="0.37388234">
                <text:p>0.37388234</text:p>
              </table:table-cell>
            </table:table-row>
            <table:table-row>
              <table:table-cell office:value-type="string">
                <text:p>Row 259</text:p>
              </table:table-cell>
              <table:table-cell office:value-type="float" office:value="53">
                <text:p>53</text:p>
              </table:table-cell>
              <table:table-cell office:value-type="float" office:value="0.37853379">
                <text:p>0.37853379</text:p>
              </table:table-cell>
            </table:table-row>
            <table:table-row>
              <table:table-cell office:value-type="string">
                <text:p>Row 260</text:p>
              </table:table-cell>
              <table:table-cell office:value-type="float" office:value="54">
                <text:p>54</text:p>
              </table:table-cell>
              <table:table-cell office:value-type="float" office:value="0.39035608">
                <text:p>0.39035608</text:p>
              </table:table-cell>
            </table:table-row>
            <table:table-row>
              <table:table-cell office:value-type="string">
                <text:p>Row 261</text:p>
              </table:table-cell>
              <table:table-cell office:value-type="float" office:value="55">
                <text:p>55</text:p>
              </table:table-cell>
              <table:table-cell office:value-type="float" office:value="0.39341728">
                <text:p>0.39341728</text:p>
              </table:table-cell>
            </table:table-row>
            <table:table-row>
              <table:table-cell office:value-type="string">
                <text:p>Row 262</text:p>
              </table:table-cell>
              <table:table-cell office:value-type="float" office:value="56">
                <text:p>56</text:p>
              </table:table-cell>
              <table:table-cell office:value-type="float" office:value="0.39520712">
                <text:p>0.39520712</text:p>
              </table:table-cell>
            </table:table-row>
            <table:table-row>
              <table:table-cell office:value-type="string">
                <text:p>Row 263</text:p>
              </table:table-cell>
              <table:table-cell office:value-type="float" office:value="57">
                <text:p>57</text:p>
              </table:table-cell>
              <table:table-cell office:value-type="float" office:value="0.39768459">
                <text:p>0.39768459</text:p>
              </table:table-cell>
            </table:table-row>
            <table:table-row>
              <table:table-cell office:value-type="string">
                <text:p>Row 264</text:p>
              </table:table-cell>
              <table:table-cell office:value-type="float" office:value="58">
                <text:p>58</text:p>
              </table:table-cell>
              <table:table-cell office:value-type="float" office:value="0.39476777">
                <text:p>0.39476777</text:p>
              </table:table-cell>
            </table:table-row>
            <table:table-row>
              <table:table-cell office:value-type="string">
                <text:p>Row 265</text:p>
              </table:table-cell>
              <table:table-cell office:value-type="float" office:value="59">
                <text:p>59</text:p>
              </table:table-cell>
              <table:table-cell office:value-type="float" office:value="0.39293025">
                <text:p>0.39293025</text:p>
              </table:table-cell>
            </table:table-row>
            <table:table-row>
              <table:table-cell office:value-type="string">
                <text:p>Row 266</text:p>
              </table:table-cell>
              <table:table-cell office:value-type="float" office:value="60">
                <text:p>60</text:p>
              </table:table-cell>
              <table:table-cell office:value-type="float" office:value="0.39464256">
                <text:p>0.39464256</text:p>
              </table:table-cell>
            </table:table-row>
            <table:table-row>
              <table:table-cell office:value-type="string">
                <text:p>Row 267</text:p>
              </table:table-cell>
              <table:table-cell office:value-type="float" office:value="61">
                <text:p>61</text:p>
              </table:table-cell>
              <table:table-cell office:value-type="float" office:value="0.38984046">
                <text:p>0.38984046</text:p>
              </table:table-cell>
            </table:table-row>
            <table:table-row>
              <table:table-cell office:value-type="string">
                <text:p>Row 268</text:p>
              </table:table-cell>
              <table:table-cell office:value-type="float" office:value="62">
                <text:p>62</text:p>
              </table:table-cell>
              <table:table-cell office:value-type="float" office:value="0.42507653">
                <text:p>0.42507653</text:p>
              </table:table-cell>
            </table:table-row>
            <table:table-row>
              <table:table-cell office:value-type="string">
                <text:p>Row 269</text:p>
              </table:table-cell>
              <table:table-cell office:value-type="float" office:value="63">
                <text:p>63</text:p>
              </table:table-cell>
              <table:table-cell office:value-type="float" office:value="0.45693934">
                <text:p>0.45693934</text:p>
              </table:table-cell>
            </table:table-row>
            <table:table-row>
              <table:table-cell office:value-type="string">
                <text:p>Row 270</text:p>
              </table:table-cell>
              <table:table-cell office:value-type="float" office:value="64">
                <text:p>64</text:p>
              </table:table-cell>
              <table:table-cell office:value-type="float" office:value="0.45944081">
                <text:p>0.45944081</text:p>
              </table:table-cell>
            </table:table-row>
            <table:table-row>
              <table:table-cell office:value-type="string">
                <text:p>Row 271</text:p>
              </table:table-cell>
              <table:table-cell office:value-type="float" office:value="65">
                <text:p>65</text:p>
              </table:table-cell>
              <table:table-cell office:value-type="float" office:value="0.45175048">
                <text:p>0.45175048</text:p>
              </table:table-cell>
            </table:table-row>
            <table:table-row>
              <table:table-cell office:value-type="string">
                <text:p>Row 272</text:p>
              </table:table-cell>
              <table:table-cell office:value-type="float" office:value="66">
                <text:p>66</text:p>
              </table:table-cell>
              <table:table-cell office:value-type="float" office:value="0.43997966">
                <text:p>0.43997966</text:p>
              </table:table-cell>
            </table:table-row>
            <table:table-row>
              <table:table-cell office:value-type="string">
                <text:p>Row 273</text:p>
              </table:table-cell>
              <table:table-cell office:value-type="float" office:value="67">
                <text:p>67</text:p>
              </table:table-cell>
              <table:table-cell office:value-type="float" office:value="0.42551188">
                <text:p>0.42551188</text:p>
              </table:table-cell>
            </table:table-row>
            <table:table-row>
              <table:table-cell office:value-type="string">
                <text:p>Row 274</text:p>
              </table:table-cell>
              <table:table-cell office:value-type="float" office:value="68">
                <text:p>68</text:p>
              </table:table-cell>
              <table:table-cell office:value-type="float" office:value="0.41521627">
                <text:p>0.41521627</text:p>
              </table:table-cell>
            </table:table-row>
            <table:table-row>
              <table:table-cell office:value-type="string">
                <text:p>Row 275</text:p>
              </table:table-cell>
              <table:table-cell office:value-type="float" office:value="69">
                <text:p>69</text:p>
              </table:table-cell>
              <table:table-cell office:value-type="float" office:value="0.39512388">
                <text:p>0.39512388</text:p>
              </table:table-cell>
            </table:table-row>
            <table:table-row>
              <table:table-cell office:value-type="string">
                <text:p>Row 276</text:p>
              </table:table-cell>
              <table:table-cell office:value-type="float" office:value="70">
                <text:p>70</text:p>
              </table:table-cell>
              <table:table-cell office:value-type="float" office:value="0.41759965">
                <text:p>0.41759965</text:p>
              </table:table-cell>
            </table:table-row>
            <table:table-row>
              <table:table-cell office:value-type="string">
                <text:p>Row 277</text:p>
              </table:table-cell>
              <table:table-cell office:value-type="float" office:value="71">
                <text:p>71</text:p>
              </table:table-cell>
              <table:table-cell office:value-type="float" office:value="0.44181272">
                <text:p>0.44181272</text:p>
              </table:table-cell>
            </table:table-row>
            <table:table-row>
              <table:table-cell office:value-type="string">
                <text:p>Row 278</text:p>
              </table:table-cell>
              <table:table-cell office:value-type="float" office:value="72">
                <text:p>72</text:p>
              </table:table-cell>
              <table:table-cell office:value-type="float" office:value="0.41531853">
                <text:p>0.41531853</text:p>
              </table:table-cell>
            </table:table-row>
            <table:table-row>
              <table:table-cell office:value-type="string">
                <text:p>Row 279</text:p>
              </table:table-cell>
              <table:table-cell office:value-type="float" office:value="73">
                <text:p>73</text:p>
              </table:table-cell>
              <table:table-cell office:value-type="float" office:value="0.40229437">
                <text:p>0.40229437</text:p>
              </table:table-cell>
            </table:table-row>
            <table:table-row>
              <table:table-cell office:value-type="string">
                <text:p>Row 280</text:p>
              </table:table-cell>
              <table:table-cell office:value-type="float" office:value="74">
                <text:p>74</text:p>
              </table:table-cell>
              <table:table-cell office:value-type="float" office:value="0.41470937">
                <text:p>0.41470937</text:p>
              </table:table-cell>
            </table:table-row>
            <table:table-row>
              <table:table-cell office:value-type="string">
                <text:p>Row 281</text:p>
              </table:table-cell>
              <table:table-cell office:value-type="float" office:value="75">
                <text:p>75</text:p>
              </table:table-cell>
              <table:table-cell office:value-type="float" office:value="0.41917331">
                <text:p>0.41917331</text:p>
              </table:table-cell>
            </table:table-row>
            <table:table-row>
              <table:table-cell office:value-type="string">
                <text:p>Row 282</text:p>
              </table:table-cell>
              <table:table-cell office:value-type="float" office:value="76">
                <text:p>76</text:p>
              </table:table-cell>
              <table:table-cell office:value-type="float" office:value="0.41567721">
                <text:p>0.41567721</text:p>
              </table:table-cell>
            </table:table-row>
            <table:table-row>
              <table:table-cell office:value-type="string">
                <text:p>Row 283</text:p>
              </table:table-cell>
              <table:table-cell office:value-type="float" office:value="77">
                <text:p>77</text:p>
              </table:table-cell>
              <table:table-cell office:value-type="float" office:value="0.39833467">
                <text:p>0.39833467</text:p>
              </table:table-cell>
            </table:table-row>
            <table:table-row>
              <table:table-cell office:value-type="string">
                <text:p>Row 284</text:p>
              </table:table-cell>
              <table:table-cell office:value-type="float" office:value="78">
                <text:p>78</text:p>
              </table:table-cell>
              <table:table-cell office:value-type="float" office:value="0.37087151">
                <text:p>0.37087151</text:p>
              </table:table-cell>
            </table:table-row>
            <table:table-row>
              <table:table-cell office:value-type="string">
                <text:p>Row 285</text:p>
              </table:table-cell>
              <table:table-cell office:value-type="float" office:value="79">
                <text:p>79</text:p>
              </table:table-cell>
              <table:table-cell office:value-type="float" office:value="0.36039891">
                <text:p>0.36039891</text:p>
              </table:table-cell>
            </table:table-row>
            <table:table-row>
              <table:table-cell office:value-type="string">
                <text:p>Row 286</text:p>
              </table:table-cell>
              <table:table-cell office:value-type="float" office:value="80">
                <text:p>80</text:p>
              </table:table-cell>
              <table:table-cell office:value-type="float" office:value="0.34082299">
                <text:p>0.34082299</text:p>
              </table:table-cell>
            </table:table-row>
            <table:table-row>
              <table:table-cell office:value-type="string">
                <text:p>Row 287</text:p>
              </table:table-cell>
              <table:table-cell office:value-type="float" office:value="81">
                <text:p>81</text:p>
              </table:table-cell>
              <table:table-cell office:value-type="float" office:value="0.33159203">
                <text:p>0.33159203</text:p>
              </table:table-cell>
            </table:table-row>
            <table:table-row>
              <table:table-cell office:value-type="string">
                <text:p>Row 288</text:p>
              </table:table-cell>
              <table:table-cell office:value-type="float" office:value="82">
                <text:p>82</text:p>
              </table:table-cell>
              <table:table-cell office:value-type="float" office:value="0.33046258">
                <text:p>0.33046258</text:p>
              </table:table-cell>
            </table:table-row>
            <table:table-row>
              <table:table-cell office:value-type="string">
                <text:p>Row 289</text:p>
              </table:table-cell>
              <table:table-cell office:value-type="float" office:value="83">
                <text:p>83</text:p>
              </table:table-cell>
              <table:table-cell office:value-type="float" office:value="0.3502327">
                <text:p>0.3502327</text:p>
              </table:table-cell>
            </table:table-row>
            <table:table-row>
              <table:table-cell office:value-type="string">
                <text:p>Row 290</text:p>
              </table:table-cell>
              <table:table-cell office:value-type="float" office:value="84">
                <text:p>84</text:p>
              </table:table-cell>
              <table:table-cell office:value-type="float" office:value="0.34339986">
                <text:p>0.34339986</text:p>
              </table:table-cell>
            </table:table-row>
            <table:table-row>
              <table:table-cell office:value-type="string">
                <text:p>Row 291</text:p>
              </table:table-cell>
              <table:table-cell office:value-type="float" office:value="85">
                <text:p>85</text:p>
              </table:table-cell>
              <table:table-cell office:value-type="float" office:value="0.3529616">
                <text:p>0.3529616</text:p>
              </table:table-cell>
            </table:table-row>
            <table:table-row>
              <table:table-cell office:value-type="string">
                <text:p>Row 292</text:p>
              </table:table-cell>
              <table:table-cell office:value-type="float" office:value="86">
                <text:p>86</text:p>
              </table:table-cell>
              <table:table-cell office:value-type="float" office:value="0.34269801">
                <text:p>0.34269801</text:p>
              </table:table-cell>
            </table:table-row>
            <table:table-row>
              <table:table-cell office:value-type="string">
                <text:p>Row 293</text:p>
              </table:table-cell>
              <table:table-cell office:value-type="float" office:value="87">
                <text:p>87</text:p>
              </table:table-cell>
              <table:table-cell office:value-type="float" office:value="0.3377352">
                <text:p>0.3377352</text:p>
              </table:table-cell>
            </table:table-row>
            <table:table-row>
              <table:table-cell office:value-type="string">
                <text:p>Row 294</text:p>
              </table:table-cell>
              <table:table-cell office:value-type="float" office:value="88">
                <text:p>88</text:p>
              </table:table-cell>
              <table:table-cell office:value-type="float" office:value="0.36130988">
                <text:p>0.36130988</text:p>
              </table:table-cell>
            </table:table-row>
            <table:table-row>
              <table:table-cell office:value-type="string">
                <text:p>Row 295</text:p>
              </table:table-cell>
              <table:table-cell office:value-type="float" office:value="89">
                <text:p>89</text:p>
              </table:table-cell>
              <table:table-cell office:value-type="float" office:value="0.35896641">
                <text:p>0.35896641</text:p>
              </table:table-cell>
            </table:table-row>
            <table:table-row>
              <table:table-cell office:value-type="string">
                <text:p>Row 296</text:p>
              </table:table-cell>
              <table:table-cell office:value-type="float" office:value="90">
                <text:p>90</text:p>
              </table:table-cell>
              <table:table-cell office:value-type="float" office:value="0.35410176">
                <text:p>0.35410176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44cm" svg:y="0.14cm" chart:style-name="ch2">
          <text:p>Main Title</text:p>
        </chart:title>
        <chart:legend chart:legend-position="end" svg:x="6.567cm" svg:y="3.309cm" chart:style-name="ch3"/>
        <chart:plot-area chart:style-name="ch4" table:cell-range-address="Sheet1.$A$301:.$B$396" chart:table-number-list="0" svg:x="0.16cm" svg:y="0.941cm" svg:width="6.088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301</text:p>
              </table:table-cell>
              <table:table-cell office:value-type="float" office:value="-5">
                <text:p>-5</text:p>
              </table:table-cell>
              <table:table-cell office:value-type="float" office:value="-0.16977502">
                <text:p>-0.16977502</text:p>
              </table:table-cell>
            </table:table-row>
            <table:table-row>
              <table:table-cell office:value-type="string">
                <text:p>Row 302</text:p>
              </table:table-cell>
              <table:table-cell office:value-type="float" office:value="-4">
                <text:p>-4</text:p>
              </table:table-cell>
              <table:table-cell office:value-type="float" office:value="-0.1642343">
                <text:p>-0.1642343</text:p>
              </table:table-cell>
            </table:table-row>
            <table:table-row>
              <table:table-cell office:value-type="string">
                <text:p>Row 303</text:p>
              </table:table-cell>
              <table:table-cell office:value-type="float" office:value="-3">
                <text:p>-3</text:p>
              </table:table-cell>
              <table:table-cell office:value-type="float" office:value="-0.15931736">
                <text:p>-0.15931736</text:p>
              </table:table-cell>
            </table:table-row>
            <table:table-row>
              <table:table-cell office:value-type="string">
                <text:p>Row 304</text:p>
              </table:table-cell>
              <table:table-cell office:value-type="float" office:value="-2">
                <text:p>-2</text:p>
              </table:table-cell>
              <table:table-cell office:value-type="float" office:value="-0.15505266">
                <text:p>-0.15505266</text:p>
              </table:table-cell>
            </table:table-row>
            <table:table-row>
              <table:table-cell office:value-type="string">
                <text:p>Row 305</text:p>
              </table:table-cell>
              <table:table-cell office:value-type="float" office:value="-1">
                <text:p>-1</text:p>
              </table:table-cell>
              <table:table-cell office:value-type="float" office:value="-0.15130476">
                <text:p>-0.15130476</text:p>
              </table:table-cell>
            </table:table-row>
            <table:table-row>
              <table:table-cell office:value-type="string">
                <text:p>Row 306</text:p>
              </table:table-cell>
              <table:table-cell office:value-type="float" office:value="0">
                <text:p>0</text:p>
              </table:table-cell>
              <table:table-cell office:value-type="float" office:value="-0.14603442">
                <text:p>-0.14603442</text:p>
              </table:table-cell>
            </table:table-row>
            <table:table-row>
              <table:table-cell office:value-type="string">
                <text:p>Row 307</text:p>
              </table:table-cell>
              <table:table-cell office:value-type="float" office:value="1">
                <text:p>1</text:p>
              </table:table-cell>
              <table:table-cell office:value-type="float" office:value="-0.14172583">
                <text:p>-0.14172583</text:p>
              </table:table-cell>
            </table:table-row>
            <table:table-row>
              <table:table-cell office:value-type="string">
                <text:p>Row 308</text:p>
              </table:table-cell>
              <table:table-cell office:value-type="float" office:value="2">
                <text:p>2</text:p>
              </table:table-cell>
              <table:table-cell office:value-type="float" office:value="-0.13580122">
                <text:p>-0.13580122</text:p>
              </table:table-cell>
            </table:table-row>
            <table:table-row>
              <table:table-cell office:value-type="string">
                <text:p>Row 309</text:p>
              </table:table-cell>
              <table:table-cell office:value-type="float" office:value="3">
                <text:p>3</text:p>
              </table:table-cell>
              <table:table-cell office:value-type="float" office:value="-0.13018774">
                <text:p>-0.13018774</text:p>
              </table:table-cell>
            </table:table-row>
            <table:table-row>
              <table:table-cell office:value-type="string">
                <text:p>Row 310</text:p>
              </table:table-cell>
              <table:table-cell office:value-type="float" office:value="4">
                <text:p>4</text:p>
              </table:table-cell>
              <table:table-cell office:value-type="float" office:value="-0.12458584">
                <text:p>-0.12458584</text:p>
              </table:table-cell>
            </table:table-row>
            <table:table-row>
              <table:table-cell office:value-type="string">
                <text:p>Row 311</text:p>
              </table:table-cell>
              <table:table-cell office:value-type="float" office:value="5">
                <text:p>5</text:p>
              </table:table-cell>
              <table:table-cell office:value-type="float" office:value="-0.1189866">
                <text:p>-0.1189866</text:p>
              </table:table-cell>
            </table:table-row>
            <table:table-row>
              <table:table-cell office:value-type="string">
                <text:p>Row 312</text:p>
              </table:table-cell>
              <table:table-cell office:value-type="float" office:value="6">
                <text:p>6</text:p>
              </table:table-cell>
              <table:table-cell office:value-type="float" office:value="-0.11365823">
                <text:p>-0.11365823</text:p>
              </table:table-cell>
            </table:table-row>
            <table:table-row>
              <table:table-cell office:value-type="string">
                <text:p>Row 313</text:p>
              </table:table-cell>
              <table:table-cell office:value-type="float" office:value="7">
                <text:p>7</text:p>
              </table:table-cell>
              <table:table-cell office:value-type="float" office:value="-0.10762307">
                <text:p>-0.10762307</text:p>
              </table:table-cell>
            </table:table-row>
            <table:table-row>
              <table:table-cell office:value-type="string">
                <text:p>Row 314</text:p>
              </table:table-cell>
              <table:table-cell office:value-type="float" office:value="8">
                <text:p>8</text:p>
              </table:table-cell>
              <table:table-cell office:value-type="float" office:value="-0.10071323">
                <text:p>-0.10071323</text:p>
              </table:table-cell>
            </table:table-row>
            <table:table-row>
              <table:table-cell office:value-type="string">
                <text:p>Row 315</text:p>
              </table:table-cell>
              <table:table-cell office:value-type="float" office:value="9">
                <text:p>9</text:p>
              </table:table-cell>
              <table:table-cell office:value-type="float" office:value="-0.09687003">
                <text:p>-0.09687003</text:p>
              </table:table-cell>
            </table:table-row>
            <table:table-row>
              <table:table-cell office:value-type="string">
                <text:p>Row 316</text:p>
              </table:table-cell>
              <table:table-cell office:value-type="float" office:value="10">
                <text:p>10</text:p>
              </table:table-cell>
              <table:table-cell office:value-type="float" office:value="-0.09198827">
                <text:p>-0.09198827</text:p>
              </table:table-cell>
            </table:table-row>
            <table:table-row>
              <table:table-cell office:value-type="string">
                <text:p>Row 317</text:p>
              </table:table-cell>
              <table:table-cell office:value-type="float" office:value="11">
                <text:p>11</text:p>
              </table:table-cell>
              <table:table-cell office:value-type="float" office:value="-0.08746989">
                <text:p>-0.08746989</text:p>
              </table:table-cell>
            </table:table-row>
            <table:table-row>
              <table:table-cell office:value-type="string">
                <text:p>Row 318</text:p>
              </table:table-cell>
              <table:table-cell office:value-type="float" office:value="12">
                <text:p>12</text:p>
              </table:table-cell>
              <table:table-cell office:value-type="float" office:value="-0.08388198">
                <text:p>-0.08388198</text:p>
              </table:table-cell>
            </table:table-row>
            <table:table-row>
              <table:table-cell office:value-type="string">
                <text:p>Row 319</text:p>
              </table:table-cell>
              <table:table-cell office:value-type="float" office:value="13">
                <text:p>13</text:p>
              </table:table-cell>
              <table:table-cell office:value-type="float" office:value="-0.08081696">
                <text:p>-0.08081696</text:p>
              </table:table-cell>
            </table:table-row>
            <table:table-row>
              <table:table-cell office:value-type="string">
                <text:p>Row 320</text:p>
              </table:table-cell>
              <table:table-cell office:value-type="float" office:value="14">
                <text:p>14</text:p>
              </table:table-cell>
              <table:table-cell office:value-type="float" office:value="-0.07594678">
                <text:p>-0.07594678</text:p>
              </table:table-cell>
            </table:table-row>
            <table:table-row>
              <table:table-cell office:value-type="string">
                <text:p>Row 321</text:p>
              </table:table-cell>
              <table:table-cell office:value-type="float" office:value="15">
                <text:p>15</text:p>
              </table:table-cell>
              <table:table-cell office:value-type="float" office:value="-0.07183266">
                <text:p>-0.07183266</text:p>
              </table:table-cell>
            </table:table-row>
            <table:table-row>
              <table:table-cell office:value-type="string">
                <text:p>Row 322</text:p>
              </table:table-cell>
              <table:table-cell office:value-type="float" office:value="16">
                <text:p>16</text:p>
              </table:table-cell>
              <table:table-cell office:value-type="float" office:value="-0.06712194">
                <text:p>-0.06712194</text:p>
              </table:table-cell>
            </table:table-row>
            <table:table-row>
              <table:table-cell office:value-type="string">
                <text:p>Row 323</text:p>
              </table:table-cell>
              <table:table-cell office:value-type="float" office:value="17">
                <text:p>17</text:p>
              </table:table-cell>
              <table:table-cell office:value-type="float" office:value="-0.06513044">
                <text:p>-0.06513044</text:p>
              </table:table-cell>
            </table:table-row>
            <table:table-row>
              <table:table-cell office:value-type="string">
                <text:p>Row 324</text:p>
              </table:table-cell>
              <table:table-cell office:value-type="float" office:value="18">
                <text:p>18</text:p>
              </table:table-cell>
              <table:table-cell office:value-type="float" office:value="-0.05911249">
                <text:p>-0.05911249</text:p>
              </table:table-cell>
            </table:table-row>
            <table:table-row>
              <table:table-cell office:value-type="string">
                <text:p>Row 325</text:p>
              </table:table-cell>
              <table:table-cell office:value-type="float" office:value="19">
                <text:p>19</text:p>
              </table:table-cell>
              <table:table-cell office:value-type="float" office:value="-0.0547093">
                <text:p>-0.0547093</text:p>
              </table:table-cell>
            </table:table-row>
            <table:table-row>
              <table:table-cell office:value-type="string">
                <text:p>Row 326</text:p>
              </table:table-cell>
              <table:table-cell office:value-type="float" office:value="20">
                <text:p>20</text:p>
              </table:table-cell>
              <table:table-cell office:value-type="float" office:value="-0.04760013">
                <text:p>-0.04760013</text:p>
              </table:table-cell>
            </table:table-row>
            <table:table-row>
              <table:table-cell office:value-type="string">
                <text:p>Row 327</text:p>
              </table:table-cell>
              <table:table-cell office:value-type="float" office:value="21">
                <text:p>21</text:p>
              </table:table-cell>
              <table:table-cell office:value-type="float" office:value="-0.04418647">
                <text:p>-0.04418647</text:p>
              </table:table-cell>
            </table:table-row>
            <table:table-row>
              <table:table-cell office:value-type="string">
                <text:p>Row 328</text:p>
              </table:table-cell>
              <table:table-cell office:value-type="float" office:value="22">
                <text:p>22</text:p>
              </table:table-cell>
              <table:table-cell office:value-type="float" office:value="-0.038407">
                <text:p>-0.038407</text:p>
              </table:table-cell>
            </table:table-row>
            <table:table-row>
              <table:table-cell office:value-type="string">
                <text:p>Row 329</text:p>
              </table:table-cell>
              <table:table-cell office:value-type="float" office:value="23">
                <text:p>23</text:p>
              </table:table-cell>
              <table:table-cell office:value-type="float" office:value="-0.03402866">
                <text:p>-0.03402866</text:p>
              </table:table-cell>
            </table:table-row>
            <table:table-row>
              <table:table-cell office:value-type="string">
                <text:p>Row 330</text:p>
              </table:table-cell>
              <table:table-cell office:value-type="float" office:value="24">
                <text:p>24</text:p>
              </table:table-cell>
              <table:table-cell office:value-type="float" office:value="-0.02924782">
                <text:p>-0.02924782</text:p>
              </table:table-cell>
            </table:table-row>
            <table:table-row>
              <table:table-cell office:value-type="string">
                <text:p>Row 331</text:p>
              </table:table-cell>
              <table:table-cell office:value-type="float" office:value="25">
                <text:p>25</text:p>
              </table:table-cell>
              <table:table-cell office:value-type="float" office:value="-0.02578304">
                <text:p>-0.02578304</text:p>
              </table:table-cell>
            </table:table-row>
            <table:table-row>
              <table:table-cell office:value-type="string">
                <text:p>Row 332</text:p>
              </table:table-cell>
              <table:table-cell office:value-type="float" office:value="26">
                <text:p>26</text:p>
              </table:table-cell>
              <table:table-cell office:value-type="float" office:value="-0.02172056">
                <text:p>-0.02172056</text:p>
              </table:table-cell>
            </table:table-row>
            <table:table-row>
              <table:table-cell office:value-type="string">
                <text:p>Row 333</text:p>
              </table:table-cell>
              <table:table-cell office:value-type="float" office:value="27">
                <text:p>27</text:p>
              </table:table-cell>
              <table:table-cell office:value-type="float" office:value="-0.01802691">
                <text:p>-0.01802691</text:p>
              </table:table-cell>
            </table:table-row>
            <table:table-row>
              <table:table-cell office:value-type="string">
                <text:p>Row 334</text:p>
              </table:table-cell>
              <table:table-cell office:value-type="float" office:value="28">
                <text:p>28</text:p>
              </table:table-cell>
              <table:table-cell office:value-type="float" office:value="-0.01593719">
                <text:p>-0.01593719</text:p>
              </table:table-cell>
            </table:table-row>
            <table:table-row>
              <table:table-cell office:value-type="string">
                <text:p>Row 335</text:p>
              </table:table-cell>
              <table:table-cell office:value-type="float" office:value="29">
                <text:p>29</text:p>
              </table:table-cell>
              <table:table-cell office:value-type="float" office:value="-0.01292704">
                <text:p>-0.01292704</text:p>
              </table:table-cell>
            </table:table-row>
            <table:table-row>
              <table:table-cell office:value-type="string">
                <text:p>Row 336</text:p>
              </table:table-cell>
              <table:table-cell office:value-type="float" office:value="30">
                <text:p>30</text:p>
              </table:table-cell>
              <table:table-cell office:value-type="float" office:value="-0.00937927000000001">
                <text:p>-0.00937927000000001</text:p>
              </table:table-cell>
            </table:table-row>
            <table:table-row>
              <table:table-cell office:value-type="string">
                <text:p>Row 337</text:p>
              </table:table-cell>
              <table:table-cell office:value-type="float" office:value="31">
                <text:p>31</text:p>
              </table:table-cell>
              <table:table-cell office:value-type="float" office:value="0.00297963999999998">
                <text:p>0.00297963999999998</text:p>
              </table:table-cell>
            </table:table-row>
            <table:table-row>
              <table:table-cell office:value-type="string">
                <text:p>Row 338</text:p>
              </table:table-cell>
              <table:table-cell office:value-type="float" office:value="32">
                <text:p>32</text:p>
              </table:table-cell>
              <table:table-cell office:value-type="float" office:value="0.00120968999999999">
                <text:p>0.00120968999999999</text:p>
              </table:table-cell>
            </table:table-row>
            <table:table-row>
              <table:table-cell office:value-type="string">
                <text:p>Row 339</text:p>
              </table:table-cell>
              <table:table-cell office:value-type="float" office:value="33">
                <text:p>33</text:p>
              </table:table-cell>
              <table:table-cell office:value-type="float" office:value="-0.00331798000000001">
                <text:p>-0.00331798000000001</text:p>
              </table:table-cell>
            </table:table-row>
            <table:table-row>
              <table:table-cell office:value-type="string">
                <text:p>Row 340</text:p>
              </table:table-cell>
              <table:table-cell office:value-type="float" office:value="34">
                <text:p>34</text:p>
              </table:table-cell>
              <table:table-cell office:value-type="float" office:value="-0.00112321000000001">
                <text:p>-0.00112321000000001</text:p>
              </table:table-cell>
            </table:table-row>
            <table:table-row>
              <table:table-cell office:value-type="string">
                <text:p>Row 341</text:p>
              </table:table-cell>
              <table:table-cell office:value-type="float" office:value="35">
                <text:p>35</text:p>
              </table:table-cell>
              <table:table-cell office:value-type="float" office:value="-0.00291860000000001">
                <text:p>-0.00291860000000001</text:p>
              </table:table-cell>
            </table:table-row>
            <table:table-row>
              <table:table-cell office:value-type="string">
                <text:p>Row 342</text:p>
              </table:table-cell>
              <table:table-cell office:value-type="float" office:value="36">
                <text:p>36</text:p>
              </table:table-cell>
              <table:table-cell office:value-type="float" office:value="-0.000970760000000008">
                <text:p>-0.000970760000000008</text:p>
              </table:table-cell>
            </table:table-row>
            <table:table-row>
              <table:table-cell office:value-type="string">
                <text:p>Row 343</text:p>
              </table:table-cell>
              <table:table-cell office:value-type="float" office:value="37">
                <text:p>37</text:p>
              </table:table-cell>
              <table:table-cell office:value-type="float" office:value="-0.00578978000000001">
                <text:p>-0.00578978000000001</text:p>
              </table:table-cell>
            </table:table-row>
            <table:table-row>
              <table:table-cell office:value-type="string">
                <text:p>Row 344</text:p>
              </table:table-cell>
              <table:table-cell office:value-type="float" office:value="38">
                <text:p>38</text:p>
              </table:table-cell>
              <table:table-cell office:value-type="float" office:value="-0.00311245000000002">
                <text:p>-0.00311245000000002</text:p>
              </table:table-cell>
            </table:table-row>
            <table:table-row>
              <table:table-cell office:value-type="string">
                <text:p>Row 345</text:p>
              </table:table-cell>
              <table:table-cell office:value-type="float" office:value="39">
                <text:p>39</text:p>
              </table:table-cell>
              <table:table-cell office:value-type="float" office:value="0.00238385999999999">
                <text:p>0.00238385999999999</text:p>
              </table:table-cell>
            </table:table-row>
            <table:table-row>
              <table:table-cell office:value-type="string">
                <text:p>Row 346</text:p>
              </table:table-cell>
              <table:table-cell office:value-type="float" office:value="40">
                <text:p>40</text:p>
              </table:table-cell>
              <table:table-cell office:value-type="float" office:value="0.01017574">
                <text:p>0.01017574</text:p>
              </table:table-cell>
            </table:table-row>
            <table:table-row>
              <table:table-cell office:value-type="string">
                <text:p>Row 347</text:p>
              </table:table-cell>
              <table:table-cell office:value-type="float" office:value="41">
                <text:p>41</text:p>
              </table:table-cell>
              <table:table-cell office:value-type="float" office:value="0.0163475">
                <text:p>0.0163475</text:p>
              </table:table-cell>
            </table:table-row>
            <table:table-row>
              <table:table-cell office:value-type="string">
                <text:p>Row 348</text:p>
              </table:table-cell>
              <table:table-cell office:value-type="float" office:value="42">
                <text:p>42</text:p>
              </table:table-cell>
              <table:table-cell office:value-type="float" office:value="0.02177307">
                <text:p>0.02177307</text:p>
              </table:table-cell>
            </table:table-row>
            <table:table-row>
              <table:table-cell office:value-type="string">
                <text:p>Row 349</text:p>
              </table:table-cell>
              <table:table-cell office:value-type="float" office:value="43">
                <text:p>43</text:p>
              </table:table-cell>
              <table:table-cell office:value-type="float" office:value="0.02780331">
                <text:p>0.02780331</text:p>
              </table:table-cell>
            </table:table-row>
            <table:table-row>
              <table:table-cell office:value-type="string">
                <text:p>Row 350</text:p>
              </table:table-cell>
              <table:table-cell office:value-type="float" office:value="44">
                <text:p>44</text:p>
              </table:table-cell>
              <table:table-cell office:value-type="float" office:value="0.0298156">
                <text:p>0.0298156</text:p>
              </table:table-cell>
            </table:table-row>
            <table:table-row>
              <table:table-cell office:value-type="string">
                <text:p>Row 351</text:p>
              </table:table-cell>
              <table:table-cell office:value-type="float" office:value="45">
                <text:p>45</text:p>
              </table:table-cell>
              <table:table-cell office:value-type="float" office:value="0.03696226">
                <text:p>0.03696226</text:p>
              </table:table-cell>
            </table:table-row>
            <table:table-row>
              <table:table-cell office:value-type="string">
                <text:p>Row 352</text:p>
              </table:table-cell>
              <table:table-cell office:value-type="float" office:value="46">
                <text:p>46</text:p>
              </table:table-cell>
              <table:table-cell office:value-type="float" office:value="0.04525463">
                <text:p>0.04525463</text:p>
              </table:table-cell>
            </table:table-row>
            <table:table-row>
              <table:table-cell office:value-type="string">
                <text:p>Row 353</text:p>
              </table:table-cell>
              <table:table-cell office:value-type="float" office:value="47">
                <text:p>47</text:p>
              </table:table-cell>
              <table:table-cell office:value-type="float" office:value="0.05172971">
                <text:p>0.05172971</text:p>
              </table:table-cell>
            </table:table-row>
            <table:table-row>
              <table:table-cell office:value-type="string">
                <text:p>Row 354</text:p>
              </table:table-cell>
              <table:table-cell office:value-type="float" office:value="48">
                <text:p>48</text:p>
              </table:table-cell>
              <table:table-cell office:value-type="float" office:value="0.06008433">
                <text:p>0.06008433</text:p>
              </table:table-cell>
            </table:table-row>
            <table:table-row>
              <table:table-cell office:value-type="string">
                <text:p>Row 355</text:p>
              </table:table-cell>
              <table:table-cell office:value-type="float" office:value="49">
                <text:p>49</text:p>
              </table:table-cell>
              <table:table-cell office:value-type="float" office:value="0.06593085">
                <text:p>0.06593085</text:p>
              </table:table-cell>
            </table:table-row>
            <table:table-row>
              <table:table-cell office:value-type="string">
                <text:p>Row 356</text:p>
              </table:table-cell>
              <table:table-cell office:value-type="float" office:value="50">
                <text:p>50</text:p>
              </table:table-cell>
              <table:table-cell office:value-type="float" office:value="0.07761827">
                <text:p>0.07761827</text:p>
              </table:table-cell>
            </table:table-row>
            <table:table-row>
              <table:table-cell office:value-type="string">
                <text:p>Row 357</text:p>
              </table:table-cell>
              <table:table-cell office:value-type="float" office:value="51">
                <text:p>51</text:p>
              </table:table-cell>
              <table:table-cell office:value-type="float" office:value="0.08521201">
                <text:p>0.08521201</text:p>
              </table:table-cell>
            </table:table-row>
            <table:table-row>
              <table:table-cell office:value-type="string">
                <text:p>Row 358</text:p>
              </table:table-cell>
              <table:table-cell office:value-type="float" office:value="52">
                <text:p>52</text:p>
              </table:table-cell>
              <table:table-cell office:value-type="float" office:value="0.08173797">
                <text:p>0.08173797</text:p>
              </table:table-cell>
            </table:table-row>
            <table:table-row>
              <table:table-cell office:value-type="string">
                <text:p>Row 359</text:p>
              </table:table-cell>
              <table:table-cell office:value-type="float" office:value="53">
                <text:p>53</text:p>
              </table:table-cell>
              <table:table-cell office:value-type="float" office:value="0.07815805">
                <text:p>0.07815805</text:p>
              </table:table-cell>
            </table:table-row>
            <table:table-row>
              <table:table-cell office:value-type="string">
                <text:p>Row 360</text:p>
              </table:table-cell>
              <table:table-cell office:value-type="float" office:value="54">
                <text:p>54</text:p>
              </table:table-cell>
              <table:table-cell office:value-type="float" office:value="0.07871906">
                <text:p>0.07871906</text:p>
              </table:table-cell>
            </table:table-row>
            <table:table-row>
              <table:table-cell office:value-type="string">
                <text:p>Row 361</text:p>
              </table:table-cell>
              <table:table-cell office:value-type="float" office:value="55">
                <text:p>55</text:p>
              </table:table-cell>
              <table:table-cell office:value-type="float" office:value="0.07627156">
                <text:p>0.07627156</text:p>
              </table:table-cell>
            </table:table-row>
            <table:table-row>
              <table:table-cell office:value-type="string">
                <text:p>Row 362</text:p>
              </table:table-cell>
              <table:table-cell office:value-type="float" office:value="56">
                <text:p>56</text:p>
              </table:table-cell>
              <table:table-cell office:value-type="float" office:value="0.08510654">
                <text:p>0.08510654</text:p>
              </table:table-cell>
            </table:table-row>
            <table:table-row>
              <table:table-cell office:value-type="string">
                <text:p>Row 363</text:p>
              </table:table-cell>
              <table:table-cell office:value-type="float" office:value="57">
                <text:p>57</text:p>
              </table:table-cell>
              <table:table-cell office:value-type="float" office:value="0.09932672">
                <text:p>0.09932672</text:p>
              </table:table-cell>
            </table:table-row>
            <table:table-row>
              <table:table-cell office:value-type="string">
                <text:p>Row 364</text:p>
              </table:table-cell>
              <table:table-cell office:value-type="float" office:value="58">
                <text:p>58</text:p>
              </table:table-cell>
              <table:table-cell office:value-type="float" office:value="0.11217409">
                <text:p>0.11217409</text:p>
              </table:table-cell>
            </table:table-row>
            <table:table-row>
              <table:table-cell office:value-type="string">
                <text:p>Row 365</text:p>
              </table:table-cell>
              <table:table-cell office:value-type="float" office:value="59">
                <text:p>59</text:p>
              </table:table-cell>
              <table:table-cell office:value-type="float" office:value="0.11132606">
                <text:p>0.11132606</text:p>
              </table:table-cell>
            </table:table-row>
            <table:table-row>
              <table:table-cell office:value-type="string">
                <text:p>Row 366</text:p>
              </table:table-cell>
              <table:table-cell office:value-type="float" office:value="60">
                <text:p>60</text:p>
              </table:table-cell>
              <table:table-cell office:value-type="float" office:value="0.1193813">
                <text:p>0.1193813</text:p>
              </table:table-cell>
            </table:table-row>
            <table:table-row>
              <table:table-cell office:value-type="string">
                <text:p>Row 367</text:p>
              </table:table-cell>
              <table:table-cell office:value-type="float" office:value="61">
                <text:p>61</text:p>
              </table:table-cell>
              <table:table-cell office:value-type="float" office:value="0.12136389">
                <text:p>0.12136389</text:p>
              </table:table-cell>
            </table:table-row>
            <table:table-row>
              <table:table-cell office:value-type="string">
                <text:p>Row 368</text:p>
              </table:table-cell>
              <table:table-cell office:value-type="float" office:value="62">
                <text:p>62</text:p>
              </table:table-cell>
              <table:table-cell office:value-type="float" office:value="0.09253302">
                <text:p>0.09253302</text:p>
              </table:table-cell>
            </table:table-row>
            <table:table-row>
              <table:table-cell office:value-type="string">
                <text:p>Row 369</text:p>
              </table:table-cell>
              <table:table-cell office:value-type="float" office:value="63">
                <text:p>63</text:p>
              </table:table-cell>
              <table:table-cell office:value-type="float" office:value="0.08768651">
                <text:p>0.08768651</text:p>
              </table:table-cell>
            </table:table-row>
            <table:table-row>
              <table:table-cell office:value-type="string">
                <text:p>Row 370</text:p>
              </table:table-cell>
              <table:table-cell office:value-type="float" office:value="64">
                <text:p>64</text:p>
              </table:table-cell>
              <table:table-cell office:value-type="float" office:value="0.108597">
                <text:p>0.108597</text:p>
              </table:table-cell>
            </table:table-row>
            <table:table-row>
              <table:table-cell office:value-type="string">
                <text:p>Row 371</text:p>
              </table:table-cell>
              <table:table-cell office:value-type="float" office:value="65">
                <text:p>65</text:p>
              </table:table-cell>
              <table:table-cell office:value-type="float" office:value="0.09217091">
                <text:p>0.09217091</text:p>
              </table:table-cell>
            </table:table-row>
            <table:table-row>
              <table:table-cell office:value-type="string">
                <text:p>Row 372</text:p>
              </table:table-cell>
              <table:table-cell office:value-type="float" office:value="66">
                <text:p>66</text:p>
              </table:table-cell>
              <table:table-cell office:value-type="float" office:value="0.12690828">
                <text:p>0.12690828</text:p>
              </table:table-cell>
            </table:table-row>
            <table:table-row>
              <table:table-cell office:value-type="string">
                <text:p>Row 373</text:p>
              </table:table-cell>
              <table:table-cell office:value-type="float" office:value="67">
                <text:p>67</text:p>
              </table:table-cell>
              <table:table-cell office:value-type="float" office:value="0.13674754">
                <text:p>0.13674754</text:p>
              </table:table-cell>
            </table:table-row>
            <table:table-row>
              <table:table-cell office:value-type="string">
                <text:p>Row 374</text:p>
              </table:table-cell>
              <table:table-cell office:value-type="float" office:value="68">
                <text:p>68</text:p>
              </table:table-cell>
              <table:table-cell office:value-type="float" office:value="0.13775387">
                <text:p>0.13775387</text:p>
              </table:table-cell>
            </table:table-row>
            <table:table-row>
              <table:table-cell office:value-type="string">
                <text:p>Row 375</text:p>
              </table:table-cell>
              <table:table-cell office:value-type="float" office:value="69">
                <text:p>69</text:p>
              </table:table-cell>
              <table:table-cell office:value-type="float" office:value="0.1663547">
                <text:p>0.1663547</text:p>
              </table:table-cell>
            </table:table-row>
            <table:table-row>
              <table:table-cell office:value-type="string">
                <text:p>Row 376</text:p>
              </table:table-cell>
              <table:table-cell office:value-type="float" office:value="70">
                <text:p>70</text:p>
              </table:table-cell>
              <table:table-cell office:value-type="float" office:value="0.13782935">
                <text:p>0.13782935</text:p>
              </table:table-cell>
            </table:table-row>
            <table:table-row>
              <table:table-cell office:value-type="string">
                <text:p>Row 377</text:p>
              </table:table-cell>
              <table:table-cell office:value-type="float" office:value="71">
                <text:p>71</text:p>
              </table:table-cell>
              <table:table-cell office:value-type="float" office:value="0.11005081">
                <text:p>0.11005081</text:p>
              </table:table-cell>
            </table:table-row>
            <table:table-row>
              <table:table-cell office:value-type="string">
                <text:p>Row 378</text:p>
              </table:table-cell>
              <table:table-cell office:value-type="float" office:value="72">
                <text:p>72</text:p>
              </table:table-cell>
              <table:table-cell office:value-type="float" office:value="0.14361288">
                <text:p>0.14361288</text:p>
              </table:table-cell>
            </table:table-row>
            <table:table-row>
              <table:table-cell office:value-type="string">
                <text:p>Row 379</text:p>
              </table:table-cell>
              <table:table-cell office:value-type="float" office:value="73">
                <text:p>73</text:p>
              </table:table-cell>
              <table:table-cell office:value-type="float" office:value="0.16273352">
                <text:p>0.16273352</text:p>
              </table:table-cell>
            </table:table-row>
            <table:table-row>
              <table:table-cell office:value-type="string">
                <text:p>Row 380</text:p>
              </table:table-cell>
              <table:table-cell office:value-type="float" office:value="74">
                <text:p>74</text:p>
              </table:table-cell>
              <table:table-cell office:value-type="float" office:value="0.15443467">
                <text:p>0.15443467</text:p>
              </table:table-cell>
            </table:table-row>
            <table:table-row>
              <table:table-cell office:value-type="string">
                <text:p>Row 381</text:p>
              </table:table-cell>
              <table:table-cell office:value-type="float" office:value="75">
                <text:p>75</text:p>
              </table:table-cell>
              <table:table-cell office:value-type="float" office:value="0.14146615">
                <text:p>0.14146615</text:p>
              </table:table-cell>
            </table:table-row>
            <table:table-row>
              <table:table-cell office:value-type="string">
                <text:p>Row 382</text:p>
              </table:table-cell>
              <table:table-cell office:value-type="float" office:value="76">
                <text:p>76</text:p>
              </table:table-cell>
              <table:table-cell office:value-type="float" office:value="0.14922224">
                <text:p>0.14922224</text:p>
              </table:table-cell>
            </table:table-row>
            <table:table-row>
              <table:table-cell office:value-type="string">
                <text:p>Row 383</text:p>
              </table:table-cell>
              <table:table-cell office:value-type="float" office:value="77">
                <text:p>77</text:p>
              </table:table-cell>
              <table:table-cell office:value-type="float" office:value="0.15891939">
                <text:p>0.15891939</text:p>
              </table:table-cell>
            </table:table-row>
            <table:table-row>
              <table:table-cell office:value-type="string">
                <text:p>Row 384</text:p>
              </table:table-cell>
              <table:table-cell office:value-type="float" office:value="78">
                <text:p>78</text:p>
              </table:table-cell>
              <table:table-cell office:value-type="float" office:value="0.192556">
                <text:p>0.192556</text:p>
              </table:table-cell>
            </table:table-row>
            <table:table-row>
              <table:table-cell office:value-type="string">
                <text:p>Row 385</text:p>
              </table:table-cell>
              <table:table-cell office:value-type="float" office:value="79">
                <text:p>79</text:p>
              </table:table-cell>
              <table:table-cell office:value-type="float" office:value="0.18603101">
                <text:p>0.18603101</text:p>
              </table:table-cell>
            </table:table-row>
            <table:table-row>
              <table:table-cell office:value-type="string">
                <text:p>Row 386</text:p>
              </table:table-cell>
              <table:table-cell office:value-type="float" office:value="80">
                <text:p>80</text:p>
              </table:table-cell>
              <table:table-cell office:value-type="float" office:value="0.20928378">
                <text:p>0.20928378</text:p>
              </table:table-cell>
            </table:table-row>
            <table:table-row>
              <table:table-cell office:value-type="string">
                <text:p>Row 387</text:p>
              </table:table-cell>
              <table:table-cell office:value-type="float" office:value="81">
                <text:p>81</text:p>
              </table:table-cell>
              <table:table-cell office:value-type="float" office:value="0.20204427">
                <text:p>0.20204427</text:p>
              </table:table-cell>
            </table:table-row>
            <table:table-row>
              <table:table-cell office:value-type="string">
                <text:p>Row 388</text:p>
              </table:table-cell>
              <table:table-cell office:value-type="float" office:value="82">
                <text:p>82</text:p>
              </table:table-cell>
              <table:table-cell office:value-type="float" office:value="0.20325217">
                <text:p>0.20325217</text:p>
              </table:table-cell>
            </table:table-row>
            <table:table-row>
              <table:table-cell office:value-type="string">
                <text:p>Row 389</text:p>
              </table:table-cell>
              <table:table-cell office:value-type="float" office:value="83">
                <text:p>83</text:p>
              </table:table-cell>
              <table:table-cell office:value-type="float" office:value="0.18016729">
                <text:p>0.18016729</text:p>
              </table:table-cell>
            </table:table-row>
            <table:table-row>
              <table:table-cell office:value-type="string">
                <text:p>Row 390</text:p>
              </table:table-cell>
              <table:table-cell office:value-type="float" office:value="84">
                <text:p>84</text:p>
              </table:table-cell>
              <table:table-cell office:value-type="float" office:value="0.18945944">
                <text:p>0.18945944</text:p>
              </table:table-cell>
            </table:table-row>
            <table:table-row>
              <table:table-cell office:value-type="string">
                <text:p>Row 391</text:p>
              </table:table-cell>
              <table:table-cell office:value-type="float" office:value="85">
                <text:p>85</text:p>
              </table:table-cell>
              <table:table-cell office:value-type="float" office:value="0.1776249">
                <text:p>0.1776249</text:p>
              </table:table-cell>
            </table:table-row>
            <table:table-row>
              <table:table-cell office:value-type="string">
                <text:p>Row 392</text:p>
              </table:table-cell>
              <table:table-cell office:value-type="float" office:value="86">
                <text:p>86</text:p>
              </table:table-cell>
              <table:table-cell office:value-type="float" office:value="0.19352053">
                <text:p>0.19352053</text:p>
              </table:table-cell>
            </table:table-row>
            <table:table-row>
              <table:table-cell office:value-type="string">
                <text:p>Row 393</text:p>
              </table:table-cell>
              <table:table-cell office:value-type="float" office:value="87">
                <text:p>87</text:p>
              </table:table-cell>
              <table:table-cell office:value-type="float" office:value="0.21060584">
                <text:p>0.21060584</text:p>
              </table:table-cell>
            </table:table-row>
            <table:table-row>
              <table:table-cell office:value-type="string">
                <text:p>Row 394</text:p>
              </table:table-cell>
              <table:table-cell office:value-type="float" office:value="88">
                <text:p>88</text:p>
              </table:table-cell>
              <table:table-cell office:value-type="float" office:value="0.16623058">
                <text:p>0.16623058</text:p>
              </table:table-cell>
            </table:table-row>
            <table:table-row>
              <table:table-cell office:value-type="string">
                <text:p>Row 395</text:p>
              </table:table-cell>
              <table:table-cell office:value-type="float" office:value="89">
                <text:p>89</text:p>
              </table:table-cell>
              <table:table-cell office:value-type="float" office:value="0.18339086">
                <text:p>0.18339086</text:p>
              </table:table-cell>
            </table:table-row>
            <table:table-row>
              <table:table-cell office:value-type="string">
                <text:p>Row 396</text:p>
              </table:table-cell>
              <table:table-cell office:value-type="float" office:value="90">
                <text:p>90</text:p>
              </table:table-cell>
              <table:table-cell office:value-type="float" office:value="0.18658045">
                <text:p>0.1865804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42cm" svg:y="0.14cm" chart:style-name="ch2">
          <text:p>Main Title</text:p>
        </chart:title>
        <chart:legend chart:legend-position="end" svg:x="6.567cm" svg:y="3.309cm" chart:style-name="ch3"/>
        <chart:plot-area chart:style-name="ch4" table:cell-range-address="Sheet1.$A$401:.$B$496" chart:table-number-list="0" svg:x="0.16cm" svg:y="0.941cm" svg:width="6.088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401</text:p>
              </table:table-cell>
              <table:table-cell office:value-type="float" office:value="-5">
                <text:p>-5</text:p>
              </table:table-cell>
              <table:table-cell office:value-type="float" office:value="-0.21739975">
                <text:p>-0.21739975</text:p>
              </table:table-cell>
            </table:table-row>
            <table:table-row>
              <table:table-cell office:value-type="string">
                <text:p>Row 402</text:p>
              </table:table-cell>
              <table:table-cell office:value-type="float" office:value="-4">
                <text:p>-4</text:p>
              </table:table-cell>
              <table:table-cell office:value-type="float" office:value="-0.1420236">
                <text:p>-0.1420236</text:p>
              </table:table-cell>
            </table:table-row>
            <table:table-row>
              <table:table-cell office:value-type="string">
                <text:p>Row 403</text:p>
              </table:table-cell>
              <table:table-cell office:value-type="float" office:value="-3">
                <text:p>-3</text:p>
              </table:table-cell>
              <table:table-cell office:value-type="float" office:value="-0.18043491">
                <text:p>-0.18043491</text:p>
              </table:table-cell>
            </table:table-row>
            <table:table-row>
              <table:table-cell office:value-type="string">
                <text:p>Row 404</text:p>
              </table:table-cell>
              <table:table-cell office:value-type="float" office:value="-2">
                <text:p>-2</text:p>
              </table:table-cell>
              <table:table-cell office:value-type="float" office:value="-0.11181024">
                <text:p>-0.11181024</text:p>
              </table:table-cell>
            </table:table-row>
            <table:table-row>
              <table:table-cell office:value-type="string">
                <text:p>Row 405</text:p>
              </table:table-cell>
              <table:table-cell office:value-type="float" office:value="-1">
                <text:p>-1</text:p>
              </table:table-cell>
              <table:table-cell office:value-type="float" office:value="-0.13804331">
                <text:p>-0.13804331</text:p>
              </table:table-cell>
            </table:table-row>
            <table:table-row>
              <table:table-cell office:value-type="string">
                <text:p>Row 406</text:p>
              </table:table-cell>
              <table:table-cell office:value-type="float" office:value="0">
                <text:p>0</text:p>
              </table:table-cell>
              <table:table-cell office:value-type="float" office:value="-0.20244035">
                <text:p>-0.20244035</text:p>
              </table:table-cell>
            </table:table-row>
            <table:table-row>
              <table:table-cell office:value-type="string">
                <text:p>Row 407</text:p>
              </table:table-cell>
              <table:table-cell office:value-type="float" office:value="1">
                <text:p>1</text:p>
              </table:table-cell>
              <table:table-cell office:value-type="float" office:value="-0.1828171">
                <text:p>-0.1828171</text:p>
              </table:table-cell>
            </table:table-row>
            <table:table-row>
              <table:table-cell office:value-type="string">
                <text:p>Row 408</text:p>
              </table:table-cell>
              <table:table-cell office:value-type="float" office:value="2">
                <text:p>2</text:p>
              </table:table-cell>
              <table:table-cell office:value-type="float" office:value="-0.23091786">
                <text:p>-0.23091786</text:p>
              </table:table-cell>
            </table:table-row>
            <table:table-row>
              <table:table-cell office:value-type="string">
                <text:p>Row 409</text:p>
              </table:table-cell>
              <table:table-cell office:value-type="float" office:value="3">
                <text:p>3</text:p>
              </table:table-cell>
              <table:table-cell office:value-type="float" office:value="-0.22092177">
                <text:p>-0.22092177</text:p>
              </table:table-cell>
            </table:table-row>
            <table:table-row>
              <table:table-cell office:value-type="string">
                <text:p>Row 410</text:p>
              </table:table-cell>
              <table:table-cell office:value-type="float" office:value="4">
                <text:p>4</text:p>
              </table:table-cell>
              <table:table-cell office:value-type="float" office:value="-0.17462727">
                <text:p>-0.17462727</text:p>
              </table:table-cell>
            </table:table-row>
            <table:table-row>
              <table:table-cell office:value-type="string">
                <text:p>Row 411</text:p>
              </table:table-cell>
              <table:table-cell office:value-type="float" office:value="5">
                <text:p>5</text:p>
              </table:table-cell>
              <table:table-cell office:value-type="float" office:value="-0.19341454">
                <text:p>-0.19341454</text:p>
              </table:table-cell>
            </table:table-row>
            <table:table-row>
              <table:table-cell office:value-type="string">
                <text:p>Row 412</text:p>
              </table:table-cell>
              <table:table-cell office:value-type="float" office:value="6">
                <text:p>6</text:p>
              </table:table-cell>
              <table:table-cell office:value-type="float" office:value="-0.18947551">
                <text:p>-0.18947551</text:p>
              </table:table-cell>
            </table:table-row>
            <table:table-row>
              <table:table-cell office:value-type="string">
                <text:p>Row 413</text:p>
              </table:table-cell>
              <table:table-cell office:value-type="float" office:value="7">
                <text:p>7</text:p>
              </table:table-cell>
              <table:table-cell office:value-type="float" office:value="-0.19813025">
                <text:p>-0.19813025</text:p>
              </table:table-cell>
            </table:table-row>
            <table:table-row>
              <table:table-cell office:value-type="string">
                <text:p>Row 414</text:p>
              </table:table-cell>
              <table:table-cell office:value-type="float" office:value="8">
                <text:p>8</text:p>
              </table:table-cell>
              <table:table-cell office:value-type="float" office:value="-0.1893536">
                <text:p>-0.1893536</text:p>
              </table:table-cell>
            </table:table-row>
            <table:table-row>
              <table:table-cell office:value-type="string">
                <text:p>Row 415</text:p>
              </table:table-cell>
              <table:table-cell office:value-type="float" office:value="9">
                <text:p>9</text:p>
              </table:table-cell>
              <table:table-cell office:value-type="float" office:value="-0.1820854">
                <text:p>-0.1820854</text:p>
              </table:table-cell>
            </table:table-row>
            <table:table-row>
              <table:table-cell office:value-type="string">
                <text:p>Row 416</text:p>
              </table:table-cell>
              <table:table-cell office:value-type="float" office:value="10">
                <text:p>10</text:p>
              </table:table-cell>
              <table:table-cell office:value-type="float" office:value="-0.17809117">
                <text:p>-0.17809117</text:p>
              </table:table-cell>
            </table:table-row>
            <table:table-row>
              <table:table-cell office:value-type="string">
                <text:p>Row 417</text:p>
              </table:table-cell>
              <table:table-cell office:value-type="float" office:value="11">
                <text:p>11</text:p>
              </table:table-cell>
              <table:table-cell office:value-type="float" office:value="-0.1813598">
                <text:p>-0.1813598</text:p>
              </table:table-cell>
            </table:table-row>
            <table:table-row>
              <table:table-cell office:value-type="string">
                <text:p>Row 418</text:p>
              </table:table-cell>
              <table:table-cell office:value-type="float" office:value="12">
                <text:p>12</text:p>
              </table:table-cell>
              <table:table-cell office:value-type="float" office:value="-0.18364701">
                <text:p>-0.18364701</text:p>
              </table:table-cell>
            </table:table-row>
            <table:table-row>
              <table:table-cell office:value-type="string">
                <text:p>Row 419</text:p>
              </table:table-cell>
              <table:table-cell office:value-type="float" office:value="13">
                <text:p>13</text:p>
              </table:table-cell>
              <table:table-cell office:value-type="float" office:value="-0.1869587">
                <text:p>-0.1869587</text:p>
              </table:table-cell>
            </table:table-row>
            <table:table-row>
              <table:table-cell office:value-type="string">
                <text:p>Row 420</text:p>
              </table:table-cell>
              <table:table-cell office:value-type="float" office:value="14">
                <text:p>14</text:p>
              </table:table-cell>
              <table:table-cell office:value-type="float" office:value="-0.19203496">
                <text:p>-0.19203496</text:p>
              </table:table-cell>
            </table:table-row>
            <table:table-row>
              <table:table-cell office:value-type="string">
                <text:p>Row 421</text:p>
              </table:table-cell>
              <table:table-cell office:value-type="float" office:value="15">
                <text:p>15</text:p>
              </table:table-cell>
              <table:table-cell office:value-type="float" office:value="-0.19372099">
                <text:p>-0.19372099</text:p>
              </table:table-cell>
            </table:table-row>
            <table:table-row>
              <table:table-cell office:value-type="string">
                <text:p>Row 422</text:p>
              </table:table-cell>
              <table:table-cell office:value-type="float" office:value="16">
                <text:p>16</text:p>
              </table:table-cell>
              <table:table-cell office:value-type="float" office:value="-0.19745452">
                <text:p>-0.19745452</text:p>
              </table:table-cell>
            </table:table-row>
            <table:table-row>
              <table:table-cell office:value-type="string">
                <text:p>Row 423</text:p>
              </table:table-cell>
              <table:table-cell office:value-type="float" office:value="17">
                <text:p>17</text:p>
              </table:table-cell>
              <table:table-cell office:value-type="float" office:value="-0.19897267">
                <text:p>-0.19897267</text:p>
              </table:table-cell>
            </table:table-row>
            <table:table-row>
              <table:table-cell office:value-type="string">
                <text:p>Row 424</text:p>
              </table:table-cell>
              <table:table-cell office:value-type="float" office:value="18">
                <text:p>18</text:p>
              </table:table-cell>
              <table:table-cell office:value-type="float" office:value="-0.2029747">
                <text:p>-0.2029747</text:p>
              </table:table-cell>
            </table:table-row>
            <table:table-row>
              <table:table-cell office:value-type="string">
                <text:p>Row 425</text:p>
              </table:table-cell>
              <table:table-cell office:value-type="float" office:value="19">
                <text:p>19</text:p>
              </table:table-cell>
              <table:table-cell office:value-type="float" office:value="-0.20640531">
                <text:p>-0.20640531</text:p>
              </table:table-cell>
            </table:table-row>
            <table:table-row>
              <table:table-cell office:value-type="string">
                <text:p>Row 426</text:p>
              </table:table-cell>
              <table:table-cell office:value-type="float" office:value="20">
                <text:p>20</text:p>
              </table:table-cell>
              <table:table-cell office:value-type="float" office:value="-0.21041783">
                <text:p>-0.21041783</text:p>
              </table:table-cell>
            </table:table-row>
            <table:table-row>
              <table:table-cell office:value-type="string">
                <text:p>Row 427</text:p>
              </table:table-cell>
              <table:table-cell office:value-type="float" office:value="21">
                <text:p>21</text:p>
              </table:table-cell>
              <table:table-cell office:value-type="float" office:value="-0.20978069">
                <text:p>-0.20978069</text:p>
              </table:table-cell>
            </table:table-row>
            <table:table-row>
              <table:table-cell office:value-type="string">
                <text:p>Row 428</text:p>
              </table:table-cell>
              <table:table-cell office:value-type="float" office:value="22">
                <text:p>22</text:p>
              </table:table-cell>
              <table:table-cell office:value-type="float" office:value="-0.21307621">
                <text:p>-0.21307621</text:p>
              </table:table-cell>
            </table:table-row>
            <table:table-row>
              <table:table-cell office:value-type="string">
                <text:p>Row 429</text:p>
              </table:table-cell>
              <table:table-cell office:value-type="float" office:value="23">
                <text:p>23</text:p>
              </table:table-cell>
              <table:table-cell office:value-type="float" office:value="-0.21505391">
                <text:p>-0.21505391</text:p>
              </table:table-cell>
            </table:table-row>
            <table:table-row>
              <table:table-cell office:value-type="string">
                <text:p>Row 430</text:p>
              </table:table-cell>
              <table:table-cell office:value-type="float" office:value="24">
                <text:p>24</text:p>
              </table:table-cell>
              <table:table-cell office:value-type="float" office:value="-0.2176181">
                <text:p>-0.2176181</text:p>
              </table:table-cell>
            </table:table-row>
            <table:table-row>
              <table:table-cell office:value-type="string">
                <text:p>Row 431</text:p>
              </table:table-cell>
              <table:table-cell office:value-type="float" office:value="25">
                <text:p>25</text:p>
              </table:table-cell>
              <table:table-cell office:value-type="float" office:value="-0.21892844">
                <text:p>-0.21892844</text:p>
              </table:table-cell>
            </table:table-row>
            <table:table-row>
              <table:table-cell office:value-type="string">
                <text:p>Row 432</text:p>
              </table:table-cell>
              <table:table-cell office:value-type="float" office:value="26">
                <text:p>26</text:p>
              </table:table-cell>
              <table:table-cell office:value-type="float" office:value="-0.22111184">
                <text:p>-0.22111184</text:p>
              </table:table-cell>
            </table:table-row>
            <table:table-row>
              <table:table-cell office:value-type="string">
                <text:p>Row 433</text:p>
              </table:table-cell>
              <table:table-cell office:value-type="float" office:value="27">
                <text:p>27</text:p>
              </table:table-cell>
              <table:table-cell office:value-type="float" office:value="-0.22314699">
                <text:p>-0.22314699</text:p>
              </table:table-cell>
            </table:table-row>
            <table:table-row>
              <table:table-cell office:value-type="string">
                <text:p>Row 434</text:p>
              </table:table-cell>
              <table:table-cell office:value-type="float" office:value="28">
                <text:p>28</text:p>
              </table:table-cell>
              <table:table-cell office:value-type="float" office:value="-0.22469583">
                <text:p>-0.22469583</text:p>
              </table:table-cell>
            </table:table-row>
            <table:table-row>
              <table:table-cell office:value-type="string">
                <text:p>Row 435</text:p>
              </table:table-cell>
              <table:table-cell office:value-type="float" office:value="29">
                <text:p>29</text:p>
              </table:table-cell>
              <table:table-cell office:value-type="float" office:value="-0.2281315">
                <text:p>-0.2281315</text:p>
              </table:table-cell>
            </table:table-row>
            <table:table-row>
              <table:table-cell office:value-type="string">
                <text:p>Row 436</text:p>
              </table:table-cell>
              <table:table-cell office:value-type="float" office:value="30">
                <text:p>30</text:p>
              </table:table-cell>
              <table:table-cell office:value-type="float" office:value="-0.2437543">
                <text:p>-0.2437543</text:p>
              </table:table-cell>
            </table:table-row>
            <table:table-row>
              <table:table-cell office:value-type="string">
                <text:p>Row 437</text:p>
              </table:table-cell>
              <table:table-cell office:value-type="float" office:value="31">
                <text:p>31</text:p>
              </table:table-cell>
              <table:table-cell office:value-type="float" office:value="-0.254260409243724">
                <text:p>-0.254260409243724</text:p>
              </table:table-cell>
            </table:table-row>
            <table:table-row>
              <table:table-cell office:value-type="string">
                <text:p>Row 438</text:p>
              </table:table-cell>
              <table:table-cell office:value-type="float" office:value="32">
                <text:p>32</text:p>
              </table:table-cell>
              <table:table-cell office:value-type="float" office:value="-0.255342863056169">
                <text:p>-0.255342863056169</text:p>
              </table:table-cell>
            </table:table-row>
            <table:table-row>
              <table:table-cell office:value-type="string">
                <text:p>Row 439</text:p>
              </table:table-cell>
              <table:table-cell office:value-type="float" office:value="33">
                <text:p>33</text:p>
              </table:table-cell>
              <table:table-cell office:value-type="float" office:value="-0.253333121202876">
                <text:p>-0.253333121202876</text:p>
              </table:table-cell>
            </table:table-row>
            <table:table-row>
              <table:table-cell office:value-type="string">
                <text:p>Row 440</text:p>
              </table:table-cell>
              <table:table-cell office:value-type="float" office:value="34">
                <text:p>34</text:p>
              </table:table-cell>
              <table:table-cell office:value-type="float" office:value="-0.252655958619149">
                <text:p>-0.252655958619149</text:p>
              </table:table-cell>
            </table:table-row>
            <table:table-row>
              <table:table-cell office:value-type="string">
                <text:p>Row 441</text:p>
              </table:table-cell>
              <table:table-cell office:value-type="float" office:value="35">
                <text:p>35</text:p>
              </table:table-cell>
              <table:table-cell office:value-type="float" office:value="-0.251769564297868">
                <text:p>-0.251769564297868</text:p>
              </table:table-cell>
            </table:table-row>
            <table:table-row>
              <table:table-cell office:value-type="string">
                <text:p>Row 442</text:p>
              </table:table-cell>
              <table:table-cell office:value-type="float" office:value="36">
                <text:p>36</text:p>
              </table:table-cell>
              <table:table-cell office:value-type="float" office:value="-0.253198895925544">
                <text:p>-0.253198895925544</text:p>
              </table:table-cell>
            </table:table-row>
            <table:table-row>
              <table:table-cell office:value-type="string">
                <text:p>Row 443</text:p>
              </table:table-cell>
              <table:table-cell office:value-type="float" office:value="37">
                <text:p>37</text:p>
              </table:table-cell>
              <table:table-cell office:value-type="float" office:value="-0.244707871911853">
                <text:p>-0.244707871911853</text:p>
              </table:table-cell>
            </table:table-row>
            <table:table-row>
              <table:table-cell office:value-type="string">
                <text:p>Row 444</text:p>
              </table:table-cell>
              <table:table-cell office:value-type="float" office:value="38">
                <text:p>38</text:p>
              </table:table-cell>
              <table:table-cell office:value-type="float" office:value="-0.247862689874537">
                <text:p>-0.247862689874537</text:p>
              </table:table-cell>
            </table:table-row>
            <table:table-row>
              <table:table-cell office:value-type="string">
                <text:p>Row 445</text:p>
              </table:table-cell>
              <table:table-cell office:value-type="float" office:value="39">
                <text:p>39</text:p>
              </table:table-cell>
              <table:table-cell office:value-type="float" office:value="-0.248841644990975">
                <text:p>-0.248841644990975</text:p>
              </table:table-cell>
            </table:table-row>
            <table:table-row>
              <table:table-cell office:value-type="string">
                <text:p>Row 446</text:p>
              </table:table-cell>
              <table:table-cell office:value-type="float" office:value="40">
                <text:p>40</text:p>
              </table:table-cell>
              <table:table-cell office:value-type="float" office:value="-0.252123023906168">
                <text:p>-0.252123023906168</text:p>
              </table:table-cell>
            </table:table-row>
            <table:table-row>
              <table:table-cell office:value-type="string">
                <text:p>Row 447</text:p>
              </table:table-cell>
              <table:table-cell office:value-type="float" office:value="41">
                <text:p>41</text:p>
              </table:table-cell>
              <table:table-cell office:value-type="float" office:value="-0.257411485976664">
                <text:p>-0.257411485976664</text:p>
              </table:table-cell>
            </table:table-row>
            <table:table-row>
              <table:table-cell office:value-type="string">
                <text:p>Row 448</text:p>
              </table:table-cell>
              <table:table-cell office:value-type="float" office:value="42">
                <text:p>42</text:p>
              </table:table-cell>
              <table:table-cell office:value-type="float" office:value="-0.258870963948646">
                <text:p>-0.258870963948646</text:p>
              </table:table-cell>
            </table:table-row>
            <table:table-row>
              <table:table-cell office:value-type="string">
                <text:p>Row 449</text:p>
              </table:table-cell>
              <table:table-cell office:value-type="float" office:value="43">
                <text:p>43</text:p>
              </table:table-cell>
              <table:table-cell office:value-type="float" office:value="-0.262442227547248">
                <text:p>-0.262442227547248</text:p>
              </table:table-cell>
            </table:table-row>
            <table:table-row>
              <table:table-cell office:value-type="string">
                <text:p>Row 450</text:p>
              </table:table-cell>
              <table:table-cell office:value-type="float" office:value="44">
                <text:p>44</text:p>
              </table:table-cell>
              <table:table-cell office:value-type="float" office:value="-0.266108658677472">
                <text:p>-0.266108658677472</text:p>
              </table:table-cell>
            </table:table-row>
            <table:table-row>
              <table:table-cell office:value-type="string">
                <text:p>Row 451</text:p>
              </table:table-cell>
              <table:table-cell office:value-type="float" office:value="45">
                <text:p>45</text:p>
              </table:table-cell>
              <table:table-cell office:value-type="float" office:value="-0.269565173910073">
                <text:p>-0.269565173910073</text:p>
              </table:table-cell>
            </table:table-row>
            <table:table-row>
              <table:table-cell office:value-type="string">
                <text:p>Row 452</text:p>
              </table:table-cell>
              <table:table-cell office:value-type="float" office:value="46">
                <text:p>46</text:p>
              </table:table-cell>
              <table:table-cell office:value-type="float" office:value="-0.274737190204776">
                <text:p>-0.274737190204776</text:p>
              </table:table-cell>
            </table:table-row>
            <table:table-row>
              <table:table-cell office:value-type="string">
                <text:p>Row 453</text:p>
              </table:table-cell>
              <table:table-cell office:value-type="float" office:value="47">
                <text:p>47</text:p>
              </table:table-cell>
              <table:table-cell office:value-type="float" office:value="-0.282624222121105">
                <text:p>-0.282624222121105</text:p>
              </table:table-cell>
            </table:table-row>
            <table:table-row>
              <table:table-cell office:value-type="string">
                <text:p>Row 454</text:p>
              </table:table-cell>
              <table:table-cell office:value-type="float" office:value="48">
                <text:p>48</text:p>
              </table:table-cell>
              <table:table-cell office:value-type="float" office:value="-0.287879818527528">
                <text:p>-0.287879818527528</text:p>
              </table:table-cell>
            </table:table-row>
            <table:table-row>
              <table:table-cell office:value-type="string">
                <text:p>Row 455</text:p>
              </table:table-cell>
              <table:table-cell office:value-type="float" office:value="49">
                <text:p>49</text:p>
              </table:table-cell>
              <table:table-cell office:value-type="float" office:value="-0.291484614629764">
                <text:p>-0.291484614629764</text:p>
              </table:table-cell>
            </table:table-row>
            <table:table-row>
              <table:table-cell office:value-type="string">
                <text:p>Row 456</text:p>
              </table:table-cell>
              <table:table-cell office:value-type="float" office:value="50">
                <text:p>50</text:p>
              </table:table-cell>
              <table:table-cell office:value-type="float" office:value="-0.298269152905806">
                <text:p>-0.298269152905806</text:p>
              </table:table-cell>
            </table:table-row>
            <table:table-row>
              <table:table-cell office:value-type="string">
                <text:p>Row 457</text:p>
              </table:table-cell>
              <table:table-cell office:value-type="float" office:value="51">
                <text:p>51</text:p>
              </table:table-cell>
              <table:table-cell office:value-type="float" office:value="-0.312277079171003">
                <text:p>-0.312277079171003</text:p>
              </table:table-cell>
            </table:table-row>
            <table:table-row>
              <table:table-cell office:value-type="string">
                <text:p>Row 458</text:p>
              </table:table-cell>
              <table:table-cell office:value-type="float" office:value="52">
                <text:p>52</text:p>
              </table:table-cell>
              <table:table-cell office:value-type="float" office:value="-0.325624635085053">
                <text:p>-0.325624635085053</text:p>
              </table:table-cell>
            </table:table-row>
            <table:table-row>
              <table:table-cell office:value-type="string">
                <text:p>Row 459</text:p>
              </table:table-cell>
              <table:table-cell office:value-type="float" office:value="53">
                <text:p>53</text:p>
              </table:table-cell>
              <table:table-cell office:value-type="float" office:value="-0.321025901626893">
                <text:p>-0.321025901626893</text:p>
              </table:table-cell>
            </table:table-row>
            <table:table-row>
              <table:table-cell office:value-type="string">
                <text:p>Row 460</text:p>
              </table:table-cell>
              <table:table-cell office:value-type="float" office:value="54">
                <text:p>54</text:p>
              </table:table-cell>
              <table:table-cell office:value-type="float" office:value="-0.324864316742054">
                <text:p>-0.324864316742054</text:p>
              </table:table-cell>
            </table:table-row>
            <table:table-row>
              <table:table-cell office:value-type="string">
                <text:p>Row 461</text:p>
              </table:table-cell>
              <table:table-cell office:value-type="float" office:value="55">
                <text:p>55</text:p>
              </table:table-cell>
              <table:table-cell office:value-type="float" office:value="-0.324378467830277">
                <text:p>-0.324378467830277</text:p>
              </table:table-cell>
            </table:table-row>
            <table:table-row>
              <table:table-cell office:value-type="string">
                <text:p>Row 462</text:p>
              </table:table-cell>
              <table:table-cell office:value-type="float" office:value="56">
                <text:p>56</text:p>
              </table:table-cell>
              <table:table-cell office:value-type="float" office:value="-0.330850197730472">
                <text:p>-0.330850197730472</text:p>
              </table:table-cell>
            </table:table-row>
            <table:table-row>
              <table:table-cell office:value-type="string">
                <text:p>Row 463</text:p>
              </table:table-cell>
              <table:table-cell office:value-type="float" office:value="57">
                <text:p>57</text:p>
              </table:table-cell>
              <table:table-cell office:value-type="float" office:value="-0.344830289939191">
                <text:p>-0.344830289939191</text:p>
              </table:table-cell>
            </table:table-row>
            <table:table-row>
              <table:table-cell office:value-type="string">
                <text:p>Row 464</text:p>
              </table:table-cell>
              <table:table-cell office:value-type="float" office:value="58">
                <text:p>58</text:p>
              </table:table-cell>
              <table:table-cell office:value-type="float" office:value="-0.355392231840698">
                <text:p>-0.355392231840698</text:p>
              </table:table-cell>
            </table:table-row>
            <table:table-row>
              <table:table-cell office:value-type="string">
                <text:p>Row 465</text:p>
              </table:table-cell>
              <table:table-cell office:value-type="float" office:value="59">
                <text:p>59</text:p>
              </table:table-cell>
              <table:table-cell office:value-type="float" office:value="-0.354635966496589">
                <text:p>-0.354635966496589</text:p>
              </table:table-cell>
            </table:table-row>
            <table:table-row>
              <table:table-cell office:value-type="string">
                <text:p>Row 466</text:p>
              </table:table-cell>
              <table:table-cell office:value-type="float" office:value="60">
                <text:p>60</text:p>
              </table:table-cell>
              <table:table-cell office:value-type="float" office:value="-0.358214426766297">
                <text:p>-0.358214426766297</text:p>
              </table:table-cell>
            </table:table-row>
            <table:table-row>
              <table:table-cell office:value-type="string">
                <text:p>Row 467</text:p>
              </table:table-cell>
              <table:table-cell office:value-type="float" office:value="61">
                <text:p>61</text:p>
              </table:table-cell>
              <table:table-cell office:value-type="float" office:value="-0.353298541766297">
                <text:p>-0.353298541766297</text:p>
              </table:table-cell>
            </table:table-row>
            <table:table-row>
              <table:table-cell office:value-type="string">
                <text:p>Row 468</text:p>
              </table:table-cell>
              <table:table-cell office:value-type="float" office:value="62">
                <text:p>62</text:p>
              </table:table-cell>
              <table:table-cell office:value-type="float" office:value="-0.363582246766297">
                <text:p>-0.363582246766297</text:p>
              </table:table-cell>
            </table:table-row>
            <table:table-row>
              <table:table-cell office:value-type="string">
                <text:p>Row 469</text:p>
              </table:table-cell>
              <table:table-cell office:value-type="float" office:value="63">
                <text:p>63</text:p>
              </table:table-cell>
              <table:table-cell office:value-type="float" office:value="-0.360996621766297">
                <text:p>-0.360996621766297</text:p>
              </table:table-cell>
            </table:table-row>
            <table:table-row>
              <table:table-cell office:value-type="string">
                <text:p>Row 470</text:p>
              </table:table-cell>
              <table:table-cell office:value-type="float" office:value="64">
                <text:p>64</text:p>
              </table:table-cell>
              <table:table-cell office:value-type="float" office:value="-0.369230376766297">
                <text:p>-0.369230376766297</text:p>
              </table:table-cell>
            </table:table-row>
            <table:table-row>
              <table:table-cell office:value-type="string">
                <text:p>Row 471</text:p>
              </table:table-cell>
              <table:table-cell office:value-type="float" office:value="65">
                <text:p>65</text:p>
              </table:table-cell>
              <table:table-cell office:value-type="float" office:value="-0.370030381766297">
                <text:p>-0.370030381766297</text:p>
              </table:table-cell>
            </table:table-row>
            <table:table-row>
              <table:table-cell office:value-type="string">
                <text:p>Row 472</text:p>
              </table:table-cell>
              <table:table-cell office:value-type="float" office:value="66">
                <text:p>66</text:p>
              </table:table-cell>
              <table:table-cell office:value-type="float" office:value="-0.373377076766297">
                <text:p>-0.373377076766297</text:p>
              </table:table-cell>
            </table:table-row>
            <table:table-row>
              <table:table-cell office:value-type="string">
                <text:p>Row 473</text:p>
              </table:table-cell>
              <table:table-cell office:value-type="float" office:value="67">
                <text:p>67</text:p>
              </table:table-cell>
              <table:table-cell office:value-type="float" office:value="-0.374852241766297">
                <text:p>-0.374852241766297</text:p>
              </table:table-cell>
            </table:table-row>
            <table:table-row>
              <table:table-cell office:value-type="string">
                <text:p>Row 474</text:p>
              </table:table-cell>
              <table:table-cell office:value-type="float" office:value="68">
                <text:p>68</text:p>
              </table:table-cell>
              <table:table-cell office:value-type="float" office:value="-0.371463766766297">
                <text:p>-0.371463766766297</text:p>
              </table:table-cell>
            </table:table-row>
            <table:table-row>
              <table:table-cell office:value-type="string">
                <text:p>Row 475</text:p>
              </table:table-cell>
              <table:table-cell office:value-type="float" office:value="69">
                <text:p>69</text:p>
              </table:table-cell>
              <table:table-cell office:value-type="float" office:value="-0.363204941766296">
                <text:p>-0.363204941766296</text:p>
              </table:table-cell>
            </table:table-row>
            <table:table-row>
              <table:table-cell office:value-type="string">
                <text:p>Row 476</text:p>
              </table:table-cell>
              <table:table-cell office:value-type="float" office:value="70">
                <text:p>70</text:p>
              </table:table-cell>
              <table:table-cell office:value-type="float" office:value="-0.361427511766297">
                <text:p>-0.361427511766297</text:p>
              </table:table-cell>
            </table:table-row>
            <table:table-row>
              <table:table-cell office:value-type="string">
                <text:p>Row 477</text:p>
              </table:table-cell>
              <table:table-cell office:value-type="float" office:value="71">
                <text:p>71</text:p>
              </table:table-cell>
              <table:table-cell office:value-type="float" office:value="-0.355735301766297">
                <text:p>-0.355735301766297</text:p>
              </table:table-cell>
            </table:table-row>
            <table:table-row>
              <table:table-cell office:value-type="string">
                <text:p>Row 478</text:p>
              </table:table-cell>
              <table:table-cell office:value-type="float" office:value="72">
                <text:p>72</text:p>
              </table:table-cell>
              <table:table-cell office:value-type="float" office:value="-0.355094226766297">
                <text:p>-0.355094226766297</text:p>
              </table:table-cell>
            </table:table-row>
            <table:table-row>
              <table:table-cell office:value-type="string">
                <text:p>Row 479</text:p>
              </table:table-cell>
              <table:table-cell office:value-type="float" office:value="73">
                <text:p>73</text:p>
              </table:table-cell>
              <table:table-cell office:value-type="float" office:value="-0.357762741766297">
                <text:p>-0.357762741766297</text:p>
              </table:table-cell>
            </table:table-row>
            <table:table-row>
              <table:table-cell office:value-type="string">
                <text:p>Row 480</text:p>
              </table:table-cell>
              <table:table-cell office:value-type="float" office:value="74">
                <text:p>74</text:p>
              </table:table-cell>
              <table:table-cell office:value-type="float" office:value="-0.360804811766297">
                <text:p>-0.360804811766297</text:p>
              </table:table-cell>
            </table:table-row>
            <table:table-row>
              <table:table-cell office:value-type="string">
                <text:p>Row 481</text:p>
              </table:table-cell>
              <table:table-cell office:value-type="float" office:value="75">
                <text:p>75</text:p>
              </table:table-cell>
              <table:table-cell office:value-type="float" office:value="-0.354794076766297">
                <text:p>-0.354794076766297</text:p>
              </table:table-cell>
            </table:table-row>
            <table:table-row>
              <table:table-cell office:value-type="string">
                <text:p>Row 482</text:p>
              </table:table-cell>
              <table:table-cell office:value-type="float" office:value="76">
                <text:p>76</text:p>
              </table:table-cell>
              <table:table-cell office:value-type="float" office:value="-0.354695101766297">
                <text:p>-0.354695101766297</text:p>
              </table:table-cell>
            </table:table-row>
            <table:table-row>
              <table:table-cell office:value-type="string">
                <text:p>Row 483</text:p>
              </table:table-cell>
              <table:table-cell office:value-type="float" office:value="77">
                <text:p>77</text:p>
              </table:table-cell>
              <table:table-cell office:value-type="float" office:value="-0.344624246766297">
                <text:p>-0.344624246766297</text:p>
              </table:table-cell>
            </table:table-row>
            <table:table-row>
              <table:table-cell office:value-type="string">
                <text:p>Row 484</text:p>
              </table:table-cell>
              <table:table-cell office:value-type="float" office:value="78">
                <text:p>78</text:p>
              </table:table-cell>
              <table:table-cell office:value-type="float" office:value="-0.349703946766297">
                <text:p>-0.349703946766297</text:p>
              </table:table-cell>
            </table:table-row>
            <table:table-row>
              <table:table-cell office:value-type="string">
                <text:p>Row 485</text:p>
              </table:table-cell>
              <table:table-cell office:value-type="float" office:value="79">
                <text:p>79</text:p>
              </table:table-cell>
              <table:table-cell office:value-type="float" office:value="-0.337067651766297">
                <text:p>-0.337067651766297</text:p>
              </table:table-cell>
            </table:table-row>
            <table:table-row>
              <table:table-cell office:value-type="string">
                <text:p>Row 486</text:p>
              </table:table-cell>
              <table:table-cell office:value-type="float" office:value="80">
                <text:p>80</text:p>
              </table:table-cell>
              <table:table-cell office:value-type="float" office:value="-0.341717776766297">
                <text:p>-0.341717776766297</text:p>
              </table:table-cell>
            </table:table-row>
            <table:table-row>
              <table:table-cell office:value-type="string">
                <text:p>Row 487</text:p>
              </table:table-cell>
              <table:table-cell office:value-type="float" office:value="81">
                <text:p>81</text:p>
              </table:table-cell>
              <table:table-cell office:value-type="float" office:value="-0.330215661766297">
                <text:p>-0.330215661766297</text:p>
              </table:table-cell>
            </table:table-row>
            <table:table-row>
              <table:table-cell office:value-type="string">
                <text:p>Row 488</text:p>
              </table:table-cell>
              <table:table-cell office:value-type="float" office:value="82">
                <text:p>82</text:p>
              </table:table-cell>
              <table:table-cell office:value-type="float" office:value="-0.332366041766296">
                <text:p>-0.332366041766296</text:p>
              </table:table-cell>
            </table:table-row>
            <table:table-row>
              <table:table-cell office:value-type="string">
                <text:p>Row 489</text:p>
              </table:table-cell>
              <table:table-cell office:value-type="float" office:value="83">
                <text:p>83</text:p>
              </table:table-cell>
              <table:table-cell office:value-type="float" office:value="-0.337488996766297">
                <text:p>-0.337488996766297</text:p>
              </table:table-cell>
            </table:table-row>
            <table:table-row>
              <table:table-cell office:value-type="string">
                <text:p>Row 490</text:p>
              </table:table-cell>
              <table:table-cell office:value-type="float" office:value="84">
                <text:p>84</text:p>
              </table:table-cell>
              <table:table-cell office:value-type="float" office:value="-0.335847811766296">
                <text:p>-0.335847811766296</text:p>
              </table:table-cell>
            </table:table-row>
            <table:table-row>
              <table:table-cell office:value-type="string">
                <text:p>Row 491</text:p>
              </table:table-cell>
              <table:table-cell office:value-type="float" office:value="85">
                <text:p>85</text:p>
              </table:table-cell>
              <table:table-cell office:value-type="float" office:value="-0.333141786766297">
                <text:p>-0.333141786766297</text:p>
              </table:table-cell>
            </table:table-row>
            <table:table-row>
              <table:table-cell office:value-type="string">
                <text:p>Row 492</text:p>
              </table:table-cell>
              <table:table-cell office:value-type="float" office:value="86">
                <text:p>86</text:p>
              </table:table-cell>
              <table:table-cell office:value-type="float" office:value="-0.337335371766297">
                <text:p>-0.337335371766297</text:p>
              </table:table-cell>
            </table:table-row>
            <table:table-row>
              <table:table-cell office:value-type="string">
                <text:p>Row 493</text:p>
              </table:table-cell>
              <table:table-cell office:value-type="float" office:value="87">
                <text:p>87</text:p>
              </table:table-cell>
              <table:table-cell office:value-type="float" office:value="-0.333738386766296">
                <text:p>-0.333738386766296</text:p>
              </table:table-cell>
            </table:table-row>
            <table:table-row>
              <table:table-cell office:value-type="string">
                <text:p>Row 494</text:p>
              </table:table-cell>
              <table:table-cell office:value-type="float" office:value="88">
                <text:p>88</text:p>
              </table:table-cell>
              <table:table-cell office:value-type="float" office:value="-0.317470016766297">
                <text:p>-0.317470016766297</text:p>
              </table:table-cell>
            </table:table-row>
            <table:table-row>
              <table:table-cell office:value-type="string">
                <text:p>Row 495</text:p>
              </table:table-cell>
              <table:table-cell office:value-type="float" office:value="89">
                <text:p>89</text:p>
              </table:table-cell>
              <table:table-cell office:value-type="float" office:value="-0.340138491766297">
                <text:p>-0.340138491766297</text:p>
              </table:table-cell>
            </table:table-row>
            <table:table-row>
              <table:table-cell office:value-type="string">
                <text:p>Row 496</text:p>
              </table:table-cell>
              <table:table-cell office:value-type="float" office:value="90">
                <text:p>90</text:p>
              </table:table-cell>
              <table:table-cell office:value-type="float" office:value="-0.326324756766296">
                <text:p>-0.326324756766296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0.2000007629395pt" style:font-family-asian="'Lucida Sans Unicode'" style:font-family-generic-asian="system" style:font-pitch-asian="variable" style:font-size-asian="20.2000007629395pt" style:font-family-complex="Tahoma" style:font-family-generic-complex="system" style:font-pitch-complex="variable" style:font-size-complex="20.2000007629395pt"/>
    </style:style>
    <style:style style:name="ch3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8999996185303pt" style:font-family-asian="'Lucida Sans Unicode'" style:font-family-generic-asian="system" style:font-pitch-asian="variable" style:font-size-asian="10.8999996185303pt" style:font-family-complex="Tahoma" style:font-family-generic-complex="system" style:font-pitch-complex="variable" style:font-size-complex="10.8999996185303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14pt" style:font-family-asian="'Lucida Sans Unicode'" style:font-family-generic-asian="system" style:font-pitch-asian="variable" style:font-size-asian="14pt" style:font-family-complex="Tahoma" style:font-family-generic-complex="system" style:font-pitch-complex="variable" style:font-size-complex="14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8999996185303pt" style:font-family-asian="'Lucida Sans Unicode'" style:font-family-generic-asian="system" style:font-pitch-asian="variable" style:font-size-asian="10.8999996185303pt" style:font-family-complex="Tahoma" style:font-family-generic-complex="system" style:font-pitch-complex="variable" style:font-size-complex="10.8999996185303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9.30000019073486pt" style:font-family-asian="'Lucida Sans Unicode'" style:font-family-generic-asian="system" style:font-pitch-asian="variable" style:font-size-asian="9.30000019073486pt" style:font-family-complex="Tahoma" style:font-family-generic-complex="system" style:font-pitch-complex="variable" style:font-size-complex="9.3000001907348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2.45cm" svg:height="10.893cm" chart:class="chart:scatter" chart:style-name="ch1">
        <chart:title svg:x="3.764cm" svg:y="0.217cm" chart:style-name="ch2">
          <text:p>Couple de lacet</text:p>
        </chart:title>
        <chart:plot-area chart:style-name="ch3" table:cell-range-address="Sheet1.$A$506:.$B$602" chart:data-source-has-labels="row" chart:table-number-list="0" svg:x="0.249cm" svg:y="1.464cm" svg:width="10.776cm" svg:height="9.21cm">
          <chart:axis chart:dimension="x" chart:name="primary-x" chart:style-name="ch4">
            <chart:title svg:x="5.669cm" svg:y="10.112cm" chart:style-name="ch5">
              <text:p>incidence</text:p>
            </chart:title>
            <chart:categories table:cell-range-address="local-table.A2:.A97"/>
          </chart:axis>
          <chart:axis chart:dimension="y" chart:name="primary-y" chart:style-name="ch6">
            <chart:title svg:x="0.249cm" svg:y="6.963cm" chart:style-name="ch5">
              <text:p>couple en N.m</text:p>
            </chart:title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cet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000500739972883326">
                <text:p>0.000500739972883326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000399945696267926">
                <text:p>0.000399945696267926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000315371890946863">
                <text:p>0.000315371890946863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000329760739217322">
                <text:p>0.000329760739217322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000263289615150605">
                <text:p>0.000263289615150605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000454450750000001">
                <text:p>0.000454450750000001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000689585174667583">
                <text:p>0.000689585174667583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000812049251076708">
                <text:p>0.000812049251076708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000884726604610798">
                <text:p>0.000884726604610798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000795851874409642">
                <text:p>0.000795851874409642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000815893011459968">
                <text:p>0.000815893011459968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000818292433712825">
                <text:p>0.000818292433712825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000782991508174354">
                <text:p>0.000782991508174354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000811411657705173">
                <text:p>0.000811411657705173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000676474694953092">
                <text:p>0.000676474694953092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000486564037786926">
                <text:p>0.000486564037786926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000173762984129771">
                <text:p>0.000173762984129771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-0.000257542570766376">
                <text:p>-0.000257542570766376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-0.000689621588947506">
                <text:p>-0.000689621588947506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-0.000991308585791563">
                <text:p>-0.000991308585791563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-0.00113402454546501">
                <text:p>-0.00113402454546501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-0.00133632543768316">
                <text:p>-0.00133632543768316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-0.00172976049179531">
                <text:p>-0.00172976049179531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-0.00188848176585323">
                <text:p>-0.00188848176585323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-0.00205452077500318">
                <text:p>-0.00205452077500318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-0.00203789959096999">
                <text:p>-0.00203789959096999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-0.00208772371535392">
                <text:p>-0.00208772371535392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-0.00216503464530705">
                <text:p>-0.00216503464530705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-0.00231506850630084">
                <text:p>-0.00231506850630084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-0.00246427571743996">
                <text:p>-0.00246427571743996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-0.00244641061294584">
                <text:p>-0.00244641061294584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-0.00263226943964436">
                <text:p>-0.00263226943964436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-0.00293012678226455">
                <text:p>-0.00293012678226455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-0.00314609189613236">
                <text:p>-0.00314609189613236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-0.00338437919344408">
                <text:p>-0.00338437919344408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-0.00355656691646514">
                <text:p>-0.00355656691646514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-0.00353269310802689">
                <text:p>-0.00353269310802689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-0.0037638019409594">
                <text:p>-0.0037638019409594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-0.00432827979022925">
                <text:p>-0.00432827979022925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-0.0046136875285784">
                <text:p>-0.0046136875285784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-0.00493471086964687">
                <text:p>-0.00493471086964687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-0.00515858376063691">
                <text:p>-0.00515858376063691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-0.00524011243482328">
                <text:p>-0.00524011243482328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-0.0054168344519544">
                <text:p>-0.0054168344519544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-0.00547476924880701">
                <text:p>-0.00547476924880701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-0.00550438153489666">
                <text:p>-0.00550438153489666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-0.00543647235037311">
                <text:p>-0.00543647235037311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-0.00549782386225539">
                <text:p>-0.00549782386225539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-0.00571373749028879">
                <text:p>-0.00571373749028879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-0.00591127519335696">
                <text:p>-0.00591127519335696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-0.00585818165687647">
                <text:p>-0.00585818165687647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-0.00582301258854302">
                <text:p>-0.00582301258854302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-0.00602278372865847">
                <text:p>-0.00602278372865847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-0.00601898956096082">
                <text:p>-0.00601898956096082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-0.00598598187373809">
                <text:p>-0.00598598187373809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-0.00564648614260527">
                <text:p>-0.00564648614260527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-0.00602739053550624">
                <text:p>-0.00602739053550624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-0.00650175024062001">
                <text:p>-0.00650175024062001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-0.00695827202524122">
                <text:p>-0.00695827202524122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-0.00735903259574512">
                <text:p>-0.00735903259574512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-0.00761422494448796">
                <text:p>-0.00761422494448796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-0.00742392365216272">
                <text:p>-0.00742392365216272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-0.00710063715422881">
                <text:p>-0.00710063715422881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-0.00660846171667716">
                <text:p>-0.00660846171667716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-0.00668423023139505">
                <text:p>-0.00668423023139505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-0.00657724417472568">
                <text:p>-0.00657724417472568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-0.0063374157387716">
                <text:p>-0.0063374157387716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-0.00864207326823508">
                <text:p>-0.00864207326823508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-0.00993136029690863">
                <text:p>-0.00993136029690863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-0.0092858087939102">
                <text:p>-0.0092858087939102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-0.00968500033732575">
                <text:p>-0.00968500033732575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-0.00806970647153269">
                <text:p>-0.00806970647153269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-0.00714641396113502">
                <text:p>-0.00714641396113502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-0.00686334529044525">
                <text:p>-0.00686334529044525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-0.00527953360338658">
                <text:p>-0.00527953360338658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-0.00716499172621224">
                <text:p>-0.00716499172621224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-0.00906197975199588">
                <text:p>-0.00906197975199588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-0.0071122214609853">
                <text:p>-0.0071122214609853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-0.00622131119899608">
                <text:p>-0.00622131119899608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-0.00705824886850271">
                <text:p>-0.00705824886850271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-0.00776916020807654">
                <text:p>-0.00776916020807654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-0.00745681844751943">
                <text:p>-0.00745681844751943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-0.00665357444224313">
                <text:p>-0.00665357444224313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-0.00465326461590954">
                <text:p>-0.00465326461590954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-0.0046539109706036">
                <text:p>-0.0046539109706036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-0.00326929338700064">
                <text:p>-0.00326929338700064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-0.00327937077771399">
                <text:p>-0.00327937077771399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-0.00329495302339847">
                <text:p>-0.00329495302339847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-0.00486198618036022">
                <text:p>-0.00486198618036022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-0.00443735268987557">
                <text:p>-0.00443735268987557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-0.00525217811457279">
                <text:p>-0.00525217811457279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-0.00447841143015713">
                <text:p>-0.00447841143015713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-0.00384616572641639">
                <text:p>-0.00384616572641639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-0.00614700386861113">
                <text:p>-0.00614700386861113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-0.00560490306072379">
                <text:p>-0.00560490306072379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-0.005444442575">
                <text:p>-0.005444442575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9.2000007629395pt" style:font-family-asian="'Lucida Sans Unicode'" style:font-family-generic-asian="system" style:font-pitch-asian="variable" style:font-size-asian="19.2000007629395pt" style:font-family-complex="Tahoma" style:font-family-generic-complex="system" style:font-pitch-complex="variable" style:font-size-complex="19.2000007629395pt"/>
    </style:style>
    <style:style style:name="ch3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3000001907349pt" style:font-family-asian="'Lucida Sans Unicode'" style:font-family-generic-asian="system" style:font-pitch-asian="variable" style:font-size-asian="10.3000001907349pt" style:font-family-complex="Tahoma" style:font-family-generic-complex="system" style:font-pitch-complex="variable" style:font-size-complex="10.3000001907349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13.3000001907349pt" style:font-family-asian="'Lucida Sans Unicode'" style:font-family-generic-asian="system" style:font-pitch-asian="variable" style:font-size-asian="13.3000001907349pt" style:font-family-complex="Tahoma" style:font-family-generic-complex="system" style:font-pitch-complex="variable" style:font-size-complex="13.3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3000001907349pt" style:font-family-asian="'Lucida Sans Unicode'" style:font-family-generic-asian="system" style:font-pitch-asian="variable" style:font-size-asian="10.3000001907349pt" style:font-family-complex="Tahoma" style:font-family-generic-complex="system" style:font-pitch-complex="variable" style:font-size-complex="10.3000001907349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8.89999961853027pt" style:font-family-asian="'Lucida Sans Unicode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1.627cm" svg:height="10.338cm" chart:class="chart:scatter" chart:style-name="ch1">
        <chart:title svg:x="3.418cm" svg:y="0.206cm" chart:style-name="ch2">
          <text:p>Couple de roulis</text:p>
        </chart:title>
        <chart:plot-area chart:style-name="ch3" table:cell-range-address="Sheet1.$A$506:.$A$602 Sheet1.$C$506:.$C$602" chart:data-source-has-labels="row" chart:table-number-list="0 0" svg:x="0.232cm" svg:y="1.389cm" svg:width="10.439cm" svg:height="8.741cm">
          <chart:axis chart:dimension="x" chart:name="primary-x" chart:style-name="ch4">
            <chart:title svg:x="5.649cm" svg:y="9.593cm" chart:style-name="ch5">
              <text:p>incidence</text:p>
            </chart:title>
            <chart:categories table:cell-range-address="local-table.A2:.A97"/>
          </chart:axis>
          <chart:axis chart:dimension="y" chart:name="primary-y" chart:style-name="ch6">
            <chart:title svg:x="0.232cm" svg:y="6.381cm" chart:style-name="ch5">
              <text:p>couple en N.m</text:p>
            </chart:title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oulis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-0.00797307795449481">
                <text:p>-0.00797307795449481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-0.00791451558572387">
                <text:p>-0.00791451558572387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-0.00790334006339482">
                <text:p>-0.00790334006339482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-0.00786706281827704">
                <text:p>-0.00786706281827704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-0.00787159727001684">
                <text:p>-0.00787159727001684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-0.0078224926">
                <text:p>-0.0078224926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-0.0078041316527923">
                <text:p>-0.0078041316527923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-0.00777580704671781">
                <text:p>-0.00777580704671781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-0.00770177257450742">
                <text:p>-0.00770177257450742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-0.00764292763296317">
                <text:p>-0.00764292763296317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-0.00763089226029621">
                <text:p>-0.00763089226029621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-0.00759773996509298">
                <text:p>-0.00759773996509298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-0.00755516720667603">
                <text:p>-0.00755516720667603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-0.00745944430071866">
                <text:p>-0.00745944430071866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-0.00745204089640589">
                <text:p>-0.00745204089640589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-0.00746641761906277">
                <text:p>-0.00746641761906277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-0.00744324909052907">
                <text:p>-0.00744324909052907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-0.00747534718499433">
                <text:p>-0.00747534718499433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-0.00747913034774341">
                <text:p>-0.00747913034774341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-0.0074689939897145">
                <text:p>-0.0074689939897145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-0.00747809785537119">
                <text:p>-0.00747809785537119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-0.00745306709413056">
                <text:p>-0.00745306709413056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-0.00746058459059629">
                <text:p>-0.00746058459059629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-0.00743933790427697">
                <text:p>-0.00743933790427697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-0.00742001105958325">
                <text:p>-0.00742001105958325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-0.00741176647634857">
                <text:p>-0.00741176647634857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-0.00740225904675416">
                <text:p>-0.00740225904675416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-0.00740096628418998">
                <text:p>-0.00740096628418998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-0.00743024137173273">
                <text:p>-0.00743024137173273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-0.00738324531160225">
                <text:p>-0.00738324531160225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-0.00744518362941084">
                <text:p>-0.00744518362941084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-0.00740054443448245">
                <text:p>-0.00740054443448245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-0.00734343209078032">
                <text:p>-0.00734343209078032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-0.00735698041241796">
                <text:p>-0.00735698041241796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-0.00741989770580652">
                <text:p>-0.00741989770580652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-0.0074475796998362">
                <text:p>-0.0074475796998362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-0.00725567326506683">
                <text:p>-0.00725567326506683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-0.00724359832604848">
                <text:p>-0.00724359832604848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-0.00727843840606998">
                <text:p>-0.00727843840606998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-0.00726285041174984">
                <text:p>-0.00726285041174984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-0.00735758833416143">
                <text:p>-0.00735758833416143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-0.0073423169217496">
                <text:p>-0.0073423169217496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-0.00752305080118677">
                <text:p>-0.00752305080118677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-0.0074928892882364">
                <text:p>-0.0074928892882364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-0.00760654490097412">
                <text:p>-0.00760654490097412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-0.00763732290983067">
                <text:p>-0.00763732290983067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-0.00764055019280182">
                <text:p>-0.00764055019280182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-0.00766533664112573">
                <text:p>-0.00766533664112573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-0.00772403505210803">
                <text:p>-0.00772403505210803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-0.00784412169212873">
                <text:p>-0.00784412169212873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-0.0077858121241063">
                <text:p>-0.0077858121241063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-0.00774013801724625">
                <text:p>-0.00774013801724625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-0.00769825388658236">
                <text:p>-0.00769825388658236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-0.00749333524056509">
                <text:p>-0.00749333524056509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-0.00736722515699108">
                <text:p>-0.00736722515699108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-0.00724968558367423">
                <text:p>-0.00724968558367423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-0.00717180088456713">
                <text:p>-0.00717180088456713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-0.00710007543644686">
                <text:p>-0.00710007543644686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-0.00698734371908701">
                <text:p>-0.00698734371908701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-0.00710228897646072">
                <text:p>-0.00710228897646072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-0.00709587722420918">
                <text:p>-0.00709587722420918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-0.00701646459070687">
                <text:p>-0.00701646459070687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-0.00686975251413133">
                <text:p>-0.00686975251413133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-0.00675574840222044">
                <text:p>-0.00675574840222044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-0.00664539721821805">
                <text:p>-0.00664539721821805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-0.00649986081558869">
                <text:p>-0.00649986081558869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-0.00656476211408065">
                <text:p>-0.00656476211408065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-0.00676753724261323">
                <text:p>-0.00676753724261323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-0.00694245839548904">
                <text:p>-0.00694245839548904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-0.00697216089231267">
                <text:p>-0.00697216089231267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-0.0068826765550746">
                <text:p>-0.0068826765550746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-0.00689088678420321">
                <text:p>-0.00689088678420321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-0.00718277124437497">
                <text:p>-0.00718277124437497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-0.00708461918457368">
                <text:p>-0.00708461918457368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-0.00699317313399215">
                <text:p>-0.00699317313399215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-0.00689914013233844">
                <text:p>-0.00689914013233844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-0.00680039450257213">
                <text:p>-0.00680039450257213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-0.0066867165780809">
                <text:p>-0.0066867165780809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-0.00628056035318232">
                <text:p>-0.00628056035318232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-0.0060735725291888">
                <text:p>-0.0060735725291888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-0.00587688670993672">
                <text:p>-0.00587688670993672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-0.00588812951479637">
                <text:p>-0.00588812951479637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-0.00576993445727129">
                <text:p>-0.00576993445727129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-0.00598174374166717">
                <text:p>-0.00598174374166717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-0.00575733460438962">
                <text:p>-0.00575733460438962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-0.00607779974883789">
                <text:p>-0.00607779974883789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-0.00620902764690432">
                <text:p>-0.00620902764690432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-0.00626163785899301">
                <text:p>-0.00626163785899301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-0.00575518118628468">
                <text:p>-0.00575518118628468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-0.00564457970588022">
                <text:p>-0.00564457970588022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-0.00534962750738087">
                <text:p>-0.00534962750738087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-0.00545850205099602">
                <text:p>-0.00545850205099602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-0.00555659112618232">
                <text:p>-0.00555659112618232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-0.00563956471168928">
                <text:p>-0.00563956471168928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-0.0058534029978855">
                <text:p>-0.0058534029978855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-0.00592408635">
                <text:p>-0.00592408635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44cm" svg:y="0.14cm" chart:style-name="ch2">
          <text:p>Main Title</text:p>
        </chart:title>
        <chart:legend chart:legend-position="end" svg:x="6.669cm" svg:y="3.309cm" chart:style-name="ch3"/>
        <chart:plot-area chart:style-name="ch4" table:cell-range-address="Sheet1.$A$506:.$A$602 Sheet1.$D$506:.$D$602" chart:data-source-has-labels="row" chart:table-number-list="0 0" svg:x="0.16cm" svg:y="0.941cm" svg:width="6.19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angage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01739198">
                <text:p>0.01739198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011361888">
                <text:p>0.011361888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0144347928">
                <text:p>0.0144347928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0089448192">
                <text:p>0.0089448192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0110434648">
                <text:p>0.0110434648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016195228">
                <text:p>0.016195228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014625368">
                <text:p>0.014625368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0184734288">
                <text:p>0.0184734288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0176737416">
                <text:p>0.0176737416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0139701816">
                <text:p>0.0139701816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0154731632">
                <text:p>0.0154731632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0151580408">
                <text:p>0.0151580408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01585042">
                <text:p>0.01585042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015148288">
                <text:p>0.015148288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014566832">
                <text:p>0.014566832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0142472936">
                <text:p>0.0142472936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014508784">
                <text:p>0.014508784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0146917608">
                <text:p>0.0146917608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014956696">
                <text:p>0.014956696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0153627968">
                <text:p>0.0153627968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0154976792">
                <text:p>0.0154976792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0157963616">
                <text:p>0.0157963616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0159178136">
                <text:p>0.0159178136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016237976">
                <text:p>0.016237976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0165124248">
                <text:p>0.0165124248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0168334264">
                <text:p>0.0168334264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0167824552">
                <text:p>0.0167824552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0170460968">
                <text:p>0.0170460968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0172043128">
                <text:p>0.0172043128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017409448">
                <text:p>0.017409448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0175142752">
                <text:p>0.0175142752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0176889472">
                <text:p>0.0176889472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0178517592">
                <text:p>0.0178517592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0179756664">
                <text:p>0.0179756664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01825052">
                <text:p>0.01825052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019500344">
                <text:p>0.019500344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020340832739498">
                <text:p>0.020340832739498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0204274290444935">
                <text:p>0.0204274290444935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0202666496962301">
                <text:p>0.0202666496962301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0202124766895319">
                <text:p>0.0202124766895319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0201415651438294">
                <text:p>0.0201415651438294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0202559116740435">
                <text:p>0.0202559116740435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0195766297529482">
                <text:p>0.0195766297529482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019829015189963">
                <text:p>0.019829015189963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019907331599278">
                <text:p>0.019907331599278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0201698419124935">
                <text:p>0.0201698419124935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0205929188781332">
                <text:p>0.0205929188781332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0207096771158917">
                <text:p>0.0207096771158917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0209953782037799">
                <text:p>0.0209953782037799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0212886926941978">
                <text:p>0.0212886926941978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0215652139128058">
                <text:p>0.0215652139128058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0219789752163821">
                <text:p>0.0219789752163821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0226099377696884">
                <text:p>0.0226099377696884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0230303854822022">
                <text:p>0.0230303854822022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0233187691703811">
                <text:p>0.0233187691703811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0238615322324645">
                <text:p>0.0238615322324645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0249821663336803">
                <text:p>0.0249821663336803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0260499708068042">
                <text:p>0.0260499708068042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0256820721301514">
                <text:p>0.0256820721301514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0259891453393643">
                <text:p>0.0259891453393643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0259502774264222">
                <text:p>0.0259502774264222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0264680158184377">
                <text:p>0.0264680158184377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0275864231951353">
                <text:p>0.0275864231951353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0284313785472558">
                <text:p>0.0284313785472558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0283708773197271">
                <text:p>0.0283708773197271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0286571541413037">
                <text:p>0.0286571541413037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0282638833413037">
                <text:p>0.0282638833413037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0290865797413037">
                <text:p>0.0290865797413037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0288797297413037">
                <text:p>0.0288797297413037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0295384301413037">
                <text:p>0.0295384301413037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0296024305413037">
                <text:p>0.0296024305413037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0298701661413037">
                <text:p>0.0298701661413037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0299881793413037">
                <text:p>0.0299881793413037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0297171013413037">
                <text:p>0.0297171013413037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0290563953413037">
                <text:p>0.0290563953413037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0289142009413037">
                <text:p>0.0289142009413037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0284588241413037">
                <text:p>0.0284588241413037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0284075381413037">
                <text:p>0.0284075381413037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0286210193413037">
                <text:p>0.0286210193413037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0288643849413037">
                <text:p>0.0288643849413037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0283835261413037">
                <text:p>0.0283835261413037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0283756081413037">
                <text:p>0.0283756081413037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0275699397413037">
                <text:p>0.0275699397413037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0279763157413037">
                <text:p>0.0279763157413037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0269654121413037">
                <text:p>0.0269654121413037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0273374221413037">
                <text:p>0.0273374221413037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0264172529413037">
                <text:p>0.0264172529413037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0265892833413037">
                <text:p>0.0265892833413037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0269991197413037">
                <text:p>0.0269991197413037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0268678249413037">
                <text:p>0.0268678249413037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0266513429413037">
                <text:p>0.0266513429413037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0269868297413037">
                <text:p>0.0269868297413037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0266990709413037">
                <text:p>0.0266990709413037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0253976013413037">
                <text:p>0.0253976013413037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0272110793413037">
                <text:p>0.0272110793413037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0261059805413037">
                <text:p>0.0261059805413037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.002cm" svg:height="6.988cm" chart:class="chart:scatter" chart:style-name="ch1">
        <chart:title svg:x="3.045cm" svg:y="0.138cm" chart:style-name="ch2">
          <text:p>Main Title</text:p>
        </chart:title>
        <chart:legend chart:legend-position="end" svg:x="6.672cm" svg:y="3.303cm" chart:style-name="ch3"/>
        <chart:plot-area chart:style-name="ch4" table:cell-range-address="Sheet1.$A$506:.$A$602 Sheet1.$E$506:.$E$602" chart:data-source-has-labels="row" chart:table-number-list="0 0" svg:x="0.16cm" svg:y="0.935cm" svg:width="6.193cm" svg:height="5.915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ussée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350641049869208">
                <text:p>0.350641049869208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352685548383962">
                <text:p>0.352685548383962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348712636293009">
                <text:p>0.348712636293009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3451382103542">
                <text:p>0.3451382103542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348031840839421">
                <text:p>0.348031840839421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34344256">
                <text:p>0.34344256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340452874878575">
                <text:p>0.340452874878575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343172234164574">
                <text:p>0.343172234164574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346307150523652">
                <text:p>0.346307150523652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347296828759718">
                <text:p>0.347296828759718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347022418431122">
                <text:p>0.347022418431122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345908519029799">
                <text:p>0.345908519029799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347570152564773">
                <text:p>0.347570152564773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34909088840175">
                <text:p>0.34909088840175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348892418465252">
                <text:p>0.348892418465252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352776588593526">
                <text:p>0.352776588593526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351104080347619">
                <text:p>0.351104080347619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353215135554341">
                <text:p>0.353215135554341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35412141731843">
                <text:p>0.35412141731843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357475144000484">
                <text:p>0.357475144000484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354982909295463">
                <text:p>0.354982909295463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357312673785405">
                <text:p>0.357312673785405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358243392887482">
                <text:p>0.358243392887482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361101483376576">
                <text:p>0.361101483376576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365360337300824">
                <text:p>0.365360337300824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371935022355735">
                <text:p>0.371935022355735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370653785622429">
                <text:p>0.370653785622429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372579194735845">
                <text:p>0.372579194735845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373102356547471">
                <text:p>0.373102356547471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375470508439108">
                <text:p>0.375470508439108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376007816448852">
                <text:p>0.376007816448852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375800076450167">
                <text:p>0.375800076450167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381166163600386">
                <text:p>0.381166163600386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38481739349546">
                <text:p>0.38481739349546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388729095876686">
                <text:p>0.388729095876686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397619436606051">
                <text:p>0.397619436606051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403423668354384">
                <text:p>0.403423668354384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402370013999204">
                <text:p>0.402370013999204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399227792003194">
                <text:p>0.399227792003194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399998531174515">
                <text:p>0.399998531174515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399126324106415">
                <text:p>0.399126324106415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39942182021507">
                <text:p>0.39942182021507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390802050581808">
                <text:p>0.390802050581808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388921338205501">
                <text:p>0.388921338205501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391207181927296">
                <text:p>0.391207181927296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394777808959633">
                <text:p>0.394777808959633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397047456766838">
                <text:p>0.397047456766838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396389378600376">
                <text:p>0.396389378600376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403022733747556">
                <text:p>0.403022733747556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405402408616662">
                <text:p>0.405402408616662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40633167103541">
                <text:p>0.40633167103541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411562659438071">
                <text:p>0.411562659438071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416881016728532">
                <text:p>0.416881016728532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421430483302376">
                <text:p>0.421430483302376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420985778411365">
                <text:p>0.420985778411365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424902629733905">
                <text:p>0.424902629733905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438464827431468">
                <text:p>0.438464827431468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43635057747527">
                <text:p>0.43635057747527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431533936622347">
                <text:p>0.431533936622347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436897005645867">
                <text:p>0.436897005645867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432379819406227">
                <text:p>0.432379819406227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440074193139628">
                <text:p>0.440074193139628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449643874934764">
                <text:p>0.449643874934764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457784419196638">
                <text:p>0.457784419196638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453382620042391">
                <text:p>0.453382620042391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459147520911336">
                <text:p>0.459147520911336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452548487711121">
                <text:p>0.452548487711121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457857263260479">
                <text:p>0.457857263260479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484451198785222">
                <text:p>0.484451198785222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508234288069273">
                <text:p>0.508234288069273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479381153805556">
                <text:p>0.479381153805556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502476307101136">
                <text:p>0.502476307101136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497509593954724">
                <text:p>0.497509593954724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486867121677685">
                <text:p>0.486867121677685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495923365323183">
                <text:p>0.495923365323183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489447962227035">
                <text:p>0.489447962227035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485712976593361">
                <text:p>0.485712976593361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494426229637896">
                <text:p>0.494426229637896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501947187836722">
                <text:p>0.501947187836722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507806754569943">
                <text:p>0.507806754569943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501266305014496">
                <text:p>0.501266305014496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507990408341164">
                <text:p>0.507990408341164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503100906518552">
                <text:p>0.503100906518552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511886774109444">
                <text:p>0.511886774109444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498574946318723">
                <text:p>0.498574946318723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50608506139989">
                <text:p>0.50608506139989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493540371449201">
                <text:p>0.493540371449201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497592500943926">
                <text:p>0.497592500943926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498124003030403">
                <text:p>0.498124003030403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504786446792236">
                <text:p>0.504786446792236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506481742371609">
                <text:p>0.506481742371609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516665040480227">
                <text:p>0.516665040480227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533717604724424">
                <text:p>0.533717604724424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517726552160643">
                <text:p>0.517726552160643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537373500429116">
                <text:p>0.537373500429116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54068221">
                <text:p>0.54068221</text:p>
              </table:table-cell>
            </table:table-row>
          </table:table-rows>
        </table:table>
      </chart:chart>
    </office:char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